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4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ys_ps_pe_imit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office:value-type="string" calcext:value-type="string">
            <text:p>bot_ps</text:p>
          </table:table-cell>
          <table:table-cell office:value-type="string" calcext:value-type="string">
            <text:p>bot_tps</text:p>
          </table:table-cell>
          <table:table-cell office:value-type="string" calcext:value-type="string">
            <text:p>bot_ys</text:p>
          </table:table-cell>
          <table:table-cell office:value-type="string" calcext:value-type="string">
            <text:p>bot_tys</text:p>
          </table:table-cell>
          <table:table-cell office:value-type="string" calcext:value-type="string">
            <text:p>bot_angle_pitch_elbow</text:p>
          </table:table-cell>
          <table:table-cell office:value-type="string" calcext:value-type="string">
            <text:p>bot_torque_pitch_elbow</text:p>
          </table:table-cell>
          <table:table-cell/>
          <table:table-cell office:value-type="string" calcext:value-type="string">
            <text:p>sim_angle_shoulder_pitch</text:p>
          </table:table-cell>
          <table:table-cell office:value-type="string" calcext:value-type="string">
            <text:p>sim_angle_elbow_pitch</text:p>
          </table:table-cell>
          <table:table-cell office:value-type="string" calcext:value-type="string">
            <text:p>sim_angle_shoulder_yaw</text:p>
          </table:table-cell>
          <table:table-cell table:number-columns-repeated="2"/>
          <table:table-cell office:value-type="string" calcext:value-type="string">
            <text:p>sim_torque_shoulder_pitch</text:p>
          </table:table-cell>
          <table:table-cell office:value-type="string" calcext:value-type="string">
            <text:p>sim_torque_elbow_pitch</text:p>
          </table:table-cell>
          <table:table-cell office:value-type="string" calcext:value-type="string">
            <text:p>sim_torque_shoulder_yaw</text:p>
          </table:table-cell>
        </table:table-row>
        <table:table-row table:style-name="ro1">
          <table:table-cell office:value-type="float" office:value="0.00000119209289551" calcext:value-type="float">
            <text:p>1.19209289551E-06</text:p>
          </table:table-cell>
          <table:table-cell office:value-type="float" office:value="-82.95" calcext:value-type="float">
            <text:p>-82.95</text:p>
          </table:table-cell>
          <table:table-cell office:value-type="float" office:value="0.561493098736" calcext:value-type="float">
            <text:p>0.561493098736</text:p>
          </table:table-cell>
          <table:table-cell office:value-type="float" office:value="87.43" calcext:value-type="float">
            <text:p>87.43</text:p>
          </table:table-cell>
          <table:table-cell office:value-type="float" office:value="-0.00849584303796" calcext:value-type="float">
            <text:p>-0.00849584303796</text:p>
          </table:table-cell>
          <table:table-cell office:value-type="float" office:value="2.59" calcext:value-type="float">
            <text:p>2.59</text:p>
          </table:table-cell>
          <table:table-cell office:value-type="float" office:value="-0.00077147554839" calcext:value-type="float">
            <text:p>-0.0007714755483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.63073" calcext:value-type="float">
            <text:p>0.63073</text:p>
          </table:table-cell>
          <table:table-cell office:value-type="float" office:value="-0.006134" calcext:value-type="float">
            <text:p>-0.006134</text:p>
          </table:table-cell>
          <table:table-cell office:value-type="float" office:value="-0.004884" calcext:value-type="float">
            <text:p>-0.004884</text:p>
          </table:table-cell>
        </table:table-row>
        <table:table-row table:style-name="ro1">
          <table:table-cell office:value-type="float" office:value="0.0308821201324" calcext:value-type="float">
            <text:p>0.0308821201324</text:p>
          </table:table-cell>
          <table:table-cell office:value-type="float" office:value="-82.51" calcext:value-type="float">
            <text:p>-82.51</text:p>
          </table:table-cell>
          <table:table-cell office:value-type="float" office:value="0.660569548607" calcext:value-type="float">
            <text:p>0.660569548607</text:p>
          </table:table-cell>
          <table:table-cell office:value-type="float" office:value="88.04" calcext:value-type="float">
            <text:p>88.04</text:p>
          </table:table-cell>
          <table:table-cell office:value-type="float" office:value="-0.0106327589601" calcext:value-type="float">
            <text:p>-0.0106327589601</text:p>
          </table:table-cell>
          <table:table-cell office:value-type="float" office:value="2.42" calcext:value-type="float">
            <text:p>2.42</text:p>
          </table:table-cell>
          <table:table-cell office:value-type="float" office:value="-0.000450604449725" calcext:value-type="float">
            <text:p>-0.000450604449725</text:p>
          </table:table-cell>
          <table:table-cell/>
          <table:table-cell office:value-type="float" office:value="1.516179" calcext:value-type="float">
            <text:p>1.516179</text:p>
          </table:table-cell>
          <table:table-cell office:value-type="float" office:value="0" calcext:value-type="float">
            <text:p>0</text:p>
          </table:table-cell>
          <table:table-cell office:value-type="float" office:value="-0.006011" calcext:value-type="float">
            <text:p>-0.006011</text:p>
          </table:table-cell>
          <table:table-cell table:number-columns-repeated="2"/>
          <table:table-cell office:value-type="float" office:value="0.63073" calcext:value-type="float">
            <text:p>0.63073</text:p>
          </table:table-cell>
          <table:table-cell office:value-type="float" office:value="-0.006134" calcext:value-type="float">
            <text:p>-0.006134</text:p>
          </table:table-cell>
          <table:table-cell office:value-type="float" office:value="-0.004884" calcext:value-type="float">
            <text:p>-0.004884</text:p>
          </table:table-cell>
        </table:table-row>
        <table:table-row table:style-name="ro1">
          <table:table-cell office:value-type="float" office:value="0.0617761611938" calcext:value-type="float">
            <text:p>0.0617761611938</text:p>
          </table:table-cell>
          <table:table-cell office:value-type="float" office:value="-81.8" calcext:value-type="float">
            <text:p>-81.8</text:p>
          </table:table-cell>
          <table:table-cell office:value-type="float" office:value="0.746561646461" calcext:value-type="float">
            <text:p>0.746561646461</text:p>
          </table:table-cell>
          <table:table-cell office:value-type="float" office:value="88.66" calcext:value-type="float">
            <text:p>88.66</text:p>
          </table:table-cell>
          <table:table-cell office:value-type="float" office:value="-0.0124766901135" calcext:value-type="float">
            <text:p>-0.0124766901135</text:p>
          </table:table-cell>
          <table:table-cell office:value-type="float" office:value="2.24" calcext:value-type="float">
            <text:p>2.24</text:p>
          </table:table-cell>
          <table:table-cell office:value-type="float" office:value="-0.0000988610117929" calcext:value-type="float">
            <text:p>-9.88610117929E-05</text:p>
          </table:table-cell>
          <table:table-cell/>
          <table:table-cell office:value-type="float" office:value="3.732193" calcext:value-type="float">
            <text:p>3.732193</text:p>
          </table:table-cell>
          <table:table-cell office:value-type="float" office:value="-0.000014" calcext:value-type="float">
            <text:p>-1.4E-05</text:p>
          </table:table-cell>
          <table:table-cell office:value-type="float" office:value="0.061007" calcext:value-type="float">
            <text:p>0.061007</text:p>
          </table:table-cell>
          <table:table-cell table:number-columns-repeated="2"/>
          <table:table-cell office:value-type="float" office:value="0.978381" calcext:value-type="float">
            <text:p>0.978381</text:p>
          </table:table-cell>
          <table:table-cell office:value-type="float" office:value="0.001117" calcext:value-type="float">
            <text:p>0.001117</text:p>
          </table:table-cell>
          <table:table-cell office:value-type="float" office:value="0.000076" calcext:value-type="float">
            <text:p>7.6E-05</text:p>
          </table:table-cell>
        </table:table-row>
        <table:table-row table:style-name="ro1">
          <table:table-cell office:value-type="float" office:value="0.0928771495819" calcext:value-type="float">
            <text:p>0.0928771495819</text:p>
          </table:table-cell>
          <table:table-cell office:value-type="float" office:value="-81.19" calcext:value-type="float">
            <text:p>-81.19</text:p>
          </table:table-cell>
          <table:table-cell office:value-type="float" office:value="0.820504367352" calcext:value-type="float">
            <text:p>0.820504367352</text:p>
          </table:table-cell>
          <table:table-cell office:value-type="float" office:value="89.1" calcext:value-type="float">
            <text:p>89.1</text:p>
          </table:table-cell>
          <table:table-cell office:value-type="float" office:value="-0.0134914051741" calcext:value-type="float">
            <text:p>-0.0134914051741</text:p>
          </table:table-cell>
          <table:table-cell office:value-type="float" office:value="2.24" calcext:value-type="float">
            <text:p>2.24</text:p>
          </table:table-cell>
          <table:table-cell office:value-type="float" office:value="0.000112567890028" calcext:value-type="float">
            <text:p>0.000112567890028</text:p>
          </table:table-cell>
          <table:table-cell/>
          <table:table-cell office:value-type="float" office:value="4.74511" calcext:value-type="float">
            <text:p>4.74511</text:p>
          </table:table-cell>
          <table:table-cell office:value-type="float" office:value="0" calcext:value-type="float">
            <text:p>0</text:p>
          </table:table-cell>
          <table:table-cell office:value-type="float" office:value="0.269588" calcext:value-type="float">
            <text:p>0.269588</text:p>
          </table:table-cell>
          <table:table-cell table:number-columns-repeated="2"/>
          <table:table-cell office:value-type="float" office:value="1.136283" calcext:value-type="float">
            <text:p>1.136283</text:p>
          </table:table-cell>
          <table:table-cell office:value-type="float" office:value="0.00401" calcext:value-type="float">
            <text:p>0.00401</text:p>
          </table:table-cell>
          <table:table-cell office:value-type="float" office:value="-0.009908" calcext:value-type="float">
            <text:p>-0.009908</text:p>
          </table:table-cell>
        </table:table-row>
        <table:table-row table:style-name="ro1">
          <table:table-cell office:value-type="float" office:value="0.123874187469" calcext:value-type="float">
            <text:p>0.123874187469</text:p>
          </table:table-cell>
          <table:table-cell office:value-type="float" office:value="-80.48" calcext:value-type="float">
            <text:p>-80.48</text:p>
          </table:table-cell>
          <table:table-cell office:value-type="float" office:value="0.881099641323" calcext:value-type="float">
            <text:p>0.881099641323</text:p>
          </table:table-cell>
          <table:table-cell office:value-type="float" office:value="89.27" calcext:value-type="float">
            <text:p>89.27</text:p>
          </table:table-cell>
          <table:table-cell office:value-type="float" office:value="-0.0157043896616" calcext:value-type="float">
            <text:p>-0.0157043896616</text:p>
          </table:table-cell>
          <table:table-cell office:value-type="float" office:value="2.15" calcext:value-type="float">
            <text:p>2.15</text:p>
          </table:table-cell>
          <table:table-cell office:value-type="float" office:value="0.000281269312836" calcext:value-type="float">
            <text:p>0.000281269312836</text:p>
          </table:table-cell>
          <table:table-cell/>
          <table:table-cell office:value-type="float" office:value="4.79299" calcext:value-type="float">
            <text:p>4.79299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668894" calcext:value-type="float">
            <text:p>0.668894</text:p>
          </table:table-cell>
          <table:table-cell table:number-columns-repeated="2"/>
          <table:table-cell office:value-type="float" office:value="1.015753" calcext:value-type="float">
            <text:p>1.015753</text:p>
          </table:table-cell>
          <table:table-cell office:value-type="float" office:value="0.001573" calcext:value-type="float">
            <text:p>0.001573</text:p>
          </table:table-cell>
          <table:table-cell office:value-type="float" office:value="-0.011937" calcext:value-type="float">
            <text:p>-0.011937</text:p>
          </table:table-cell>
        </table:table-row>
        <table:table-row table:style-name="ro1">
          <table:table-cell office:value-type="float" office:value="0.155832052231" calcext:value-type="float">
            <text:p>0.155832052231</text:p>
          </table:table-cell>
          <table:table-cell office:value-type="float" office:value="-79.69" calcext:value-type="float">
            <text:p>-79.69</text:p>
          </table:table-cell>
          <table:table-cell office:value-type="float" office:value="0.945352494717" calcext:value-type="float">
            <text:p>0.945352494717</text:p>
          </table:table-cell>
          <table:table-cell office:value-type="float" office:value="89.27" calcext:value-type="float">
            <text:p>89.27</text:p>
          </table:table-cell>
          <table:table-cell office:value-type="float" office:value="-0.016130367294" calcext:value-type="float">
            <text:p>-0.016130367294</text:p>
          </table:table-cell>
          <table:table-cell office:value-type="float" office:value="2.15" calcext:value-type="float">
            <text:p>2.15</text:p>
          </table:table-cell>
          <table:table-cell office:value-type="float" office:value="0.000411147106206" calcext:value-type="float">
            <text:p>0.000411147106206</text:p>
          </table:table-cell>
          <table:table-cell/>
          <table:table-cell office:value-type="float" office:value="4.612126" calcext:value-type="float">
            <text:p>4.612126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1.267669" calcext:value-type="float">
            <text:p>1.267669</text:p>
          </table:table-cell>
          <table:table-cell table:number-columns-repeated="2"/>
          <table:table-cell office:value-type="float" office:value="0.930156" calcext:value-type="float">
            <text:p>0.930156</text:p>
          </table:table-cell>
          <table:table-cell office:value-type="float" office:value="-0.000097" calcext:value-type="float">
            <text:p>-9.7E-05</text:p>
          </table:table-cell>
          <table:table-cell office:value-type="float" office:value="-0.011917" calcext:value-type="float">
            <text:p>-0.011917</text:p>
          </table:table-cell>
        </table:table-row>
        <table:table-row table:style-name="ro1">
          <table:table-cell office:value-type="float" office:value="0.186784029007" calcext:value-type="float">
            <text:p>0.186784029007</text:p>
          </table:table-cell>
          <table:table-cell office:value-type="float" office:value="-78.99" calcext:value-type="float">
            <text:p>-78.99</text:p>
          </table:table-cell>
          <table:table-cell office:value-type="float" office:value="0.982293665409" calcext:value-type="float">
            <text:p>0.982293665409</text:p>
          </table:table-cell>
          <table:table-cell office:value-type="float" office:value="89.19" calcext:value-type="float">
            <text:p>89.19</text:p>
          </table:table-cell>
          <table:table-cell office:value-type="float" office:value="-0.0168750248849" calcext:value-type="float">
            <text:p>-0.0168750248849</text:p>
          </table:table-cell>
          <table:table-cell office:value-type="float" office:value="2.15" calcext:value-type="float">
            <text:p>2.15</text:p>
          </table:table-cell>
          <table:table-cell office:value-type="float" office:value="0.000505327945575" calcext:value-type="float">
            <text:p>0.000505327945575</text:p>
          </table:table-cell>
          <table:table-cell/>
          <table:table-cell office:value-type="float" office:value="4.507761" calcext:value-type="float">
            <text:p>4.507761</text:p>
          </table:table-cell>
          <table:table-cell office:value-type="float" office:value="0" calcext:value-type="float">
            <text:p>0</text:p>
          </table:table-cell>
          <table:table-cell office:value-type="float" office:value="2.066228" calcext:value-type="float">
            <text:p>2.066228</text:p>
          </table:table-cell>
          <table:table-cell table:number-columns-repeated="2"/>
          <table:table-cell office:value-type="float" office:value="0.916051" calcext:value-type="float">
            <text:p>0.916051</text:p>
          </table:table-cell>
          <table:table-cell office:value-type="float" office:value="-0.000334" calcext:value-type="float">
            <text:p>-0.000334</text:p>
          </table:table-cell>
          <table:table-cell office:value-type="float" office:value="-0.012043" calcext:value-type="float">
            <text:p>-0.012043</text:p>
          </table:table-cell>
        </table:table-row>
        <table:table-row table:style-name="ro1">
          <table:table-cell office:value-type="float" office:value="0.217864990234" calcext:value-type="float">
            <text:p>0.217864990234</text:p>
          </table:table-cell>
          <table:table-cell office:value-type="float" office:value="-78.29" calcext:value-type="float">
            <text:p>-78.29</text:p>
          </table:table-cell>
          <table:table-cell office:value-type="float" office:value="1.00926530361" calcext:value-type="float">
            <text:p>1.00926530361</text:p>
          </table:table-cell>
          <table:table-cell office:value-type="float" office:value="89.19" calcext:value-type="float">
            <text:p>89.19</text:p>
          </table:table-cell>
          <table:table-cell office:value-type="float" office:value="-0.0174143537879" calcext:value-type="float">
            <text:p>-0.0174143537879</text:p>
          </table:table-cell>
          <table:table-cell office:value-type="float" office:value="2.15" calcext:value-type="float">
            <text:p>2.15</text:p>
          </table:table-cell>
          <table:table-cell office:value-type="float" office:value="0.000567094422877" calcext:value-type="float">
            <text:p>0.000567094422877</text:p>
          </table:table-cell>
          <table:table-cell/>
          <table:table-cell office:value-type="float" office:value="4.475919" calcext:value-type="float">
            <text:p>4.475919</text:p>
          </table:table-cell>
          <table:table-cell office:value-type="float" office:value="0" calcext:value-type="float">
            <text:p>0</text:p>
          </table:table-cell>
          <table:table-cell office:value-type="float" office:value="3.064474" calcext:value-type="float">
            <text:p>3.064474</text:p>
          </table:table-cell>
          <table:table-cell table:number-columns-repeated="2"/>
          <table:table-cell office:value-type="float" office:value="0.925815" calcext:value-type="float">
            <text:p>0.925815</text:p>
          </table:table-cell>
          <table:table-cell office:value-type="float" office:value="-0.00012" calcext:value-type="float">
            <text:p>-0.00012</text:p>
          </table:table-cell>
          <table:table-cell office:value-type="float" office:value="-0.012348" calcext:value-type="float">
            <text:p>-0.012348</text:p>
          </table:table-cell>
        </table:table-row>
        <table:table-row table:style-name="ro1">
          <table:table-cell office:value-type="float" office:value="0.249164104462" calcext:value-type="float">
            <text:p>0.249164104462</text:p>
          </table:table-cell>
          <table:table-cell office:value-type="float" office:value="-77.76" calcext:value-type="float">
            <text:p>-77.76</text:p>
          </table:table-cell>
          <table:table-cell office:value-type="float" office:value="1.02775800228" calcext:value-type="float">
            <text:p>1.02775800228</text:p>
          </table:table-cell>
          <table:table-cell office:value-type="float" office:value="89.19" calcext:value-type="float">
            <text:p>89.19</text:p>
          </table:table-cell>
          <table:table-cell office:value-type="float" office:value="-0.0172251854092" calcext:value-type="float">
            <text:p>-0.0172251854092</text:p>
          </table:table-cell>
          <table:table-cell office:value-type="float" office:value="2.15" calcext:value-type="float">
            <text:p>2.15</text:p>
          </table:table-cell>
          <table:table-cell office:value-type="float" office:value="0.00059917208273" calcext:value-type="float">
            <text:p>0.00059917208273</text:p>
          </table:table-cell>
          <table:table-cell/>
          <table:table-cell office:value-type="float" office:value="4.458693" calcext:value-type="float">
            <text:p>4.458693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4.262339" calcext:value-type="float">
            <text:p>4.262339</text:p>
          </table:table-cell>
          <table:table-cell table:number-columns-repeated="2"/>
          <table:table-cell office:value-type="float" office:value="0.932085" calcext:value-type="float">
            <text:p>0.93208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-0.012861" calcext:value-type="float">
            <text:p>-0.012861</text:p>
          </table:table-cell>
        </table:table-row>
        <table:table-row table:style-name="ro1">
          <table:table-cell office:value-type="float" office:value="0.281069993973" calcext:value-type="float">
            <text:p>0.281069993973</text:p>
          </table:table-cell>
          <table:table-cell office:value-type="float" office:value="-77.41" calcext:value-type="float">
            <text:p>-77.41</text:p>
          </table:table-cell>
          <table:table-cell office:value-type="float" office:value="1.03860771656" calcext:value-type="float">
            <text:p>1.03860771656</text:p>
          </table:table-cell>
          <table:table-cell office:value-type="float" office:value="89.01" calcext:value-type="float">
            <text:p>89.01</text:p>
          </table:table-cell>
          <table:table-cell office:value-type="float" office:value="-0.0174057055265" calcext:value-type="float">
            <text:p>-0.0174057055265</text:p>
          </table:table-cell>
          <table:table-cell office:value-type="float" office:value="2.07" calcext:value-type="float">
            <text:p>2.07</text:p>
          </table:table-cell>
          <table:table-cell office:value-type="float" office:value="0.000604946049862" calcext:value-type="float">
            <text:p>0.000604946049862</text:p>
          </table:table-cell>
          <table:table-cell/>
          <table:table-cell office:value-type="float" office:value="4.432765" calcext:value-type="float">
            <text:p>4.43276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5.660137" calcext:value-type="float">
            <text:p>5.660137</text:p>
          </table:table-cell>
          <table:table-cell table:number-columns-repeated="2"/>
          <table:table-cell office:value-type="float" office:value="0.932253" calcext:value-type="float">
            <text:p>0.932253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-0.013407" calcext:value-type="float">
            <text:p>-0.013407</text:p>
          </table:table-cell>
        </table:table-row>
        <table:table-row table:style-name="ro1">
          <table:table-cell office:value-type="float" office:value="0.311812162399" calcext:value-type="float">
            <text:p>0.311812162399</text:p>
          </table:table-cell>
          <table:table-cell office:value-type="float" office:value="-77.05" calcext:value-type="float">
            <text:p>-77.05</text:p>
          </table:table-cell>
          <table:table-cell office:value-type="float" office:value="1.04255628586" calcext:value-type="float">
            <text:p>1.04255628586</text:p>
          </table:table-cell>
          <table:table-cell office:value-type="float" office:value="88.84" calcext:value-type="float">
            <text:p>88.84</text:p>
          </table:table-cell>
          <table:table-cell office:value-type="float" office:value="-0.0174333564937" calcext:value-type="float">
            <text:p>-0.0174333564937</text:p>
          </table:table-cell>
          <table:table-cell office:value-type="float" office:value="2.07" calcext:value-type="float">
            <text:p>2.07</text:p>
          </table:table-cell>
          <table:table-cell office:value-type="float" office:value="0.000577018130571" calcext:value-type="float">
            <text:p>0.000577018130571</text:p>
          </table:table-cell>
          <table:table-cell/>
          <table:table-cell office:value-type="float" office:value="4.398833" calcext:value-type="float">
            <text:p>4.398833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7.258114" calcext:value-type="float">
            <text:p>7.258114</text:p>
          </table:table-cell>
          <table:table-cell table:number-columns-repeated="2"/>
          <table:table-cell office:value-type="float" office:value="0.930194" calcext:value-type="float">
            <text:p>0.930194</text:p>
          </table:table-cell>
          <table:table-cell office:value-type="float" office:value="0.0000099" calcext:value-type="float">
            <text:p>9.9E-06</text:p>
          </table:table-cell>
          <table:table-cell office:value-type="float" office:value="-0.01396" calcext:value-type="float">
            <text:p>-0.01396</text:p>
          </table:table-cell>
        </table:table-row>
        <table:table-row table:style-name="ro1">
          <table:table-cell office:value-type="float" office:value="0.3429210186" calcext:value-type="float">
            <text:p>0.3429210186</text:p>
          </table:table-cell>
          <table:table-cell office:value-type="float" office:value="-76.7" calcext:value-type="float">
            <text:p>-76.7</text:p>
          </table:table-cell>
          <table:table-cell office:value-type="float" office:value="1.04046428204" calcext:value-type="float">
            <text:p>1.04046428204</text:p>
          </table:table-cell>
          <table:table-cell office:value-type="float" office:value="88.48" calcext:value-type="float">
            <text:p>88.48</text:p>
          </table:table-cell>
          <table:table-cell office:value-type="float" office:value="-0.0173250362277" calcext:value-type="float">
            <text:p>-0.0173250362277</text:p>
          </table:table-cell>
          <table:table-cell office:value-type="float" office:value="2.07" calcext:value-type="float">
            <text:p>2.07</text:p>
          </table:table-cell>
          <table:table-cell office:value-type="float" office:value="0.000533521175385" calcext:value-type="float">
            <text:p>0.000533521175385</text:p>
          </table:table-cell>
          <table:table-cell/>
          <table:table-cell office:value-type="float" office:value="4.361035" calcext:value-type="float">
            <text:p>4.361035</text:p>
          </table:table-cell>
          <table:table-cell office:value-type="float" office:value="0" calcext:value-type="float">
            <text:p>0</text:p>
          </table:table-cell>
          <table:table-cell office:value-type="float" office:value="9.056203" calcext:value-type="float">
            <text:p>9.056203</text:p>
          </table:table-cell>
          <table:table-cell table:number-columns-repeated="2"/>
          <table:table-cell office:value-type="float" office:value="0.927954" calcext:value-type="float">
            <text:p>0.927954</text:p>
          </table:table-cell>
          <table:table-cell office:value-type="float" office:value="0.00000034" calcext:value-type="float">
            <text:p>3.4E-07</text:p>
          </table:table-cell>
          <table:table-cell office:value-type="float" office:value="-0.014552" calcext:value-type="float">
            <text:p>-0.014552</text:p>
          </table:table-cell>
        </table:table-row>
        <table:table-row table:style-name="ro1">
          <table:table-cell office:value-type="float" office:value="0.373802185059" calcext:value-type="float">
            <text:p>0.373802185059</text:p>
          </table:table-cell>
          <table:table-cell office:value-type="float" office:value="-76.53" calcext:value-type="float">
            <text:p>-76.53</text:p>
          </table:table-cell>
          <table:table-cell office:value-type="float" office:value="1.03311061859" calcext:value-type="float">
            <text:p>1.03311061859</text:p>
          </table:table-cell>
          <table:table-cell office:value-type="float" office:value="87.87" calcext:value-type="float">
            <text:p>87.87</text:p>
          </table:table-cell>
          <table:table-cell office:value-type="float" office:value="-0.0164589956403" calcext:value-type="float">
            <text:p>-0.0164589956403</text:p>
          </table:table-cell>
          <table:table-cell office:value-type="float" office:value="2.07" calcext:value-type="float">
            <text:p>2.07</text:p>
          </table:table-cell>
          <table:table-cell office:value-type="float" office:value="0.000474154716358" calcext:value-type="float">
            <text:p>0.000474154716358</text:p>
          </table:table-cell>
          <table:table-cell/>
          <table:table-cell office:value-type="float" office:value="4.320559" calcext:value-type="float">
            <text:p>4.320559</text:p>
          </table:table-cell>
          <table:table-cell office:value-type="float" office:value="0" calcext:value-type="float">
            <text:p>0</text:p>
          </table:table-cell>
          <table:table-cell office:value-type="float" office:value="10.993777" calcext:value-type="float">
            <text:p>10.993777</text:p>
          </table:table-cell>
          <table:table-cell table:number-columns-repeated="2"/>
          <table:table-cell office:value-type="float" office:value="0.92551" calcext:value-type="float">
            <text:p>0.92551</text:p>
          </table:table-cell>
          <table:table-cell office:value-type="float" office:value="-0.000000097" calcext:value-type="float">
            <text:p>-9.7E-08</text:p>
          </table:table-cell>
          <table:table-cell office:value-type="float" office:value="-0.010904" calcext:value-type="float">
            <text:p>-0.010904</text:p>
          </table:table-cell>
        </table:table-row>
        <table:table-row table:style-name="ro1">
          <table:table-cell office:value-type="float" office:value="0.405822992325" calcext:value-type="float">
            <text:p>0.405822992325</text:p>
          </table:table-cell>
          <table:table-cell office:value-type="float" office:value="-76.44" calcext:value-type="float">
            <text:p>-76.44</text:p>
          </table:table-cell>
          <table:table-cell office:value-type="float" office:value="1.01660132408" calcext:value-type="float">
            <text:p>1.01660132408</text:p>
          </table:table-cell>
          <table:table-cell office:value-type="float" office:value="87.16" calcext:value-type="float">
            <text:p>87.16</text:p>
          </table:table-cell>
          <table:table-cell office:value-type="float" office:value="-0.0155614875257" calcext:value-type="float">
            <text:p>-0.0155614875257</text:p>
          </table:table-cell>
          <table:table-cell office:value-type="float" office:value="2.07" calcext:value-type="float">
            <text:p>2.07</text:p>
          </table:table-cell>
          <table:table-cell office:value-type="float" office:value="0.000401789438911" calcext:value-type="float">
            <text:p>0.000401789438911</text:p>
          </table:table-cell>
          <table:table-cell/>
          <table:table-cell office:value-type="float" office:value="4.277228" calcext:value-type="float">
            <text:p>4.277228</text:p>
          </table:table-cell>
          <table:table-cell office:value-type="float" office:value="0" calcext:value-type="float">
            <text:p>0</text:p>
          </table:table-cell>
          <table:table-cell office:value-type="float" office:value="12.979764" calcext:value-type="float">
            <text:p>12.979764</text:p>
          </table:table-cell>
          <table:table-cell table:number-columns-repeated="2"/>
          <table:table-cell office:value-type="float" office:value="0.922562" calcext:value-type="float">
            <text:p>0.92256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-0.006052" calcext:value-type="float">
            <text:p>-0.006052</text:p>
          </table:table-cell>
        </table:table-row>
        <table:table-row table:style-name="ro1">
          <table:table-cell office:value-type="float" office:value="0.4367852211" calcext:value-type="float">
            <text:p>0.4367852211</text:p>
          </table:table-cell>
          <table:table-cell office:value-type="float" office:value="-76.44" calcext:value-type="float">
            <text:p>-76.44</text:p>
          </table:table-cell>
          <table:table-cell office:value-type="float" office:value="1.00022673607" calcext:value-type="float">
            <text:p>1.00022673607</text:p>
          </table:table-cell>
          <table:table-cell office:value-type="float" office:value="86.37" calcext:value-type="float">
            <text:p>86.37</text:p>
          </table:table-cell>
          <table:table-cell office:value-type="float" office:value="-0.0156683139503" calcext:value-type="float">
            <text:p>-0.0156683139503</text:p>
          </table:table-cell>
          <table:table-cell office:value-type="float" office:value="2.07" calcext:value-type="float">
            <text:p>2.07</text:p>
          </table:table-cell>
          <table:table-cell office:value-type="float" office:value="0.000320042017847" calcext:value-type="float">
            <text:p>0.000320042017847</text:p>
          </table:table-cell>
          <table:table-cell/>
          <table:table-cell office:value-type="float" office:value="4.230824" calcext:value-type="float">
            <text:p>4.230824</text:p>
          </table:table-cell>
          <table:table-cell office:value-type="float" office:value="0" calcext:value-type="float">
            <text:p>0</text:p>
          </table:table-cell>
          <table:table-cell office:value-type="float" office:value="14.976173" calcext:value-type="float">
            <text:p>14.976173</text:p>
          </table:table-cell>
          <table:table-cell table:number-columns-repeated="2"/>
          <table:table-cell office:value-type="float" office:value="0.919022" calcext:value-type="float">
            <text:p>0.919022</text:p>
          </table:table-cell>
          <table:table-cell office:value-type="float" office:value="0.0000034" calcext:value-type="float">
            <text:p>3.4E-06</text:p>
          </table:table-cell>
          <table:table-cell office:value-type="float" office:value="-0.005562" calcext:value-type="float">
            <text:p>-0.005562</text:p>
          </table:table-cell>
        </table:table-row>
        <table:table-row table:style-name="ro1">
          <table:table-cell office:value-type="float" office:value="0.467772006989" calcext:value-type="float">
            <text:p>0.467772006989</text:p>
          </table:table-cell>
          <table:table-cell office:value-type="float" office:value="-76.44" calcext:value-type="float">
            <text:p>-76.44</text:p>
          </table:table-cell>
          <table:table-cell office:value-type="float" office:value="0.981265723705" calcext:value-type="float">
            <text:p>0.981265723705</text:p>
          </table:table-cell>
          <table:table-cell office:value-type="float" office:value="85.49" calcext:value-type="float">
            <text:p>85.49</text:p>
          </table:table-cell>
          <table:table-cell office:value-type="float" office:value="-0.0146339004859" calcext:value-type="float">
            <text:p>-0.0146339004859</text:p>
          </table:table-cell>
          <table:table-cell office:value-type="float" office:value="2.07" calcext:value-type="float">
            <text:p>2.07</text:p>
          </table:table-cell>
          <table:table-cell office:value-type="float" office:value="0.000231819227338" calcext:value-type="float">
            <text:p>0.000231819227338</text:p>
          </table:table-cell>
          <table:table-cell/>
          <table:table-cell office:value-type="float" office:value="4.181319" calcext:value-type="float">
            <text:p>4.181319</text:p>
          </table:table-cell>
          <table:table-cell office:value-type="float" office:value="0" calcext:value-type="float">
            <text:p>0</text:p>
          </table:table-cell>
          <table:table-cell office:value-type="float" office:value="16.974646" calcext:value-type="float">
            <text:p>16.974646</text:p>
          </table:table-cell>
          <table:table-cell table:number-columns-repeated="2"/>
          <table:table-cell office:value-type="float" office:value="0.914849" calcext:value-type="float">
            <text:p>0.914849</text:p>
          </table:table-cell>
          <table:table-cell office:value-type="float" office:value="0.0000033" calcext:value-type="float">
            <text:p>3.3E-06</text:p>
          </table:table-cell>
          <table:table-cell office:value-type="float" office:value="-0.006334" calcext:value-type="float">
            <text:p>-0.006334</text:p>
          </table:table-cell>
        </table:table-row>
        <table:table-row table:style-name="ro1">
          <table:table-cell office:value-type="float" office:value="0.499031066895" calcext:value-type="float">
            <text:p>0.499031066895</text:p>
          </table:table-cell>
          <table:table-cell office:value-type="float" office:value="-76.44" calcext:value-type="float">
            <text:p>-76.44</text:p>
          </table:table-cell>
          <table:table-cell office:value-type="float" office:value="0.960658490658" calcext:value-type="float">
            <text:p>0.960658490658</text:p>
          </table:table-cell>
          <table:table-cell office:value-type="float" office:value="84.53" calcext:value-type="float">
            <text:p>84.53</text:p>
          </table:table-cell>
          <table:table-cell office:value-type="float" office:value="-0.0140988789499" calcext:value-type="float">
            <text:p>-0.0140988789499</text:p>
          </table:table-cell>
          <table:table-cell office:value-type="float" office:value="2.07" calcext:value-type="float">
            <text:p>2.07</text:p>
          </table:table-cell>
          <table:table-cell office:value-type="float" office:value="0.00013993983157" calcext:value-type="float">
            <text:p>0.00013993983157</text:p>
          </table:table-cell>
          <table:table-cell/>
          <table:table-cell office:value-type="float" office:value="4.128973" calcext:value-type="float">
            <text:p>4.128973</text:p>
          </table:table-cell>
          <table:table-cell office:value-type="float" office:value="0" calcext:value-type="float">
            <text:p>0</text:p>
          </table:table-cell>
          <table:table-cell office:value-type="float" office:value="18.974129" calcext:value-type="float">
            <text:p>18.974129</text:p>
          </table:table-cell>
          <table:table-cell table:number-columns-repeated="2"/>
          <table:table-cell office:value-type="float" office:value="0.910111" calcext:value-type="float">
            <text:p>0.910111</text:p>
          </table:table-cell>
          <table:table-cell office:value-type="float" office:value="0.0000028" calcext:value-type="float">
            <text:p>2.8E-06</text:p>
          </table:table-cell>
          <table:table-cell office:value-type="float" office:value="-0.007011" calcext:value-type="float">
            <text:p>-0.007011</text:p>
          </table:table-cell>
        </table:table-row>
        <table:table-row table:style-name="ro1">
          <table:table-cell office:value-type="float" office:value="0.529764175415" calcext:value-type="float">
            <text:p>0.529764175415</text:p>
          </table:table-cell>
          <table:table-cell office:value-type="float" office:value="-76.44" calcext:value-type="float">
            <text:p>-76.44</text:p>
          </table:table-cell>
          <table:table-cell office:value-type="float" office:value="0.939157068729" calcext:value-type="float">
            <text:p>0.939157068729</text:p>
          </table:table-cell>
          <table:table-cell office:value-type="float" office:value="83.56" calcext:value-type="float">
            <text:p>83.56</text:p>
          </table:table-cell>
          <table:table-cell office:value-type="float" office:value="-0.0135392285883" calcext:value-type="float">
            <text:p>-0.0135392285883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481531023979" calcext:value-type="float">
            <text:p>4.81531023979E-05</text:p>
          </table:table-cell>
          <table:table-cell/>
          <table:table-cell office:value-type="float" office:value="4.073948" calcext:value-type="float">
            <text:p>4.073948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20.974091" calcext:value-type="float">
            <text:p>20.974091</text:p>
          </table:table-cell>
          <table:table-cell table:number-columns-repeated="2"/>
          <table:table-cell office:value-type="float" office:value="0.904842" calcext:value-type="float">
            <text:p>0.904842</text:p>
          </table:table-cell>
          <table:table-cell office:value-type="float" office:value="0.0000024" calcext:value-type="float">
            <text:p>2.4E-06</text:p>
          </table:table-cell>
          <table:table-cell office:value-type="float" office:value="-0.007576" calcext:value-type="float">
            <text:p>-0.007576</text:p>
          </table:table-cell>
        </table:table-row>
        <table:table-row table:style-name="ro1">
          <table:table-cell office:value-type="float" office:value="0.561850070953" calcext:value-type="float">
            <text:p>0.561850070953</text:p>
          </table:table-cell>
          <table:table-cell office:value-type="float" office:value="-76.44" calcext:value-type="float">
            <text:p>-76.44</text:p>
          </table:table-cell>
          <table:table-cell office:value-type="float" office:value="0.917573869228" calcext:value-type="float">
            <text:p>0.917573869228</text:p>
          </table:table-cell>
          <table:table-cell office:value-type="float" office:value="82.51" calcext:value-type="float">
            <text:p>82.51</text:p>
          </table:table-cell>
          <table:table-cell office:value-type="float" office:value="-0.0124290613458" calcext:value-type="float">
            <text:p>-0.0124290613458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691539607942" calcext:value-type="float">
            <text:p>-6.91539607942E-05</text:p>
          </table:table-cell>
          <table:table-cell/>
          <table:table-cell office:value-type="float" office:value="4.016425" calcext:value-type="float">
            <text:p>4.01642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22.974201" calcext:value-type="float">
            <text:p>22.974201</text:p>
          </table:table-cell>
          <table:table-cell table:number-columns-repeated="2"/>
          <table:table-cell office:value-type="float" office:value="0.899057" calcext:value-type="float">
            <text:p>0.899057</text:p>
          </table:table-cell>
          <table:table-cell office:value-type="float" office:value="0.0000024" calcext:value-type="float">
            <text:p>2.4E-06</text:p>
          </table:table-cell>
          <table:table-cell office:value-type="float" office:value="-0.00815" calcext:value-type="float">
            <text:p>-0.00815</text:p>
          </table:table-cell>
        </table:table-row>
        <table:table-row table:style-name="ro1">
          <table:table-cell office:value-type="float" office:value="0.59276008606" calcext:value-type="float">
            <text:p>0.59276008606</text:p>
          </table:table-cell>
          <table:table-cell office:value-type="float" office:value="-76.44" calcext:value-type="float">
            <text:p>-76.44</text:p>
          </table:table-cell>
          <table:table-cell office:value-type="float" office:value="0.896653354168" calcext:value-type="float">
            <text:p>0.896653354168</text:p>
          </table:table-cell>
          <table:table-cell office:value-type="float" office:value="81.54" calcext:value-type="float">
            <text:p>81.54</text:p>
          </table:table-cell>
          <table:table-cell office:value-type="float" office:value="-0.0124141275883" calcext:value-type="float">
            <text:p>-0.0124141275883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149521976709" calcext:value-type="float">
            <text:p>-0.000149521976709</text:p>
          </table:table-cell>
          <table:table-cell/>
          <table:table-cell office:value-type="float" office:value="3.956565" calcext:value-type="float">
            <text:p>3.95656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24.974382" calcext:value-type="float">
            <text:p>24.974382</text:p>
          </table:table-cell>
          <table:table-cell table:number-columns-repeated="2"/>
          <table:table-cell office:value-type="float" office:value="0.892744" calcext:value-type="float">
            <text:p>0.892744</text:p>
          </table:table-cell>
          <table:table-cell office:value-type="float" office:value="0.0000024" calcext:value-type="float">
            <text:p>2.4E-06</text:p>
          </table:table-cell>
          <table:table-cell office:value-type="float" office:value="-0.008717" calcext:value-type="float">
            <text:p>-0.008717</text:p>
          </table:table-cell>
        </table:table-row>
        <table:table-row table:style-name="ro1">
          <table:table-cell office:value-type="float" office:value="0.623794078827" calcext:value-type="float">
            <text:p>0.623794078827</text:p>
          </table:table-cell>
          <table:table-cell office:value-type="float" office:value="-76.44" calcext:value-type="float">
            <text:p>-76.44</text:p>
          </table:table-cell>
          <table:table-cell office:value-type="float" office:value="0.877348601818" calcext:value-type="float">
            <text:p>0.877348601818</text:p>
          </table:table-cell>
          <table:table-cell office:value-type="float" office:value="80.48" calcext:value-type="float">
            <text:p>80.48</text:p>
          </table:table-cell>
          <table:table-cell office:value-type="float" office:value="-0.011716876179" calcext:value-type="float">
            <text:p>-0.011716876179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219384673983" calcext:value-type="float">
            <text:p>-0.000219384673983</text:p>
          </table:table-cell>
          <table:table-cell/>
          <table:table-cell office:value-type="float" office:value="3.894369" calcext:value-type="float">
            <text:p>3.894369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26.97467" calcext:value-type="float">
            <text:p>26.97467</text:p>
          </table:table-cell>
          <table:table-cell table:number-columns-repeated="2"/>
          <table:table-cell office:value-type="float" office:value="0.885907" calcext:value-type="float">
            <text:p>0.885907</text:p>
          </table:table-cell>
          <table:table-cell office:value-type="float" office:value="0.0000025" calcext:value-type="float">
            <text:p>2.5E-06</text:p>
          </table:table-cell>
          <table:table-cell office:value-type="float" office:value="-0.00926" calcext:value-type="float">
            <text:p>-0.00926</text:p>
          </table:table-cell>
        </table:table-row>
        <table:table-row table:style-name="ro1">
          <table:table-cell office:value-type="float" office:value="0.654712200165" calcext:value-type="float">
            <text:p>0.654712200165</text:p>
          </table:table-cell>
          <table:table-cell office:value-type="float" office:value="-76.44" calcext:value-type="float">
            <text:p>-76.44</text:p>
          </table:table-cell>
          <table:table-cell office:value-type="float" office:value="0.855414688587" calcext:value-type="float">
            <text:p>0.855414688587</text:p>
          </table:table-cell>
          <table:table-cell office:value-type="float" office:value="79.43" calcext:value-type="float">
            <text:p>79.43</text:p>
          </table:table-cell>
          <table:table-cell office:value-type="float" office:value="-0.0107113039121" calcext:value-type="float">
            <text:p>-0.0107113039121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275894999504" calcext:value-type="float">
            <text:p>-0.000275894999504</text:p>
          </table:table-cell>
          <table:table-cell/>
          <table:table-cell office:value-type="float" office:value="3.830015" calcext:value-type="float">
            <text:p>3.830015</text:p>
          </table:table-cell>
          <table:table-cell office:value-type="float" office:value="0" calcext:value-type="float">
            <text:p>0</text:p>
          </table:table-cell>
          <table:table-cell office:value-type="float" office:value="28.975016" calcext:value-type="float">
            <text:p>28.975016</text:p>
          </table:table-cell>
          <table:table-cell table:number-columns-repeated="2"/>
          <table:table-cell office:value-type="float" office:value="0.878565" calcext:value-type="float">
            <text:p>0.878565</text:p>
          </table:table-cell>
          <table:table-cell office:value-type="float" office:value="0.0000021" calcext:value-type="float">
            <text:p>2.1E-06</text:p>
          </table:table-cell>
          <table:table-cell office:value-type="float" office:value="-0.00977" calcext:value-type="float">
            <text:p>-0.00977</text:p>
          </table:table-cell>
        </table:table-row>
        <table:table-row table:style-name="ro1">
          <table:table-cell office:value-type="float" office:value="0.68575501442" calcext:value-type="float">
            <text:p>0.68575501442</text:p>
          </table:table-cell>
          <table:table-cell office:value-type="float" office:value="-76.44" calcext:value-type="float">
            <text:p>-76.44</text:p>
          </table:table-cell>
          <table:table-cell office:value-type="float" office:value="0.842835128307" calcext:value-type="float">
            <text:p>0.842835128307</text:p>
          </table:table-cell>
          <table:table-cell office:value-type="float" office:value="78.37" calcext:value-type="float">
            <text:p>78.37</text:p>
          </table:table-cell>
          <table:table-cell office:value-type="float" office:value="-0.0103158792481" calcext:value-type="float">
            <text:p>-0.0103158792481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316028483212" calcext:value-type="float">
            <text:p>-0.000316028483212</text:p>
          </table:table-cell>
          <table:table-cell/>
          <table:table-cell office:value-type="float" office:value="3.763585" calcext:value-type="float">
            <text:p>3.763585</text:p>
          </table:table-cell>
          <table:table-cell office:value-type="float" office:value="0" calcext:value-type="float">
            <text:p>0</text:p>
          </table:table-cell>
          <table:table-cell office:value-type="float" office:value="30.975414" calcext:value-type="float">
            <text:p>30.975414</text:p>
          </table:table-cell>
          <table:table-cell table:number-columns-repeated="2"/>
          <table:table-cell office:value-type="float" office:value="0.870717" calcext:value-type="float">
            <text:p>0.870717</text:p>
          </table:table-cell>
          <table:table-cell office:value-type="float" office:value="0.0000022" calcext:value-type="float">
            <text:p>2.2E-06</text:p>
          </table:table-cell>
          <table:table-cell office:value-type="float" office:value="-0.010262" calcext:value-type="float">
            <text:p>-0.010262</text:p>
          </table:table-cell>
        </table:table-row>
        <table:table-row table:style-name="ro1">
          <table:table-cell office:value-type="float" office:value="0.716835021973" calcext:value-type="float">
            <text:p>0.716835021973</text:p>
          </table:table-cell>
          <table:table-cell office:value-type="float" office:value="-76.44" calcext:value-type="float">
            <text:p>-76.44</text:p>
          </table:table-cell>
          <table:table-cell office:value-type="float" office:value="0.834556996822" calcext:value-type="float">
            <text:p>0.834556996822</text:p>
          </table:table-cell>
          <table:table-cell office:value-type="float" office:value="77.23" calcext:value-type="float">
            <text:p>77.23</text:p>
          </table:table-cell>
          <table:table-cell office:value-type="float" office:value="-0.00946509372443" calcext:value-type="float">
            <text:p>-0.00946509372443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336383469403" calcext:value-type="float">
            <text:p>-0.000336383469403</text:p>
          </table:table-cell>
          <table:table-cell/>
          <table:table-cell office:value-type="float" office:value="3.69516" calcext:value-type="float">
            <text:p>3.6951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32.975868" calcext:value-type="float">
            <text:p>32.975868</text:p>
          </table:table-cell>
          <table:table-cell table:number-columns-repeated="2"/>
          <table:table-cell office:value-type="float" office:value="0.862375" calcext:value-type="float">
            <text:p>0.862375</text:p>
          </table:table-cell>
          <table:table-cell office:value-type="float" office:value="0.0000021" calcext:value-type="float">
            <text:p>2.1E-06</text:p>
          </table:table-cell>
          <table:table-cell office:value-type="float" office:value="-0.010717" calcext:value-type="float">
            <text:p>-0.010717</text:p>
          </table:table-cell>
        </table:table-row>
        <table:table-row table:style-name="ro1">
          <table:table-cell office:value-type="float" office:value="0.747825145721" calcext:value-type="float">
            <text:p>0.747825145721</text:p>
          </table:table-cell>
          <table:table-cell office:value-type="float" office:value="-76.44" calcext:value-type="float">
            <text:p>-76.44</text:p>
          </table:table-cell>
          <table:table-cell office:value-type="float" office:value="0.83134406805" calcext:value-type="float">
            <text:p>0.83134406805</text:p>
          </table:table-cell>
          <table:table-cell office:value-type="float" office:value="76" calcext:value-type="float">
            <text:p>76</text:p>
          </table:table-cell>
          <table:table-cell office:value-type="float" office:value="-0.00925889611244" calcext:value-type="float">
            <text:p>-0.00925889611244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333990901709" calcext:value-type="float">
            <text:p>-0.000333990901709</text:p>
          </table:table-cell>
          <table:table-cell/>
          <table:table-cell office:value-type="float" office:value="3.624918" calcext:value-type="float">
            <text:p>3.624918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34.976349" calcext:value-type="float">
            <text:p>34.976349</text:p>
          </table:table-cell>
          <table:table-cell table:number-columns-repeated="2"/>
          <table:table-cell office:value-type="float" office:value="0.853558" calcext:value-type="float">
            <text:p>0.853558</text:p>
          </table:table-cell>
          <table:table-cell office:value-type="float" office:value="0.0000019" calcext:value-type="float">
            <text:p>1.9E-06</text:p>
          </table:table-cell>
          <table:table-cell office:value-type="float" office:value="-0.011164" calcext:value-type="float">
            <text:p>-0.011164</text:p>
          </table:table-cell>
        </table:table-row>
        <table:table-row table:style-name="ro1">
          <table:table-cell office:value-type="float" office:value="0.778786182404" calcext:value-type="float">
            <text:p>0.778786182404</text:p>
          </table:table-cell>
          <table:table-cell office:value-type="float" office:value="-76.53" calcext:value-type="float">
            <text:p>-76.53</text:p>
          </table:table-cell>
          <table:table-cell office:value-type="float" office:value="0.834027707577" calcext:value-type="float">
            <text:p>0.834027707577</text:p>
          </table:table-cell>
          <table:table-cell office:value-type="float" office:value="74.77" calcext:value-type="float">
            <text:p>74.77</text:p>
          </table:table-cell>
          <table:table-cell office:value-type="float" office:value="-0.00917471200228" calcext:value-type="float">
            <text:p>-0.00917471200228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305728986859" calcext:value-type="float">
            <text:p>-0.000305728986859</text:p>
          </table:table-cell>
          <table:table-cell/>
          <table:table-cell office:value-type="float" office:value="3.552914" calcext:value-type="float">
            <text:p>3.552914</text:p>
          </table:table-cell>
          <table:table-cell office:value-type="float" office:value="0" calcext:value-type="float">
            <text:p>0</text:p>
          </table:table-cell>
          <table:table-cell office:value-type="float" office:value="36.976952" calcext:value-type="float">
            <text:p>36.976952</text:p>
          </table:table-cell>
          <table:table-cell table:number-columns-repeated="2"/>
          <table:table-cell office:value-type="float" office:value="0.844258" calcext:value-type="float">
            <text:p>0.844258</text:p>
          </table:table-cell>
          <table:table-cell office:value-type="float" office:value="0.0000017" calcext:value-type="float">
            <text:p>1.7E-06</text:p>
          </table:table-cell>
          <table:table-cell office:value-type="float" office:value="-0.011567" calcext:value-type="float">
            <text:p>-0.011567</text:p>
          </table:table-cell>
        </table:table-row>
        <table:table-row table:style-name="ro1">
          <table:table-cell office:value-type="float" office:value="0.809787988663" calcext:value-type="float">
            <text:p>0.809787988663</text:p>
          </table:table-cell>
          <table:table-cell office:value-type="float" office:value="-76.44" calcext:value-type="float">
            <text:p>-76.44</text:p>
          </table:table-cell>
          <table:table-cell office:value-type="float" office:value="0.843403756618" calcext:value-type="float">
            <text:p>0.843403756618</text:p>
          </table:table-cell>
          <table:table-cell office:value-type="float" office:value="73.36" calcext:value-type="float">
            <text:p>73.36</text:p>
          </table:table-cell>
          <table:table-cell office:value-type="float" office:value="-0.00922917481512" calcext:value-type="float">
            <text:p>-0.00922917481512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248219817877" calcext:value-type="float">
            <text:p>-0.000248219817877</text:p>
          </table:table-cell>
          <table:table-cell/>
          <table:table-cell office:value-type="float" office:value="3.479148" calcext:value-type="float">
            <text:p>3.479148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38.977623" calcext:value-type="float">
            <text:p>38.977623</text:p>
          </table:table-cell>
          <table:table-cell table:number-columns-repeated="2"/>
          <table:table-cell office:value-type="float" office:value="0.834507" calcext:value-type="float">
            <text:p>0.834507</text:p>
          </table:table-cell>
          <table:table-cell office:value-type="float" office:value="0.0000017" calcext:value-type="float">
            <text:p>1.7E-06</text:p>
          </table:table-cell>
          <table:table-cell office:value-type="float" office:value="-0.01194" calcext:value-type="float">
            <text:p>-0.01194</text:p>
          </table:table-cell>
        </table:table-row>
        <table:table-row table:style-name="ro1">
          <table:table-cell office:value-type="float" office:value="0.840784072876" calcext:value-type="float">
            <text:p>0.840784072876</text:p>
          </table:table-cell>
          <table:table-cell office:value-type="float" office:value="-76.44" calcext:value-type="float">
            <text:p>-76.44</text:p>
          </table:table-cell>
          <table:table-cell office:value-type="float" office:value="0.860284030437" calcext:value-type="float">
            <text:p>0.860284030437</text:p>
          </table:table-cell>
          <table:table-cell office:value-type="float" office:value="72.04" calcext:value-type="float">
            <text:p>72.04</text:p>
          </table:table-cell>
          <table:table-cell office:value-type="float" office:value="-0.00944065209478" calcext:value-type="float">
            <text:p>-0.00944065209478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158715993166" calcext:value-type="float">
            <text:p>-0.000158715993166</text:p>
          </table:table-cell>
          <table:table-cell/>
          <table:table-cell office:value-type="float" office:value="3.403811" calcext:value-type="float">
            <text:p>3.403811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40.978294" calcext:value-type="float">
            <text:p>40.978294</text:p>
          </table:table-cell>
          <table:table-cell table:number-columns-repeated="2"/>
          <table:table-cell office:value-type="float" office:value="0.824299" calcext:value-type="float">
            <text:p>0.824299</text:p>
          </table:table-cell>
          <table:table-cell office:value-type="float" office:value="0.0000014" calcext:value-type="float">
            <text:p>1.4E-06</text:p>
          </table:table-cell>
          <table:table-cell office:value-type="float" office:value="-0.012286" calcext:value-type="float">
            <text:p>-0.012286</text:p>
          </table:table-cell>
        </table:table-row>
        <table:table-row table:style-name="ro1">
          <table:table-cell office:value-type="float" office:value="0.871865987778" calcext:value-type="float">
            <text:p>0.871865987778</text:p>
          </table:table-cell>
          <table:table-cell office:value-type="float" office:value="-76.53" calcext:value-type="float">
            <text:p>-76.53</text:p>
          </table:table-cell>
          <table:table-cell office:value-type="float" office:value="0.885478436947" calcext:value-type="float">
            <text:p>0.885478436947</text:p>
          </table:table-cell>
          <table:table-cell office:value-type="float" office:value="70.73" calcext:value-type="float">
            <text:p>70.73</text:p>
          </table:table-cell>
          <table:table-cell office:value-type="float" office:value="-0.00928383599967" calcext:value-type="float">
            <text:p>-0.00928383599967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160168856382" calcext:value-type="float">
            <text:p>1.60168856382E-05</text:p>
          </table:table-cell>
          <table:table-cell/>
          <table:table-cell office:value-type="float" office:value="3.326958" calcext:value-type="float">
            <text:p>3.326958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42.97905" calcext:value-type="float">
            <text:p>42.97905</text:p>
          </table:table-cell>
          <table:table-cell table:number-columns-repeated="2"/>
          <table:table-cell office:value-type="float" office:value="0.813657" calcext:value-type="float">
            <text:p>0.813657</text:p>
          </table:table-cell>
          <table:table-cell office:value-type="float" office:value="0.0000012" calcext:value-type="float">
            <text:p>1.2E-06</text:p>
          </table:table-cell>
          <table:table-cell office:value-type="float" office:value="-0.012603" calcext:value-type="float">
            <text:p>-0.012603</text:p>
          </table:table-cell>
        </table:table-row>
        <table:table-row table:style-name="ro1">
          <table:table-cell office:value-type="float" office:value="0.90273809433" calcext:value-type="float">
            <text:p>0.90273809433</text:p>
          </table:table-cell>
          <table:table-cell office:value-type="float" office:value="-76.53" calcext:value-type="float">
            <text:p>-76.53</text:p>
          </table:table-cell>
          <table:table-cell office:value-type="float" office:value="0.920473098755" calcext:value-type="float">
            <text:p>0.920473098755</text:p>
          </table:table-cell>
          <table:table-cell office:value-type="float" office:value="69.49" calcext:value-type="float">
            <text:p>69.49</text:p>
          </table:table-cell>
          <table:table-cell office:value-type="float" office:value="-0.00931806862354" calcext:value-type="float">
            <text:p>-0.00931806862354</text:p>
          </table:table-cell>
          <table:table-cell office:value-type="float" office:value="2.07" calcext:value-type="float">
            <text:p>2.07</text:p>
          </table:table-cell>
          <table:table-cell office:value-type="float" office:value="0.000193329527974" calcext:value-type="float">
            <text:p>0.000193329527974</text:p>
          </table:table-cell>
          <table:table-cell/>
          <table:table-cell office:value-type="float" office:value="3.248643" calcext:value-type="float">
            <text:p>3.248643</text:p>
          </table:table-cell>
          <table:table-cell office:value-type="float" office:value="0" calcext:value-type="float">
            <text:p>0</text:p>
          </table:table-cell>
          <table:table-cell office:value-type="float" office:value="44.979897" calcext:value-type="float">
            <text:p>44.979897</text:p>
          </table:table-cell>
          <table:table-cell table:number-columns-repeated="2"/>
          <table:table-cell office:value-type="float" office:value="0.802589" calcext:value-type="float">
            <text:p>0.802589</text:p>
          </table:table-cell>
          <table:table-cell office:value-type="float" office:value="0.00000087" calcext:value-type="float">
            <text:p>8.7E-07</text:p>
          </table:table-cell>
          <table:table-cell office:value-type="float" office:value="-0.012888" calcext:value-type="float">
            <text:p>-0.012888</text:p>
          </table:table-cell>
        </table:table-row>
        <table:table-row table:style-name="ro1">
          <table:table-cell office:value-type="float" office:value="0.934779167175" calcext:value-type="float">
            <text:p>0.934779167175</text:p>
          </table:table-cell>
          <table:table-cell office:value-type="float" office:value="-76.53" calcext:value-type="float">
            <text:p>-76.53</text:p>
          </table:table-cell>
          <table:table-cell office:value-type="float" office:value="0.964226901531" calcext:value-type="float">
            <text:p>0.964226901531</text:p>
          </table:table-cell>
          <table:table-cell office:value-type="float" office:value="68.09" calcext:value-type="float">
            <text:p>68.09</text:p>
          </table:table-cell>
          <table:table-cell office:value-type="float" office:value="-0.0104164034128" calcext:value-type="float">
            <text:p>-0.0104164034128</text:p>
          </table:table-cell>
          <table:table-cell office:value-type="float" office:value="2.07" calcext:value-type="float">
            <text:p>2.07</text:p>
          </table:table-cell>
          <table:table-cell office:value-type="float" office:value="0.000412693247199" calcext:value-type="float">
            <text:p>0.000412693247199</text:p>
          </table:table-cell>
          <table:table-cell/>
          <table:table-cell office:value-type="float" office:value="3.168921" calcext:value-type="float">
            <text:p>3.168921</text:p>
          </table:table-cell>
          <table:table-cell office:value-type="float" office:value="0" calcext:value-type="float">
            <text:p>0</text:p>
          </table:table-cell>
          <table:table-cell office:value-type="float" office:value="46.980816" calcext:value-type="float">
            <text:p>46.980816</text:p>
          </table:table-cell>
          <table:table-cell table:number-columns-repeated="2"/>
          <table:table-cell office:value-type="float" office:value="0.791113" calcext:value-type="float">
            <text:p>0.791113</text:p>
          </table:table-cell>
          <table:table-cell office:value-type="float" office:value="0.00000064" calcext:value-type="float">
            <text:p>6.4E-07</text:p>
          </table:table-cell>
          <table:table-cell office:value-type="float" office:value="-0.013125" calcext:value-type="float">
            <text:p>-0.013125</text:p>
          </table:table-cell>
        </table:table-row>
        <table:table-row table:style-name="ro1">
          <table:table-cell office:value-type="float" office:value="0.965853214264" calcext:value-type="float">
            <text:p>0.965853214264</text:p>
          </table:table-cell>
          <table:table-cell office:value-type="float" office:value="-76.53" calcext:value-type="float">
            <text:p>-76.53</text:p>
          </table:table-cell>
          <table:table-cell office:value-type="float" office:value="0.875626504421" calcext:value-type="float">
            <text:p>0.875626504421</text:p>
          </table:table-cell>
          <table:table-cell office:value-type="float" office:value="66.59" calcext:value-type="float">
            <text:p>66.59</text:p>
          </table:table-cell>
          <table:table-cell office:value-type="float" office:value="-0.00995612516999" calcext:value-type="float">
            <text:p>-0.00995612516999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215334603126" calcext:value-type="float">
            <text:p>2.15334603126E-06</text:p>
          </table:table-cell>
          <table:table-cell/>
          <table:table-cell office:value-type="float" office:value="3.087915" calcext:value-type="float">
            <text:p>3.087915</text:p>
          </table:table-cell>
          <table:table-cell office:value-type="float" office:value="0" calcext:value-type="float">
            <text:p>0</text:p>
          </table:table-cell>
          <table:table-cell office:value-type="float" office:value="48.981789" calcext:value-type="float">
            <text:p>48.981789</text:p>
          </table:table-cell>
          <table:table-cell table:number-columns-repeated="2"/>
          <table:table-cell office:value-type="float" office:value="0.779237" calcext:value-type="float">
            <text:p>0.779237</text:p>
          </table:table-cell>
          <table:table-cell office:value-type="float" office:value="0.00000033" calcext:value-type="float">
            <text:p>3.3E-07</text:p>
          </table:table-cell>
          <table:table-cell office:value-type="float" office:value="-0.013341" calcext:value-type="float">
            <text:p>-0.013341</text:p>
          </table:table-cell>
        </table:table-row>
        <table:table-row table:style-name="ro1">
          <table:table-cell office:value-type="float" office:value="0.996775150299" calcext:value-type="float">
            <text:p>0.996775150299</text:p>
          </table:table-cell>
          <table:table-cell office:value-type="float" office:value="-76.53" calcext:value-type="float">
            <text:p>-76.53</text:p>
          </table:table-cell>
          <table:table-cell office:value-type="float" office:value="0.871122300625" calcext:value-type="float">
            <text:p>0.871122300625</text:p>
          </table:table-cell>
          <table:table-cell office:value-type="float" office:value="65.01" calcext:value-type="float">
            <text:p>65.01</text:p>
          </table:table-cell>
          <table:table-cell office:value-type="float" office:value="-0.0102361757308" calcext:value-type="float">
            <text:p>-0.0102361757308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212604300032" calcext:value-type="float">
            <text:p>2.12604300032E-06</text:p>
          </table:table-cell>
          <table:table-cell/>
          <table:table-cell office:value-type="float" office:value="3.005679" calcext:value-type="float">
            <text:p>3.005679</text:p>
          </table:table-cell>
          <table:table-cell office:value-type="float" office:value="0" calcext:value-type="float">
            <text:p>0</text:p>
          </table:table-cell>
          <table:table-cell office:value-type="float" office:value="50.982788" calcext:value-type="float">
            <text:p>50.982788</text:p>
          </table:table-cell>
          <table:table-cell table:number-columns-repeated="2"/>
          <table:table-cell office:value-type="float" office:value="0.766978" calcext:value-type="float">
            <text:p>0.766978</text:p>
          </table:table-cell>
          <table:table-cell office:value-type="float" office:value="-0.000000048" calcext:value-type="float">
            <text:p>-4.8E-08</text:p>
          </table:table-cell>
          <table:table-cell office:value-type="float" office:value="-0.013528" calcext:value-type="float">
            <text:p>-0.013528</text:p>
          </table:table-cell>
        </table:table-row>
        <table:table-row table:style-name="ro1">
          <table:table-cell office:value-type="float" office:value="1.07513713837" calcext:value-type="float">
            <text:p>1.07513713837</text:p>
          </table:table-cell>
          <table:table-cell office:value-type="float" office:value="-76.7" calcext:value-type="float">
            <text:p>-76.7</text:p>
          </table:table-cell>
          <table:table-cell office:value-type="float" office:value="0.858293294907" calcext:value-type="float">
            <text:p>0.858293294907</text:p>
          </table:table-cell>
          <table:table-cell office:value-type="float" office:value="61.32" calcext:value-type="float">
            <text:p>61.32</text:p>
          </table:table-cell>
          <table:table-cell office:value-type="float" office:value="-0.0109352590516" calcext:value-type="float">
            <text:p>-0.0109352590516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19982496724" calcext:value-type="float">
            <text:p>1.9982496724E-06</text:p>
          </table:table-cell>
          <table:table-cell/>
          <table:table-cell office:value-type="float" office:value="2.922269" calcext:value-type="float">
            <text:p>2.922269</text:p>
          </table:table-cell>
          <table:table-cell office:value-type="float" office:value="0" calcext:value-type="float">
            <text:p>0</text:p>
          </table:table-cell>
          <table:table-cell office:value-type="float" office:value="52.983841" calcext:value-type="float">
            <text:p>52.983841</text:p>
          </table:table-cell>
          <table:table-cell table:number-columns-repeated="2"/>
          <table:table-cell office:value-type="float" office:value="0.754356" calcext:value-type="float">
            <text:p>0.754356</text:p>
          </table:table-cell>
          <table:table-cell office:value-type="float" office:value="-0.00000048" calcext:value-type="float">
            <text:p>-4.8E-07</text:p>
          </table:table-cell>
          <table:table-cell office:value-type="float" office:value="-0.013671" calcext:value-type="float">
            <text:p>-0.013671</text:p>
          </table:table-cell>
        </table:table-row>
        <table:table-row table:style-name="ro1">
          <table:table-cell office:value-type="float" office:value="1.10670113564" calcext:value-type="float">
            <text:p>1.10670113564</text:p>
          </table:table-cell>
          <table:table-cell office:value-type="float" office:value="-76.7" calcext:value-type="float">
            <text:p>-76.7</text:p>
          </table:table-cell>
          <table:table-cell office:value-type="float" office:value="0.853195309639" calcext:value-type="float">
            <text:p>0.853195309639</text:p>
          </table:table-cell>
          <table:table-cell office:value-type="float" office:value="60" calcext:value-type="float">
            <text:p>60</text:p>
          </table:table-cell>
          <table:table-cell office:value-type="float" office:value="-0.0111795021221" calcext:value-type="float">
            <text:p>-0.0111795021221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193033861251" calcext:value-type="float">
            <text:p>1.93033861251E-06</text:p>
          </table:table-cell>
          <table:table-cell/>
          <table:table-cell office:value-type="float" office:value="2.83778" calcext:value-type="float">
            <text:p>2.83778</text:p>
          </table:table-cell>
          <table:table-cell office:value-type="float" office:value="0" calcext:value-type="float">
            <text:p>0</text:p>
          </table:table-cell>
          <table:table-cell office:value-type="float" office:value="54.98502" calcext:value-type="float">
            <text:p>54.98502</text:p>
          </table:table-cell>
          <table:table-cell table:number-columns-repeated="2"/>
          <table:table-cell office:value-type="float" office:value="0.741376" calcext:value-type="float">
            <text:p>0.741376</text:p>
          </table:table-cell>
          <table:table-cell office:value-type="float" office:value="-0.00000072" calcext:value-type="float">
            <text:p>-7.2E-07</text:p>
          </table:table-cell>
          <table:table-cell office:value-type="float" office:value="-0.013775" calcext:value-type="float">
            <text:p>-0.013775</text:p>
          </table:table-cell>
        </table:table-row>
        <table:table-row table:style-name="ro1">
          <table:table-cell office:value-type="float" office:value="1.13776803017" calcext:value-type="float">
            <text:p>1.13776803017</text:p>
          </table:table-cell>
          <table:table-cell office:value-type="float" office:value="-76.7" calcext:value-type="float">
            <text:p>-76.7</text:p>
          </table:table-cell>
          <table:table-cell office:value-type="float" office:value="0.847941815853" calcext:value-type="float">
            <text:p>0.847941815853</text:p>
          </table:table-cell>
          <table:table-cell office:value-type="float" office:value="58.77" calcext:value-type="float">
            <text:p>58.77</text:p>
          </table:table-cell>
          <table:table-cell office:value-type="float" office:value="-0.0114139923826" calcext:value-type="float">
            <text:p>-0.0114139923826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18233248511" calcext:value-type="float">
            <text:p>1.8233248511E-06</text:p>
          </table:table-cell>
          <table:table-cell/>
          <table:table-cell office:value-type="float" office:value="2.752252" calcext:value-type="float">
            <text:p>2.752252</text:p>
          </table:table-cell>
          <table:table-cell office:value-type="float" office:value="0" calcext:value-type="float">
            <text:p>0</text:p>
          </table:table-cell>
          <table:table-cell office:value-type="float" office:value="56.986237" calcext:value-type="float">
            <text:p>56.986237</text:p>
          </table:table-cell>
          <table:table-cell table:number-columns-repeated="2"/>
          <table:table-cell office:value-type="float" office:value="0.728067" calcext:value-type="float">
            <text:p>0.728067</text:p>
          </table:table-cell>
          <table:table-cell office:value-type="float" office:value="-0.0000012" calcext:value-type="float">
            <text:p>-1.2E-06</text:p>
          </table:table-cell>
          <table:table-cell office:value-type="float" office:value="-0.01385" calcext:value-type="float">
            <text:p>-0.01385</text:p>
          </table:table-cell>
        </table:table-row>
        <table:table-row table:style-name="ro1">
          <table:table-cell office:value-type="float" office:value="1.17845416069" calcext:value-type="float">
            <text:p>1.17845416069</text:p>
          </table:table-cell>
          <table:table-cell office:value-type="float" office:value="-76.79" calcext:value-type="float">
            <text:p>-76.79</text:p>
          </table:table-cell>
          <table:table-cell office:value-type="float" office:value="0.840681254864" calcext:value-type="float">
            <text:p>0.840681254864</text:p>
          </table:table-cell>
          <table:table-cell office:value-type="float" office:value="57.19" calcext:value-type="float">
            <text:p>57.19</text:p>
          </table:table-cell>
          <table:table-cell office:value-type="float" office:value="-0.0117120081559" calcext:value-type="float">
            <text:p>-0.0117120081559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169760073732" calcext:value-type="float">
            <text:p>1.69760073732E-06</text:p>
          </table:table-cell>
          <table:table-cell/>
          <table:table-cell office:value-type="float" office:value="2.665741" calcext:value-type="float">
            <text:p>2.665741</text:p>
          </table:table-cell>
          <table:table-cell office:value-type="float" office:value="0" calcext:value-type="float">
            <text:p>0</text:p>
          </table:table-cell>
          <table:table-cell office:value-type="float" office:value="58.987495" calcext:value-type="float">
            <text:p>58.987495</text:p>
          </table:table-cell>
          <table:table-cell table:number-columns-repeated="2"/>
          <table:table-cell office:value-type="float" office:value="0.714432" calcext:value-type="float">
            <text:p>0.714432</text:p>
          </table:table-cell>
          <table:table-cell office:value-type="float" office:value="-0.0000016" calcext:value-type="float">
            <text:p>-1.6E-06</text:p>
          </table:table-cell>
          <table:table-cell office:value-type="float" office:value="-0.013883" calcext:value-type="float">
            <text:p>-0.013883</text:p>
          </table:table-cell>
        </table:table-row>
        <table:table-row table:style-name="ro1">
          <table:table-cell office:value-type="float" office:value="1.21624708176" calcext:value-type="float">
            <text:p>1.21624708176</text:p>
          </table:table-cell>
          <table:table-cell office:value-type="float" office:value="-76.88" calcext:value-type="float">
            <text:p>-76.88</text:p>
          </table:table-cell>
          <table:table-cell office:value-type="float" office:value="0.833172857761" calcext:value-type="float">
            <text:p>0.833172857761</text:p>
          </table:table-cell>
          <table:table-cell office:value-type="float" office:value="55.96" calcext:value-type="float">
            <text:p>55.96</text:p>
          </table:table-cell>
          <table:table-cell office:value-type="float" office:value="-0.0119914682582" calcext:value-type="float">
            <text:p>-0.0119914682582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15917590872" calcext:value-type="float">
            <text:p>1.5917590872E-06</text:p>
          </table:table-cell>
          <table:table-cell/>
          <table:table-cell office:value-type="float" office:value="2.578342" calcext:value-type="float">
            <text:p>2.578342</text:p>
          </table:table-cell>
          <table:table-cell office:value-type="float" office:value="0" calcext:value-type="float">
            <text:p>0</text:p>
          </table:table-cell>
          <table:table-cell office:value-type="float" office:value="60.988796" calcext:value-type="float">
            <text:p>60.988796</text:p>
          </table:table-cell>
          <table:table-cell table:number-columns-repeated="2"/>
          <table:table-cell office:value-type="float" office:value="0.700493" calcext:value-type="float">
            <text:p>0.700493</text:p>
          </table:table-cell>
          <table:table-cell office:value-type="float" office:value="-0.0000021" calcext:value-type="float">
            <text:p>-2.1E-06</text:p>
          </table:table-cell>
          <table:table-cell office:value-type="float" office:value="-0.013889" calcext:value-type="float">
            <text:p>-0.013889</text:p>
          </table:table-cell>
        </table:table-row>
        <table:table-row table:style-name="ro1">
          <table:table-cell office:value-type="float" office:value="1.24777412415" calcext:value-type="float">
            <text:p>1.24777412415</text:p>
          </table:table-cell>
          <table:table-cell office:value-type="float" office:value="-76.97" calcext:value-type="float">
            <text:p>-76.97</text:p>
          </table:table-cell>
          <table:table-cell office:value-type="float" office:value="0.827371060848" calcext:value-type="float">
            <text:p>0.827371060848</text:p>
          </table:table-cell>
          <table:table-cell office:value-type="float" office:value="54.81" calcext:value-type="float">
            <text:p>54.81</text:p>
          </table:table-cell>
          <table:table-cell office:value-type="float" office:value="-0.0121892374009" calcext:value-type="float">
            <text:p>-0.0121892374009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147605919665" calcext:value-type="float">
            <text:p>1.47605919665E-06</text:p>
          </table:table-cell>
          <table:table-cell/>
          <table:table-cell office:value-type="float" office:value="2.49015" calcext:value-type="float">
            <text:p>2.49015</text:p>
          </table:table-cell>
          <table:table-cell office:value-type="float" office:value="0" calcext:value-type="float">
            <text:p>0</text:p>
          </table:table-cell>
          <table:table-cell office:value-type="float" office:value="62.990192" calcext:value-type="float">
            <text:p>62.990192</text:p>
          </table:table-cell>
          <table:table-cell table:number-columns-repeated="2"/>
          <table:table-cell office:value-type="float" office:value="0.686272" calcext:value-type="float">
            <text:p>0.686272</text:p>
          </table:table-cell>
          <table:table-cell office:value-type="float" office:value="-0.0000026" calcext:value-type="float">
            <text:p>-2.6E-06</text:p>
          </table:table-cell>
          <table:table-cell office:value-type="float" office:value="-0.013848" calcext:value-type="float">
            <text:p>-0.013848</text:p>
          </table:table-cell>
        </table:table-row>
        <table:table-row table:style-name="ro1">
          <table:table-cell office:value-type="float" office:value="1.27876520157" calcext:value-type="float">
            <text:p>1.27876520157</text:p>
          </table:table-cell>
          <table:table-cell office:value-type="float" office:value="-76.97" calcext:value-type="float">
            <text:p>-76.97</text:p>
          </table:table-cell>
          <table:table-cell office:value-type="float" office:value="0.821406066418" calcext:value-type="float">
            <text:p>0.821406066418</text:p>
          </table:table-cell>
          <table:table-cell office:value-type="float" office:value="53.58" calcext:value-type="float">
            <text:p>53.58</text:p>
          </table:table-cell>
          <table:table-cell office:value-type="float" office:value="-0.0123773524538" calcext:value-type="float">
            <text:p>-0.0123773524538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135027073611" calcext:value-type="float">
            <text:p>1.35027073611E-06</text:p>
          </table:table-cell>
          <table:table-cell/>
          <table:table-cell office:value-type="float" office:value="2.401249" calcext:value-type="float">
            <text:p>2.401249</text:p>
          </table:table-cell>
          <table:table-cell office:value-type="float" office:value="0" calcext:value-type="float">
            <text:p>0</text:p>
          </table:table-cell>
          <table:table-cell office:value-type="float" office:value="64.991669" calcext:value-type="float">
            <text:p>64.991669</text:p>
          </table:table-cell>
          <table:table-cell table:number-columns-repeated="2"/>
          <table:table-cell office:value-type="float" office:value="0.67178" calcext:value-type="float">
            <text:p>0.67178</text:p>
          </table:table-cell>
          <table:table-cell office:value-type="float" office:value="-0.0000029" calcext:value-type="float">
            <text:p>-2.9E-06</text:p>
          </table:table-cell>
          <table:table-cell office:value-type="float" office:value="-0.013776" calcext:value-type="float">
            <text:p>-0.013776</text:p>
          </table:table-cell>
        </table:table-row>
        <table:table-row table:style-name="ro1">
          <table:table-cell office:value-type="float" office:value="1.30971598625" calcext:value-type="float">
            <text:p>1.30971598625</text:p>
          </table:table-cell>
          <table:table-cell office:value-type="float" office:value="-77.05" calcext:value-type="float">
            <text:p>-77.05</text:p>
          </table:table-cell>
          <table:table-cell office:value-type="float" office:value="0.815320014954" calcext:value-type="float">
            <text:p>0.815320014954</text:p>
          </table:table-cell>
          <table:table-cell office:value-type="float" office:value="52.44" calcext:value-type="float">
            <text:p>52.44</text:p>
          </table:table-cell>
          <table:table-cell office:value-type="float" office:value="-0.0125544574112" calcext:value-type="float">
            <text:p>-0.0125544574112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121543450859" calcext:value-type="float">
            <text:p>1.21543450859E-06</text:p>
          </table:table-cell>
          <table:table-cell/>
          <table:table-cell office:value-type="float" office:value="2.311609" calcext:value-type="float">
            <text:p>2.311609</text:p>
          </table:table-cell>
          <table:table-cell office:value-type="float" office:value="0" calcext:value-type="float">
            <text:p>0</text:p>
          </table:table-cell>
          <table:table-cell office:value-type="float" office:value="66.993187" calcext:value-type="float">
            <text:p>66.993187</text:p>
          </table:table-cell>
          <table:table-cell table:number-columns-repeated="2"/>
          <table:table-cell office:value-type="float" office:value="0.657032" calcext:value-type="float">
            <text:p>0.657032</text:p>
          </table:table-cell>
          <table:table-cell office:value-type="float" office:value="-0.0000036" calcext:value-type="float">
            <text:p>-3.6E-06</text:p>
          </table:table-cell>
          <table:table-cell office:value-type="float" office:value="-0.013667" calcext:value-type="float">
            <text:p>-0.013667</text:p>
          </table:table-cell>
        </table:table-row>
        <table:table-row table:style-name="ro1">
          <table:table-cell office:value-type="float" office:value="1.34077811241" calcext:value-type="float">
            <text:p>1.34077811241</text:p>
          </table:table-cell>
          <table:table-cell office:value-type="float" office:value="-77.14" calcext:value-type="float">
            <text:p>-77.14</text:p>
          </table:table-cell>
          <table:table-cell office:value-type="float" office:value="0.809096157551" calcext:value-type="float">
            <text:p>0.809096157551</text:p>
          </table:table-cell>
          <table:table-cell office:value-type="float" office:value="51.21" calcext:value-type="float">
            <text:p>51.21</text:p>
          </table:table-cell>
          <table:table-cell office:value-type="float" office:value="-0.0127210868523" calcext:value-type="float">
            <text:p>-0.0127210868523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107135292637" calcext:value-type="float">
            <text:p>1.07135292637E-06</text:p>
          </table:table-cell>
          <table:table-cell/>
          <table:table-cell office:value-type="float" office:value="2.221396" calcext:value-type="float">
            <text:p>2.221396</text:p>
          </table:table-cell>
          <table:table-cell office:value-type="float" office:value="0" calcext:value-type="float">
            <text:p>0</text:p>
          </table:table-cell>
          <table:table-cell office:value-type="float" office:value="68.99472" calcext:value-type="float">
            <text:p>68.99472</text:p>
          </table:table-cell>
          <table:table-cell table:number-columns-repeated="2"/>
          <table:table-cell office:value-type="float" office:value="0.642057" calcext:value-type="float">
            <text:p>0.642057</text:p>
          </table:table-cell>
          <table:table-cell office:value-type="float" office:value="-0.0000038" calcext:value-type="float">
            <text:p>-3.8E-06</text:p>
          </table:table-cell>
          <table:table-cell office:value-type="float" office:value="-0.013524" calcext:value-type="float">
            <text:p>-0.013524</text:p>
          </table:table-cell>
        </table:table-row>
        <table:table-row table:style-name="ro1">
          <table:table-cell office:value-type="float" office:value="1.37164402008" calcext:value-type="float">
            <text:p>1.37164402008</text:p>
          </table:table-cell>
          <table:table-cell office:value-type="float" office:value="-77.23" calcext:value-type="float">
            <text:p>-77.23</text:p>
          </table:table-cell>
          <table:table-cell office:value-type="float" office:value="0.802737057209" calcext:value-type="float">
            <text:p>0.802737057209</text:p>
          </table:table-cell>
          <table:table-cell office:value-type="float" office:value="50.07" calcext:value-type="float">
            <text:p>50.07</text:p>
          </table:table-cell>
          <table:table-cell office:value-type="float" office:value="-0.0128771299496" calcext:value-type="float">
            <text:p>-0.0128771299496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0918229659419" calcext:value-type="float">
            <text:p>9.18229659419E-07</text:p>
          </table:table-cell>
          <table:table-cell/>
          <table:table-cell office:value-type="float" office:value="2.13065" calcext:value-type="float">
            <text:p>2.13065</text:p>
          </table:table-cell>
          <table:table-cell office:value-type="float" office:value="0" calcext:value-type="float">
            <text:p>0</text:p>
          </table:table-cell>
          <table:table-cell office:value-type="float" office:value="70.996323" calcext:value-type="float">
            <text:p>70.996323</text:p>
          </table:table-cell>
          <table:table-cell table:number-columns-repeated="2"/>
          <table:table-cell office:value-type="float" office:value="0.626868" calcext:value-type="float">
            <text:p>0.626868</text:p>
          </table:table-cell>
          <table:table-cell office:value-type="float" office:value="-0.0000044" calcext:value-type="float">
            <text:p>-4.4E-06</text:p>
          </table:table-cell>
          <table:table-cell office:value-type="float" office:value="-0.013356" calcext:value-type="float">
            <text:p>-0.013356</text:p>
          </table:table-cell>
        </table:table-row>
        <table:table-row table:style-name="ro1">
          <table:table-cell office:value-type="float" office:value="1.40265917778" calcext:value-type="float">
            <text:p>1.40265917778</text:p>
          </table:table-cell>
          <table:table-cell office:value-type="float" office:value="-77.32" calcext:value-type="float">
            <text:p>-77.32</text:p>
          </table:table-cell>
          <table:table-cell office:value-type="float" office:value="0.796223521233" calcext:value-type="float">
            <text:p>0.796223521233</text:p>
          </table:table-cell>
          <table:table-cell office:value-type="float" office:value="48.92" calcext:value-type="float">
            <text:p>48.92</text:p>
          </table:table-cell>
          <table:table-cell office:value-type="float" office:value="-0.0130229461938" calcext:value-type="float">
            <text:p>-0.0130229461938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0699789893588" calcext:value-type="float">
            <text:p>6.99789893588E-07</text:p>
          </table:table-cell>
          <table:table-cell/>
          <table:table-cell office:value-type="float" office:value="2.03944" calcext:value-type="float">
            <text:p>2.03944</text:p>
          </table:table-cell>
          <table:table-cell office:value-type="float" office:value="0" calcext:value-type="float">
            <text:p>0</text:p>
          </table:table-cell>
          <table:table-cell office:value-type="float" office:value="72.997986" calcext:value-type="float">
            <text:p>72.997986</text:p>
          </table:table-cell>
          <table:table-cell table:number-columns-repeated="2"/>
          <table:table-cell office:value-type="float" office:value="0.611478" calcext:value-type="float">
            <text:p>0.611478</text:p>
          </table:table-cell>
          <table:table-cell office:value-type="float" office:value="-0.0000048" calcext:value-type="float">
            <text:p>-4.8E-06</text:p>
          </table:table-cell>
          <table:table-cell office:value-type="float" office:value="-0.01314" calcext:value-type="float">
            <text:p>-0.01314</text:p>
          </table:table-cell>
        </table:table-row>
        <table:table-row table:style-name="ro1">
          <table:table-cell office:value-type="float" office:value="1.4337451458" calcext:value-type="float">
            <text:p>1.4337451458</text:p>
          </table:table-cell>
          <table:table-cell office:value-type="float" office:value="-77.23" calcext:value-type="float">
            <text:p>-77.23</text:p>
          </table:table-cell>
          <table:table-cell office:value-type="float" office:value="0.789601504803" calcext:value-type="float">
            <text:p>0.789601504803</text:p>
          </table:table-cell>
          <table:table-cell office:value-type="float" office:value="47.69" calcext:value-type="float">
            <text:p>47.69</text:p>
          </table:table-cell>
          <table:table-cell office:value-type="float" office:value="-0.0131574561819" calcext:value-type="float">
            <text:p>-0.0131574561819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0526335497852" calcext:value-type="float">
            <text:p>5.26335497852E-07</text:p>
          </table:table-cell>
          <table:table-cell/>
          <table:table-cell office:value-type="float" office:value="1.947902" calcext:value-type="float">
            <text:p>1.947902</text:p>
          </table:table-cell>
          <table:table-cell office:value-type="float" office:value="0" calcext:value-type="float">
            <text:p>0</text:p>
          </table:table-cell>
          <table:table-cell office:value-type="float" office:value="74.999687" calcext:value-type="float">
            <text:p>74.999687</text:p>
          </table:table-cell>
          <table:table-cell table:number-columns-repeated="2"/>
          <table:table-cell office:value-type="float" office:value="0.595913" calcext:value-type="float">
            <text:p>0.595913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-0.012908" calcext:value-type="float">
            <text:p>-0.012908</text:p>
          </table:table-cell>
        </table:table-row>
        <table:table-row table:style-name="ro1">
          <table:table-cell office:value-type="float" office:value="1.46470999718" calcext:value-type="float">
            <text:p>1.46470999718</text:p>
          </table:table-cell>
          <table:table-cell office:value-type="float" office:value="-77.32" calcext:value-type="float">
            <text:p>-77.32</text:p>
          </table:table-cell>
          <table:table-cell office:value-type="float" office:value="0.782852232456" calcext:value-type="float">
            <text:p>0.782852232456</text:p>
          </table:table-cell>
          <table:table-cell office:value-type="float" office:value="46.55" calcext:value-type="float">
            <text:p>46.55</text:p>
          </table:table-cell>
          <table:table-cell office:value-type="float" office:value="-0.013320193626" calcext:value-type="float">
            <text:p>-0.013320193626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0344520856288" calcext:value-type="float">
            <text:p>3.44520856288E-07</text:p>
          </table:table-cell>
          <table:table-cell/>
          <table:table-cell office:value-type="float" office:value="1.856063" calcext:value-type="float">
            <text:p>1.856063</text:p>
          </table:table-cell>
          <table:table-cell office:value-type="float" office:value="0" calcext:value-type="float">
            <text:p>0</text:p>
          </table:table-cell>
          <table:table-cell office:value-type="float" office:value="77.001396" calcext:value-type="float">
            <text:p>77.001396</text:p>
          </table:table-cell>
          <table:table-cell table:number-columns-repeated="2"/>
          <table:table-cell office:value-type="float" office:value="0.580194" calcext:value-type="float">
            <text:p>0.580194</text:p>
          </table:table-cell>
          <table:table-cell office:value-type="float" office:value="-0.0000056" calcext:value-type="float">
            <text:p>-5.6E-06</text:p>
          </table:table-cell>
          <table:table-cell office:value-type="float" office:value="-0.012637" calcext:value-type="float">
            <text:p>-0.012637</text:p>
          </table:table-cell>
        </table:table-row>
        <table:table-row table:style-name="ro1">
          <table:table-cell office:value-type="float" office:value="1.49569416046" calcext:value-type="float">
            <text:p>1.49569416046</text:p>
          </table:table-cell>
          <table:table-cell office:value-type="float" office:value="-77.49" calcext:value-type="float">
            <text:p>-77.49</text:p>
          </table:table-cell>
          <table:table-cell office:value-type="float" office:value="0.773636519909" calcext:value-type="float">
            <text:p>0.773636519909</text:p>
          </table:table-cell>
          <table:table-cell office:value-type="float" office:value="45.41" calcext:value-type="float">
            <text:p>45.41</text:p>
          </table:table-cell>
          <table:table-cell office:value-type="float" office:value="-0.0134290391579" calcext:value-type="float">
            <text:p>-0.0134290391579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0153903371825" calcext:value-type="float">
            <text:p>1.53903371825E-07</text:p>
          </table:table-cell>
          <table:table-cell/>
          <table:table-cell office:value-type="float" office:value="1.764019" calcext:value-type="float">
            <text:p>1.764019</text:p>
          </table:table-cell>
          <table:table-cell office:value-type="float" office:value="0" calcext:value-type="float">
            <text:p>0</text:p>
          </table:table-cell>
          <table:table-cell office:value-type="float" office:value="79.003212" calcext:value-type="float">
            <text:p>79.003212</text:p>
          </table:table-cell>
          <table:table-cell table:number-columns-repeated="2"/>
          <table:table-cell office:value-type="float" office:value="0.564332" calcext:value-type="float">
            <text:p>0.564332</text:p>
          </table:table-cell>
          <table:table-cell office:value-type="float" office:value="-0.0000059" calcext:value-type="float">
            <text:p>-5.9E-06</text:p>
          </table:table-cell>
          <table:table-cell office:value-type="float" office:value="-0.012321" calcext:value-type="float">
            <text:p>-0.012321</text:p>
          </table:table-cell>
        </table:table-row>
        <table:table-row table:style-name="ro1">
          <table:table-cell office:value-type="float" office:value="1.52676510811" calcext:value-type="float">
            <text:p>1.52676510811</text:p>
          </table:table-cell>
          <table:table-cell office:value-type="float" office:value="-77.76" calcext:value-type="float">
            <text:p>-77.76</text:p>
          </table:table-cell>
          <table:table-cell office:value-type="float" office:value="0.766600251198" calcext:value-type="float">
            <text:p>0.766600251198</text:p>
          </table:table-cell>
          <table:table-cell office:value-type="float" office:value="44.18" calcext:value-type="float">
            <text:p>44.18</text:p>
          </table:table-cell>
          <table:table-cell office:value-type="float" office:value="-0.0135267199948" calcext:value-type="float">
            <text:p>-0.0135267199948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00440461462858" calcext:value-type="float">
            <text:p>-4.40461462858E-08</text:p>
          </table:table-cell>
          <table:table-cell/>
          <table:table-cell office:value-type="float" office:value="1.672604" calcext:value-type="float">
            <text:p>1.672604</text:p>
          </table:table-cell>
          <table:table-cell office:value-type="float" office:value="0" calcext:value-type="float">
            <text:p>0</text:p>
          </table:table-cell>
          <table:table-cell office:value-type="float" office:value="80.943832" calcext:value-type="float">
            <text:p>80.943832</text:p>
          </table:table-cell>
          <table:table-cell table:number-columns-repeated="2"/>
          <table:table-cell office:value-type="float" office:value="0.548606" calcext:value-type="float">
            <text:p>0.548606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-0.007986" calcext:value-type="float">
            <text:p>-0.007986</text:p>
          </table:table-cell>
        </table:table-row>
        <table:table-row table:style-name="ro1">
          <table:table-cell office:value-type="float" office:value="1.55770921707" calcext:value-type="float">
            <text:p>1.55770921707</text:p>
          </table:table-cell>
          <table:table-cell office:value-type="float" office:value="-78.02" calcext:value-type="float">
            <text:p>-78.02</text:p>
          </table:table-cell>
          <table:table-cell office:value-type="float" office:value="0.759445488453" calcext:value-type="float">
            <text:p>0.759445488453</text:p>
          </table:table-cell>
          <table:table-cell office:value-type="float" office:value="43.03" calcext:value-type="float">
            <text:p>43.03</text:p>
          </table:table-cell>
          <table:table-cell office:value-type="float" office:value="-0.013613127172" calcext:value-type="float">
            <text:p>-0.013613127172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0249742498681" calcext:value-type="float">
            <text:p>-2.49742498681E-07</text:p>
          </table:table-cell>
          <table:table-cell/>
          <table:table-cell office:value-type="float" office:value="1.583648" calcext:value-type="float">
            <text:p>1.583648</text:p>
          </table:table-cell>
          <table:table-cell office:value-type="float" office:value="0" calcext:value-type="float">
            <text:p>0</text:p>
          </table:table-cell>
          <table:table-cell office:value-type="float" office:value="82.732208" calcext:value-type="float">
            <text:p>82.732208</text:p>
          </table:table-cell>
          <table:table-cell table:number-columns-repeated="2"/>
          <table:table-cell office:value-type="float" office:value="0.533603" calcext:value-type="float">
            <text:p>0.533603</text:p>
          </table:table-cell>
          <table:table-cell office:value-type="float" office:value="-0.0000086" calcext:value-type="float">
            <text:p>-8.6E-06</text:p>
          </table:table-cell>
          <table:table-cell office:value-type="float" office:value="-0.002465" calcext:value-type="float">
            <text:p>-0.002465</text:p>
          </table:table-cell>
        </table:table-row>
        <table:table-row table:style-name="ro1">
          <table:table-cell office:value-type="float" office:value="1.58871912956" calcext:value-type="float">
            <text:p>1.58871912956</text:p>
          </table:table-cell>
          <table:table-cell office:value-type="float" office:value="-78.29" calcext:value-type="float">
            <text:p>-78.29</text:p>
          </table:table-cell>
          <table:table-cell office:value-type="float" office:value="0.752150654793" calcext:value-type="float">
            <text:p>0.752150654793</text:p>
          </table:table-cell>
          <table:table-cell office:value-type="float" office:value="41.89" calcext:value-type="float">
            <text:p>41.89</text:p>
          </table:table-cell>
          <table:table-cell office:value-type="float" office:value="-0.013688383624" calcext:value-type="float">
            <text:p>-0.013688383624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0463705703169" calcext:value-type="float">
            <text:p>-4.63705703169E-07</text:p>
          </table:table-cell>
          <table:table-cell/>
          <table:table-cell office:value-type="float" office:value="1.499295" calcext:value-type="float">
            <text:p>1.499295</text:p>
          </table:table-cell>
          <table:table-cell office:value-type="float" office:value="0" calcext:value-type="float">
            <text:p>0</text:p>
          </table:table-cell>
          <table:table-cell office:value-type="float" office:value="84.331352" calcext:value-type="float">
            <text:p>84.331352</text:p>
          </table:table-cell>
          <table:table-cell table:number-columns-repeated="2"/>
          <table:table-cell office:value-type="float" office:value="0.519882" calcext:value-type="float">
            <text:p>0.519882</text:p>
          </table:table-cell>
          <table:table-cell office:value-type="float" office:value="-0.000009" calcext:value-type="float">
            <text:p>-9E-06</text:p>
          </table:table-cell>
          <table:table-cell office:value-type="float" office:value="-0.000969" calcext:value-type="float">
            <text:p>-0.000969</text:p>
          </table:table-cell>
        </table:table-row>
        <table:table-row table:style-name="ro1">
          <table:table-cell office:value-type="float" office:value="1.6198861599" calcext:value-type="float">
            <text:p>1.6198861599</text:p>
          </table:table-cell>
          <table:table-cell office:value-type="float" office:value="-78.55" calcext:value-type="float">
            <text:p>-78.55</text:p>
          </table:table-cell>
          <table:table-cell office:value-type="float" office:value="0.744766652584" calcext:value-type="float">
            <text:p>0.744766652584</text:p>
          </table:table-cell>
          <table:table-cell office:value-type="float" office:value="40.75" calcext:value-type="float">
            <text:p>40.75</text:p>
          </table:table-cell>
          <table:table-cell office:value-type="float" office:value="-0.0137518811971" calcext:value-type="float">
            <text:p>-0.0137518811971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0684308645305" calcext:value-type="float">
            <text:p>-6.84308645305E-07</text:p>
          </table:table-cell>
          <table:table-cell/>
          <table:table-cell office:value-type="float" office:value="1.42072" calcext:value-type="float">
            <text:p>1.42072</text:p>
          </table:table-cell>
          <table:table-cell office:value-type="float" office:value="0" calcext:value-type="float">
            <text:p>0</text:p>
          </table:table-cell>
          <table:table-cell office:value-type="float" office:value="85.732796" calcext:value-type="float">
            <text:p>85.732796</text:p>
          </table:table-cell>
          <table:table-cell table:number-columns-repeated="2"/>
          <table:table-cell office:value-type="float" office:value="0.507739" calcext:value-type="float">
            <text:p>0.507739</text:p>
          </table:table-cell>
          <table:table-cell office:value-type="float" office:value="-0.000008" calcext:value-type="float">
            <text:p>-8E-06</text:p>
          </table:table-cell>
          <table:table-cell office:value-type="float" office:value="-0.000613" calcext:value-type="float">
            <text:p>-0.000613</text:p>
          </table:table-cell>
        </table:table-row>
        <table:table-row table:style-name="ro1">
          <table:table-cell office:value-type="float" office:value="1.65204811096" calcext:value-type="float">
            <text:p>1.65204811096</text:p>
          </table:table-cell>
          <table:table-cell office:value-type="float" office:value="-78.81" calcext:value-type="float">
            <text:p>-78.81</text:p>
          </table:table-cell>
          <table:table-cell office:value-type="float" office:value="0.737272262573" calcext:value-type="float">
            <text:p>0.737272262573</text:p>
          </table:table-cell>
          <table:table-cell office:value-type="float" office:value="39.43" calcext:value-type="float">
            <text:p>39.43</text:p>
          </table:table-cell>
          <table:table-cell office:value-type="float" office:value="-0.0138037782162" calcext:value-type="float">
            <text:p>-0.0138037782162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0989508521343" calcext:value-type="float">
            <text:p>-9.89508521343E-07</text:p>
          </table:table-cell>
          <table:table-cell/>
          <table:table-cell office:value-type="float" office:value="1.348375" calcext:value-type="float">
            <text:p>1.348375</text:p>
          </table:table-cell>
          <table:table-cell office:value-type="float" office:value="0" calcext:value-type="float">
            <text:p>0</text:p>
          </table:table-cell>
          <table:table-cell office:value-type="float" office:value="86.935005" calcext:value-type="float">
            <text:p>86.935005</text:p>
          </table:table-cell>
          <table:table-cell table:number-columns-repeated="2"/>
          <table:table-cell office:value-type="float" office:value="0.497207" calcext:value-type="float">
            <text:p>0.497207</text:p>
          </table:table-cell>
          <table:table-cell office:value-type="float" office:value="-0.0000069" calcext:value-type="float">
            <text:p>-6.9E-06</text:p>
          </table:table-cell>
          <table:table-cell office:value-type="float" office:value="-0.000269" calcext:value-type="float">
            <text:p>-0.000269</text:p>
          </table:table-cell>
        </table:table-row>
        <table:table-row table:style-name="ro1">
          <table:table-cell office:value-type="float" office:value="1.68383812904" calcext:value-type="float">
            <text:p>1.68383812904</text:p>
          </table:table-cell>
          <table:table-cell office:value-type="float" office:value="-79.08" calcext:value-type="float">
            <text:p>-79.08</text:p>
          </table:table-cell>
          <table:table-cell office:value-type="float" office:value="0.729644536972" calcext:value-type="float">
            <text:p>0.729644536972</text:p>
          </table:table-cell>
          <table:table-cell office:value-type="float" office:value="38.29" calcext:value-type="float">
            <text:p>38.29</text:p>
          </table:table-cell>
          <table:table-cell office:value-type="float" office:value="-0.0138440812007" calcext:value-type="float">
            <text:p>-0.0138440812007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122724145513" calcext:value-type="float">
            <text:p>-1.22724145513E-06</text:p>
          </table:table-cell>
          <table:table-cell/>
          <table:table-cell office:value-type="float" office:value="1.28245" calcext:value-type="float">
            <text:p>1.28245</text:p>
          </table:table-cell>
          <table:table-cell office:value-type="float" office:value="0" calcext:value-type="float">
            <text:p>0</text:p>
          </table:table-cell>
          <table:table-cell office:value-type="float" office:value="87.937416" calcext:value-type="float">
            <text:p>87.937416</text:p>
          </table:table-cell>
          <table:table-cell table:number-columns-repeated="2"/>
          <table:table-cell office:value-type="float" office:value="0.488281" calcext:value-type="float">
            <text:p>0.488281</text:p>
          </table:table-cell>
          <table:table-cell office:value-type="float" office:value="-0.0000058" calcext:value-type="float">
            <text:p>-5.8E-06</text:p>
          </table:table-cell>
          <table:table-cell office:value-type="float" office:value="0.000093" calcext:value-type="float">
            <text:p>9.3E-05</text:p>
          </table:table-cell>
        </table:table-row>
        <table:table-row table:style-name="ro1">
          <table:table-cell office:value-type="float" office:value="1.7147591114" calcext:value-type="float">
            <text:p>1.7147591114</text:p>
          </table:table-cell>
          <table:table-cell office:value-type="float" office:value="-79.25" calcext:value-type="float">
            <text:p>-79.25</text:p>
          </table:table-cell>
          <table:table-cell office:value-type="float" office:value="0.721936941147" calcext:value-type="float">
            <text:p>0.721936941147</text:p>
          </table:table-cell>
          <table:table-cell office:value-type="float" office:value="37.05" calcext:value-type="float">
            <text:p>37.05</text:p>
          </table:table-cell>
          <table:table-cell office:value-type="float" office:value="-0.0138724148273" calcext:value-type="float">
            <text:p>-0.0138724148273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147085347635" calcext:value-type="float">
            <text:p>-1.47085347635E-06</text:p>
          </table:table-cell>
          <table:table-cell/>
          <table:table-cell office:value-type="float" office:value="1.222973" calcext:value-type="float">
            <text:p>1.222973</text:p>
          </table:table-cell>
          <table:table-cell office:value-type="float" office:value="0" calcext:value-type="float">
            <text:p>0</text:p>
          </table:table-cell>
          <table:table-cell office:value-type="float" office:value="88.739815" calcext:value-type="float">
            <text:p>88.739815</text:p>
          </table:table-cell>
          <table:table-cell table:number-columns-repeated="2"/>
          <table:table-cell office:value-type="float" office:value="0.48097" calcext:value-type="float">
            <text:p>0.48097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0.000439" calcext:value-type="float">
            <text:p>0.000439</text:p>
          </table:table-cell>
        </table:table-row>
        <table:table-row table:style-name="ro1">
          <table:table-cell office:value-type="float" office:value="1.74582910538" calcext:value-type="float">
            <text:p>1.74582910538</text:p>
          </table:table-cell>
          <table:table-cell office:value-type="float" office:value="-79.43" calcext:value-type="float">
            <text:p>-79.43</text:p>
          </table:table-cell>
          <table:table-cell office:value-type="float" office:value="0.71358525753" calcext:value-type="float">
            <text:p>0.71358525753</text:p>
          </table:table-cell>
          <table:table-cell office:value-type="float" office:value="35.82" calcext:value-type="float">
            <text:p>35.82</text:p>
          </table:table-cell>
          <table:table-cell office:value-type="float" office:value="-0.0138916261494" calcext:value-type="float">
            <text:p>-0.0138916261494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172091836248" calcext:value-type="float">
            <text:p>-1.72091836248E-06</text:p>
          </table:table-cell>
          <table:table-cell/>
          <table:table-cell office:value-type="float" office:value="1.169943" calcext:value-type="float">
            <text:p>1.169943</text:p>
          </table:table-cell>
          <table:table-cell office:value-type="float" office:value="0" calcext:value-type="float">
            <text:p>0</text:p>
          </table:table-cell>
          <table:table-cell office:value-type="float" office:value="89.342125" calcext:value-type="float">
            <text:p>89.342125</text:p>
          </table:table-cell>
          <table:table-cell table:number-columns-repeated="2"/>
          <table:table-cell office:value-type="float" office:value="0.475287" calcext:value-type="float">
            <text:p>0.475287</text:p>
          </table:table-cell>
          <table:table-cell office:value-type="float" office:value="-0.0000042" calcext:value-type="float">
            <text:p>-4.2E-06</text:p>
          </table:table-cell>
          <table:table-cell office:value-type="float" office:value="0.000759" calcext:value-type="float">
            <text:p>0.000759</text:p>
          </table:table-cell>
        </table:table-row>
        <table:table-row table:style-name="ro1">
          <table:table-cell office:value-type="float" office:value="1.77673101425" calcext:value-type="float">
            <text:p>1.77673101425</text:p>
          </table:table-cell>
          <table:table-cell office:value-type="float" office:value="-79.6" calcext:value-type="float">
            <text:p>-79.6</text:p>
          </table:table-cell>
          <table:table-cell office:value-type="float" office:value="0.703531801701" calcext:value-type="float">
            <text:p>0.703531801701</text:p>
          </table:table-cell>
          <table:table-cell office:value-type="float" office:value="34.68" calcext:value-type="float">
            <text:p>34.68</text:p>
          </table:table-cell>
          <table:table-cell office:value-type="float" office:value="-0.013891948387" calcext:value-type="float">
            <text:p>-0.013891948387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197809731617" calcext:value-type="float">
            <text:p>-1.97809731617E-06</text:p>
          </table:table-cell>
          <table:table-cell/>
          <table:table-cell office:value-type="float" office:value="1.123348" calcext:value-type="float">
            <text:p>1.123348</text:p>
          </table:table-cell>
          <table:table-cell office:value-type="float" office:value="0" calcext:value-type="float">
            <text:p>0</text:p>
          </table:table-cell>
          <table:table-cell office:value-type="float" office:value="89.74437" calcext:value-type="float">
            <text:p>89.74437</text:p>
          </table:table-cell>
          <table:table-cell table:number-columns-repeated="2"/>
          <table:table-cell office:value-type="float" office:value="0.47122" calcext:value-type="float">
            <text:p>0.47122</text:p>
          </table:table-cell>
          <table:table-cell office:value-type="float" office:value="-0.0000036" calcext:value-type="float">
            <text:p>-3.6E-06</text:p>
          </table:table-cell>
          <table:table-cell office:value-type="float" office:value="0.001084" calcext:value-type="float">
            <text:p>0.001084</text:p>
          </table:table-cell>
        </table:table-row>
        <table:table-row table:style-name="ro1">
          <table:table-cell office:value-type="float" office:value="1.8077750206" calcext:value-type="float">
            <text:p>1.8077750206</text:p>
          </table:table-cell>
          <table:table-cell office:value-type="float" office:value="-79.69" calcext:value-type="float">
            <text:p>-79.69</text:p>
          </table:table-cell>
          <table:table-cell office:value-type="float" office:value="0.695492565632" calcext:value-type="float">
            <text:p>0.695492565632</text:p>
          </table:table-cell>
          <table:table-cell office:value-type="float" office:value="33.54" calcext:value-type="float">
            <text:p>33.54</text:p>
          </table:table-cell>
          <table:table-cell office:value-type="float" office:value="-0.0138800693676" calcext:value-type="float">
            <text:p>-0.0138800693676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224047653319" calcext:value-type="float">
            <text:p>-2.24047653319E-06</text:p>
          </table:table-cell>
          <table:table-cell/>
          <table:table-cell office:value-type="float" office:value="1.084279" calcext:value-type="float">
            <text:p>1.084279</text:p>
          </table:table-cell>
          <table:table-cell office:value-type="float" office:value="0" calcext:value-type="float">
            <text:p>0</text:p>
          </table:table-cell>
          <table:table-cell office:value-type="float" office:value="89.946571" calcext:value-type="float">
            <text:p>89.946571</text:p>
          </table:table-cell>
          <table:table-cell table:number-columns-repeated="2"/>
          <table:table-cell office:value-type="float" office:value="0.468761" calcext:value-type="float">
            <text:p>0.468761</text:p>
          </table:table-cell>
          <table:table-cell office:value-type="float" office:value="-0.0000036" calcext:value-type="float">
            <text:p>-3.6E-06</text:p>
          </table:table-cell>
          <table:table-cell office:value-type="float" office:value="0.001378" calcext:value-type="float">
            <text:p>0.001378</text:p>
          </table:table-cell>
        </table:table-row>
        <table:table-row table:style-name="ro1">
          <table:table-cell office:value-type="float" office:value="1.83871603012" calcext:value-type="float">
            <text:p>1.83871603012</text:p>
          </table:table-cell>
          <table:table-cell office:value-type="float" office:value="-79.87" calcext:value-type="float">
            <text:p>-79.87</text:p>
          </table:table-cell>
          <table:table-cell office:value-type="float" office:value="0.687359690666" calcext:value-type="float">
            <text:p>0.687359690666</text:p>
          </table:table-cell>
          <table:table-cell office:value-type="float" office:value="32.31" calcext:value-type="float">
            <text:p>32.31</text:p>
          </table:table-cell>
          <table:table-cell office:value-type="float" office:value="-0.0138559024781" calcext:value-type="float">
            <text:p>-0.0138559024781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250869561569" calcext:value-type="float">
            <text:p>-2.50869561569E-06</text:p>
          </table:table-cell>
          <table:table-cell/>
          <table:table-cell office:value-type="float" office:value="1.76223" calcext:value-type="float">
            <text:p>1.76223</text:p>
          </table:table-cell>
          <table:table-cell office:value-type="float" office:value="0" calcext:value-type="float">
            <text:p>0</text:p>
          </table:table-cell>
          <table:table-cell office:value-type="float" office:value="89.908989" calcext:value-type="float">
            <text:p>89.908989</text:p>
          </table:table-cell>
          <table:table-cell table:number-columns-repeated="2"/>
          <table:table-cell office:value-type="float" office:value="0.453808" calcext:value-type="float">
            <text:p>0.453808</text:p>
          </table:table-cell>
          <table:table-cell office:value-type="float" office:value="-0.000284" calcext:value-type="float">
            <text:p>-0.000284</text:p>
          </table:table-cell>
          <table:table-cell office:value-type="float" office:value="0.000229" calcext:value-type="float">
            <text:p>0.000229</text:p>
          </table:table-cell>
        </table:table-row>
        <table:table-row table:style-name="ro1">
          <table:table-cell office:value-type="float" office:value="1.8698451519" calcext:value-type="float">
            <text:p>1.8698451519</text:p>
          </table:table-cell>
          <table:table-cell office:value-type="float" office:value="-80.04" calcext:value-type="float">
            <text:p>-80.04</text:p>
          </table:table-cell>
          <table:table-cell office:value-type="float" office:value="0.679135859013" calcext:value-type="float">
            <text:p>0.679135859013</text:p>
          </table:table-cell>
          <table:table-cell office:value-type="float" office:value="31.16" calcext:value-type="float">
            <text:p>31.16</text:p>
          </table:table-cell>
          <table:table-cell office:value-type="float" office:value="-0.0138193424791" calcext:value-type="float">
            <text:p>-0.0138193424791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278255038211" calcext:value-type="float">
            <text:p>-2.78255038211E-06</text:p>
          </table:table-cell>
          <table:table-cell/>
          <table:table-cell office:value-type="float" office:value="2.0272" calcext:value-type="float">
            <text:p>2.0272</text:p>
          </table:table-cell>
          <table:table-cell office:value-type="float" office:value="0" calcext:value-type="float">
            <text:p>0</text:p>
          </table:table-cell>
          <table:table-cell office:value-type="float" office:value="89.690025" calcext:value-type="float">
            <text:p>89.690025</text:p>
          </table:table-cell>
          <table:table-cell table:number-columns-repeated="2"/>
          <table:table-cell office:value-type="float" office:value="0.478479" calcext:value-type="float">
            <text:p>0.478479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-0.005918" calcext:value-type="float">
            <text:p>-0.005918</text:p>
          </table:table-cell>
        </table:table-row>
        <table:table-row table:style-name="ro1">
          <table:table-cell office:value-type="float" office:value="1.90070414543" calcext:value-type="float">
            <text:p>1.90070414543</text:p>
          </table:table-cell>
          <table:table-cell office:value-type="float" office:value="-80.13" calcext:value-type="float">
            <text:p>-80.13</text:p>
          </table:table-cell>
          <table:table-cell office:value-type="float" office:value="0.670795857906" calcext:value-type="float">
            <text:p>0.670795857906</text:p>
          </table:table-cell>
          <table:table-cell office:value-type="float" office:value="30.02" calcext:value-type="float">
            <text:p>30.02</text:p>
          </table:table-cell>
          <table:table-cell office:value-type="float" office:value="-0.0132285933942" calcext:value-type="float">
            <text:p>-0.0132285933942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306277752316" calcext:value-type="float">
            <text:p>-3.06277752316E-06</text:p>
          </table:table-cell>
          <table:table-cell/>
          <table:table-cell office:value-type="float" office:value="2.111662" calcext:value-type="float">
            <text:p>2.111662</text:p>
          </table:table-cell>
          <table:table-cell office:value-type="float" office:value="0" calcext:value-type="float">
            <text:p>0</text:p>
          </table:table-cell>
          <table:table-cell office:value-type="float" office:value="89.282188" calcext:value-type="float">
            <text:p>89.282188</text:p>
          </table:table-cell>
          <table:table-cell table:number-columns-repeated="2"/>
          <table:table-cell office:value-type="float" office:value="0.475217" calcext:value-type="float">
            <text:p>0.475217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-0.007003" calcext:value-type="float">
            <text:p>-0.007003</text:p>
          </table:table-cell>
        </table:table-row>
        <table:table-row table:style-name="ro1">
          <table:table-cell office:value-type="float" office:value="1.9327352047" calcext:value-type="float">
            <text:p>1.9327352047</text:p>
          </table:table-cell>
          <table:table-cell office:value-type="float" office:value="-80.4" calcext:value-type="float">
            <text:p>-80.4</text:p>
          </table:table-cell>
          <table:table-cell office:value-type="float" office:value="0.662397861481" calcext:value-type="float">
            <text:p>0.662397861481</text:p>
          </table:table-cell>
          <table:table-cell office:value-type="float" office:value="28.79" calcext:value-type="float">
            <text:p>28.79</text:p>
          </table:table-cell>
          <table:table-cell office:value-type="float" office:value="-0.0137083688751" calcext:value-type="float">
            <text:p>-0.0137083688751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334730907525" calcext:value-type="float">
            <text:p>-3.34730907525E-06</text:p>
          </table:table-cell>
          <table:table-cell/>
          <table:table-cell office:value-type="float" office:value="2.140827" calcext:value-type="float">
            <text:p>2.140827</text:p>
          </table:table-cell>
          <table:table-cell office:value-type="float" office:value="0" calcext:value-type="float">
            <text:p>0</text:p>
          </table:table-cell>
          <table:table-cell office:value-type="float" office:value="88.679626" calcext:value-type="float">
            <text:p>88.679626</text:p>
          </table:table-cell>
          <table:table-cell table:number-columns-repeated="2"/>
          <table:table-cell office:value-type="float" office:value="0.475694" calcext:value-type="float">
            <text:p>0.475694</text:p>
          </table:table-cell>
          <table:table-cell office:value-type="float" office:value="-0.000057" calcext:value-type="float">
            <text:p>-5.7E-05</text:p>
          </table:table-cell>
          <table:table-cell office:value-type="float" office:value="-0.007071" calcext:value-type="float">
            <text:p>-0.007071</text:p>
          </table:table-cell>
        </table:table-row>
        <table:table-row table:style-name="ro1">
          <table:table-cell office:value-type="float" office:value="1.96391701698" calcext:value-type="float">
            <text:p>1.96391701698</text:p>
          </table:table-cell>
          <table:table-cell office:value-type="float" office:value="-80.48" calcext:value-type="float">
            <text:p>-80.48</text:p>
          </table:table-cell>
          <table:table-cell office:value-type="float" office:value="0.639149308205" calcext:value-type="float">
            <text:p>0.639149308205</text:p>
          </table:table-cell>
          <table:table-cell office:value-type="float" office:value="27.47" calcext:value-type="float">
            <text:p>27.47</text:p>
          </table:table-cell>
          <table:table-cell office:value-type="float" office:value="-0.0155147807673" calcext:value-type="float">
            <text:p>-0.0155147807673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560212583878" calcext:value-type="float">
            <text:p>-5.60212583878E-06</text:p>
          </table:table-cell>
          <table:table-cell/>
          <table:table-cell office:value-type="float" office:value="2.159064" calcext:value-type="float">
            <text:p>2.159064</text:p>
          </table:table-cell>
          <table:table-cell office:value-type="float" office:value="0" calcext:value-type="float">
            <text:p>0</text:p>
          </table:table-cell>
          <table:table-cell office:value-type="float" office:value="87.879456" calcext:value-type="float">
            <text:p>87.879456</text:p>
          </table:table-cell>
          <table:table-cell table:number-columns-repeated="2"/>
          <table:table-cell office:value-type="float" office:value="0.481234" calcext:value-type="float">
            <text:p>0.481234</text:p>
          </table:table-cell>
          <table:table-cell office:value-type="float" office:value="-0.000016" calcext:value-type="float">
            <text:p>-1.6E-05</text:p>
          </table:table-cell>
          <table:table-cell office:value-type="float" office:value="-0.00696" calcext:value-type="float">
            <text:p>-0.00696</text:p>
          </table:table-cell>
        </table:table-row>
        <table:table-row table:style-name="ro1">
          <table:table-cell office:value-type="float" office:value="1.99480319023" calcext:value-type="float">
            <text:p>1.99480319023</text:p>
          </table:table-cell>
          <table:table-cell office:value-type="float" office:value="-80.57" calcext:value-type="float">
            <text:p>-80.57</text:p>
          </table:table-cell>
          <table:table-cell office:value-type="float" office:value="0.630447089672" calcext:value-type="float">
            <text:p>0.630447089672</text:p>
          </table:table-cell>
          <table:table-cell office:value-type="float" office:value="25.8" calcext:value-type="float">
            <text:p>25.8</text:p>
          </table:table-cell>
          <table:table-cell office:value-type="float" office:value="-0.0147446561605" calcext:value-type="float">
            <text:p>-0.0147446561605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424975632995" calcext:value-type="float">
            <text:p>-4.24975632995E-06</text:p>
          </table:table-cell>
          <table:table-cell/>
          <table:table-cell office:value-type="float" office:value="2.176126" calcext:value-type="float">
            <text:p>2.176126</text:p>
          </table:table-cell>
          <table:table-cell office:value-type="float" office:value="0" calcext:value-type="float">
            <text:p>0</text:p>
          </table:table-cell>
          <table:table-cell office:value-type="float" office:value="86.880157" calcext:value-type="float">
            <text:p>86.880157</text:p>
          </table:table-cell>
          <table:table-cell table:number-columns-repeated="2"/>
          <table:table-cell office:value-type="float" office:value="0.488702" calcext:value-type="float">
            <text:p>0.488702</text:p>
          </table:table-cell>
          <table:table-cell office:value-type="float" office:value="0.0000015" calcext:value-type="float">
            <text:p>1.5E-06</text:p>
          </table:table-cell>
          <table:table-cell office:value-type="float" office:value="-0.006832" calcext:value-type="float">
            <text:p>-0.006832</text:p>
          </table:table-cell>
        </table:table-row>
        <table:table-row table:style-name="ro1">
          <table:table-cell office:value-type="float" office:value="2.02592515945" calcext:value-type="float">
            <text:p>2.02592515945</text:p>
          </table:table-cell>
          <table:table-cell office:value-type="float" office:value="-80.75" calcext:value-type="float">
            <text:p>-80.75</text:p>
          </table:table-cell>
          <table:table-cell office:value-type="float" office:value="0.621203541756" calcext:value-type="float">
            <text:p>0.621203541756</text:p>
          </table:table-cell>
          <table:table-cell office:value-type="float" office:value="24.04" calcext:value-type="float">
            <text:p>24.04</text:p>
          </table:table-cell>
          <table:table-cell office:value-type="float" office:value="-0.0142204305157" calcext:value-type="float">
            <text:p>-0.0142204305157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331915089191" calcext:value-type="float">
            <text:p>-3.31915089191E-06</text:p>
          </table:table-cell>
          <table:table-cell/>
          <table:table-cell office:value-type="float" office:value="2.194881" calcext:value-type="float">
            <text:p>2.194881</text:p>
          </table:table-cell>
          <table:table-cell office:value-type="float" office:value="0" calcext:value-type="float">
            <text:p>0</text:p>
          </table:table-cell>
          <table:table-cell office:value-type="float" office:value="85.681114" calcext:value-type="float">
            <text:p>85.681114</text:p>
          </table:table-cell>
          <table:table-cell table:number-columns-repeated="2"/>
          <table:table-cell office:value-type="float" office:value="0.497555" calcext:value-type="float">
            <text:p>0.497555</text:p>
          </table:table-cell>
          <table:table-cell office:value-type="float" office:value="-0.0000028" calcext:value-type="float">
            <text:p>-2.8E-06</text:p>
          </table:table-cell>
          <table:table-cell office:value-type="float" office:value="-0.006736" calcext:value-type="float">
            <text:p>-0.006736</text:p>
          </table:table-cell>
        </table:table-row>
        <table:table-row table:style-name="ro1">
          <table:table-cell office:value-type="float" office:value="2.05681204796" calcext:value-type="float">
            <text:p>2.05681204796</text:p>
          </table:table-cell>
          <table:table-cell office:value-type="float" office:value="-80.92" calcext:value-type="float">
            <text:p>-80.92</text:p>
          </table:table-cell>
          <table:table-cell office:value-type="float" office:value="0.608882009983" calcext:value-type="float">
            <text:p>0.608882009983</text:p>
          </table:table-cell>
          <table:table-cell office:value-type="float" office:value="22.46" calcext:value-type="float">
            <text:p>22.46</text:p>
          </table:table-cell>
          <table:table-cell office:value-type="float" office:value="-0.013139333576" calcext:value-type="float">
            <text:p>-0.013139333576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276709238278" calcext:value-type="float">
            <text:p>-2.76709238278E-06</text:p>
          </table:table-cell>
          <table:table-cell/>
          <table:table-cell office:value-type="float" office:value="2.216997" calcext:value-type="float">
            <text:p>2.216997</text:p>
          </table:table-cell>
          <table:table-cell office:value-type="float" office:value="0" calcext:value-type="float">
            <text:p>0</text:p>
          </table:table-cell>
          <table:table-cell office:value-type="float" office:value="84.282227" calcext:value-type="float">
            <text:p>84.282227</text:p>
          </table:table-cell>
          <table:table-cell table:number-columns-repeated="2"/>
          <table:table-cell office:value-type="float" office:value="0.50805" calcext:value-type="float">
            <text:p>0.50805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-0.006608" calcext:value-type="float">
            <text:p>-0.006608</text:p>
          </table:table-cell>
        </table:table-row>
        <table:table-row table:style-name="ro1">
          <table:table-cell office:value-type="float" office:value="2.14301514626" calcext:value-type="float">
            <text:p>2.14301514626</text:p>
          </table:table-cell>
          <table:table-cell office:value-type="float" office:value="-81.27" calcext:value-type="float">
            <text:p>-81.27</text:p>
          </table:table-cell>
          <table:table-cell office:value-type="float" office:value="0.584479391575" calcext:value-type="float">
            <text:p>0.584479391575</text:p>
          </table:table-cell>
          <table:table-cell office:value-type="float" office:value="18.68" calcext:value-type="float">
            <text:p>18.68</text:p>
          </table:table-cell>
          <table:table-cell office:value-type="float" office:value="-0.0106593761593" calcext:value-type="float">
            <text:p>-0.0106593761593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285804026134" calcext:value-type="float">
            <text:p>-2.85804026134E-06</text:p>
          </table:table-cell>
          <table:table-cell/>
          <table:table-cell office:value-type="float" office:value="2.243034" calcext:value-type="float">
            <text:p>2.243034</text:p>
          </table:table-cell>
          <table:table-cell office:value-type="float" office:value="0" calcext:value-type="float">
            <text:p>0</text:p>
          </table:table-cell>
          <table:table-cell office:value-type="float" office:value="82.683418" calcext:value-type="float">
            <text:p>82.683418</text:p>
          </table:table-cell>
          <table:table-cell table:number-columns-repeated="2"/>
          <table:table-cell office:value-type="float" office:value="0.520191" calcext:value-type="float">
            <text:p>0.520191</text:p>
          </table:table-cell>
          <table:table-cell office:value-type="float" office:value="-0.000005" calcext:value-type="float">
            <text:p>-5E-06</text:p>
          </table:table-cell>
          <table:table-cell office:value-type="float" office:value="-0.006475" calcext:value-type="float">
            <text:p>-0.006475</text:p>
          </table:table-cell>
        </table:table-row>
        <table:table-row table:style-name="ro1">
          <table:table-cell office:value-type="float" office:value="2.17399907112" calcext:value-type="float">
            <text:p>2.17399907112</text:p>
          </table:table-cell>
          <table:table-cell office:value-type="float" office:value="-81.45" calcext:value-type="float">
            <text:p>-81.45</text:p>
          </table:table-cell>
          <table:table-cell office:value-type="float" office:value="0.575522601604" calcext:value-type="float">
            <text:p>0.575522601604</text:p>
          </table:table-cell>
          <table:table-cell office:value-type="float" office:value="17.36" calcext:value-type="float">
            <text:p>17.36</text:p>
          </table:table-cell>
          <table:table-cell office:value-type="float" office:value="-0.00924642570317" calcext:value-type="float">
            <text:p>-0.00924642570317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358912507181" calcext:value-type="float">
            <text:p>-3.58912507181E-06</text:p>
          </table:table-cell>
          <table:table-cell/>
          <table:table-cell office:value-type="float" office:value="2.273155" calcext:value-type="float">
            <text:p>2.273155</text:p>
          </table:table-cell>
          <table:table-cell office:value-type="float" office:value="0" calcext:value-type="float">
            <text:p>0</text:p>
          </table:table-cell>
          <table:table-cell office:value-type="float" office:value="80.88475" calcext:value-type="float">
            <text:p>80.88475</text:p>
          </table:table-cell>
          <table:table-cell table:number-columns-repeated="2"/>
          <table:table-cell office:value-type="float" office:value="0.533906" calcext:value-type="float">
            <text:p>0.533906</text:p>
          </table:table-cell>
          <table:table-cell office:value-type="float" office:value="-0.0000054" calcext:value-type="float">
            <text:p>-5.4E-06</text:p>
          </table:table-cell>
          <table:table-cell office:value-type="float" office:value="-0.006292" calcext:value-type="float">
            <text:p>-0.006292</text:p>
          </table:table-cell>
        </table:table-row>
        <table:table-row table:style-name="ro1">
          <table:table-cell office:value-type="float" office:value="2.20605707169" calcext:value-type="float">
            <text:p>2.20605707169</text:p>
          </table:table-cell>
          <table:table-cell office:value-type="float" office:value="-81.63" calcext:value-type="float">
            <text:p>-81.63</text:p>
          </table:table-cell>
          <table:table-cell office:value-type="float" office:value="0.564323365688" calcext:value-type="float">
            <text:p>0.564323365688</text:p>
          </table:table-cell>
          <table:table-cell office:value-type="float" office:value="16.22" calcext:value-type="float">
            <text:p>16.22</text:p>
          </table:table-cell>
          <table:table-cell office:value-type="float" office:value="-0.00799519009888" calcext:value-type="float">
            <text:p>-0.00799519009888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436111122326" calcext:value-type="float">
            <text:p>-4.36111122326E-06</text:p>
          </table:table-cell>
          <table:table-cell/>
          <table:table-cell office:value-type="float" office:value="2.307333" calcext:value-type="float">
            <text:p>2.307333</text:p>
          </table:table-cell>
          <table:table-cell office:value-type="float" office:value="0" calcext:value-type="float">
            <text:p>0</text:p>
          </table:table-cell>
          <table:table-cell office:value-type="float" office:value="78.947495" calcext:value-type="float">
            <text:p>78.947495</text:p>
          </table:table-cell>
          <table:table-cell table:number-columns-repeated="2"/>
          <table:table-cell office:value-type="float" office:value="0.548888" calcext:value-type="float">
            <text:p>0.548888</text:p>
          </table:table-cell>
          <table:table-cell office:value-type="float" office:value="-0.0000056" calcext:value-type="float">
            <text:p>-5.6E-06</text:p>
          </table:table-cell>
          <table:table-cell office:value-type="float" office:value="-0.010171" calcext:value-type="float">
            <text:p>-0.010171</text:p>
          </table:table-cell>
        </table:table-row>
        <table:table-row table:style-name="ro1">
          <table:table-cell office:value-type="float" office:value="2.23765301704" calcext:value-type="float">
            <text:p>2.23765301704</text:p>
          </table:table-cell>
          <table:table-cell office:value-type="float" office:value="-81.8" calcext:value-type="float">
            <text:p>-81.8</text:p>
          </table:table-cell>
          <table:table-cell office:value-type="float" office:value="0.555751144886" calcext:value-type="float">
            <text:p>0.555751144886</text:p>
          </table:table-cell>
          <table:table-cell office:value-type="float" office:value="15.08" calcext:value-type="float">
            <text:p>15.08</text:p>
          </table:table-cell>
          <table:table-cell office:value-type="float" office:value="-0.00647163530812" calcext:value-type="float">
            <text:p>-0.00647163530812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52834611779" calcext:value-type="float">
            <text:p>-5.2834611779E-06</text:p>
          </table:table-cell>
          <table:table-cell/>
          <table:table-cell office:value-type="float" office:value="2.344913" calcext:value-type="float">
            <text:p>2.344913</text:p>
          </table:table-cell>
          <table:table-cell office:value-type="float" office:value="0" calcext:value-type="float">
            <text:p>0</text:p>
          </table:table-cell>
          <table:table-cell office:value-type="float" office:value="76.962357" calcext:value-type="float">
            <text:p>76.962357</text:p>
          </table:table-cell>
          <table:table-cell table:number-columns-repeated="2"/>
          <table:table-cell office:value-type="float" office:value="0.564575" calcext:value-type="float">
            <text:p>0.564575</text:p>
          </table:table-cell>
          <table:table-cell office:value-type="float" office:value="-0.0000047" calcext:value-type="float">
            <text:p>-4.7E-06</text:p>
          </table:table-cell>
          <table:table-cell office:value-type="float" office:value="-0.015176" calcext:value-type="float">
            <text:p>-0.015176</text:p>
          </table:table-cell>
        </table:table-row>
        <table:table-row table:style-name="ro1">
          <table:table-cell office:value-type="float" office:value="2.26879620552" calcext:value-type="float">
            <text:p>2.26879620552</text:p>
          </table:table-cell>
          <table:table-cell office:value-type="float" office:value="-81.98" calcext:value-type="float">
            <text:p>-81.98</text:p>
          </table:table-cell>
          <table:table-cell office:value-type="float" office:value="0.547392308712" calcext:value-type="float">
            <text:p>0.547392308712</text:p>
          </table:table-cell>
          <table:table-cell office:value-type="float" office:value="13.85" calcext:value-type="float">
            <text:p>13.85</text:p>
          </table:table-cell>
          <table:table-cell office:value-type="float" office:value="-0.00546612497419" calcext:value-type="float">
            <text:p>-0.00546612497419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668517623126" calcext:value-type="float">
            <text:p>-6.68517623126E-06</text:p>
          </table:table-cell>
          <table:table-cell/>
          <table:table-cell office:value-type="float" office:value="2.384269" calcext:value-type="float">
            <text:p>2.384269</text:p>
          </table:table-cell>
          <table:table-cell office:value-type="float" office:value="0" calcext:value-type="float">
            <text:p>0</text:p>
          </table:table-cell>
          <table:table-cell office:value-type="float" office:value="74.96611" calcext:value-type="float">
            <text:p>74.96611</text:p>
          </table:table-cell>
          <table:table-cell table:number-columns-repeated="2"/>
          <table:table-cell office:value-type="float" office:value="0.580456" calcext:value-type="float">
            <text:p>0.580456</text:p>
          </table:table-cell>
          <table:table-cell office:value-type="float" office:value="-0.0000028" calcext:value-type="float">
            <text:p>-2.8E-06</text:p>
          </table:table-cell>
          <table:table-cell office:value-type="float" office:value="-0.016212" calcext:value-type="float">
            <text:p>-0.016212</text:p>
          </table:table-cell>
        </table:table-row>
        <table:table-row table:style-name="ro1">
          <table:table-cell office:value-type="float" office:value="2.32120108604" calcext:value-type="float">
            <text:p>2.32120108604</text:p>
          </table:table-cell>
          <table:table-cell office:value-type="float" office:value="-82.42" calcext:value-type="float">
            <text:p>-82.42</text:p>
          </table:table-cell>
          <table:table-cell office:value-type="float" office:value="0.533988416195" calcext:value-type="float">
            <text:p>0.533988416195</text:p>
          </table:table-cell>
          <table:table-cell office:value-type="float" office:value="12" calcext:value-type="float">
            <text:p>12</text:p>
          </table:table-cell>
          <table:table-cell office:value-type="float" office:value="-0.0034389719367" calcext:value-type="float">
            <text:p>-0.0034389719367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857666600496" calcext:value-type="float">
            <text:p>-8.57666600496E-06</text:p>
          </table:table-cell>
          <table:table-cell/>
          <table:table-cell office:value-type="float" office:value="2.424212" calcext:value-type="float">
            <text:p>2.424212</text:p>
          </table:table-cell>
          <table:table-cell office:value-type="float" office:value="0" calcext:value-type="float">
            <text:p>0</text:p>
          </table:table-cell>
          <table:table-cell office:value-type="float" office:value="72.967407" calcext:value-type="float">
            <text:p>72.967407</text:p>
          </table:table-cell>
          <table:table-cell table:number-columns-repeated="2"/>
          <table:table-cell office:value-type="float" office:value="0.596215" calcext:value-type="float">
            <text:p>0.596215</text:p>
          </table:table-cell>
          <table:table-cell office:value-type="float" office:value="-0.000002" calcext:value-type="float">
            <text:p>-2E-06</text:p>
          </table:table-cell>
          <table:table-cell office:value-type="float" office:value="-0.016066" calcext:value-type="float">
            <text:p>-0.016066</text:p>
          </table:table-cell>
        </table:table-row>
        <table:table-row table:style-name="ro1">
          <table:table-cell office:value-type="float" office:value="2.36205720901" calcext:value-type="float">
            <text:p>2.36205720901</text:p>
          </table:table-cell>
          <table:table-cell office:value-type="float" office:value="-82.86" calcext:value-type="float">
            <text:p>-82.86</text:p>
          </table:table-cell>
          <table:table-cell office:value-type="float" office:value="0.52386367321" calcext:value-type="float">
            <text:p>0.52386367321</text:p>
          </table:table-cell>
          <table:table-cell office:value-type="float" office:value="10.68" calcext:value-type="float">
            <text:p>10.68</text:p>
          </table:table-cell>
          <table:table-cell office:value-type="float" office:value="-0.00136638968252" calcext:value-type="float">
            <text:p>-0.00136638968252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972052657744" calcext:value-type="float">
            <text:p>-9.72052657744E-06</text:p>
          </table:table-cell>
          <table:table-cell/>
          <table:table-cell office:value-type="float" office:value="2.464168" calcext:value-type="float">
            <text:p>2.464168</text:p>
          </table:table-cell>
          <table:table-cell office:value-type="float" office:value="0" calcext:value-type="float">
            <text:p>0</text:p>
          </table:table-cell>
          <table:table-cell office:value-type="float" office:value="70.967781" calcext:value-type="float">
            <text:p>70.967781</text:p>
          </table:table-cell>
          <table:table-cell table:number-columns-repeated="2"/>
          <table:table-cell office:value-type="float" office:value="0.611796" calcext:value-type="float">
            <text:p>0.611796</text:p>
          </table:table-cell>
          <table:table-cell office:value-type="float" office:value="-0.0000017" calcext:value-type="float">
            <text:p>-1.7E-06</text:p>
          </table:table-cell>
          <table:table-cell office:value-type="float" office:value="-0.015858" calcext:value-type="float">
            <text:p>-0.015858</text:p>
          </table:table-cell>
        </table:table-row>
        <table:table-row table:style-name="ro1">
          <table:table-cell office:value-type="float" office:value="2.3937292099" calcext:value-type="float">
            <text:p>2.3937292099</text:p>
          </table:table-cell>
          <table:table-cell office:value-type="float" office:value="-83.21" calcext:value-type="float">
            <text:p>-83.21</text:p>
          </table:table-cell>
          <table:table-cell office:value-type="float" office:value="0.517169892788" calcext:value-type="float">
            <text:p>0.517169892788</text:p>
          </table:table-cell>
          <table:table-cell office:value-type="float" office:value="9.63" calcext:value-type="float">
            <text:p>9.63</text:p>
          </table:table-cell>
          <table:table-cell office:value-type="float" office:value="-0.000407726271078" calcext:value-type="float">
            <text:p>-0.000407726271078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111808385554" calcext:value-type="float">
            <text:p>-1.11808385554E-05</text:p>
          </table:table-cell>
          <table:table-cell/>
          <table:table-cell office:value-type="float" office:value="2.503934" calcext:value-type="float">
            <text:p>2.503934</text:p>
          </table:table-cell>
          <table:table-cell office:value-type="float" office:value="0" calcext:value-type="float">
            <text:p>0</text:p>
          </table:table-cell>
          <table:table-cell office:value-type="float" office:value="68.967865" calcext:value-type="float">
            <text:p>68.967865</text:p>
          </table:table-cell>
          <table:table-cell table:number-columns-repeated="2"/>
          <table:table-cell office:value-type="float" office:value="0.627198" calcext:value-type="float">
            <text:p>0.627198</text:p>
          </table:table-cell>
          <table:table-cell office:value-type="float" office:value="-0.0000013" calcext:value-type="float">
            <text:p>-1.3E-06</text:p>
          </table:table-cell>
          <table:table-cell office:value-type="float" office:value="-0.015673" calcext:value-type="float">
            <text:p>-0.015673</text:p>
          </table:table-cell>
        </table:table-row>
        <table:table-row table:style-name="ro1">
          <table:table-cell office:value-type="float" office:value="2.42468309402" calcext:value-type="float">
            <text:p>2.42468309402</text:p>
          </table:table-cell>
          <table:table-cell office:value-type="float" office:value="-83.38" calcext:value-type="float">
            <text:p>-83.38</text:p>
          </table:table-cell>
          <table:table-cell office:value-type="float" office:value="0.510318934917" calcext:value-type="float">
            <text:p>0.510318934917</text:p>
          </table:table-cell>
          <table:table-cell office:value-type="float" office:value="8.66" calcext:value-type="float">
            <text:p>8.66</text:p>
          </table:table-cell>
          <table:table-cell office:value-type="float" office:value="0.000499281799421" calcext:value-type="float">
            <text:p>0.000499281799421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121726116049" calcext:value-type="float">
            <text:p>-1.21726116049E-05</text:p>
          </table:table-cell>
          <table:table-cell/>
          <table:table-cell office:value-type="float" office:value="2.543358" calcext:value-type="float">
            <text:p>2.543358</text:p>
          </table:table-cell>
          <table:table-cell office:value-type="float" office:value="0" calcext:value-type="float">
            <text:p>0</text:p>
          </table:table-cell>
          <table:table-cell office:value-type="float" office:value="66.96785" calcext:value-type="float">
            <text:p>66.96785</text:p>
          </table:table-cell>
          <table:table-cell table:number-columns-repeated="2"/>
          <table:table-cell office:value-type="float" office:value="0.642399" calcext:value-type="float">
            <text:p>0.642399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-0.015418" calcext:value-type="float">
            <text:p>-0.015418</text:p>
          </table:table-cell>
        </table:table-row>
        <table:table-row table:style-name="ro1">
          <table:table-cell office:value-type="float" office:value="2.45578503609" calcext:value-type="float">
            <text:p>2.45578503609</text:p>
          </table:table-cell>
          <table:table-cell office:value-type="float" office:value="-83.56" calcext:value-type="float">
            <text:p>-83.56</text:p>
          </table:table-cell>
          <table:table-cell office:value-type="float" office:value="0.503315508366" calcext:value-type="float">
            <text:p>0.503315508366</text:p>
          </table:table-cell>
          <table:table-cell office:value-type="float" office:value="7.69" calcext:value-type="float">
            <text:p>7.69</text:p>
          </table:table-cell>
          <table:table-cell office:value-type="float" office:value="0.00160853448324" calcext:value-type="float">
            <text:p>0.00160853448324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130359112518" calcext:value-type="float">
            <text:p>-1.30359112518E-05</text:p>
          </table:table-cell>
          <table:table-cell/>
          <table:table-cell office:value-type="float" office:value="2.582344" calcext:value-type="float">
            <text:p>2.582344</text:p>
          </table:table-cell>
          <table:table-cell office:value-type="float" office:value="0" calcext:value-type="float">
            <text:p>0</text:p>
          </table:table-cell>
          <table:table-cell office:value-type="float" office:value="64.967789" calcext:value-type="float">
            <text:p>64.967789</text:p>
          </table:table-cell>
          <table:table-cell table:number-columns-repeated="2"/>
          <table:table-cell office:value-type="float" office:value="0.657396" calcext:value-type="float">
            <text:p>0.657396</text:p>
          </table:table-cell>
          <table:table-cell office:value-type="float" office:value="-0.00000056" calcext:value-type="float">
            <text:p>-5.6E-07</text:p>
          </table:table-cell>
          <table:table-cell office:value-type="float" office:value="-0.015163" calcext:value-type="float">
            <text:p>-0.015163</text:p>
          </table:table-cell>
        </table:table-row>
        <table:table-row table:style-name="ro1">
          <table:table-cell office:value-type="float" office:value="2.48666000366" calcext:value-type="float">
            <text:p>2.48666000366</text:p>
          </table:table-cell>
          <table:table-cell office:value-type="float" office:value="-83.65" calcext:value-type="float">
            <text:p>-83.65</text:p>
          </table:table-cell>
          <table:table-cell office:value-type="float" office:value="0.495336294174" calcext:value-type="float">
            <text:p>0.495336294174</text:p>
          </table:table-cell>
          <table:table-cell office:value-type="float" office:value="6.73" calcext:value-type="float">
            <text:p>6.73</text:p>
          </table:table-cell>
          <table:table-cell office:value-type="float" office:value="0.00289060361683" calcext:value-type="float">
            <text:p>0.00289060361683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137347633427" calcext:value-type="float">
            <text:p>-1.37347633427E-05</text:p>
          </table:table-cell>
          <table:table-cell/>
          <table:table-cell office:value-type="float" office:value="2.620839" calcext:value-type="float">
            <text:p>2.620839</text:p>
          </table:table-cell>
          <table:table-cell office:value-type="float" office:value="0" calcext:value-type="float">
            <text:p>0</text:p>
          </table:table-cell>
          <table:table-cell office:value-type="float" office:value="62.967747" calcext:value-type="float">
            <text:p>62.967747</text:p>
          </table:table-cell>
          <table:table-cell table:number-columns-repeated="2"/>
          <table:table-cell office:value-type="float" office:value="0.672161" calcext:value-type="float">
            <text:p>0.672161</text:p>
          </table:table-cell>
          <table:table-cell office:value-type="float" office:value="-0.000000045" calcext:value-type="float">
            <text:p>-4.5E-08</text:p>
          </table:table-cell>
          <table:table-cell office:value-type="float" office:value="-0.014872" calcext:value-type="float">
            <text:p>-0.014872</text:p>
          </table:table-cell>
        </table:table-row>
        <table:table-row table:style-name="ro1">
          <table:table-cell office:value-type="float" office:value="2.51770710945" calcext:value-type="float">
            <text:p>2.51770710945</text:p>
          </table:table-cell>
          <table:table-cell office:value-type="float" office:value="-83.74" calcext:value-type="float">
            <text:p>-83.74</text:p>
          </table:table-cell>
          <table:table-cell office:value-type="float" office:value="0.490438759327" calcext:value-type="float">
            <text:p>0.490438759327</text:p>
          </table:table-cell>
          <table:table-cell office:value-type="float" office:value="5.85" calcext:value-type="float">
            <text:p>5.85</text:p>
          </table:table-cell>
          <table:table-cell office:value-type="float" office:value="0.00353231001645" calcext:value-type="float">
            <text:p>0.00353231001645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142264289025" calcext:value-type="float">
            <text:p>-1.42264289025E-05</text:p>
          </table:table-cell>
          <table:table-cell/>
          <table:table-cell office:value-type="float" office:value="2.65872" calcext:value-type="float">
            <text:p>2.65872</text:p>
          </table:table-cell>
          <table:table-cell office:value-type="float" office:value="0" calcext:value-type="float">
            <text:p>0</text:p>
          </table:table-cell>
          <table:table-cell office:value-type="float" office:value="60.96769" calcext:value-type="float">
            <text:p>60.96769</text:p>
          </table:table-cell>
          <table:table-cell table:number-columns-repeated="2"/>
          <table:table-cell office:value-type="float" office:value="0.686673" calcext:value-type="float">
            <text:p>0.686673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-0.014558" calcext:value-type="float">
            <text:p>-0.014558</text:p>
          </table:table-cell>
        </table:table-row>
        <table:table-row table:style-name="ro1">
          <table:table-cell office:value-type="float" office:value="2.54979109764" calcext:value-type="float">
            <text:p>2.54979109764</text:p>
          </table:table-cell>
          <table:table-cell office:value-type="float" office:value="-83.91" calcext:value-type="float">
            <text:p>-83.91</text:p>
          </table:table-cell>
          <table:table-cell office:value-type="float" office:value="0.485486358404" calcext:value-type="float">
            <text:p>0.485486358404</text:p>
          </table:table-cell>
          <table:table-cell office:value-type="float" office:value="5.14" calcext:value-type="float">
            <text:p>5.14</text:p>
          </table:table-cell>
          <table:table-cell office:value-type="float" office:value="0.00460490304977" calcext:value-type="float">
            <text:p>0.00460490304977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144755322253" calcext:value-type="float">
            <text:p>-1.44755322253E-05</text:p>
          </table:table-cell>
          <table:table-cell/>
          <table:table-cell office:value-type="float" office:value="2.695917" calcext:value-type="float">
            <text:p>2.695917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58.967648" calcext:value-type="float">
            <text:p>58.967648</text:p>
          </table:table-cell>
          <table:table-cell table:number-columns-repeated="2"/>
          <table:table-cell office:value-type="float" office:value="0.700919" calcext:value-type="float">
            <text:p>0.700919</text:p>
          </table:table-cell>
          <table:table-cell office:value-type="float" office:value="0.00000075" calcext:value-type="float">
            <text:p>7.5E-07</text:p>
          </table:table-cell>
          <table:table-cell office:value-type="float" office:value="-0.014219" calcext:value-type="float">
            <text:p>-0.014219</text:p>
          </table:table-cell>
        </table:table-row>
        <table:table-row table:style-name="ro1">
          <table:table-cell office:value-type="float" office:value="2.58090901375" calcext:value-type="float">
            <text:p>2.58090901375</text:p>
          </table:table-cell>
          <table:table-cell office:value-type="float" office:value="-84" calcext:value-type="float">
            <text:p>-84</text:p>
          </table:table-cell>
          <table:table-cell office:value-type="float" office:value="0.481035768986" calcext:value-type="float">
            <text:p>0.481035768986</text:p>
          </table:table-cell>
          <table:table-cell office:value-type="float" office:value="4.44" calcext:value-type="float">
            <text:p>4.44</text:p>
          </table:table-cell>
          <table:table-cell office:value-type="float" office:value="0.00555365066975" calcext:value-type="float">
            <text:p>0.00555365066975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144434779941" calcext:value-type="float">
            <text:p>-1.44434779941E-05</text:p>
          </table:table-cell>
          <table:table-cell/>
          <table:table-cell office:value-type="float" office:value="2.732404" calcext:value-type="float">
            <text:p>2.732404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56.96767" calcext:value-type="float">
            <text:p>56.96767</text:p>
          </table:table-cell>
          <table:table-cell table:number-columns-repeated="2"/>
          <table:table-cell office:value-type="float" office:value="0.714881" calcext:value-type="float">
            <text:p>0.71488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-0.013861" calcext:value-type="float">
            <text:p>-0.013861</text:p>
          </table:table-cell>
        </table:table-row>
        <table:table-row table:style-name="ro1">
          <table:table-cell office:value-type="float" office:value="2.61227416992" calcext:value-type="float">
            <text:p>2.61227416992</text:p>
          </table:table-cell>
          <table:table-cell office:value-type="float" office:value="-84.44" calcext:value-type="float">
            <text:p>-84.44</text:p>
          </table:table-cell>
          <table:table-cell office:value-type="float" office:value="0.477145969868" calcext:value-type="float">
            <text:p>0.477145969868</text:p>
          </table:table-cell>
          <table:table-cell office:value-type="float" office:value="3.74" calcext:value-type="float">
            <text:p>3.74</text:p>
          </table:table-cell>
          <table:table-cell office:value-type="float" office:value="0.00587534578517" calcext:value-type="float">
            <text:p>0.00587534578517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13897959434" calcext:value-type="float">
            <text:p>-1.3897959434E-05</text:p>
          </table:table-cell>
          <table:table-cell/>
          <table:table-cell office:value-type="float" office:value="2.768044" calcext:value-type="float">
            <text:p>2.768044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54.967655" calcext:value-type="float">
            <text:p>54.967655</text:p>
          </table:table-cell>
          <table:table-cell table:number-columns-repeated="2"/>
          <table:table-cell office:value-type="float" office:value="0.728542" calcext:value-type="float">
            <text:p>0.728542</text:p>
          </table:table-cell>
          <table:table-cell office:value-type="float" office:value="0.0000013" calcext:value-type="float">
            <text:p>1.3E-06</text:p>
          </table:table-cell>
          <table:table-cell office:value-type="float" office:value="-0.013476" calcext:value-type="float">
            <text:p>-0.013476</text:p>
          </table:table-cell>
        </table:table-row>
        <table:table-row table:style-name="ro1">
          <table:table-cell office:value-type="float" office:value="2.65146517754" calcext:value-type="float">
            <text:p>2.65146517754</text:p>
          </table:table-cell>
          <table:table-cell office:value-type="float" office:value="-84.44" calcext:value-type="float">
            <text:p>-84.44</text:p>
          </table:table-cell>
          <table:table-cell office:value-type="float" office:value="0.473399579525" calcext:value-type="float">
            <text:p>0.473399579525</text:p>
          </table:table-cell>
          <table:table-cell office:value-type="float" office:value="3.12" calcext:value-type="float">
            <text:p>3.12</text:p>
          </table:table-cell>
          <table:table-cell office:value-type="float" office:value="0.00593355949968" calcext:value-type="float">
            <text:p>0.00593355949968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126958912006" calcext:value-type="float">
            <text:p>-1.26958912006E-05</text:p>
          </table:table-cell>
          <table:table-cell/>
          <table:table-cell office:value-type="float" office:value="2.802836" calcext:value-type="float">
            <text:p>2.802836</text:p>
          </table:table-cell>
          <table:table-cell office:value-type="float" office:value="0" calcext:value-type="float">
            <text:p>0</text:p>
          </table:table-cell>
          <table:table-cell office:value-type="float" office:value="52.967667" calcext:value-type="float">
            <text:p>52.967667</text:p>
          </table:table-cell>
          <table:table-cell table:number-columns-repeated="2"/>
          <table:table-cell office:value-type="float" office:value="0.741885" calcext:value-type="float">
            <text:p>0.741885</text:p>
          </table:table-cell>
          <table:table-cell office:value-type="float" office:value="0.0000017" calcext:value-type="float">
            <text:p>1.7E-06</text:p>
          </table:table-cell>
          <table:table-cell office:value-type="float" office:value="-0.013074" calcext:value-type="float">
            <text:p>-0.013074</text:p>
          </table:table-cell>
        </table:table-row>
        <table:table-row table:style-name="ro1">
          <table:table-cell office:value-type="float" office:value="2.68793320656" calcext:value-type="float">
            <text:p>2.68793320656</text:p>
          </table:table-cell>
          <table:table-cell office:value-type="float" office:value="-84.44" calcext:value-type="float">
            <text:p>-84.44</text:p>
          </table:table-cell>
          <table:table-cell office:value-type="float" office:value="0.469654023647" calcext:value-type="float">
            <text:p>0.469654023647</text:p>
          </table:table-cell>
          <table:table-cell office:value-type="float" office:value="2.59" calcext:value-type="float">
            <text:p>2.59</text:p>
          </table:table-cell>
          <table:table-cell office:value-type="float" office:value="0.00628049392253" calcext:value-type="float">
            <text:p>0.00628049392253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113039641292" calcext:value-type="float">
            <text:p>-1.13039641292E-05</text:p>
          </table:table-cell>
          <table:table-cell/>
          <table:table-cell office:value-type="float" office:value="2.836687" calcext:value-type="float">
            <text:p>2.836687</text:p>
          </table:table-cell>
          <table:table-cell office:value-type="float" office:value="0" calcext:value-type="float">
            <text:p>0</text:p>
          </table:table-cell>
          <table:table-cell office:value-type="float" office:value="50.967651" calcext:value-type="float">
            <text:p>50.967651</text:p>
          </table:table-cell>
          <table:table-cell table:number-columns-repeated="2"/>
          <table:table-cell office:value-type="float" office:value="0.754895" calcext:value-type="float">
            <text:p>0.754895</text:p>
          </table:table-cell>
          <table:table-cell office:value-type="float" office:value="0.0000022" calcext:value-type="float">
            <text:p>2.2E-06</text:p>
          </table:table-cell>
          <table:table-cell office:value-type="float" office:value="-0.012666" calcext:value-type="float">
            <text:p>-0.012666</text:p>
          </table:table-cell>
        </table:table-row>
        <table:table-row table:style-name="ro1">
          <table:table-cell office:value-type="float" office:value="2.71871614456" calcext:value-type="float">
            <text:p>2.71871614456</text:p>
          </table:table-cell>
          <table:table-cell office:value-type="float" office:value="-84.44" calcext:value-type="float">
            <text:p>-84.44</text:p>
          </table:table-cell>
          <table:table-cell office:value-type="float" office:value="0.468015402555" calcext:value-type="float">
            <text:p>0.468015402555</text:p>
          </table:table-cell>
          <table:table-cell office:value-type="float" office:value="2.15" calcext:value-type="float">
            <text:p>2.15</text:p>
          </table:table-cell>
          <table:table-cell office:value-type="float" office:value="0.00591250369325" calcext:value-type="float">
            <text:p>0.00591250369325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945783540374" calcext:value-type="float">
            <text:p>-9.45783540374E-06</text:p>
          </table:table-cell>
          <table:table-cell/>
          <table:table-cell office:value-type="float" office:value="2.869485" calcext:value-type="float">
            <text:p>2.869485</text:p>
          </table:table-cell>
          <table:table-cell office:value-type="float" office:value="0" calcext:value-type="float">
            <text:p>0</text:p>
          </table:table-cell>
          <table:table-cell office:value-type="float" office:value="48.967648" calcext:value-type="float">
            <text:p>48.967648</text:p>
          </table:table-cell>
          <table:table-cell table:number-columns-repeated="2"/>
          <table:table-cell office:value-type="float" office:value="0.767548" calcext:value-type="float">
            <text:p>0.767548</text:p>
          </table:table-cell>
          <table:table-cell office:value-type="float" office:value="0.0000023" calcext:value-type="float">
            <text:p>2.3E-06</text:p>
          </table:table-cell>
          <table:table-cell office:value-type="float" office:value="-0.01222" calcext:value-type="float">
            <text:p>-0.01222</text:p>
          </table:table-cell>
        </table:table-row>
        <table:table-row table:style-name="ro1">
          <table:table-cell office:value-type="float" office:value="2.74975800514" calcext:value-type="float">
            <text:p>2.74975800514</text:p>
          </table:table-cell>
          <table:table-cell office:value-type="float" office:value="-84.44" calcext:value-type="float">
            <text:p>-84.44</text:p>
          </table:table-cell>
          <table:table-cell office:value-type="float" office:value="0.467599898577" calcext:value-type="float">
            <text:p>0.467599898577</text:p>
          </table:table-cell>
          <table:table-cell office:value-type="float" office:value="1.8" calcext:value-type="float">
            <text:p>1.8</text:p>
          </table:table-cell>
          <table:table-cell office:value-type="float" office:value="0.00587965175509" calcext:value-type="float">
            <text:p>0.00587965175509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711564644007" calcext:value-type="float">
            <text:p>-7.11564644007E-06</text:p>
          </table:table-cell>
          <table:table-cell/>
          <table:table-cell office:value-type="float" office:value="2.901191" calcext:value-type="float">
            <text:p>2.901191</text:p>
          </table:table-cell>
          <table:table-cell office:value-type="float" office:value="0" calcext:value-type="float">
            <text:p>0</text:p>
          </table:table-cell>
          <table:table-cell office:value-type="float" office:value="46.967632" calcext:value-type="float">
            <text:p>46.967632</text:p>
          </table:table-cell>
          <table:table-cell table:number-columns-repeated="2"/>
          <table:table-cell office:value-type="float" office:value="0.779841" calcext:value-type="float">
            <text:p>0.779841</text:p>
          </table:table-cell>
          <table:table-cell office:value-type="float" office:value="0.0000025" calcext:value-type="float">
            <text:p>2.5E-06</text:p>
          </table:table-cell>
          <table:table-cell office:value-type="float" office:value="-0.011762" calcext:value-type="float">
            <text:p>-0.011762</text:p>
          </table:table-cell>
        </table:table-row>
        <table:table-row table:style-name="ro1">
          <table:table-cell office:value-type="float" office:value="2.78116416931" calcext:value-type="float">
            <text:p>2.78116416931</text:p>
          </table:table-cell>
          <table:table-cell office:value-type="float" office:value="-84.44" calcext:value-type="float">
            <text:p>-84.44</text:p>
          </table:table-cell>
          <table:table-cell office:value-type="float" office:value="0.467354208231" calcext:value-type="float">
            <text:p>0.467354208231</text:p>
          </table:table-cell>
          <table:table-cell office:value-type="float" office:value="1.45" calcext:value-type="float">
            <text:p>1.45</text:p>
          </table:table-cell>
          <table:table-cell office:value-type="float" office:value="0.00508160097525" calcext:value-type="float">
            <text:p>0.00508160097525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422890298069" calcext:value-type="float">
            <text:p>-4.22890298069E-06</text:p>
          </table:table-cell>
          <table:table-cell/>
          <table:table-cell office:value-type="float" office:value="2.931763" calcext:value-type="float">
            <text:p>2.931763</text:p>
          </table:table-cell>
          <table:table-cell office:value-type="float" office:value="0" calcext:value-type="float">
            <text:p>0</text:p>
          </table:table-cell>
          <table:table-cell office:value-type="float" office:value="44.967628" calcext:value-type="float">
            <text:p>44.967628</text:p>
          </table:table-cell>
          <table:table-cell table:number-columns-repeated="2"/>
          <table:table-cell office:value-type="float" office:value="0.791753" calcext:value-type="float">
            <text:p>0.79175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-0.011303" calcext:value-type="float">
            <text:p>-0.011303</text:p>
          </table:table-cell>
        </table:table-row>
        <table:table-row table:style-name="ro1">
          <table:table-cell office:value-type="float" office:value="2.81296014786" calcext:value-type="float">
            <text:p>2.81296014786</text:p>
          </table:table-cell>
          <table:table-cell office:value-type="float" office:value="-84.53" calcext:value-type="float">
            <text:p>-84.53</text:p>
          </table:table-cell>
          <table:table-cell office:value-type="float" office:value="0.467850774527" calcext:value-type="float">
            <text:p>0.467850774527</text:p>
          </table:table-cell>
          <table:table-cell office:value-type="float" office:value="1.27" calcext:value-type="float">
            <text:p>1.27</text:p>
          </table:table-cell>
          <table:table-cell office:value-type="float" office:value="0.00459223333746" calcext:value-type="float">
            <text:p>0.00459223333746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0778643880039" calcext:value-type="float">
            <text:p>-7.78643880039E-07</text:p>
          </table:table-cell>
          <table:table-cell/>
          <table:table-cell office:value-type="float" office:value="2.961106" calcext:value-type="float">
            <text:p>2.96110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42.967613" calcext:value-type="float">
            <text:p>42.967613</text:p>
          </table:table-cell>
          <table:table-cell table:number-columns-repeated="2"/>
          <table:table-cell office:value-type="float" office:value="0.803272" calcext:value-type="float">
            <text:p>0.80327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-0.010825" calcext:value-type="float">
            <text:p>-0.010825</text:p>
          </table:table-cell>
        </table:table-row>
        <table:table-row table:style-name="ro1">
          <table:table-cell office:value-type="float" office:value="2.84477615356" calcext:value-type="float">
            <text:p>2.84477615356</text:p>
          </table:table-cell>
          <table:table-cell office:value-type="float" office:value="-84.44" calcext:value-type="float">
            <text:p>-84.44</text:p>
          </table:table-cell>
          <table:table-cell office:value-type="float" office:value="0.469116836786" calcext:value-type="float">
            <text:p>0.469116836786</text:p>
          </table:table-cell>
          <table:table-cell office:value-type="float" office:value="1.1" calcext:value-type="float">
            <text:p>1.1</text:p>
          </table:table-cell>
          <table:table-cell office:value-type="float" office:value="0.00331196142361" calcext:value-type="float">
            <text:p>0.00331196142361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477735011373" calcext:value-type="float">
            <text:p>4.77735011373E-06</text:p>
          </table:table-cell>
          <table:table-cell/>
          <table:table-cell office:value-type="float" office:value="2.989082" calcext:value-type="float">
            <text:p>2.989082</text:p>
          </table:table-cell>
          <table:table-cell office:value-type="float" office:value="0" calcext:value-type="float">
            <text:p>0</text:p>
          </table:table-cell>
          <table:table-cell office:value-type="float" office:value="40.967651" calcext:value-type="float">
            <text:p>40.967651</text:p>
          </table:table-cell>
          <table:table-cell table:number-columns-repeated="2"/>
          <table:table-cell office:value-type="float" office:value="0.814371" calcext:value-type="float">
            <text:p>0.814371</text:p>
          </table:table-cell>
          <table:table-cell office:value-type="float" office:value="0.0000032" calcext:value-type="float">
            <text:p>3.2E-06</text:p>
          </table:table-cell>
          <table:table-cell office:value-type="float" office:value="-0.010327" calcext:value-type="float">
            <text:p>-0.010327</text:p>
          </table:table-cell>
        </table:table-row>
        <table:table-row table:style-name="ro1">
          <table:table-cell office:value-type="float" office:value="2.87568616867" calcext:value-type="float">
            <text:p>2.87568616867</text:p>
          </table:table-cell>
          <table:table-cell office:value-type="float" office:value="-84.44" calcext:value-type="float">
            <text:p>-84.44</text:p>
          </table:table-cell>
          <table:table-cell office:value-type="float" office:value="0.471181601286" calcext:value-type="float">
            <text:p>0.471181601286</text:p>
          </table:table-cell>
          <table:table-cell office:value-type="float" office:value="1.1" calcext:value-type="float">
            <text:p>1.1</text:p>
          </table:table-cell>
          <table:table-cell office:value-type="float" office:value="0.00172772398219" calcext:value-type="float">
            <text:p>0.00172772398219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972799898591" calcext:value-type="float">
            <text:p>9.72799898591E-06</text:p>
          </table:table-cell>
          <table:table-cell/>
          <table:table-cell office:value-type="float" office:value="3.015788" calcext:value-type="float">
            <text:p>3.015788</text:p>
          </table:table-cell>
          <table:table-cell office:value-type="float" office:value="0" calcext:value-type="float">
            <text:p>0</text:p>
          </table:table-cell>
          <table:table-cell office:value-type="float" office:value="38.967651" calcext:value-type="float">
            <text:p>38.967651</text:p>
          </table:table-cell>
          <table:table-cell table:number-columns-repeated="2"/>
          <table:table-cell office:value-type="float" office:value="0.82506" calcext:value-type="float">
            <text:p>0.82506</text:p>
          </table:table-cell>
          <table:table-cell office:value-type="float" office:value="0.0000035" calcext:value-type="float">
            <text:p>3.5E-06</text:p>
          </table:table-cell>
          <table:table-cell office:value-type="float" office:value="-0.009834" calcext:value-type="float">
            <text:p>-0.009834</text:p>
          </table:table-cell>
        </table:table-row>
        <table:table-row table:style-name="ro1">
          <table:table-cell office:value-type="float" office:value="2.90864801407" calcext:value-type="float">
            <text:p>2.90864801407</text:p>
          </table:table-cell>
          <table:table-cell office:value-type="float" office:value="-84.53" calcext:value-type="float">
            <text:p>-84.53</text:p>
          </table:table-cell>
          <table:table-cell office:value-type="float" office:value="0.475239545107" calcext:value-type="float">
            <text:p>0.475239545107</text:p>
          </table:table-cell>
          <table:table-cell office:value-type="float" office:value="1.1" calcext:value-type="float">
            <text:p>1.1</text:p>
          </table:table-cell>
          <table:table-cell office:value-type="float" office:value="-0.000191292259842" calcext:value-type="float">
            <text:p>-0.000191292259842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153621949721" calcext:value-type="float">
            <text:p>1.53621949721E-05</text:p>
          </table:table-cell>
          <table:table-cell/>
          <table:table-cell office:value-type="float" office:value="3.040964" calcext:value-type="float">
            <text:p>3.040964</text:p>
          </table:table-cell>
          <table:table-cell office:value-type="float" office:value="0" calcext:value-type="float">
            <text:p>0</text:p>
          </table:table-cell>
          <table:table-cell office:value-type="float" office:value="36.967636" calcext:value-type="float">
            <text:p>36.967636</text:p>
          </table:table-cell>
          <table:table-cell table:number-columns-repeated="2"/>
          <table:table-cell office:value-type="float" office:value="0.835304" calcext:value-type="float">
            <text:p>0.835304</text:p>
          </table:table-cell>
          <table:table-cell office:value-type="float" office:value="0.0000033" calcext:value-type="float">
            <text:p>3.3E-06</text:p>
          </table:table-cell>
          <table:table-cell office:value-type="float" office:value="-0.009323" calcext:value-type="float">
            <text:p>-0.009323</text:p>
          </table:table-cell>
        </table:table-row>
        <table:table-row table:style-name="ro1">
          <table:table-cell office:value-type="float" office:value="2.93967413902" calcext:value-type="float">
            <text:p>2.93967413902</text:p>
          </table:table-cell>
          <table:table-cell office:value-type="float" office:value="-84.53" calcext:value-type="float">
            <text:p>-84.53</text:p>
          </table:table-cell>
          <table:table-cell office:value-type="float" office:value="0.479284614325" calcext:value-type="float">
            <text:p>0.479284614325</text:p>
          </table:table-cell>
          <table:table-cell office:value-type="float" office:value="1.1" calcext:value-type="float">
            <text:p>1.1</text:p>
          </table:table-cell>
          <table:table-cell office:value-type="float" office:value="-0.00186608592048" calcext:value-type="float">
            <text:p>-0.00186608592048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217333290493" calcext:value-type="float">
            <text:p>2.17333290493E-05</text:p>
          </table:table-cell>
          <table:table-cell/>
          <table:table-cell office:value-type="float" office:value="3.064651" calcext:value-type="float">
            <text:p>3.064651</text:p>
          </table:table-cell>
          <table:table-cell office:value-type="float" office:value="0" calcext:value-type="float">
            <text:p>0</text:p>
          </table:table-cell>
          <table:table-cell office:value-type="float" office:value="34.967548" calcext:value-type="float">
            <text:p>34.967548</text:p>
          </table:table-cell>
          <table:table-cell table:number-columns-repeated="2"/>
          <table:table-cell office:value-type="float" office:value="0.845103" calcext:value-type="float">
            <text:p>0.845103</text:p>
          </table:table-cell>
          <table:table-cell office:value-type="float" office:value="0.0000036" calcext:value-type="float">
            <text:p>3.6E-06</text:p>
          </table:table-cell>
          <table:table-cell office:value-type="float" office:value="-0.008808" calcext:value-type="float">
            <text:p>-0.008808</text:p>
          </table:table-cell>
        </table:table-row>
        <table:table-row table:style-name="ro1">
          <table:table-cell office:value-type="float" office:value="2.97070002556" calcext:value-type="float">
            <text:p>2.97070002556</text:p>
          </table:table-cell>
          <table:table-cell office:value-type="float" office:value="-84.53" calcext:value-type="float">
            <text:p>-84.53</text:p>
          </table:table-cell>
          <table:table-cell office:value-type="float" office:value="0.482711732388" calcext:value-type="float">
            <text:p>0.482711732388</text:p>
          </table:table-cell>
          <table:table-cell office:value-type="float" office:value="1.1" calcext:value-type="float">
            <text:p>1.1</text:p>
          </table:table-cell>
          <table:table-cell office:value-type="float" office:value="-0.000767164397985" calcext:value-type="float">
            <text:p>-0.000767164397985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770216774981" calcext:value-type="float">
            <text:p>-7.70216774981E-06</text:p>
          </table:table-cell>
          <table:table-cell/>
          <table:table-cell office:value-type="float" office:value="3.086726" calcext:value-type="float">
            <text:p>3.086726</text:p>
          </table:table-cell>
          <table:table-cell office:value-type="float" office:value="0" calcext:value-type="float">
            <text:p>0</text:p>
          </table:table-cell>
          <table:table-cell office:value-type="float" office:value="32.967506" calcext:value-type="float">
            <text:p>32.967506</text:p>
          </table:table-cell>
          <table:table-cell table:number-columns-repeated="2"/>
          <table:table-cell office:value-type="float" office:value="0.854443" calcext:value-type="float">
            <text:p>0.854443</text:p>
          </table:table-cell>
          <table:table-cell office:value-type="float" office:value="0.0000037" calcext:value-type="float">
            <text:p>3.7E-06</text:p>
          </table:table-cell>
          <table:table-cell office:value-type="float" office:value="-0.008298" calcext:value-type="float">
            <text:p>-0.008298</text:p>
          </table:table-cell>
        </table:table-row>
        <table:table-row table:style-name="ro1">
          <table:table-cell office:value-type="float" office:value="3.00156712532" calcext:value-type="float">
            <text:p>3.00156712532</text:p>
          </table:table-cell>
          <table:table-cell office:value-type="float" office:value="-84.53" calcext:value-type="float">
            <text:p>-84.53</text:p>
          </table:table-cell>
          <table:table-cell office:value-type="float" office:value="0.48782068491" calcext:value-type="float">
            <text:p>0.48782068491</text:p>
          </table:table-cell>
          <table:table-cell office:value-type="float" office:value="1.27" calcext:value-type="float">
            <text:p>1.27</text:p>
          </table:table-cell>
          <table:table-cell office:value-type="float" office:value="-0.00120278494433" calcext:value-type="float">
            <text:p>-0.00120278494433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708508241587" calcext:value-type="float">
            <text:p>-7.08508241587E-06</text:p>
          </table:table-cell>
          <table:table-cell/>
          <table:table-cell office:value-type="float" office:value="3.107149" calcext:value-type="float">
            <text:p>3.107149</text:p>
          </table:table-cell>
          <table:table-cell office:value-type="float" office:value="0" calcext:value-type="float">
            <text:p>0</text:p>
          </table:table-cell>
          <table:table-cell office:value-type="float" office:value="30.967422" calcext:value-type="float">
            <text:p>30.967422</text:p>
          </table:table-cell>
          <table:table-cell table:number-columns-repeated="2"/>
          <table:table-cell office:value-type="float" office:value="0.863303" calcext:value-type="float">
            <text:p>0.863303</text:p>
          </table:table-cell>
          <table:table-cell office:value-type="float" office:value="0.0000036" calcext:value-type="float">
            <text:p>3.6E-06</text:p>
          </table:table-cell>
          <table:table-cell office:value-type="float" office:value="-0.007778" calcext:value-type="float">
            <text:p>-0.007778</text:p>
          </table:table-cell>
        </table:table-row>
        <table:table-row table:style-name="ro1">
          <table:table-cell office:value-type="float" office:value="3.03272414207" calcext:value-type="float">
            <text:p>3.03272414207</text:p>
          </table:table-cell>
          <table:table-cell office:value-type="float" office:value="-84.53" calcext:value-type="float">
            <text:p>-84.53</text:p>
          </table:table-cell>
          <table:table-cell office:value-type="float" office:value="0.493352144957" calcext:value-type="float">
            <text:p>0.493352144957</text:p>
          </table:table-cell>
          <table:table-cell office:value-type="float" office:value="1.63" calcext:value-type="float">
            <text:p>1.63</text:p>
          </table:table-cell>
          <table:table-cell office:value-type="float" office:value="-0.00238515902311" calcext:value-type="float">
            <text:p>-0.00238515902311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633910667602" calcext:value-type="float">
            <text:p>-6.33910667602E-06</text:p>
          </table:table-cell>
          <table:table-cell/>
          <table:table-cell office:value-type="float" office:value="3.125782" calcext:value-type="float">
            <text:p>3.125782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28.967365" calcext:value-type="float">
            <text:p>28.967365</text:p>
          </table:table-cell>
          <table:table-cell table:number-columns-repeated="2"/>
          <table:table-cell office:value-type="float" office:value="0.871692" calcext:value-type="float">
            <text:p>0.871692</text:p>
          </table:table-cell>
          <table:table-cell office:value-type="float" office:value="0.0000037" calcext:value-type="float">
            <text:p>3.7E-06</text:p>
          </table:table-cell>
          <table:table-cell office:value-type="float" office:value="-0.007258" calcext:value-type="float">
            <text:p>-0.007258</text:p>
          </table:table-cell>
        </table:table-row>
        <table:table-row table:style-name="ro1">
          <table:table-cell office:value-type="float" office:value="3.07144212723" calcext:value-type="float">
            <text:p>3.07144212723</text:p>
          </table:table-cell>
          <table:table-cell office:value-type="float" office:value="-84.53" calcext:value-type="float">
            <text:p>-84.53</text:p>
          </table:table-cell>
          <table:table-cell office:value-type="float" office:value="0.501365423203" calcext:value-type="float">
            <text:p>0.501365423203</text:p>
          </table:table-cell>
          <table:table-cell office:value-type="float" office:value="2.24" calcext:value-type="float">
            <text:p>2.24</text:p>
          </table:table-cell>
          <table:table-cell office:value-type="float" office:value="-0.00308660184965" calcext:value-type="float">
            <text:p>-0.00308660184965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567005099583" calcext:value-type="float">
            <text:p>-5.67005099583E-06</text:p>
          </table:table-cell>
          <table:table-cell/>
          <table:table-cell office:value-type="float" office:value="3.142488" calcext:value-type="float">
            <text:p>3.142488</text:p>
          </table:table-cell>
          <table:table-cell office:value-type="float" office:value="-0.000014" calcext:value-type="float">
            <text:p>-1.4E-05</text:p>
          </table:table-cell>
          <table:table-cell office:value-type="float" office:value="26.967295" calcext:value-type="float">
            <text:p>26.967295</text:p>
          </table:table-cell>
          <table:table-cell table:number-columns-repeated="2"/>
          <table:table-cell office:value-type="float" office:value="0.879584" calcext:value-type="float">
            <text:p>0.879584</text:p>
          </table:table-cell>
          <table:table-cell office:value-type="float" office:value="0.0000035" calcext:value-type="float">
            <text:p>3.5E-06</text:p>
          </table:table-cell>
          <table:table-cell office:value-type="float" office:value="-0.006731" calcext:value-type="float">
            <text:p>-0.006731</text:p>
          </table:table-cell>
        </table:table-row>
        <table:table-row table:style-name="ro1">
          <table:table-cell office:value-type="float" office:value="3.11352515221" calcext:value-type="float">
            <text:p>3.11352515221</text:p>
          </table:table-cell>
          <table:table-cell office:value-type="float" office:value="-84.53" calcext:value-type="float">
            <text:p>-84.53</text:p>
          </table:table-cell>
          <table:table-cell office:value-type="float" office:value="0.510074496269" calcext:value-type="float">
            <text:p>0.510074496269</text:p>
          </table:table-cell>
          <table:table-cell office:value-type="float" office:value="3.03" calcext:value-type="float">
            <text:p>3.03</text:p>
          </table:table-cell>
          <table:table-cell office:value-type="float" office:value="-0.00418359041214" calcext:value-type="float">
            <text:p>-0.00418359041214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507466074851" calcext:value-type="float">
            <text:p>-5.07466074851E-06</text:p>
          </table:table-cell>
          <table:table-cell/>
          <table:table-cell office:value-type="float" office:value="3.157296" calcext:value-type="float">
            <text:p>3.15729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24.967169" calcext:value-type="float">
            <text:p>24.967169</text:p>
          </table:table-cell>
          <table:table-cell table:number-columns-repeated="2"/>
          <table:table-cell office:value-type="float" office:value="0.886979" calcext:value-type="float">
            <text:p>0.886979</text:p>
          </table:table-cell>
          <table:table-cell office:value-type="float" office:value="0.0000037" calcext:value-type="float">
            <text:p>3.7E-06</text:p>
          </table:table-cell>
          <table:table-cell office:value-type="float" office:value="-0.006225" calcext:value-type="float">
            <text:p>-0.006225</text:p>
          </table:table-cell>
        </table:table-row>
        <table:table-row table:style-name="ro1">
          <table:table-cell office:value-type="float" office:value="3.19298815727" calcext:value-type="float">
            <text:p>3.19298815727</text:p>
          </table:table-cell>
          <table:table-cell office:value-type="float" office:value="-84.53" calcext:value-type="float">
            <text:p>-84.53</text:p>
          </table:table-cell>
          <table:table-cell office:value-type="float" office:value="0.529251754284" calcext:value-type="float">
            <text:p>0.529251754284</text:p>
          </table:table-cell>
          <table:table-cell office:value-type="float" office:value="4.97" calcext:value-type="float">
            <text:p>4.97</text:p>
          </table:table-cell>
          <table:table-cell office:value-type="float" office:value="-0.00649248529226" calcext:value-type="float">
            <text:p>-0.00649248529226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40721579353" calcext:value-type="float">
            <text:p>-4.0721579353E-06</text:p>
          </table:table-cell>
          <table:table-cell/>
          <table:table-cell office:value-type="float" office:value="3.169959" calcext:value-type="float">
            <text:p>3.169959</text:p>
          </table:table-cell>
          <table:table-cell office:value-type="float" office:value="0" calcext:value-type="float">
            <text:p>0</text:p>
          </table:table-cell>
          <table:table-cell office:value-type="float" office:value="22.967045" calcext:value-type="float">
            <text:p>22.967045</text:p>
          </table:table-cell>
          <table:table-cell table:number-columns-repeated="2"/>
          <table:table-cell office:value-type="float" office:value="0.893856" calcext:value-type="float">
            <text:p>0.893856</text:p>
          </table:table-cell>
          <table:table-cell office:value-type="float" office:value="0.0000035" calcext:value-type="float">
            <text:p>3.5E-06</text:p>
          </table:table-cell>
          <table:table-cell office:value-type="float" office:value="-0.005709" calcext:value-type="float">
            <text:p>-0.005709</text:p>
          </table:table-cell>
        </table:table-row>
        <table:table-row table:style-name="ro1">
          <table:table-cell office:value-type="float" office:value="3.22762799263" calcext:value-type="float">
            <text:p>3.22762799263</text:p>
          </table:table-cell>
          <table:table-cell office:value-type="float" office:value="-84.53" calcext:value-type="float">
            <text:p>-84.53</text:p>
          </table:table-cell>
          <table:table-cell office:value-type="float" office:value="0.539594948292" calcext:value-type="float">
            <text:p>0.539594948292</text:p>
          </table:table-cell>
          <table:table-cell office:value-type="float" office:value="5.85" calcext:value-type="float">
            <text:p>5.85</text:p>
          </table:table-cell>
          <table:table-cell office:value-type="float" office:value="-0.007095544599" calcext:value-type="float">
            <text:p>-0.007095544599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375335298486" calcext:value-type="float">
            <text:p>-3.75335298486E-06</text:p>
          </table:table-cell>
          <table:table-cell/>
          <table:table-cell office:value-type="float" office:value="3.18045" calcext:value-type="float">
            <text:p>3.18045</text:p>
          </table:table-cell>
          <table:table-cell office:value-type="float" office:value="-0.000014" calcext:value-type="float">
            <text:p>-1.4E-05</text:p>
          </table:table-cell>
          <table:table-cell office:value-type="float" office:value="20.966946" calcext:value-type="float">
            <text:p>20.966946</text:p>
          </table:table-cell>
          <table:table-cell table:number-columns-repeated="2"/>
          <table:table-cell office:value-type="float" office:value="0.90021" calcext:value-type="float">
            <text:p>0.90021</text:p>
          </table:table-cell>
          <table:table-cell office:value-type="float" office:value="0.0000034" calcext:value-type="float">
            <text:p>3.4E-06</text:p>
          </table:table-cell>
          <table:table-cell office:value-type="float" office:value="-0.005201" calcext:value-type="float">
            <text:p>-0.005201</text:p>
          </table:table-cell>
        </table:table-row>
        <table:table-row table:style-name="ro1">
          <table:table-cell office:value-type="float" office:value="3.2638220787" calcext:value-type="float">
            <text:p>3.2638220787</text:p>
          </table:table-cell>
          <table:table-cell office:value-type="float" office:value="-84.53" calcext:value-type="float">
            <text:p>-84.53</text:p>
          </table:table-cell>
          <table:table-cell office:value-type="float" office:value="0.547637403011" calcext:value-type="float">
            <text:p>0.547637403011</text:p>
          </table:table-cell>
          <table:table-cell office:value-type="float" office:value="6.99" calcext:value-type="float">
            <text:p>6.99</text:p>
          </table:table-cell>
          <table:table-cell office:value-type="float" office:value="-0.00823817867786" calcext:value-type="float">
            <text:p>-0.00823817867786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346110618921" calcext:value-type="float">
            <text:p>-3.46110618921E-06</text:p>
          </table:table-cell>
          <table:table-cell/>
          <table:table-cell office:value-type="float" office:value="3.188674" calcext:value-type="float">
            <text:p>3.188674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18.96678" calcext:value-type="float">
            <text:p>18.96678</text:p>
          </table:table-cell>
          <table:table-cell table:number-columns-repeated="2"/>
          <table:table-cell office:value-type="float" office:value="0.906046" calcext:value-type="float">
            <text:p>0.906046</text:p>
          </table:table-cell>
          <table:table-cell office:value-type="float" office:value="0.0000033" calcext:value-type="float">
            <text:p>3.3E-06</text:p>
          </table:table-cell>
          <table:table-cell office:value-type="float" office:value="-0.004694" calcext:value-type="float">
            <text:p>-0.004694</text:p>
          </table:table-cell>
        </table:table-row>
        <table:table-row table:style-name="ro1">
          <table:table-cell office:value-type="float" office:value="3.29510116577" calcext:value-type="float">
            <text:p>3.29510116577</text:p>
          </table:table-cell>
          <table:table-cell office:value-type="float" office:value="-84.53" calcext:value-type="float">
            <text:p>-84.53</text:p>
          </table:table-cell>
          <table:table-cell office:value-type="float" office:value="0.556464970112" calcext:value-type="float">
            <text:p>0.556464970112</text:p>
          </table:table-cell>
          <table:table-cell office:value-type="float" office:value="8.04" calcext:value-type="float">
            <text:p>8.04</text:p>
          </table:table-cell>
          <table:table-cell office:value-type="float" office:value="-0.00883386190981" calcext:value-type="float">
            <text:p>-0.00883386190981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310712448481" calcext:value-type="float">
            <text:p>-3.10712448481E-06</text:p>
          </table:table-cell>
          <table:table-cell/>
          <table:table-cell office:value-type="float" office:value="3.194493" calcext:value-type="float">
            <text:p>3.194493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16.9666" calcext:value-type="float">
            <text:p>16.9666</text:p>
          </table:table-cell>
          <table:table-cell table:number-columns-repeated="2"/>
          <table:table-cell office:value-type="float" office:value="0.911348" calcext:value-type="float">
            <text:p>0.911348</text:p>
          </table:table-cell>
          <table:table-cell office:value-type="float" office:value="0.0000035" calcext:value-type="float">
            <text:p>3.5E-06</text:p>
          </table:table-cell>
          <table:table-cell office:value-type="float" office:value="-0.004209" calcext:value-type="float">
            <text:p>-0.004209</text:p>
          </table:table-cell>
        </table:table-row>
        <table:table-row table:style-name="ro1">
          <table:table-cell office:value-type="float" office:value="3.32671999931" calcext:value-type="float">
            <text:p>3.32671999931</text:p>
          </table:table-cell>
          <table:table-cell office:value-type="float" office:value="-84.44" calcext:value-type="float">
            <text:p>-84.44</text:p>
          </table:table-cell>
          <table:table-cell office:value-type="float" office:value="0.564372241497" calcext:value-type="float">
            <text:p>0.564372241497</text:p>
          </table:table-cell>
          <table:table-cell office:value-type="float" office:value="9.1" calcext:value-type="float">
            <text:p>9.1</text:p>
          </table:table-cell>
          <table:table-cell office:value-type="float" office:value="-0.0101458355784" calcext:value-type="float">
            <text:p>-0.0101458355784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286611884803" calcext:value-type="float">
            <text:p>-2.86611884803E-06</text:p>
          </table:table-cell>
          <table:table-cell/>
          <table:table-cell office:value-type="float" office:value="3.19784" calcext:value-type="float">
            <text:p>3.19784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14.96642" calcext:value-type="float">
            <text:p>14.96642</text:p>
          </table:table-cell>
          <table:table-cell table:number-columns-repeated="2"/>
          <table:table-cell office:value-type="float" office:value="0.916108" calcext:value-type="float">
            <text:p>0.916108</text:p>
          </table:table-cell>
          <table:table-cell office:value-type="float" office:value="0.0000032" calcext:value-type="float">
            <text:p>3.2E-06</text:p>
          </table:table-cell>
          <table:table-cell office:value-type="float" office:value="-0.003714" calcext:value-type="float">
            <text:p>-0.003714</text:p>
          </table:table-cell>
        </table:table-row>
        <table:table-row table:style-name="ro1">
          <table:table-cell office:value-type="float" office:value="3.35778403282" calcext:value-type="float">
            <text:p>3.35778403282</text:p>
          </table:table-cell>
          <table:table-cell office:value-type="float" office:value="-84.09" calcext:value-type="float">
            <text:p>-84.09</text:p>
          </table:table-cell>
          <table:table-cell office:value-type="float" office:value="0.575888514519" calcext:value-type="float">
            <text:p>0.575888514519</text:p>
          </table:table-cell>
          <table:table-cell office:value-type="float" office:value="10.15" calcext:value-type="float">
            <text:p>10.15</text:p>
          </table:table-cell>
          <table:table-cell office:value-type="float" office:value="-0.0107007138431" calcext:value-type="float">
            <text:p>-0.0107007138431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264241111836" calcext:value-type="float">
            <text:p>-2.64241111836E-06</text:p>
          </table:table-cell>
          <table:table-cell/>
          <table:table-cell office:value-type="float" office:value="3.198509" calcext:value-type="float">
            <text:p>3.198509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12.966227" calcext:value-type="float">
            <text:p>12.966227</text:p>
          </table:table-cell>
          <table:table-cell table:number-columns-repeated="2"/>
          <table:table-cell office:value-type="float" office:value="0.920326" calcext:value-type="float">
            <text:p>0.920326</text:p>
          </table:table-cell>
          <table:table-cell office:value-type="float" office:value="0.0000035" calcext:value-type="float">
            <text:p>3.5E-06</text:p>
          </table:table-cell>
          <table:table-cell office:value-type="float" office:value="-0.003234" calcext:value-type="float">
            <text:p>-0.003234</text:p>
          </table:table-cell>
        </table:table-row>
        <table:table-row table:style-name="ro1">
          <table:table-cell office:value-type="float" office:value="3.38870215416" calcext:value-type="float">
            <text:p>3.38870215416</text:p>
          </table:table-cell>
          <table:table-cell office:value-type="float" office:value="-84" calcext:value-type="float">
            <text:p>-84</text:p>
          </table:table-cell>
          <table:table-cell office:value-type="float" office:value="0.58471006155" calcext:value-type="float">
            <text:p>0.58471006155</text:p>
          </table:table-cell>
          <table:table-cell office:value-type="float" office:value="11.21" calcext:value-type="float">
            <text:p>11.21</text:p>
          </table:table-cell>
          <table:table-cell office:value-type="float" office:value="-0.0112314829603" calcext:value-type="float">
            <text:p>-0.0112314829603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243255135501" calcext:value-type="float">
            <text:p>-2.43255135501E-06</text:p>
          </table:table-cell>
          <table:table-cell/>
          <table:table-cell office:value-type="float" office:value="3.19646" calcext:value-type="float">
            <text:p>3.1964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10.966046" calcext:value-type="float">
            <text:p>10.966046</text:p>
          </table:table-cell>
          <table:table-cell table:number-columns-repeated="2"/>
          <table:table-cell office:value-type="float" office:value="0.92399" calcext:value-type="float">
            <text:p>0.92399</text:p>
          </table:table-cell>
          <table:table-cell office:value-type="float" office:value="0.0000032" calcext:value-type="float">
            <text:p>3.2E-06</text:p>
          </table:table-cell>
          <table:table-cell office:value-type="float" office:value="-0.002772" calcext:value-type="float">
            <text:p>-0.002772</text:p>
          </table:table-cell>
        </table:table-row>
        <table:table-row table:style-name="ro1">
          <table:table-cell office:value-type="float" office:value="3.4196600914" calcext:value-type="float">
            <text:p>3.4196600914</text:p>
          </table:table-cell>
          <table:table-cell office:value-type="float" office:value="-84" calcext:value-type="float">
            <text:p>-84</text:p>
          </table:table-cell>
          <table:table-cell office:value-type="float" office:value="0.593606889248" calcext:value-type="float">
            <text:p>0.593606889248</text:p>
          </table:table-cell>
          <table:table-cell office:value-type="float" office:value="12.26" calcext:value-type="float">
            <text:p>12.26</text:p>
          </table:table-cell>
          <table:table-cell office:value-type="float" office:value="-0.0122705856338" calcext:value-type="float">
            <text:p>-0.0122705856338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223515075959" calcext:value-type="float">
            <text:p>-2.23515075959E-06</text:p>
          </table:table-cell>
          <table:table-cell/>
          <table:table-cell office:value-type="float" office:value="3.192007" calcext:value-type="float">
            <text:p>3.192007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9.029647" calcext:value-type="float">
            <text:p>9.029647</text:p>
          </table:table-cell>
          <table:table-cell table:number-columns-repeated="2"/>
          <table:table-cell office:value-type="float" office:value="0.926965" calcext:value-type="float">
            <text:p>0.926965</text:p>
          </table:table-cell>
          <table:table-cell office:value-type="float" office:value="0.0000012" calcext:value-type="float">
            <text:p>1.2E-06</text:p>
          </table:table-cell>
          <table:table-cell office:value-type="float" office:value="-0.006845" calcext:value-type="float">
            <text:p>-0.006845</text:p>
          </table:table-cell>
        </table:table-row>
        <table:table-row table:style-name="ro1">
          <table:table-cell office:value-type="float" office:value="3.45075106621" calcext:value-type="float">
            <text:p>3.45075106621</text:p>
          </table:table-cell>
          <table:table-cell office:value-type="float" office:value="-84" calcext:value-type="float">
            <text:p>-84</text:p>
          </table:table-cell>
          <table:table-cell office:value-type="float" office:value="0.602582097054" calcext:value-type="float">
            <text:p>0.602582097054</text:p>
          </table:table-cell>
          <table:table-cell office:value-type="float" office:value="13.49" calcext:value-type="float">
            <text:p>13.49</text:p>
          </table:table-cell>
          <table:table-cell office:value-type="float" office:value="-0.0127313416451" calcext:value-type="float">
            <text:p>-0.0127313416451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198541397367" calcext:value-type="float">
            <text:p>-1.98541397367E-06</text:p>
          </table:table-cell>
          <table:table-cell/>
          <table:table-cell office:value-type="float" office:value="3.185942" calcext:value-type="float">
            <text:p>3.185942</text:p>
          </table:table-cell>
          <table:table-cell office:value-type="float" office:value="0" calcext:value-type="float">
            <text:p>0</text:p>
          </table:table-cell>
          <table:table-cell office:value-type="float" office:value="7.246408" calcext:value-type="float">
            <text:p>7.246408</text:p>
          </table:table-cell>
          <table:table-cell table:number-columns-repeated="2"/>
          <table:table-cell office:value-type="float" office:value="0.929285" calcext:value-type="float">
            <text:p>0.929285</text:p>
          </table:table-cell>
          <table:table-cell office:value-type="float" office:value="-0.0000013" calcext:value-type="float">
            <text:p>-1.3E-06</text:p>
          </table:table-cell>
          <table:table-cell office:value-type="float" office:value="-0.011834" calcext:value-type="float">
            <text:p>-0.011834</text:p>
          </table:table-cell>
        </table:table-row>
        <table:table-row table:style-name="ro1">
          <table:table-cell office:value-type="float" office:value="3.489975214" calcext:value-type="float">
            <text:p>3.489975214</text:p>
          </table:table-cell>
          <table:table-cell office:value-type="float" office:value="-84" calcext:value-type="float">
            <text:p>-84</text:p>
          </table:table-cell>
          <table:table-cell office:value-type="float" office:value="0.614656925201" calcext:value-type="float">
            <text:p>0.614656925201</text:p>
          </table:table-cell>
          <table:table-cell office:value-type="float" office:value="15.08" calcext:value-type="float">
            <text:p>15.08</text:p>
          </table:table-cell>
          <table:table-cell office:value-type="float" office:value="-0.013821516186" calcext:value-type="float">
            <text:p>-0.013821516186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17444410787" calcext:value-type="float">
            <text:p>-1.7444410787E-06</text:p>
          </table:table-cell>
          <table:table-cell/>
          <table:table-cell office:value-type="float" office:value="3.178852" calcext:value-type="float">
            <text:p>3.178852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5.653129" calcext:value-type="float">
            <text:p>5.653129</text:p>
          </table:table-cell>
          <table:table-cell table:number-columns-repeated="2"/>
          <table:table-cell office:value-type="float" office:value="0.931036" calcext:value-type="float">
            <text:p>0.931036</text:p>
          </table:table-cell>
          <table:table-cell office:value-type="float" office:value="-0.0000022" calcext:value-type="float">
            <text:p>-2.2E-06</text:p>
          </table:table-cell>
          <table:table-cell office:value-type="float" office:value="-0.012592" calcext:value-type="float">
            <text:p>-0.012592</text:p>
          </table:table-cell>
        </table:table-row>
        <table:table-row table:style-name="ro1">
          <table:table-cell office:value-type="float" office:value="3.53153204918" calcext:value-type="float">
            <text:p>3.53153204918</text:p>
          </table:table-cell>
          <table:table-cell office:value-type="float" office:value="-83.91" calcext:value-type="float">
            <text:p>-83.91</text:p>
          </table:table-cell>
          <table:table-cell office:value-type="float" office:value="0.626734495163" calcext:value-type="float">
            <text:p>0.626734495163</text:p>
          </table:table-cell>
          <table:table-cell office:value-type="float" office:value="16.66" calcext:value-type="float">
            <text:p>16.66</text:p>
          </table:table-cell>
          <table:table-cell office:value-type="float" office:value="-0.0142802949995" calcext:value-type="float">
            <text:p>-0.0142802949995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150683922584" calcext:value-type="float">
            <text:p>-1.50683922584E-06</text:p>
          </table:table-cell>
          <table:table-cell/>
          <table:table-cell office:value-type="float" office:value="3.170984" calcext:value-type="float">
            <text:p>3.170984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4.257913" calcext:value-type="float">
            <text:p>4.257913</text:p>
          </table:table-cell>
          <table:table-cell table:number-columns-repeated="2"/>
          <table:table-cell office:value-type="float" office:value="0.932265" calcext:value-type="float">
            <text:p>0.932265</text:p>
          </table:table-cell>
          <table:table-cell office:value-type="float" office:value="-0.0000025" calcext:value-type="float">
            <text:p>-2.5E-06</text:p>
          </table:table-cell>
          <table:table-cell office:value-type="float" office:value="-0.01216" calcext:value-type="float">
            <text:p>-0.01216</text:p>
          </table:table-cell>
        </table:table-row>
        <table:table-row table:style-name="ro1">
          <table:table-cell office:value-type="float" office:value="3.56780600548" calcext:value-type="float">
            <text:p>3.56780600548</text:p>
          </table:table-cell>
          <table:table-cell office:value-type="float" office:value="-83.91" calcext:value-type="float">
            <text:p>-83.91</text:p>
          </table:table-cell>
          <table:table-cell office:value-type="float" office:value="0.638783991337" calcext:value-type="float">
            <text:p>0.638783991337</text:p>
          </table:table-cell>
          <table:table-cell office:value-type="float" office:value="17.98" calcext:value-type="float">
            <text:p>17.98</text:p>
          </table:table-cell>
          <table:table-cell office:value-type="float" office:value="-0.015179052949" calcext:value-type="float">
            <text:p>-0.015179052949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13264957488" calcext:value-type="float">
            <text:p>-1.3264957488E-06</text:p>
          </table:table-cell>
          <table:table-cell/>
          <table:table-cell office:value-type="float" office:value="3.162938" calcext:value-type="float">
            <text:p>3.162938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3.061783" calcext:value-type="float">
            <text:p>3.061783</text:p>
          </table:table-cell>
          <table:table-cell table:number-columns-repeated="2"/>
          <table:table-cell office:value-type="float" office:value="0.933074" calcext:value-type="float">
            <text:p>0.933074</text:p>
          </table:table-cell>
          <table:table-cell office:value-type="float" office:value="-0.0000026" calcext:value-type="float">
            <text:p>-2.6E-06</text:p>
          </table:table-cell>
          <table:table-cell office:value-type="float" office:value="-0.011895" calcext:value-type="float">
            <text:p>-0.011895</text:p>
          </table:table-cell>
        </table:table-row>
        <table:table-row table:style-name="ro1">
          <table:table-cell office:value-type="float" office:value="3.59873509407" calcext:value-type="float">
            <text:p>3.59873509407</text:p>
          </table:table-cell>
          <table:table-cell office:value-type="float" office:value="-83.91" calcext:value-type="float">
            <text:p>-83.91</text:p>
          </table:table-cell>
          <table:table-cell office:value-type="float" office:value="0.64779573679" calcext:value-type="float">
            <text:p>0.64779573679</text:p>
          </table:table-cell>
          <table:table-cell office:value-type="float" office:value="19.21" calcext:value-type="float">
            <text:p>19.21</text:p>
          </table:table-cell>
          <table:table-cell office:value-type="float" office:value="-0.0153730455786" calcext:value-type="float">
            <text:p>-0.0153730455786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114060048872" calcext:value-type="float">
            <text:p>-1.14060048872E-06</text:p>
          </table:table-cell>
          <table:table-cell/>
          <table:table-cell office:value-type="float" office:value="3.155192" calcext:value-type="float">
            <text:p>3.155192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2.065108" calcext:value-type="float">
            <text:p>2.065108</text:p>
          </table:table-cell>
          <table:table-cell table:number-columns-repeated="2"/>
          <table:table-cell office:value-type="float" office:value="0.933535" calcext:value-type="float">
            <text:p>0.933535</text:p>
          </table:table-cell>
          <table:table-cell office:value-type="float" office:value="-0.0000031" calcext:value-type="float">
            <text:p>-3.1E-06</text:p>
          </table:table-cell>
          <table:table-cell office:value-type="float" office:value="-0.011823" calcext:value-type="float">
            <text:p>-0.011823</text:p>
          </table:table-cell>
        </table:table-row>
        <table:table-row table:style-name="ro1">
          <table:table-cell office:value-type="float" office:value="3.62964510918" calcext:value-type="float">
            <text:p>3.62964510918</text:p>
          </table:table-cell>
          <table:table-cell office:value-type="float" office:value="-83.74" calcext:value-type="float">
            <text:p>-83.74</text:p>
          </table:table-cell>
          <table:table-cell office:value-type="float" office:value="0.656701564789" calcext:value-type="float">
            <text:p>0.656701564789</text:p>
          </table:table-cell>
          <table:table-cell office:value-type="float" office:value="20.44" calcext:value-type="float">
            <text:p>20.44</text:p>
          </table:table-cell>
          <table:table-cell office:value-type="float" office:value="-0.0160377919674" calcext:value-type="float">
            <text:p>-0.0160377919674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0947607077251" calcext:value-type="float">
            <text:p>-9.47607077251E-07</text:p>
          </table:table-cell>
          <table:table-cell/>
          <table:table-cell office:value-type="float" office:value="3.148267" calcext:value-type="float">
            <text:p>3.148267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1.26827" calcext:value-type="float">
            <text:p>1.26827</text:p>
          </table:table-cell>
          <table:table-cell table:number-columns-repeated="2"/>
          <table:table-cell office:value-type="float" office:value="0.933793" calcext:value-type="float">
            <text:p>0.933793</text:p>
          </table:table-cell>
          <table:table-cell office:value-type="float" office:value="-0.0000034" calcext:value-type="float">
            <text:p>-3.4E-06</text:p>
          </table:table-cell>
          <table:table-cell office:value-type="float" office:value="-0.011665" calcext:value-type="float">
            <text:p>-0.011665</text:p>
          </table:table-cell>
        </table:table-row>
        <table:table-row table:style-name="ro1">
          <table:table-cell office:value-type="float" office:value="3.66068410873" calcext:value-type="float">
            <text:p>3.66068410873</text:p>
          </table:table-cell>
          <table:table-cell office:value-type="float" office:value="-83.65" calcext:value-type="float">
            <text:p>-83.65</text:p>
          </table:table-cell>
          <table:table-cell office:value-type="float" office:value="0.665505826473" calcext:value-type="float">
            <text:p>0.665505826473</text:p>
          </table:table-cell>
          <table:table-cell office:value-type="float" office:value="21.67" calcext:value-type="float">
            <text:p>21.67</text:p>
          </table:table-cell>
          <table:table-cell office:value-type="float" office:value="-0.0160855408758" calcext:value-type="float">
            <text:p>-0.0160855408758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0744133103581" calcext:value-type="float">
            <text:p>-7.44133103581E-07</text:p>
          </table:table-cell>
          <table:table-cell/>
          <table:table-cell office:value-type="float" office:value="3.142734" calcext:value-type="float">
            <text:p>3.142734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671968" calcext:value-type="float">
            <text:p>0.671968</text:p>
          </table:table-cell>
          <table:table-cell table:number-columns-repeated="2"/>
          <table:table-cell office:value-type="float" office:value="0.933921" calcext:value-type="float">
            <text:p>0.933921</text:p>
          </table:table-cell>
          <table:table-cell office:value-type="float" office:value="-0.0000045" calcext:value-type="float">
            <text:p>-4.5E-06</text:p>
          </table:table-cell>
          <table:table-cell office:value-type="float" office:value="-0.011336" calcext:value-type="float">
            <text:p>-0.011336</text:p>
          </table:table-cell>
        </table:table-row>
        <table:table-row table:style-name="ro1">
          <table:table-cell office:value-type="float" office:value="3.69159722328" calcext:value-type="float">
            <text:p>3.69159722328</text:p>
          </table:table-cell>
          <table:table-cell office:value-type="float" office:value="-83.38" calcext:value-type="float">
            <text:p>-83.38</text:p>
          </table:table-cell>
          <table:table-cell office:value-type="float" office:value="0.674211502075" calcext:value-type="float">
            <text:p>0.674211502075</text:p>
          </table:table-cell>
          <table:table-cell office:value-type="float" office:value="22.9" calcext:value-type="float">
            <text:p>22.9</text:p>
          </table:table-cell>
          <table:table-cell office:value-type="float" office:value="-0.016593515873" calcext:value-type="float">
            <text:p>-0.016593515873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0526655639987" calcext:value-type="float">
            <text:p>-5.26655639987E-07</text:p>
          </table:table-cell>
          <table:table-cell/>
          <table:table-cell office:value-type="float" office:value="3.138855" calcext:value-type="float">
            <text:p>3.13885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275475" calcext:value-type="float">
            <text:p>0.275475</text:p>
          </table:table-cell>
          <table:table-cell table:number-columns-repeated="2"/>
          <table:table-cell office:value-type="float" office:value="0.933966" calcext:value-type="float">
            <text:p>0.933966</text:p>
          </table:table-cell>
          <table:table-cell office:value-type="float" office:value="-0.0000047" calcext:value-type="float">
            <text:p>-4.7E-06</text:p>
          </table:table-cell>
          <table:table-cell office:value-type="float" office:value="-0.011314" calcext:value-type="float">
            <text:p>-0.011314</text:p>
          </table:table-cell>
        </table:table-row>
        <table:table-row table:style-name="ro1">
          <table:table-cell office:value-type="float" office:value="3.7226190567" calcext:value-type="float">
            <text:p>3.7226190567</text:p>
          </table:table-cell>
          <table:table-cell office:value-type="float" office:value="-83.21" calcext:value-type="float">
            <text:p>-83.21</text:p>
          </table:table-cell>
          <table:table-cell office:value-type="float" office:value="0.682734847069" calcext:value-type="float">
            <text:p>0.682734847069</text:p>
          </table:table-cell>
          <table:table-cell office:value-type="float" office:value="24.04" calcext:value-type="float">
            <text:p>24.04</text:p>
          </table:table-cell>
          <table:table-cell office:value-type="float" office:value="-0.0164734199643" calcext:value-type="float">
            <text:p>-0.0164734199643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0293835000775" calcext:value-type="float">
            <text:p>-2.93835000775E-07</text:p>
          </table:table-cell>
          <table:table-cell/>
          <table:table-cell office:value-type="float" office:value="4.756763" calcext:value-type="float">
            <text:p>4.756763</text:p>
          </table:table-cell>
          <table:table-cell office:value-type="float" office:value="0" calcext:value-type="float">
            <text:p>0</text:p>
          </table:table-cell>
          <table:table-cell office:value-type="float" office:value="0.238046" calcext:value-type="float">
            <text:p>0.238046</text:p>
          </table:table-cell>
          <table:table-cell table:number-columns-repeated="2"/>
          <table:table-cell office:value-type="float" office:value="0.658808" calcext:value-type="float">
            <text:p>0.658808</text:p>
          </table:table-cell>
          <table:table-cell office:value-type="float" office:value="-0.00532" calcext:value-type="float">
            <text:p>-0.00532</text:p>
          </table:table-cell>
          <table:table-cell office:value-type="float" office:value="-0.024161" calcext:value-type="float">
            <text:p>-0.024161</text:p>
          </table:table-cell>
        </table:table-row>
        <table:table-row table:style-name="ro1">
          <table:table-cell office:value-type="float" office:value="3.7535340786" calcext:value-type="float">
            <text:p>3.7535340786</text:p>
          </table:table-cell>
          <table:table-cell office:value-type="float" office:value="-83.03" calcext:value-type="float">
            <text:p>-83.03</text:p>
          </table:table-cell>
          <table:table-cell office:value-type="float" office:value="0.691079497337" calcext:value-type="float">
            <text:p>0.691079497337</text:p>
          </table:table-cell>
          <table:table-cell office:value-type="float" office:value="25.27" calcext:value-type="float">
            <text:p>25.27</text:p>
          </table:table-cell>
          <table:table-cell office:value-type="float" office:value="-0.0168027617037" calcext:value-type="float">
            <text:p>-0.0168027617037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00421987351729" calcext:value-type="float">
            <text:p>-4.21987351729E-08</text:p>
          </table:table-cell>
          <table:table-cell/>
          <table:table-cell office:value-type="float" office:value="6.307762" calcext:value-type="float">
            <text:p>6.307762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262266" calcext:value-type="float">
            <text:p>0.262266</text:p>
          </table:table-cell>
          <table:table-cell table:number-columns-repeated="2"/>
          <table:table-cell office:value-type="float" office:value="1.049701" calcext:value-type="float">
            <text:p>1.049701</text:p>
          </table:table-cell>
          <table:table-cell office:value-type="float" office:value="0.002361" calcext:value-type="float">
            <text:p>0.002361</text:p>
          </table:table-cell>
          <table:table-cell office:value-type="float" office:value="0.002591" calcext:value-type="float">
            <text:p>0.002591</text:p>
          </table:table-cell>
        </table:table-row>
        <table:table-row table:style-name="ro1">
          <table:table-cell office:value-type="float" office:value="3.78485417366" calcext:value-type="float">
            <text:p>3.78485417366</text:p>
          </table:table-cell>
          <table:table-cell office:value-type="float" office:value="-82.77" calcext:value-type="float">
            <text:p>-82.77</text:p>
          </table:table-cell>
          <table:table-cell office:value-type="float" office:value="0.699246287346" calcext:value-type="float">
            <text:p>0.699246287346</text:p>
          </table:table-cell>
          <table:table-cell office:value-type="float" office:value="26.42" calcext:value-type="float">
            <text:p>26.42</text:p>
          </table:table-cell>
          <table:table-cell office:value-type="float" office:value="-0.0164918061346" calcext:value-type="float">
            <text:p>-0.0164918061346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0231979356613" calcext:value-type="float">
            <text:p>2.31979356613E-07</text:p>
          </table:table-cell>
          <table:table-cell/>
          <table:table-cell office:value-type="float" office:value="7.083398" calcext:value-type="float">
            <text:p>7.083398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264943" calcext:value-type="float">
            <text:p>0.264943</text:p>
          </table:table-cell>
          <table:table-cell table:number-columns-repeated="2"/>
          <table:table-cell office:value-type="float" office:value="1.024565" calcext:value-type="float">
            <text:p>1.024565</text:p>
          </table:table-cell>
          <table:table-cell office:value-type="float" office:value="0.001882" calcext:value-type="float">
            <text:p>0.001882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float" office:value="3.81565713882" calcext:value-type="float">
            <text:p>3.81565713882</text:p>
          </table:table-cell>
          <table:table-cell office:value-type="float" office:value="-82.59" calcext:value-type="float">
            <text:p>-82.59</text:p>
          </table:table-cell>
          <table:table-cell office:value-type="float" office:value="0.707155406475" calcext:value-type="float">
            <text:p>0.707155406475</text:p>
          </table:table-cell>
          <table:table-cell office:value-type="float" office:value="27.65" calcext:value-type="float">
            <text:p>27.65</text:p>
          </table:table-cell>
          <table:table-cell office:value-type="float" office:value="-0.0160786546767" calcext:value-type="float">
            <text:p>-0.0160786546767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0635847754893" calcext:value-type="float">
            <text:p>6.35847754893E-07</text:p>
          </table:table-cell>
          <table:table-cell/>
          <table:table-cell office:value-type="float" office:value="7.606222" calcext:value-type="float">
            <text:p>7.606222</text:p>
          </table:table-cell>
          <table:table-cell office:value-type="float" office:value="0" calcext:value-type="float">
            <text:p>0</text:p>
          </table:table-cell>
          <table:table-cell office:value-type="float" office:value="0.25717" calcext:value-type="float">
            <text:p>0.25717</text:p>
          </table:table-cell>
          <table:table-cell table:number-columns-repeated="2"/>
          <table:table-cell office:value-type="float" office:value="0.929048" calcext:value-type="float">
            <text:p>0.929048</text:p>
          </table:table-cell>
          <table:table-cell office:value-type="float" office:value="-0.000008" calcext:value-type="float">
            <text:p>-8E-06</text:p>
          </table:table-cell>
          <table:table-cell office:value-type="float" office:value="-0.000917" calcext:value-type="float">
            <text:p>-0.000917</text:p>
          </table:table-cell>
        </table:table-row>
        <table:table-row table:style-name="ro1">
          <table:table-cell office:value-type="float" office:value="3.84668016434" calcext:value-type="float">
            <text:p>3.84668016434</text:p>
          </table:table-cell>
          <table:table-cell office:value-type="float" office:value="-82.59" calcext:value-type="float">
            <text:p>-82.59</text:p>
          </table:table-cell>
          <table:table-cell office:value-type="float" office:value="0.71480846405" calcext:value-type="float">
            <text:p>0.71480846405</text:p>
          </table:table-cell>
          <table:table-cell office:value-type="float" office:value="28.88" calcext:value-type="float">
            <text:p>28.88</text:p>
          </table:table-cell>
          <table:table-cell office:value-type="float" office:value="-0.0160983521491" calcext:value-type="float">
            <text:p>-0.0160983521491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0969278517005" calcext:value-type="float">
            <text:p>9.69278517005E-07</text:p>
          </table:table-cell>
          <table:table-cell/>
          <table:table-cell office:value-type="float" office:value="8.3076" calcext:value-type="float">
            <text:p>8.3076</text:p>
          </table:table-cell>
          <table:table-cell office:value-type="float" office:value="0" calcext:value-type="float">
            <text:p>0</text:p>
          </table:table-cell>
          <table:table-cell office:value-type="float" office:value="0.250927" calcext:value-type="float">
            <text:p>0.250927</text:p>
          </table:table-cell>
          <table:table-cell table:number-columns-repeated="2"/>
          <table:table-cell office:value-type="float" office:value="0.891181" calcext:value-type="float">
            <text:p>0.891181</text:p>
          </table:table-cell>
          <table:table-cell office:value-type="float" office:value="-0.000697" calcext:value-type="float">
            <text:p>-0.000697</text:p>
          </table:table-cell>
          <table:table-cell office:value-type="float" office:value="-0.001087" calcext:value-type="float">
            <text:p>-0.001087</text:p>
          </table:table-cell>
        </table:table-row>
        <table:table-row table:style-name="ro1">
          <table:table-cell office:value-type="float" office:value="3.87770414352" calcext:value-type="float">
            <text:p>3.87770414352</text:p>
          </table:table-cell>
          <table:table-cell office:value-type="float" office:value="-82.51" calcext:value-type="float">
            <text:p>-82.51</text:p>
          </table:table-cell>
          <table:table-cell office:value-type="float" office:value="0.72217977047" calcext:value-type="float">
            <text:p>0.72217977047</text:p>
          </table:table-cell>
          <table:table-cell office:value-type="float" office:value="30.02" calcext:value-type="float">
            <text:p>30.02</text:p>
          </table:table-cell>
          <table:table-cell office:value-type="float" office:value="-0.0152216553688" calcext:value-type="float">
            <text:p>-0.0152216553688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133590219775" calcext:value-type="float">
            <text:p>1.33590219775E-06</text:p>
          </table:table-cell>
          <table:table-cell/>
          <table:table-cell office:value-type="float" office:value="9.280711" calcext:value-type="float">
            <text:p>9.280711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245941" calcext:value-type="float">
            <text:p>0.245941</text:p>
          </table:table-cell>
          <table:table-cell table:number-columns-repeated="2"/>
          <table:table-cell office:value-type="float" office:value="0.891378" calcext:value-type="float">
            <text:p>0.891378</text:p>
          </table:table-cell>
          <table:table-cell office:value-type="float" office:value="-0.000628" calcext:value-type="float">
            <text:p>-0.000628</text:p>
          </table:table-cell>
          <table:table-cell office:value-type="float" office:value="-0.00067" calcext:value-type="float">
            <text:p>-0.00067</text:p>
          </table:table-cell>
        </table:table-row>
        <table:table-row table:style-name="ro1">
          <table:table-cell office:value-type="float" office:value="3.9097161293" calcext:value-type="float">
            <text:p>3.9097161293</text:p>
          </table:table-cell>
          <table:table-cell office:value-type="float" office:value="-82.42" calcext:value-type="float">
            <text:p>-82.42</text:p>
          </table:table-cell>
          <table:table-cell office:value-type="float" office:value="0.731548309326" calcext:value-type="float">
            <text:p>0.731548309326</text:p>
          </table:table-cell>
          <table:table-cell office:value-type="float" office:value="31.08" calcext:value-type="float">
            <text:p>31.08</text:p>
          </table:table-cell>
          <table:table-cell office:value-type="float" office:value="-0.0144245745614" calcext:value-type="float">
            <text:p>-0.0144245745614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173499211087" calcext:value-type="float">
            <text:p>1.73499211087E-06</text:p>
          </table:table-cell>
          <table:table-cell/>
          <table:table-cell office:value-type="float" office:value="10.485229" calcext:value-type="float">
            <text:p>10.485229</text:p>
          </table:table-cell>
          <table:table-cell office:value-type="float" office:value="0" calcext:value-type="float">
            <text:p>0</text:p>
          </table:table-cell>
          <table:table-cell office:value-type="float" office:value="0.240873" calcext:value-type="float">
            <text:p>0.240873</text:p>
          </table:table-cell>
          <table:table-cell table:number-columns-repeated="2"/>
          <table:table-cell office:value-type="float" office:value="0.896176" calcext:value-type="float">
            <text:p>0.896176</text:p>
          </table:table-cell>
          <table:table-cell office:value-type="float" office:value="-0.00047" calcext:value-type="float">
            <text:p>-0.00047</text:p>
          </table:table-cell>
          <table:table-cell office:value-type="float" office:value="-0.000638" calcext:value-type="float">
            <text:p>-0.000638</text:p>
          </table:table-cell>
        </table:table-row>
        <table:table-row table:style-name="ro1">
          <table:table-cell office:value-type="float" office:value="3.94065308571" calcext:value-type="float">
            <text:p>3.94065308571</text:p>
          </table:table-cell>
          <table:table-cell office:value-type="float" office:value="-82.33" calcext:value-type="float">
            <text:p>-82.33</text:p>
          </table:table-cell>
          <table:table-cell office:value-type="float" office:value="0.738161206245" calcext:value-type="float">
            <text:p>0.738161206245</text:p>
          </table:table-cell>
          <table:table-cell office:value-type="float" office:value="32.13" calcext:value-type="float">
            <text:p>32.13</text:p>
          </table:table-cell>
          <table:table-cell office:value-type="float" office:value="-0.0145834488794" calcext:value-type="float">
            <text:p>-0.0145834488794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217049637286" calcext:value-type="float">
            <text:p>2.17049637286E-06</text:p>
          </table:table-cell>
          <table:table-cell/>
          <table:table-cell office:value-type="float" office:value="11.886879" calcext:value-type="float">
            <text:p>11.886879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235532" calcext:value-type="float">
            <text:p>0.235532</text:p>
          </table:table-cell>
          <table:table-cell table:number-columns-repeated="2"/>
          <table:table-cell office:value-type="float" office:value="0.895044" calcext:value-type="float">
            <text:p>0.895044</text:p>
          </table:table-cell>
          <table:table-cell office:value-type="float" office:value="-0.000416" calcext:value-type="float">
            <text:p>-0.000416</text:p>
          </table:table-cell>
          <table:table-cell office:value-type="float" office:value="-0.00072" calcext:value-type="float">
            <text:p>-0.00072</text:p>
          </table:table-cell>
        </table:table-row>
        <table:table-row table:style-name="ro1">
          <table:table-cell office:value-type="float" office:value="3.97165513039" calcext:value-type="float">
            <text:p>3.97165513039</text:p>
          </table:table-cell>
          <table:table-cell office:value-type="float" office:value="-82.24" calcext:value-type="float">
            <text:p>-82.24</text:p>
          </table:table-cell>
          <table:table-cell office:value-type="float" office:value="0.759703338146" calcext:value-type="float">
            <text:p>0.759703338146</text:p>
          </table:table-cell>
          <table:table-cell office:value-type="float" office:value="33.27" calcext:value-type="float">
            <text:p>33.27</text:p>
          </table:table-cell>
          <table:table-cell office:value-type="float" office:value="-0.0124992914498" calcext:value-type="float">
            <text:p>-0.0124992914498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218105174099" calcext:value-type="float">
            <text:p>2.18105174099E-06</text:p>
          </table:table-cell>
          <table:table-cell/>
          <table:table-cell office:value-type="float" office:value="13.478614" calcext:value-type="float">
            <text:p>13.478614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230136" calcext:value-type="float">
            <text:p>0.230136</text:p>
          </table:table-cell>
          <table:table-cell table:number-columns-repeated="2"/>
          <table:table-cell office:value-type="float" office:value="0.889688" calcext:value-type="float">
            <text:p>0.889688</text:p>
          </table:table-cell>
          <table:table-cell office:value-type="float" office:value="-0.000422" calcext:value-type="float">
            <text:p>-0.000422</text:p>
          </table:table-cell>
          <table:table-cell office:value-type="float" office:value="-0.000786" calcext:value-type="float">
            <text:p>-0.000786</text:p>
          </table:table-cell>
        </table:table-row>
        <table:table-row table:style-name="ro1">
          <table:table-cell office:value-type="float" office:value="4.00279307365" calcext:value-type="float">
            <text:p>4.00279307365</text:p>
          </table:table-cell>
          <table:table-cell office:value-type="float" office:value="-82.15" calcext:value-type="float">
            <text:p>-82.15</text:p>
          </table:table-cell>
          <table:table-cell office:value-type="float" office:value="0.766926288605" calcext:value-type="float">
            <text:p>0.766926288605</text:p>
          </table:table-cell>
          <table:table-cell office:value-type="float" office:value="34.95" calcext:value-type="float">
            <text:p>34.95</text:p>
          </table:table-cell>
          <table:table-cell office:value-type="float" office:value="-0.0122455917299" calcext:value-type="float">
            <text:p>-0.0122455917299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236322784986" calcext:value-type="float">
            <text:p>2.36322784986E-06</text:p>
          </table:table-cell>
          <table:table-cell/>
          <table:table-cell office:value-type="float" office:value="15.26337" calcext:value-type="float">
            <text:p>15.26337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224768" calcext:value-type="float">
            <text:p>0.224768</text:p>
          </table:table-cell>
          <table:table-cell table:number-columns-repeated="2"/>
          <table:table-cell office:value-type="float" office:value="0.882601" calcext:value-type="float">
            <text:p>0.882601</text:p>
          </table:table-cell>
          <table:table-cell office:value-type="float" office:value="-0.000432" calcext:value-type="float">
            <text:p>-0.000432</text:p>
          </table:table-cell>
          <table:table-cell office:value-type="float" office:value="-0.000831" calcext:value-type="float">
            <text:p>-0.000831</text:p>
          </table:table-cell>
        </table:table-row>
        <table:table-row table:style-name="ro1">
          <table:table-cell office:value-type="float" office:value="4.03483009338" calcext:value-type="float">
            <text:p>4.03483009338</text:p>
          </table:table-cell>
          <table:table-cell office:value-type="float" office:value="-81.98" calcext:value-type="float">
            <text:p>-81.98</text:p>
          </table:table-cell>
          <table:table-cell office:value-type="float" office:value="0.774000942707" calcext:value-type="float">
            <text:p>0.774000942707</text:p>
          </table:table-cell>
          <table:table-cell office:value-type="float" office:value="36.88" calcext:value-type="float">
            <text:p>36.88</text:p>
          </table:table-cell>
          <table:table-cell office:value-type="float" office:value="-0.0119879897684" calcext:value-type="float">
            <text:p>-0.0119879897684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258175873569" calcext:value-type="float">
            <text:p>2.58175873569E-06</text:p>
          </table:table-cell>
          <table:table-cell/>
          <table:table-cell office:value-type="float" office:value="17.193035" calcext:value-type="float">
            <text:p>17.19303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219522" calcext:value-type="float">
            <text:p>0.219522</text:p>
          </table:table-cell>
          <table:table-cell table:number-columns-repeated="2"/>
          <table:table-cell office:value-type="float" office:value="0.882824" calcext:value-type="float">
            <text:p>0.882824</text:p>
          </table:table-cell>
          <table:table-cell office:value-type="float" office:value="-0.00027" calcext:value-type="float">
            <text:p>-0.00027</text:p>
          </table:table-cell>
          <table:table-cell office:value-type="float" office:value="-0.000845" calcext:value-type="float">
            <text:p>-0.000845</text:p>
          </table:table-cell>
        </table:table-row>
        <table:table-row table:style-name="ro1">
          <table:table-cell office:value-type="float" office:value="4.06674814224" calcext:value-type="float">
            <text:p>4.06674814224</text:p>
          </table:table-cell>
          <table:table-cell office:value-type="float" office:value="-81.89" calcext:value-type="float">
            <text:p>-81.89</text:p>
          </table:table-cell>
          <table:table-cell office:value-type="float" office:value="0.780949473381" calcext:value-type="float">
            <text:p>0.780949473381</text:p>
          </table:table-cell>
          <table:table-cell office:value-type="float" office:value="38.73" calcext:value-type="float">
            <text:p>38.73</text:p>
          </table:table-cell>
          <table:table-cell office:value-type="float" office:value="-0.0117259211838" calcext:value-type="float">
            <text:p>-0.0117259211838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272876536656" calcext:value-type="float">
            <text:p>2.72876536656E-06</text:p>
          </table:table-cell>
          <table:table-cell/>
          <table:table-cell office:value-type="float" office:value="19.174459" calcext:value-type="float">
            <text:p>19.174459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214359" calcext:value-type="float">
            <text:p>0.214359</text:p>
          </table:table-cell>
          <table:table-cell table:number-columns-repeated="2"/>
          <table:table-cell office:value-type="float" office:value="0.885728" calcext:value-type="float">
            <text:p>0.885728</text:p>
          </table:table-cell>
          <table:table-cell office:value-type="float" office:value="-0.000029" calcext:value-type="float">
            <text:p>-2.9E-05</text:p>
          </table:table-cell>
          <table:table-cell office:value-type="float" office:value="-0.000863" calcext:value-type="float">
            <text:p>-0.000863</text:p>
          </table:table-cell>
        </table:table-row>
        <table:table-row table:style-name="ro1">
          <table:table-cell office:value-type="float" office:value="4.09776902199" calcext:value-type="float">
            <text:p>4.09776902199</text:p>
          </table:table-cell>
          <table:table-cell office:value-type="float" office:value="-81.8" calcext:value-type="float">
            <text:p>-81.8</text:p>
          </table:table-cell>
          <table:table-cell office:value-type="float" office:value="0.787792503834" calcext:value-type="float">
            <text:p>0.787792503834</text:p>
          </table:table-cell>
          <table:table-cell office:value-type="float" office:value="40.22" calcext:value-type="float">
            <text:p>40.22</text:p>
          </table:table-cell>
          <table:table-cell office:value-type="float" office:value="-0.0113691287115" calcext:value-type="float">
            <text:p>-0.0113691287115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286236286229" calcext:value-type="float">
            <text:p>2.86236286229E-06</text:p>
          </table:table-cell>
          <table:table-cell/>
          <table:table-cell office:value-type="float" office:value="21.152166" calcext:value-type="float">
            <text:p>21.152166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209127" calcext:value-type="float">
            <text:p>0.209127</text:p>
          </table:table-cell>
          <table:table-cell table:number-columns-repeated="2"/>
          <table:table-cell office:value-type="float" office:value="0.879091" calcext:value-type="float">
            <text:p>0.879091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-0.000904" calcext:value-type="float">
            <text:p>-0.000904</text:p>
          </table:table-cell>
        </table:table-row>
        <table:table-row table:style-name="ro1">
          <table:table-cell office:value-type="float" office:value="4.12884020805" calcext:value-type="float">
            <text:p>4.12884020805</text:p>
          </table:table-cell>
          <table:table-cell office:value-type="float" office:value="-81.71" calcext:value-type="float">
            <text:p>-81.71</text:p>
          </table:table-cell>
          <table:table-cell office:value-type="float" office:value="0.796683371067" calcext:value-type="float">
            <text:p>0.796683371067</text:p>
          </table:table-cell>
          <table:table-cell office:value-type="float" office:value="41.45" calcext:value-type="float">
            <text:p>41.45</text:p>
          </table:table-cell>
          <table:table-cell office:value-type="float" office:value="-0.0110976994038" calcext:value-type="float">
            <text:p>-0.0110976994038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29822479064" calcext:value-type="float">
            <text:p>2.9822479064E-06</text:p>
          </table:table-cell>
          <table:table-cell/>
          <table:table-cell office:value-type="float" office:value="23.116802" calcext:value-type="float">
            <text:p>23.116802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203867" calcext:value-type="float">
            <text:p>0.203867</text:p>
          </table:table-cell>
          <table:table-cell table:number-columns-repeated="2"/>
          <table:table-cell office:value-type="float" office:value="0.866776" calcext:value-type="float">
            <text:p>0.866776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-0.000963" calcext:value-type="float">
            <text:p>-0.000963</text:p>
          </table:table-cell>
        </table:table-row>
        <table:table-row table:style-name="ro1">
          <table:table-cell office:value-type="float" office:value="4.15957307816" calcext:value-type="float">
            <text:p>4.15957307816</text:p>
          </table:table-cell>
          <table:table-cell office:value-type="float" office:value="-81.63" calcext:value-type="float">
            <text:p>-81.63</text:p>
          </table:table-cell>
          <table:table-cell office:value-type="float" office:value="0.803197085857" calcext:value-type="float">
            <text:p>0.803197085857</text:p>
          </table:table-cell>
          <table:table-cell office:value-type="float" office:value="42.59" calcext:value-type="float">
            <text:p>42.59</text:p>
          </table:table-cell>
          <table:table-cell office:value-type="float" office:value="-0.0108227226883" calcext:value-type="float">
            <text:p>-0.0108227226883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308946982841" calcext:value-type="float">
            <text:p>3.08946982841E-06</text:p>
          </table:table-cell>
          <table:table-cell/>
          <table:table-cell office:value-type="float" office:value="25.074348" calcext:value-type="float">
            <text:p>25.074348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198567" calcext:value-type="float">
            <text:p>0.198567</text:p>
          </table:table-cell>
          <table:table-cell table:number-columns-repeated="2"/>
          <table:table-cell office:value-type="float" office:value="0.853092" calcext:value-type="float">
            <text:p>0.853092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-0.001003" calcext:value-type="float">
            <text:p>-0.001003</text:p>
          </table:table-cell>
        </table:table-row>
        <table:table-row table:style-name="ro1">
          <table:table-cell office:value-type="float" office:value="4.19161009789" calcext:value-type="float">
            <text:p>4.19161009789</text:p>
          </table:table-cell>
          <table:table-cell office:value-type="float" office:value="-81.54" calcext:value-type="float">
            <text:p>-81.54</text:p>
          </table:table-cell>
          <table:table-cell office:value-type="float" office:value="0.809597253799" calcext:value-type="float">
            <text:p>0.809597253799</text:p>
          </table:table-cell>
          <table:table-cell office:value-type="float" office:value="43.74" calcext:value-type="float">
            <text:p>43.74</text:p>
          </table:table-cell>
          <table:table-cell office:value-type="float" office:value="-0.0105435373262" calcext:value-type="float">
            <text:p>-0.0105435373262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318490947393" calcext:value-type="float">
            <text:p>3.18490947393E-06</text:p>
          </table:table-cell>
          <table:table-cell/>
          <table:table-cell office:value-type="float" office:value="27.028889" calcext:value-type="float">
            <text:p>27.028889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193376" calcext:value-type="float">
            <text:p>0.193376</text:p>
          </table:table-cell>
          <table:table-cell table:number-columns-repeated="2"/>
          <table:table-cell office:value-type="float" office:value="0.839141" calcext:value-type="float">
            <text:p>0.839141</text:p>
          </table:table-cell>
          <table:table-cell office:value-type="float" office:value="0.000006" calcext:value-type="float">
            <text:p>6E-06</text:p>
          </table:table-cell>
          <table:table-cell office:value-type="float" office:value="-0.001022" calcext:value-type="float">
            <text:p>-0.001022</text:p>
          </table:table-cell>
        </table:table-row>
        <table:table-row table:style-name="ro1">
          <table:table-cell office:value-type="float" office:value="4.27208805084" calcext:value-type="float">
            <text:p>4.27208805084</text:p>
          </table:table-cell>
          <table:table-cell office:value-type="float" office:value="-81.19" calcext:value-type="float">
            <text:p>-81.19</text:p>
          </table:table-cell>
          <table:table-cell office:value-type="float" office:value="0.825412213802" calcext:value-type="float">
            <text:p>0.825412213802</text:p>
          </table:table-cell>
          <table:table-cell office:value-type="float" office:value="46.81" calcext:value-type="float">
            <text:p>46.81</text:p>
          </table:table-cell>
          <table:table-cell office:value-type="float" office:value="-0.00978759303689" calcext:value-type="float">
            <text:p>-0.00978759303689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338390009347" calcext:value-type="float">
            <text:p>3.38390009347E-06</text:p>
          </table:table-cell>
          <table:table-cell/>
          <table:table-cell office:value-type="float" office:value="28.981068" calcext:value-type="float">
            <text:p>28.981068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188144" calcext:value-type="float">
            <text:p>0.188144</text:p>
          </table:table-cell>
          <table:table-cell table:number-columns-repeated="2"/>
          <table:table-cell office:value-type="float" office:value="0.824608" calcext:value-type="float">
            <text:p>0.824608</text:p>
          </table:table-cell>
          <table:table-cell office:value-type="float" office:value="0.0000075" calcext:value-type="float">
            <text:p>7.5E-06</text:p>
          </table:table-cell>
          <table:table-cell office:value-type="float" office:value="-0.001044" calcext:value-type="float">
            <text:p>-0.001044</text:p>
          </table:table-cell>
        </table:table-row>
        <table:table-row table:style-name="ro1">
          <table:table-cell office:value-type="float" office:value="4.3036429882" calcext:value-type="float">
            <text:p>4.3036429882</text:p>
          </table:table-cell>
          <table:table-cell office:value-type="float" office:value="-81.1" calcext:value-type="float">
            <text:p>-81.1</text:p>
          </table:table-cell>
          <table:table-cell office:value-type="float" office:value="0.83182144165" calcext:value-type="float">
            <text:p>0.83182144165</text:p>
          </table:table-cell>
          <table:table-cell office:value-type="float" office:value="48.04" calcext:value-type="float">
            <text:p>48.04</text:p>
          </table:table-cell>
          <table:table-cell office:value-type="float" office:value="-0.00949871726334" calcext:value-type="float">
            <text:p>-0.00949871726334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343987244378" calcext:value-type="float">
            <text:p>3.43987244378E-06</text:p>
          </table:table-cell>
          <table:table-cell/>
          <table:table-cell office:value-type="float" office:value="30.930416" calcext:value-type="float">
            <text:p>30.930416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182885" calcext:value-type="float">
            <text:p>0.182885</text:p>
          </table:table-cell>
          <table:table-cell table:number-columns-repeated="2"/>
          <table:table-cell office:value-type="float" office:value="0.809155" calcext:value-type="float">
            <text:p>0.809155</text:p>
          </table:table-cell>
          <table:table-cell office:value-type="float" office:value="0.0000087" calcext:value-type="float">
            <text:p>8.7E-06</text:p>
          </table:table-cell>
          <table:table-cell office:value-type="float" office:value="-0.001068" calcext:value-type="float">
            <text:p>-0.001068</text:p>
          </table:table-cell>
        </table:table-row>
        <table:table-row table:style-name="ro1">
          <table:table-cell office:value-type="float" office:value="4.33480620384" calcext:value-type="float">
            <text:p>4.33480620384</text:p>
          </table:table-cell>
          <table:table-cell office:value-type="float" office:value="-81.01" calcext:value-type="float">
            <text:p>-81.01</text:p>
          </table:table-cell>
          <table:table-cell office:value-type="float" office:value="0.837545394897" calcext:value-type="float">
            <text:p>0.837545394897</text:p>
          </table:table-cell>
          <table:table-cell office:value-type="float" office:value="49.19" calcext:value-type="float">
            <text:p>49.19</text:p>
          </table:table-cell>
          <table:table-cell office:value-type="float" office:value="-0.00920880679041" calcext:value-type="float">
            <text:p>-0.00920880679041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348628714164" calcext:value-type="float">
            <text:p>3.48628714164E-06</text:p>
          </table:table-cell>
          <table:table-cell/>
          <table:table-cell office:value-type="float" office:value="32.876637" calcext:value-type="float">
            <text:p>32.876637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177681" calcext:value-type="float">
            <text:p>0.177681</text:p>
          </table:table-cell>
          <table:table-cell table:number-columns-repeated="2"/>
          <table:table-cell office:value-type="float" office:value="0.792742" calcext:value-type="float">
            <text:p>0.792742</text:p>
          </table:table-cell>
          <table:table-cell office:value-type="float" office:value="0.0000089" calcext:value-type="float">
            <text:p>8.9E-06</text:p>
          </table:table-cell>
          <table:table-cell office:value-type="float" office:value="-0.001083" calcext:value-type="float">
            <text:p>-0.001083</text:p>
          </table:table-cell>
        </table:table-row>
        <table:table-row table:style-name="ro1">
          <table:table-cell office:value-type="float" office:value="4.3656270504" calcext:value-type="float">
            <text:p>4.3656270504</text:p>
          </table:table-cell>
          <table:table-cell office:value-type="float" office:value="-80.84" calcext:value-type="float">
            <text:p>-80.84</text:p>
          </table:table-cell>
          <table:table-cell office:value-type="float" office:value="0.843123674393" calcext:value-type="float">
            <text:p>0.843123674393</text:p>
          </table:table-cell>
          <table:table-cell office:value-type="float" office:value="50.33" calcext:value-type="float">
            <text:p>50.33</text:p>
          </table:table-cell>
          <table:table-cell office:value-type="float" office:value="-0.00891717895865" calcext:value-type="float">
            <text:p>-0.00891717895865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353462587555" calcext:value-type="float">
            <text:p>3.53462587555E-06</text:p>
          </table:table-cell>
          <table:table-cell/>
          <table:table-cell office:value-type="float" office:value="34.819813" calcext:value-type="float">
            <text:p>34.819813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172449" calcext:value-type="float">
            <text:p>0.172449</text:p>
          </table:table-cell>
          <table:table-cell table:number-columns-repeated="2"/>
          <table:table-cell office:value-type="float" office:value="0.775418" calcext:value-type="float">
            <text:p>0.775418</text:p>
          </table:table-cell>
          <table:table-cell office:value-type="float" office:value="0.0000086" calcext:value-type="float">
            <text:p>8.6E-06</text:p>
          </table:table-cell>
          <table:table-cell office:value-type="float" office:value="-0.001092" calcext:value-type="float">
            <text:p>-0.001092</text:p>
          </table:table-cell>
        </table:table-row>
        <table:table-row table:style-name="ro1">
          <table:table-cell office:value-type="float" office:value="4.39686799049" calcext:value-type="float">
            <text:p>4.39686799049</text:p>
          </table:table-cell>
          <table:table-cell office:value-type="float" office:value="-80.66" calcext:value-type="float">
            <text:p>-80.66</text:p>
          </table:table-cell>
          <table:table-cell office:value-type="float" office:value="0.848571956158" calcext:value-type="float">
            <text:p>0.848571956158</text:p>
          </table:table-cell>
          <table:table-cell office:value-type="float" office:value="51.47" calcext:value-type="float">
            <text:p>51.47</text:p>
          </table:table-cell>
          <table:table-cell office:value-type="float" office:value="-0.00852516666055" calcext:value-type="float">
            <text:p>-0.00852516666055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356155260306" calcext:value-type="float">
            <text:p>3.56155260306E-06</text:p>
          </table:table-cell>
          <table:table-cell/>
          <table:table-cell office:value-type="float" office:value="36.760105" calcext:value-type="float">
            <text:p>36.7601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167217" calcext:value-type="float">
            <text:p>0.167217</text:p>
          </table:table-cell>
          <table:table-cell table:number-columns-repeated="2"/>
          <table:table-cell office:value-type="float" office:value="0.757243" calcext:value-type="float">
            <text:p>0.757243</text:p>
          </table:table-cell>
          <table:table-cell office:value-type="float" office:value="0.0000082" calcext:value-type="float">
            <text:p>8.2E-06</text:p>
          </table:table-cell>
          <table:table-cell office:value-type="float" office:value="-0.001101" calcext:value-type="float">
            <text:p>-0.001101</text:p>
          </table:table-cell>
        </table:table-row>
        <table:table-row table:style-name="ro1">
          <table:table-cell office:value-type="float" office:value="4.42971014977" calcext:value-type="float">
            <text:p>4.42971014977</text:p>
          </table:table-cell>
          <table:table-cell office:value-type="float" office:value="-80.57" calcext:value-type="float">
            <text:p>-80.57</text:p>
          </table:table-cell>
          <table:table-cell office:value-type="float" office:value="0.85557860136" calcext:value-type="float">
            <text:p>0.85557860136</text:p>
          </table:table-cell>
          <table:table-cell office:value-type="float" office:value="52.7" calcext:value-type="float">
            <text:p>52.7</text:p>
          </table:table-cell>
          <table:table-cell office:value-type="float" office:value="-0.00823060050607" calcext:value-type="float">
            <text:p>-0.00823060050607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358096576747" calcext:value-type="float">
            <text:p>3.58096576747E-06</text:p>
          </table:table-cell>
          <table:table-cell/>
          <table:table-cell office:value-type="float" office:value="38.697502" calcext:value-type="float">
            <text:p>38.697502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162026" calcext:value-type="float">
            <text:p>0.162026</text:p>
          </table:table-cell>
          <table:table-cell table:number-columns-repeated="2"/>
          <table:table-cell office:value-type="float" office:value="0.738238" calcext:value-type="float">
            <text:p>0.738238</text:p>
          </table:table-cell>
          <table:table-cell office:value-type="float" office:value="0.0000079" calcext:value-type="float">
            <text:p>7.9E-06</text:p>
          </table:table-cell>
          <table:table-cell office:value-type="float" office:value="-0.001105" calcext:value-type="float">
            <text:p>-0.001105</text:p>
          </table:table-cell>
        </table:table-row>
        <table:table-row table:style-name="ro1">
          <table:table-cell office:value-type="float" office:value="4.46057510376" calcext:value-type="float">
            <text:p>4.46057510376</text:p>
          </table:table-cell>
          <table:table-cell office:value-type="float" office:value="-80.48" calcext:value-type="float">
            <text:p>-80.48</text:p>
          </table:table-cell>
          <table:table-cell office:value-type="float" office:value="0.860656201839" calcext:value-type="float">
            <text:p>0.860656201839</text:p>
          </table:table-cell>
          <table:table-cell office:value-type="float" office:value="53.85" calcext:value-type="float">
            <text:p>53.85</text:p>
          </table:table-cell>
          <table:table-cell office:value-type="float" office:value="-0.00793523527682" calcext:value-type="float">
            <text:p>-0.00793523527682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359354999091" calcext:value-type="float">
            <text:p>3.59354999091E-06</text:p>
          </table:table-cell>
          <table:table-cell/>
          <table:table-cell office:value-type="float" office:value="40.63221" calcext:value-type="float">
            <text:p>40.63221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156807" calcext:value-type="float">
            <text:p>0.156807</text:p>
          </table:table-cell>
          <table:table-cell table:number-columns-repeated="2"/>
          <table:table-cell office:value-type="float" office:value="0.718425" calcext:value-type="float">
            <text:p>0.718425</text:p>
          </table:table-cell>
          <table:table-cell office:value-type="float" office:value="0.0000076" calcext:value-type="float">
            <text:p>7.6E-06</text:p>
          </table:table-cell>
          <table:table-cell office:value-type="float" office:value="-0.0011" calcext:value-type="float">
            <text:p>-0.0011</text:p>
          </table:table-cell>
        </table:table-row>
        <table:table-row table:style-name="ro1">
          <table:table-cell office:value-type="float" office:value="4.49162507057" calcext:value-type="float">
            <text:p>4.49162507057</text:p>
          </table:table-cell>
          <table:table-cell office:value-type="float" office:value="-80.4" calcext:value-type="float">
            <text:p>-80.4</text:p>
          </table:table-cell>
          <table:table-cell office:value-type="float" office:value="0.865595519543" calcext:value-type="float">
            <text:p>0.865595519543</text:p>
          </table:table-cell>
          <table:table-cell office:value-type="float" office:value="55.08" calcext:value-type="float">
            <text:p>55.08</text:p>
          </table:table-cell>
          <table:table-cell office:value-type="float" office:value="-0.00763835618272" calcext:value-type="float">
            <text:p>-0.00763835618272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359989985554" calcext:value-type="float">
            <text:p>3.59989985554E-06</text:p>
          </table:table-cell>
          <table:table-cell/>
          <table:table-cell office:value-type="float" office:value="42.564224" calcext:value-type="float">
            <text:p>42.564224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15163" calcext:value-type="float">
            <text:p>0.15163</text:p>
          </table:table-cell>
          <table:table-cell table:number-columns-repeated="2"/>
          <table:table-cell office:value-type="float" office:value="0.697832" calcext:value-type="float">
            <text:p>0.697832</text:p>
          </table:table-cell>
          <table:table-cell office:value-type="float" office:value="0.0000074" calcext:value-type="float">
            <text:p>7.4E-06</text:p>
          </table:table-cell>
          <table:table-cell office:value-type="float" office:value="-0.001102" calcext:value-type="float">
            <text:p>-0.001102</text:p>
          </table:table-cell>
        </table:table-row>
        <table:table-row table:style-name="ro1">
          <table:table-cell office:value-type="float" office:value="4.52377510071" calcext:value-type="float">
            <text:p>4.52377510071</text:p>
          </table:table-cell>
          <table:table-cell office:value-type="float" office:value="-80.22" calcext:value-type="float">
            <text:p>-80.22</text:p>
          </table:table-cell>
          <table:table-cell office:value-type="float" office:value="0.870361983776" calcext:value-type="float">
            <text:p>0.870361983776</text:p>
          </table:table-cell>
          <table:table-cell office:value-type="float" office:value="56.31" calcext:value-type="float">
            <text:p>56.31</text:p>
          </table:table-cell>
          <table:table-cell office:value-type="float" office:value="-0.00734221376479" calcext:value-type="float">
            <text:p>-0.00734221376479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360055855708" calcext:value-type="float">
            <text:p>3.60055855708E-06</text:p>
          </table:table-cell>
          <table:table-cell/>
          <table:table-cell office:value-type="float" office:value="44.49371" calcext:value-type="float">
            <text:p>44.49371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146439" calcext:value-type="float">
            <text:p>0.146439</text:p>
          </table:table-cell>
          <table:table-cell table:number-columns-repeated="2"/>
          <table:table-cell office:value-type="float" office:value="0.676487" calcext:value-type="float">
            <text:p>0.676487</text:p>
          </table:table-cell>
          <table:table-cell office:value-type="float" office:value="0.0000071" calcext:value-type="float">
            <text:p>7.1E-06</text:p>
          </table:table-cell>
          <table:table-cell office:value-type="float" office:value="-0.001091" calcext:value-type="float">
            <text:p>-0.001091</text:p>
          </table:table-cell>
        </table:table-row>
        <table:table-row table:style-name="ro1">
          <table:table-cell office:value-type="float" office:value="4.55558419228" calcext:value-type="float">
            <text:p>4.55558419228</text:p>
          </table:table-cell>
          <table:table-cell office:value-type="float" office:value="-80.04" calcext:value-type="float">
            <text:p>-80.04</text:p>
          </table:table-cell>
          <table:table-cell office:value-type="float" office:value="0.874970138073" calcext:value-type="float">
            <text:p>0.874970138073</text:p>
          </table:table-cell>
          <table:table-cell office:value-type="float" office:value="57.45" calcext:value-type="float">
            <text:p>57.45</text:p>
          </table:table-cell>
          <table:table-cell office:value-type="float" office:value="-0.00704609509557" calcext:value-type="float">
            <text:p>-0.00704609509557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359361047231" calcext:value-type="float">
            <text:p>3.59361047231E-06</text:p>
          </table:table-cell>
          <table:table-cell/>
          <table:table-cell office:value-type="float" office:value="46.420712" calcext:value-type="float">
            <text:p>46.420712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141235" calcext:value-type="float">
            <text:p>0.141235</text:p>
          </table:table-cell>
          <table:table-cell table:number-columns-repeated="2"/>
          <table:table-cell office:value-type="float" office:value="0.65441" calcext:value-type="float">
            <text:p>0.65441</text:p>
          </table:table-cell>
          <table:table-cell office:value-type="float" office:value="0.0000068" calcext:value-type="float">
            <text:p>6.8E-06</text:p>
          </table:table-cell>
          <table:table-cell office:value-type="float" office:value="-0.001076" calcext:value-type="float">
            <text:p>-0.001076</text:p>
          </table:table-cell>
        </table:table-row>
        <table:table-row table:style-name="ro1">
          <table:table-cell office:value-type="float" office:value="4.58650803566" calcext:value-type="float">
            <text:p>4.58650803566</text:p>
          </table:table-cell>
          <table:table-cell office:value-type="float" office:value="-79.78" calcext:value-type="float">
            <text:p>-79.78</text:p>
          </table:table-cell>
          <table:table-cell office:value-type="float" office:value="0.878891170025" calcext:value-type="float">
            <text:p>0.878891170025</text:p>
          </table:table-cell>
          <table:table-cell office:value-type="float" office:value="58.59" calcext:value-type="float">
            <text:p>58.59</text:p>
          </table:table-cell>
          <table:table-cell office:value-type="float" office:value="-0.00674929097295" calcext:value-type="float">
            <text:p>-0.00674929097295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358331362804" calcext:value-type="float">
            <text:p>3.58331362804E-06</text:p>
          </table:table-cell>
          <table:table-cell/>
          <table:table-cell office:value-type="float" office:value="48.34531" calcext:value-type="float">
            <text:p>48.34531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136057" calcext:value-type="float">
            <text:p>0.136057</text:p>
          </table:table-cell>
          <table:table-cell table:number-columns-repeated="2"/>
          <table:table-cell office:value-type="float" office:value="0.631631" calcext:value-type="float">
            <text:p>0.631631</text:p>
          </table:table-cell>
          <table:table-cell office:value-type="float" office:value="0.0000066" calcext:value-type="float">
            <text:p>6.6E-06</text:p>
          </table:table-cell>
          <table:table-cell office:value-type="float" office:value="-0.001063" calcext:value-type="float">
            <text:p>-0.001063</text:p>
          </table:table-cell>
        </table:table-row>
        <table:table-row table:style-name="ro1">
          <table:table-cell office:value-type="float" office:value="4.61751008034" calcext:value-type="float">
            <text:p>4.61751008034</text:p>
          </table:table-cell>
          <table:table-cell office:value-type="float" office:value="-79.6" calcext:value-type="float">
            <text:p>-79.6</text:p>
          </table:table-cell>
          <table:table-cell office:value-type="float" office:value="0.883717775345" calcext:value-type="float">
            <text:p>0.883717775345</text:p>
          </table:table-cell>
          <table:table-cell office:value-type="float" office:value="59.65" calcext:value-type="float">
            <text:p>59.65</text:p>
          </table:table-cell>
          <table:table-cell office:value-type="float" office:value="-0.00635580951348" calcext:value-type="float">
            <text:p>-0.00635580951348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356930058842" calcext:value-type="float">
            <text:p>3.56930058842E-06</text:p>
          </table:table-cell>
          <table:table-cell/>
          <table:table-cell office:value-type="float" office:value="50.267612" calcext:value-type="float">
            <text:p>50.267612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130894" calcext:value-type="float">
            <text:p>0.130894</text:p>
          </table:table-cell>
          <table:table-cell table:number-columns-repeated="2"/>
          <table:table-cell office:value-type="float" office:value="0.608173" calcext:value-type="float">
            <text:p>0.608173</text:p>
          </table:table-cell>
          <table:table-cell office:value-type="float" office:value="0.0000063" calcext:value-type="float">
            <text:p>6.3E-06</text:p>
          </table:table-cell>
          <table:table-cell office:value-type="float" office:value="-0.001043" calcext:value-type="float">
            <text:p>-0.001043</text:p>
          </table:table-cell>
        </table:table-row>
        <table:table-row table:style-name="ro1">
          <table:table-cell office:value-type="float" office:value="4.64864110947" calcext:value-type="float">
            <text:p>4.64864110947</text:p>
          </table:table-cell>
          <table:table-cell office:value-type="float" office:value="-79.43" calcext:value-type="float">
            <text:p>-79.43</text:p>
          </table:table-cell>
          <table:table-cell office:value-type="float" office:value="0.889175713062" calcext:value-type="float">
            <text:p>0.889175713062</text:p>
          </table:table-cell>
          <table:table-cell office:value-type="float" office:value="60.79" calcext:value-type="float">
            <text:p>60.79</text:p>
          </table:table-cell>
          <table:table-cell office:value-type="float" office:value="-0.00606175931171" calcext:value-type="float">
            <text:p>-0.00606175931171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355215433956" calcext:value-type="float">
            <text:p>3.55215433956E-06</text:p>
          </table:table-cell>
          <table:table-cell/>
          <table:table-cell office:value-type="float" office:value="52.187714" calcext:value-type="float">
            <text:p>52.187714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12573" calcext:value-type="float">
            <text:p>0.12573</text:p>
          </table:table-cell>
          <table:table-cell table:number-columns-repeated="2"/>
          <table:table-cell office:value-type="float" office:value="0.584071" calcext:value-type="float">
            <text:p>0.584071</text:p>
          </table:table-cell>
          <table:table-cell office:value-type="float" office:value="0.000006" calcext:value-type="float">
            <text:p>6E-06</text:p>
          </table:table-cell>
          <table:table-cell office:value-type="float" office:value="-0.001016" calcext:value-type="float">
            <text:p>-0.001016</text:p>
          </table:table-cell>
        </table:table-row>
        <table:table-row table:style-name="ro1">
          <table:table-cell office:value-type="float" office:value="4.68094420433" calcext:value-type="float">
            <text:p>4.68094420433</text:p>
          </table:table-cell>
          <table:table-cell office:value-type="float" office:value="-79.16" calcext:value-type="float">
            <text:p>-79.16</text:p>
          </table:table-cell>
          <table:table-cell office:value-type="float" office:value="0.893087506294" calcext:value-type="float">
            <text:p>0.893087506294</text:p>
          </table:table-cell>
          <table:table-cell office:value-type="float" office:value="62.11" calcext:value-type="float">
            <text:p>62.11</text:p>
          </table:table-cell>
          <table:table-cell office:value-type="float" office:value="-0.00576795218512" calcext:value-type="float">
            <text:p>-0.00576795218512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352535562342" calcext:value-type="float">
            <text:p>3.52535562342E-06</text:p>
          </table:table-cell>
          <table:table-cell/>
          <table:table-cell office:value-type="float" office:value="54.105713" calcext:value-type="float">
            <text:p>54.105713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120539" calcext:value-type="float">
            <text:p>0.120539</text:p>
          </table:table-cell>
          <table:table-cell table:number-columns-repeated="2"/>
          <table:table-cell office:value-type="float" office:value="0.559353" calcext:value-type="float">
            <text:p>0.559353</text:p>
          </table:table-cell>
          <table:table-cell office:value-type="float" office:value="0.0000059" calcext:value-type="float">
            <text:p>5.9E-06</text:p>
          </table:table-cell>
          <table:table-cell office:value-type="float" office:value="-0.000993" calcext:value-type="float">
            <text:p>-0.000993</text:p>
          </table:table-cell>
        </table:table-row>
        <table:table-row table:style-name="ro1">
          <table:table-cell office:value-type="float" office:value="4.72521710396" calcext:value-type="float">
            <text:p>4.72521710396</text:p>
          </table:table-cell>
          <table:table-cell office:value-type="float" office:value="-78.9" calcext:value-type="float">
            <text:p>-78.9</text:p>
          </table:table-cell>
          <table:table-cell office:value-type="float" office:value="0.898022592068" calcext:value-type="float">
            <text:p>0.898022592068</text:p>
          </table:table-cell>
          <table:table-cell office:value-type="float" office:value="63.96" calcext:value-type="float">
            <text:p>63.96</text:p>
          </table:table-cell>
          <table:table-cell office:value-type="float" office:value="-0.0052833519876" calcext:value-type="float">
            <text:p>-0.0052833519876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34954698549" calcext:value-type="float">
            <text:p>3.4954698549E-06</text:p>
          </table:table-cell>
          <table:table-cell/>
          <table:table-cell office:value-type="float" office:value="56.021664" calcext:value-type="float">
            <text:p>56.021664</text:p>
          </table:table-cell>
          <table:table-cell office:value-type="float" office:value="-0.000014" calcext:value-type="float">
            <text:p>-1.4E-05</text:p>
          </table:table-cell>
          <table:table-cell office:value-type="float" office:value="0.115389" calcext:value-type="float">
            <text:p>0.115389</text:p>
          </table:table-cell>
          <table:table-cell table:number-columns-repeated="2"/>
          <table:table-cell office:value-type="float" office:value="0.53404" calcext:value-type="float">
            <text:p>0.53404</text:p>
          </table:table-cell>
          <table:table-cell office:value-type="float" office:value="0.0000055" calcext:value-type="float">
            <text:p>5.5E-06</text:p>
          </table:table-cell>
          <table:table-cell office:value-type="float" office:value="-0.00096" calcext:value-type="float">
            <text:p>-0.00096</text:p>
          </table:table-cell>
        </table:table-row>
        <table:table-row table:style-name="ro1">
          <table:table-cell office:value-type="float" office:value="4.76335215569" calcext:value-type="float">
            <text:p>4.76335215569</text:p>
          </table:table-cell>
          <table:table-cell office:value-type="float" office:value="-78.81" calcext:value-type="float">
            <text:p>-78.81</text:p>
          </table:table-cell>
          <table:table-cell office:value-type="float" office:value="0.902652978897" calcext:value-type="float">
            <text:p>0.902652978897</text:p>
          </table:table-cell>
          <table:table-cell office:value-type="float" office:value="65.27" calcext:value-type="float">
            <text:p>65.27</text:p>
          </table:table-cell>
          <table:table-cell office:value-type="float" office:value="-0.00499510858208" calcext:value-type="float">
            <text:p>-0.00499510858208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347182026417" calcext:value-type="float">
            <text:p>3.47182026417E-06</text:p>
          </table:table-cell>
          <table:table-cell/>
          <table:table-cell office:value-type="float" office:value="57.935715" calcext:value-type="float">
            <text:p>57.93571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110198" calcext:value-type="float">
            <text:p>0.110198</text:p>
          </table:table-cell>
          <table:table-cell table:number-columns-repeated="2"/>
          <table:table-cell office:value-type="float" office:value="0.508162" calcext:value-type="float">
            <text:p>0.508162</text:p>
          </table:table-cell>
          <table:table-cell office:value-type="float" office:value="0.0000052" calcext:value-type="float">
            <text:p>5.2E-06</text:p>
          </table:table-cell>
          <table:table-cell office:value-type="float" office:value="-0.000923" calcext:value-type="float">
            <text:p>-0.000923</text:p>
          </table:table-cell>
        </table:table-row>
        <table:table-row table:style-name="ro1">
          <table:table-cell office:value-type="float" office:value="4.79664111137" calcext:value-type="float">
            <text:p>4.79664111137</text:p>
          </table:table-cell>
          <table:table-cell office:value-type="float" office:value="-78.81" calcext:value-type="float">
            <text:p>-78.81</text:p>
          </table:table-cell>
          <table:table-cell office:value-type="float" office:value="0.905933618546" calcext:value-type="float">
            <text:p>0.905933618546</text:p>
          </table:table-cell>
          <table:table-cell office:value-type="float" office:value="66.51" calcext:value-type="float">
            <text:p>66.51</text:p>
          </table:table-cell>
          <table:table-cell office:value-type="float" office:value="-0.00470813922584" calcext:value-type="float">
            <text:p>-0.00470813922584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343966962646" calcext:value-type="float">
            <text:p>3.43966962646E-06</text:p>
          </table:table-cell>
          <table:table-cell/>
          <table:table-cell office:value-type="float" office:value="59.847923" calcext:value-type="float">
            <text:p>59.847923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104994" calcext:value-type="float">
            <text:p>0.104994</text:p>
          </table:table-cell>
          <table:table-cell table:number-columns-repeated="2"/>
          <table:table-cell office:value-type="float" office:value="0.481759" calcext:value-type="float">
            <text:p>0.481759</text:p>
          </table:table-cell>
          <table:table-cell office:value-type="float" office:value="0.0000051" calcext:value-type="float">
            <text:p>5.1E-06</text:p>
          </table:table-cell>
          <table:table-cell office:value-type="float" office:value="-0.000888" calcext:value-type="float">
            <text:p>-0.000888</text:p>
          </table:table-cell>
        </table:table-row>
        <table:table-row table:style-name="ro1">
          <table:table-cell office:value-type="float" office:value="4.82764410973" calcext:value-type="float">
            <text:p>4.82764410973</text:p>
          </table:table-cell>
          <table:table-cell office:value-type="float" office:value="-78.73" calcext:value-type="float">
            <text:p>-78.73</text:p>
          </table:table-cell>
          <table:table-cell office:value-type="float" office:value="0.909027040005" calcext:value-type="float">
            <text:p>0.909027040005</text:p>
          </table:table-cell>
          <table:table-cell office:value-type="float" office:value="67.74" calcext:value-type="float">
            <text:p>67.74</text:p>
          </table:table-cell>
          <table:table-cell office:value-type="float" office:value="-0.00433072261512" calcext:value-type="float">
            <text:p>-0.00433072261512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341596955877" calcext:value-type="float">
            <text:p>3.41596955877E-06</text:p>
          </table:table-cell>
          <table:table-cell/>
          <table:table-cell office:value-type="float" office:value="61.758408" calcext:value-type="float">
            <text:p>61.758408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99803" calcext:value-type="float">
            <text:p>0.099803</text:p>
          </table:table-cell>
          <table:table-cell table:number-columns-repeated="2"/>
          <table:table-cell office:value-type="float" office:value="0.454845" calcext:value-type="float">
            <text:p>0.454845</text:p>
          </table:table-cell>
          <table:table-cell office:value-type="float" office:value="0.0000046" calcext:value-type="float">
            <text:p>4.6E-06</text:p>
          </table:table-cell>
          <table:table-cell office:value-type="float" office:value="-0.000847" calcext:value-type="float">
            <text:p>-0.000847</text:p>
          </table:table-cell>
        </table:table-row>
        <table:table-row table:style-name="ro1">
          <table:table-cell office:value-type="float" office:value="4.86194419861" calcext:value-type="float">
            <text:p>4.86194419861</text:p>
          </table:table-cell>
          <table:table-cell office:value-type="float" office:value="-78.73" calcext:value-type="float">
            <text:p>-78.73</text:p>
          </table:table-cell>
          <table:table-cell office:value-type="float" office:value="0.91287446022" calcext:value-type="float">
            <text:p>0.91287446022</text:p>
          </table:table-cell>
          <table:table-cell office:value-type="float" office:value="68.97" calcext:value-type="float">
            <text:p>68.97</text:p>
          </table:table-cell>
          <table:table-cell office:value-type="float" office:value="-0.00405096774921" calcext:value-type="float">
            <text:p>-0.00405096774921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339322082255" calcext:value-type="float">
            <text:p>3.39322082255E-06</text:p>
          </table:table-cell>
          <table:table-cell/>
          <table:table-cell office:value-type="float" office:value="63.667282" calcext:value-type="float">
            <text:p>63.667282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94639" calcext:value-type="float">
            <text:p>0.094639</text:p>
          </table:table-cell>
          <table:table-cell table:number-columns-repeated="2"/>
          <table:table-cell office:value-type="float" office:value="0.427458" calcext:value-type="float">
            <text:p>0.427458</text:p>
          </table:table-cell>
          <table:table-cell office:value-type="float" office:value="0.0000044" calcext:value-type="float">
            <text:p>4.4E-06</text:p>
          </table:table-cell>
          <table:table-cell office:value-type="float" office:value="-0.000802" calcext:value-type="float">
            <text:p>-0.000802</text:p>
          </table:table-cell>
        </table:table-row>
        <table:table-row table:style-name="ro1">
          <table:table-cell office:value-type="float" office:value="4.89569306374" calcext:value-type="float">
            <text:p>4.89569306374</text:p>
          </table:table-cell>
          <table:table-cell office:value-type="float" office:value="-78.64" calcext:value-type="float">
            <text:p>-78.64</text:p>
          </table:table-cell>
          <table:table-cell office:value-type="float" office:value="0.915558099747" calcext:value-type="float">
            <text:p>0.915558099747</text:p>
          </table:table-cell>
          <table:table-cell office:value-type="float" office:value="70.29" calcext:value-type="float">
            <text:p>70.29</text:p>
          </table:table-cell>
          <table:table-cell office:value-type="float" office:value="-0.00377343432046" calcext:value-type="float">
            <text:p>-0.00377343432046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336531093126" calcext:value-type="float">
            <text:p>3.36531093126E-06</text:p>
          </table:table-cell>
          <table:table-cell/>
          <table:table-cell office:value-type="float" office:value="65.574623" calcext:value-type="float">
            <text:p>65.574623</text:p>
          </table:table-cell>
          <table:table-cell office:value-type="float" office:value="-0.000014" calcext:value-type="float">
            <text:p>-1.4E-05</text:p>
          </table:table-cell>
          <table:table-cell office:value-type="float" office:value="0.089448" calcext:value-type="float">
            <text:p>0.089448</text:p>
          </table:table-cell>
          <table:table-cell table:number-columns-repeated="2"/>
          <table:table-cell office:value-type="float" office:value="0.399632" calcext:value-type="float">
            <text:p>0.399632</text:p>
          </table:table-cell>
          <table:table-cell office:value-type="float" office:value="0.0000041" calcext:value-type="float">
            <text:p>4.1E-06</text:p>
          </table:table-cell>
          <table:table-cell office:value-type="float" office:value="-0.000748" calcext:value-type="float">
            <text:p>-0.000748</text:p>
          </table:table-cell>
        </table:table-row>
        <table:table-row table:style-name="ro1">
          <table:table-cell office:value-type="float" office:value="4.92761421204" calcext:value-type="float">
            <text:p>4.92761421204</text:p>
          </table:table-cell>
          <table:table-cell office:value-type="float" office:value="-78.55" calcext:value-type="float">
            <text:p>-78.55</text:p>
          </table:table-cell>
          <table:table-cell office:value-type="float" office:value="0.918050050735" calcext:value-type="float">
            <text:p>0.918050050735</text:p>
          </table:table-cell>
          <table:table-cell office:value-type="float" office:value="71.43" calcext:value-type="float">
            <text:p>71.43</text:p>
          </table:table-cell>
          <table:table-cell office:value-type="float" office:value="-0.00350024411455" calcext:value-type="float">
            <text:p>-0.00350024411455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334705691785" calcext:value-type="float">
            <text:p>3.34705691785E-06</text:p>
          </table:table-cell>
          <table:table-cell/>
          <table:table-cell office:value-type="float" office:value="67.48056" calcext:value-type="float">
            <text:p>67.48056</text:p>
          </table:table-cell>
          <table:table-cell office:value-type="float" office:value="-0.000014" calcext:value-type="float">
            <text:p>-1.4E-05</text:p>
          </table:table-cell>
          <table:table-cell office:value-type="float" office:value="0.084312" calcext:value-type="float">
            <text:p>0.084312</text:p>
          </table:table-cell>
          <table:table-cell table:number-columns-repeated="2"/>
          <table:table-cell office:value-type="float" office:value="0.371388" calcext:value-type="float">
            <text:p>0.371388</text:p>
          </table:table-cell>
          <table:table-cell office:value-type="float" office:value="0.0000039" calcext:value-type="float">
            <text:p>3.9E-06</text:p>
          </table:table-cell>
          <table:table-cell office:value-type="float" office:value="-0.000702" calcext:value-type="float">
            <text:p>-0.000702</text:p>
          </table:table-cell>
        </table:table-row>
        <table:table-row table:style-name="ro1">
          <table:table-cell office:value-type="float" office:value="4.95861411095" calcext:value-type="float">
            <text:p>4.95861411095</text:p>
          </table:table-cell>
          <table:table-cell office:value-type="float" office:value="-78.46" calcext:value-type="float">
            <text:p>-78.46</text:p>
          </table:table-cell>
          <table:table-cell office:value-type="float" office:value="0.932347416878" calcext:value-type="float">
            <text:p>0.932347416878</text:p>
          </table:table-cell>
          <table:table-cell office:value-type="float" office:value="72.75" calcext:value-type="float">
            <text:p>72.75</text:p>
          </table:table-cell>
          <table:table-cell office:value-type="float" office:value="-0.00964419357479" calcext:value-type="float">
            <text:p>-0.00964419357479</text:p>
          </table:table-cell>
          <table:table-cell office:value-type="float" office:value="2.07" calcext:value-type="float">
            <text:p>2.07</text:p>
          </table:table-cell>
          <table:table-cell office:value-type="float" office:value="0.000128598112497" calcext:value-type="float">
            <text:p>0.000128598112497</text:p>
          </table:table-cell>
          <table:table-cell/>
          <table:table-cell office:value-type="float" office:value="69.385185" calcext:value-type="float">
            <text:p>69.385185</text:p>
          </table:table-cell>
          <table:table-cell office:value-type="float" office:value="-0.000027" calcext:value-type="float">
            <text:p>-2.7E-05</text:p>
          </table:table-cell>
          <table:table-cell office:value-type="float" office:value="0.079107" calcext:value-type="float">
            <text:p>0.079107</text:p>
          </table:table-cell>
          <table:table-cell table:number-columns-repeated="2"/>
          <table:table-cell office:value-type="float" office:value="0.34276" calcext:value-type="float">
            <text:p>0.34276</text:p>
          </table:table-cell>
          <table:table-cell office:value-type="float" office:value="0.0000036" calcext:value-type="float">
            <text:p>3.6E-06</text:p>
          </table:table-cell>
          <table:table-cell office:value-type="float" office:value="-0.000641" calcext:value-type="float">
            <text:p>-0.000641</text:p>
          </table:table-cell>
        </table:table-row>
        <table:table-row table:style-name="ro1">
          <table:table-cell office:value-type="float" office:value="4.99154520035" calcext:value-type="float">
            <text:p>4.99154520035</text:p>
          </table:table-cell>
          <table:table-cell office:value-type="float" office:value="-78.46" calcext:value-type="float">
            <text:p>-78.46</text:p>
          </table:table-cell>
          <table:table-cell office:value-type="float" office:value="0.930465817451" calcext:value-type="float">
            <text:p>0.930465817451</text:p>
          </table:table-cell>
          <table:table-cell office:value-type="float" office:value="74.59" calcext:value-type="float">
            <text:p>74.59</text:p>
          </table:table-cell>
          <table:table-cell office:value-type="float" office:value="-0.011557999067" calcext:value-type="float">
            <text:p>-0.011557999067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675361225149" calcext:value-type="float">
            <text:p>6.75361225149E-05</text:p>
          </table:table-cell>
          <table:table-cell/>
          <table:table-cell office:value-type="float" office:value="71.288567" calcext:value-type="float">
            <text:p>71.288567</text:p>
          </table:table-cell>
          <table:table-cell office:value-type="float" office:value="-0.000014" calcext:value-type="float">
            <text:p>-1.4E-05</text:p>
          </table:table-cell>
          <table:table-cell office:value-type="float" office:value="0.073903" calcext:value-type="float">
            <text:p>0.073903</text:p>
          </table:table-cell>
          <table:table-cell table:number-columns-repeated="2"/>
          <table:table-cell office:value-type="float" office:value="0.313783" calcext:value-type="float">
            <text:p>0.313783</text:p>
          </table:table-cell>
          <table:table-cell office:value-type="float" office:value="0.0000035" calcext:value-type="float">
            <text:p>3.5E-06</text:p>
          </table:table-cell>
          <table:table-cell office:value-type="float" office:value="-0.000585" calcext:value-type="float">
            <text:p>-0.000585</text:p>
          </table:table-cell>
        </table:table-row>
        <table:table-row table:style-name="ro1">
          <table:table-cell office:value-type="float" office:value="5.02262210846" calcext:value-type="float">
            <text:p>5.02262210846</text:p>
          </table:table-cell>
          <table:table-cell office:value-type="float" office:value="-78.55" calcext:value-type="float">
            <text:p>-78.55</text:p>
          </table:table-cell>
          <table:table-cell office:value-type="float" office:value="0.929420650005" calcext:value-type="float">
            <text:p>0.929420650005</text:p>
          </table:table-cell>
          <table:table-cell office:value-type="float" office:value="76.26" calcext:value-type="float">
            <text:p>76.26</text:p>
          </table:table-cell>
          <table:table-cell office:value-type="float" office:value="-0.0141626782715" calcext:value-type="float">
            <text:p>-0.0141626782715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139829198815" calcext:value-type="float">
            <text:p>1.39829198815E-05</text:p>
          </table:table-cell>
          <table:table-cell/>
          <table:table-cell office:value-type="float" office:value="73.190849" calcext:value-type="float">
            <text:p>73.190849</text:p>
          </table:table-cell>
          <table:table-cell office:value-type="float" office:value="0" calcext:value-type="float">
            <text:p>0</text:p>
          </table:table-cell>
          <table:table-cell office:value-type="float" office:value="0.068725" calcext:value-type="float">
            <text:p>0.068725</text:p>
          </table:table-cell>
          <table:table-cell table:number-columns-repeated="2"/>
          <table:table-cell office:value-type="float" office:value="0.284475" calcext:value-type="float">
            <text:p>0.284475</text:p>
          </table:table-cell>
          <table:table-cell office:value-type="float" office:value="0.0000032" calcext:value-type="float">
            <text:p>3.2E-06</text:p>
          </table:table-cell>
          <table:table-cell office:value-type="float" office:value="-0.000522" calcext:value-type="float">
            <text:p>-0.000522</text:p>
          </table:table-cell>
        </table:table-row>
        <table:table-row table:style-name="ro1">
          <table:table-cell office:value-type="float" office:value="5.05351400375" calcext:value-type="float">
            <text:p>5.05351400375</text:p>
          </table:table-cell>
          <table:table-cell office:value-type="float" office:value="-78.55" calcext:value-type="float">
            <text:p>-78.55</text:p>
          </table:table-cell>
          <table:table-cell office:value-type="float" office:value="0.928096115589" calcext:value-type="float">
            <text:p>0.928096115589</text:p>
          </table:table-cell>
          <table:table-cell office:value-type="float" office:value="78.11" calcext:value-type="float">
            <text:p>78.11</text:p>
          </table:table-cell>
          <table:table-cell office:value-type="float" office:value="-0.0153231024742" calcext:value-type="float">
            <text:p>-0.0153231024742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327322377416" calcext:value-type="float">
            <text:p>-3.27322377416E-05</text:p>
          </table:table-cell>
          <table:table-cell/>
          <table:table-cell office:value-type="float" office:value="75.092094" calcext:value-type="float">
            <text:p>75.092094</text:p>
          </table:table-cell>
          <table:table-cell office:value-type="float" office:value="0" calcext:value-type="float">
            <text:p>0</text:p>
          </table:table-cell>
          <table:table-cell office:value-type="float" office:value="0.063534" calcext:value-type="float">
            <text:p>0.063534</text:p>
          </table:table-cell>
          <table:table-cell table:number-columns-repeated="2"/>
          <table:table-cell office:value-type="float" office:value="0.254881" calcext:value-type="float">
            <text:p>0.254881</text:p>
          </table:table-cell>
          <table:table-cell office:value-type="float" office:value="0.0000029" calcext:value-type="float">
            <text:p>2.9E-06</text:p>
          </table:table-cell>
          <table:table-cell office:value-type="float" office:value="-0.000454" calcext:value-type="float">
            <text:p>-0.000454</text:p>
          </table:table-cell>
        </table:table-row>
        <table:table-row table:style-name="ro1">
          <table:table-cell office:value-type="float" office:value="5.08466815948" calcext:value-type="float">
            <text:p>5.08466815948</text:p>
          </table:table-cell>
          <table:table-cell office:value-type="float" office:value="-78.55" calcext:value-type="float">
            <text:p>-78.55</text:p>
          </table:table-cell>
          <table:table-cell office:value-type="float" office:value="0.927004337311" calcext:value-type="float">
            <text:p>0.927004337311</text:p>
          </table:table-cell>
          <table:table-cell office:value-type="float" office:value="79.78" calcext:value-type="float">
            <text:p>79.78</text:p>
          </table:table-cell>
          <table:table-cell office:value-type="float" office:value="-0.0170719716698" calcext:value-type="float">
            <text:p>-0.0170719716698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852867597132" calcext:value-type="float">
            <text:p>-8.52867597132E-05</text:p>
          </table:table-cell>
          <table:table-cell/>
          <table:table-cell office:value-type="float" office:value="76.992485" calcext:value-type="float">
            <text:p>76.99248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58371" calcext:value-type="float">
            <text:p>0.058371</text:p>
          </table:table-cell>
          <table:table-cell table:number-columns-repeated="2"/>
          <table:table-cell office:value-type="float" office:value="0.225025" calcext:value-type="float">
            <text:p>0.225025</text:p>
          </table:table-cell>
          <table:table-cell office:value-type="float" office:value="0.0000027" calcext:value-type="float">
            <text:p>2.7E-06</text:p>
          </table:table-cell>
          <table:table-cell office:value-type="float" office:value="-0.000385" calcext:value-type="float">
            <text:p>-0.000385</text:p>
          </table:table-cell>
        </table:table-row>
        <table:table-row table:style-name="ro1">
          <table:table-cell office:value-type="float" office:value="5.12323117256" calcext:value-type="float">
            <text:p>5.12323117256</text:p>
          </table:table-cell>
          <table:table-cell office:value-type="float" office:value="-78.55" calcext:value-type="float">
            <text:p>-78.55</text:p>
          </table:table-cell>
          <table:table-cell office:value-type="float" office:value="0.925876140594" calcext:value-type="float">
            <text:p>0.925876140594</text:p>
          </table:table-cell>
          <table:table-cell office:value-type="float" office:value="81.27" calcext:value-type="float">
            <text:p>81.27</text:p>
          </table:table-cell>
          <table:table-cell office:value-type="float" office:value="-0.0182647816837" calcext:value-type="float">
            <text:p>-0.0182647816837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127431034343" calcext:value-type="float">
            <text:p>-0.000127431034343</text:p>
          </table:table-cell>
          <table:table-cell/>
          <table:table-cell office:value-type="float" office:value="78.89209" calcext:value-type="float">
            <text:p>78.89209</text:p>
          </table:table-cell>
          <table:table-cell office:value-type="float" office:value="0" calcext:value-type="float">
            <text:p>0</text:p>
          </table:table-cell>
          <table:table-cell office:value-type="float" office:value="0.05318" calcext:value-type="float">
            <text:p>0.05318</text:p>
          </table:table-cell>
          <table:table-cell table:number-columns-repeated="2"/>
          <table:table-cell office:value-type="float" office:value="0.19494" calcext:value-type="float">
            <text:p>0.19494</text:p>
          </table:table-cell>
          <table:table-cell office:value-type="float" office:value="0.0000024" calcext:value-type="float">
            <text:p>2.4E-06</text:p>
          </table:table-cell>
          <table:table-cell office:value-type="float" office:value="-0.000309" calcext:value-type="float">
            <text:p>-0.000309</text:p>
          </table:table-cell>
        </table:table-row>
        <table:table-row table:style-name="ro1">
          <table:table-cell office:value-type="float" office:value="5.16430020332" calcext:value-type="float">
            <text:p>5.16430020332</text:p>
          </table:table-cell>
          <table:table-cell office:value-type="float" office:value="-78.55" calcext:value-type="float">
            <text:p>-78.55</text:p>
          </table:table-cell>
          <table:table-cell office:value-type="float" office:value="0.925059437752" calcext:value-type="float">
            <text:p>0.925059437752</text:p>
          </table:table-cell>
          <table:table-cell office:value-type="float" office:value="82.51" calcext:value-type="float">
            <text:p>82.51</text:p>
          </table:table-cell>
          <table:table-cell office:value-type="float" office:value="-0.0182876307517" calcext:value-type="float">
            <text:p>-0.0182876307517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160460665938" calcext:value-type="float">
            <text:p>-0.000160460665938</text:p>
          </table:table-cell>
          <table:table-cell/>
          <table:table-cell office:value-type="float" office:value="80.774803" calcext:value-type="float">
            <text:p>80.774803</text:p>
          </table:table-cell>
          <table:table-cell office:value-type="float" office:value="0" calcext:value-type="float">
            <text:p>0</text:p>
          </table:table-cell>
          <table:table-cell office:value-type="float" office:value="0.048112" calcext:value-type="float">
            <text:p>0.048112</text:p>
          </table:table-cell>
          <table:table-cell table:number-columns-repeated="2"/>
          <table:table-cell office:value-type="float" office:value="0.167441" calcext:value-type="float">
            <text:p>0.167441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-0.000215" calcext:value-type="float">
            <text:p>-0.000215</text:p>
          </table:table-cell>
        </table:table-row>
        <table:table-row table:style-name="ro1">
          <table:table-cell office:value-type="float" office:value="5.19988322258" calcext:value-type="float">
            <text:p>5.19988322258</text:p>
          </table:table-cell>
          <table:table-cell office:value-type="float" office:value="-78.55" calcext:value-type="float">
            <text:p>-78.55</text:p>
          </table:table-cell>
          <table:table-cell office:value-type="float" office:value="0.923950016499" calcext:value-type="float">
            <text:p>0.923950016499</text:p>
          </table:table-cell>
          <table:table-cell office:value-type="float" office:value="83.47" calcext:value-type="float">
            <text:p>83.47</text:p>
          </table:table-cell>
          <table:table-cell office:value-type="float" office:value="-0.0181003864855" calcext:value-type="float">
            <text:p>-0.0181003864855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1797851437" calcext:value-type="float">
            <text:p>-0.0001797851437</text:p>
          </table:table-cell>
          <table:table-cell/>
          <table:table-cell office:value-type="float" office:value="82.55307" calcext:value-type="float">
            <text:p>82.55307</text:p>
          </table:table-cell>
          <table:table-cell office:value-type="float" office:value="0" calcext:value-type="float">
            <text:p>0</text:p>
          </table:table-cell>
          <table:table-cell office:value-type="float" office:value="0.043454" calcext:value-type="float">
            <text:p>0.043454</text:p>
          </table:table-cell>
          <table:table-cell table:number-columns-repeated="2"/>
          <table:table-cell office:value-type="float" office:value="0.151451" calcext:value-type="float">
            <text:p>0.151451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-0.000042" calcext:value-type="float">
            <text:p>-4.2E-05</text:p>
          </table:table-cell>
        </table:table-row>
        <table:table-row table:style-name="ro1">
          <table:table-cell office:value-type="float" office:value="5.23258399963" calcext:value-type="float">
            <text:p>5.23258399963</text:p>
          </table:table-cell>
          <table:table-cell office:value-type="float" office:value="-78.46" calcext:value-type="float">
            <text:p>-78.46</text:p>
          </table:table-cell>
          <table:table-cell office:value-type="float" office:value="0.924734950066" calcext:value-type="float">
            <text:p>0.924734950066</text:p>
          </table:table-cell>
          <table:table-cell office:value-type="float" office:value="84" calcext:value-type="float">
            <text:p>84</text:p>
          </table:table-cell>
          <table:table-cell office:value-type="float" office:value="-0.0180946700275" calcext:value-type="float">
            <text:p>-0.0180946700275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19500592316" calcext:value-type="float">
            <text:p>-0.00019500592316</text:p>
          </table:table-cell>
          <table:table-cell/>
          <table:table-cell office:value-type="float" office:value="84.152771" calcext:value-type="float">
            <text:p>84.152771</text:p>
          </table:table-cell>
          <table:table-cell office:value-type="float" office:value="-0.000027" calcext:value-type="float">
            <text:p>-2.7E-05</text:p>
          </table:table-cell>
          <table:table-cell office:value-type="float" office:value="0.038891" calcext:value-type="float">
            <text:p>0.038891</text:p>
          </table:table-cell>
          <table:table-cell table:number-columns-repeated="2"/>
          <table:table-cell office:value-type="float" office:value="0.130966" calcext:value-type="float">
            <text:p>0.130966</text:p>
          </table:table-cell>
          <table:table-cell office:value-type="float" office:value="0.000445" calcext:value-type="float">
            <text:p>0.000445</text:p>
          </table:table-cell>
          <table:table-cell office:value-type="float" office:value="0.000145" calcext:value-type="float">
            <text:p>0.000145</text:p>
          </table:table-cell>
        </table:table-row>
        <table:table-row table:style-name="ro1">
          <table:table-cell office:value-type="float" office:value="5.26386809349" calcext:value-type="float">
            <text:p>5.26386809349</text:p>
          </table:table-cell>
          <table:table-cell office:value-type="float" office:value="-78.55" calcext:value-type="float">
            <text:p>-78.55</text:p>
          </table:table-cell>
          <table:table-cell office:value-type="float" office:value="0.924516677856" calcext:value-type="float">
            <text:p>0.924516677856</text:p>
          </table:table-cell>
          <table:table-cell office:value-type="float" office:value="84.53" calcext:value-type="float">
            <text:p>84.53</text:p>
          </table:table-cell>
          <table:table-cell office:value-type="float" office:value="-0.0178816467524" calcext:value-type="float">
            <text:p>-0.0178816467524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206578319194" calcext:value-type="float">
            <text:p>-0.000206578319194</text:p>
          </table:table-cell>
          <table:table-cell/>
          <table:table-cell office:value-type="float" office:value="85.552666" calcext:value-type="float">
            <text:p>85.552666</text:p>
          </table:table-cell>
          <table:table-cell office:value-type="float" office:value="-0.000027" calcext:value-type="float">
            <text:p>-2.7E-05</text:p>
          </table:table-cell>
          <table:table-cell office:value-type="float" office:value="0.034083" calcext:value-type="float">
            <text:p>0.034083</text:p>
          </table:table-cell>
          <table:table-cell table:number-columns-repeated="2"/>
          <table:table-cell office:value-type="float" office:value="0.106921" calcext:value-type="float">
            <text:p>0.106921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.000162" calcext:value-type="float">
            <text:p>0.000162</text:p>
          </table:table-cell>
        </table:table-row>
        <table:table-row table:style-name="ro1">
          <table:table-cell office:value-type="float" office:value="5.34368300438" calcext:value-type="float">
            <text:p>5.34368300438</text:p>
          </table:table-cell>
          <table:table-cell office:value-type="float" office:value="-78.46" calcext:value-type="float">
            <text:p>-78.46</text:p>
          </table:table-cell>
          <table:table-cell office:value-type="float" office:value="0.924125730991" calcext:value-type="float">
            <text:p>0.924125730991</text:p>
          </table:table-cell>
          <table:table-cell office:value-type="float" office:value="85.93" calcext:value-type="float">
            <text:p>85.93</text:p>
          </table:table-cell>
          <table:table-cell office:value-type="float" office:value="-0.0164648331702" calcext:value-type="float">
            <text:p>-0.0164648331702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223073278903" calcext:value-type="float">
            <text:p>-0.000223073278903</text:p>
          </table:table-cell>
          <table:table-cell/>
          <table:table-cell office:value-type="float" office:value="86.757034" calcext:value-type="float">
            <text:p>86.757034</text:p>
          </table:table-cell>
          <table:table-cell office:value-type="float" office:value="0" calcext:value-type="float">
            <text:p>0</text:p>
          </table:table-cell>
          <table:table-cell office:value-type="float" office:value="0.029247" calcext:value-type="float">
            <text:p>0.029247</text:p>
          </table:table-cell>
          <table:table-cell table:number-columns-repeated="2"/>
          <table:table-cell office:value-type="float" office:value="0.084616" calcext:value-type="float">
            <text:p>0.084616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187" calcext:value-type="float">
            <text:p>0.000187</text:p>
          </table:table-cell>
        </table:table-row>
        <table:table-row table:style-name="ro1">
          <table:table-cell office:value-type="float" office:value="5.37473702431" calcext:value-type="float">
            <text:p>5.37473702431</text:p>
          </table:table-cell>
          <table:table-cell office:value-type="float" office:value="-78.46" calcext:value-type="float">
            <text:p>-78.46</text:p>
          </table:table-cell>
          <table:table-cell office:value-type="float" office:value="0.924518346786" calcext:value-type="float">
            <text:p>0.924518346786</text:p>
          </table:table-cell>
          <table:table-cell office:value-type="float" office:value="86.46" calcext:value-type="float">
            <text:p>86.46</text:p>
          </table:table-cell>
          <table:table-cell office:value-type="float" office:value="-0.015137870796" calcext:value-type="float">
            <text:p>-0.015137870796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225161027629" calcext:value-type="float">
            <text:p>-0.000225161027629</text:p>
          </table:table-cell>
          <table:table-cell/>
          <table:table-cell office:value-type="float" office:value="87.771263" calcext:value-type="float">
            <text:p>87.771263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24493" calcext:value-type="float">
            <text:p>0.024493</text:p>
          </table:table-cell>
          <table:table-cell table:number-columns-repeated="2"/>
          <table:table-cell office:value-type="float" office:value="0.066058" calcext:value-type="float">
            <text:p>0.066058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.000267" calcext:value-type="float">
            <text:p>0.000267</text:p>
          </table:table-cell>
        </table:table-row>
        <table:table-row table:style-name="ro1">
          <table:table-cell office:value-type="float" office:value="5.40553402901" calcext:value-type="float">
            <text:p>5.40553402901</text:p>
          </table:table-cell>
          <table:table-cell office:value-type="float" office:value="-78.29" calcext:value-type="float">
            <text:p>-78.29</text:p>
          </table:table-cell>
          <table:table-cell office:value-type="float" office:value="0.92378526926" calcext:value-type="float">
            <text:p>0.92378526926</text:p>
          </table:table-cell>
          <table:table-cell office:value-type="float" office:value="87.08" calcext:value-type="float">
            <text:p>87.08</text:p>
          </table:table-cell>
          <table:table-cell office:value-type="float" office:value="-0.0142445899546" calcext:value-type="float">
            <text:p>-0.0142445899546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225717958529" calcext:value-type="float">
            <text:p>-0.000225717958529</text:p>
          </table:table-cell>
          <table:table-cell/>
          <table:table-cell office:value-type="float" office:value="88.59668" calcext:value-type="float">
            <text:p>88.59668</text:p>
          </table:table-cell>
          <table:table-cell office:value-type="float" office:value="0" calcext:value-type="float">
            <text:p>0</text:p>
          </table:table-cell>
          <table:table-cell office:value-type="float" office:value="0.019767" calcext:value-type="float">
            <text:p>0.019767</text:p>
          </table:table-cell>
          <table:table-cell table:number-columns-repeated="2"/>
          <table:table-cell office:value-type="float" office:value="0.051064" calcext:value-type="float">
            <text:p>0.051064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349" calcext:value-type="float">
            <text:p>0.000349</text:p>
          </table:table-cell>
        </table:table-row>
        <table:table-row table:style-name="ro1">
          <table:table-cell office:value-type="float" office:value="5.43690705299" calcext:value-type="float">
            <text:p>5.43690705299</text:p>
          </table:table-cell>
          <table:table-cell office:value-type="float" office:value="-78.2" calcext:value-type="float">
            <text:p>-78.2</text:p>
          </table:table-cell>
          <table:table-cell office:value-type="float" office:value="0.924067854881" calcext:value-type="float">
            <text:p>0.924067854881</text:p>
          </table:table-cell>
          <table:table-cell office:value-type="float" office:value="87.69" calcext:value-type="float">
            <text:p>87.69</text:p>
          </table:table-cell>
          <table:table-cell office:value-type="float" office:value="-0.012391093187" calcext:value-type="float">
            <text:p>-0.012391093187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224502553465" calcext:value-type="float">
            <text:p>-0.000224502553465</text:p>
          </table:table-cell>
          <table:table-cell/>
          <table:table-cell office:value-type="float" office:value="89.232735" calcext:value-type="float">
            <text:p>89.23273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15095" calcext:value-type="float">
            <text:p>0.015095</text:p>
          </table:table-cell>
          <table:table-cell table:number-columns-repeated="2"/>
          <table:table-cell office:value-type="float" office:value="0.039213" calcext:value-type="float">
            <text:p>0.039213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042" calcext:value-type="float">
            <text:p>0.00042</text:p>
          </table:table-cell>
        </table:table-row>
        <table:table-row table:style-name="ro1">
          <table:table-cell office:value-type="float" office:value="5.48115706444" calcext:value-type="float">
            <text:p>5.48115706444</text:p>
          </table:table-cell>
          <table:table-cell office:value-type="float" office:value="-77.93" calcext:value-type="float">
            <text:p>-77.93</text:p>
          </table:table-cell>
          <table:table-cell office:value-type="float" office:value="0.923412621021" calcext:value-type="float">
            <text:p>0.923412621021</text:p>
          </table:table-cell>
          <table:table-cell office:value-type="float" office:value="88.22" calcext:value-type="float">
            <text:p>88.22</text:p>
          </table:table-cell>
          <table:table-cell office:value-type="float" office:value="-0.0100787775591" calcext:value-type="float">
            <text:p>-0.0100787775591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222810718697" calcext:value-type="float">
            <text:p>-0.000222810718697</text:p>
          </table:table-cell>
          <table:table-cell/>
          <table:table-cell office:value-type="float" office:value="89.679062" calcext:value-type="float">
            <text:p>89.679062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10423" calcext:value-type="float">
            <text:p>0.010423</text:p>
          </table:table-cell>
          <table:table-cell table:number-columns-repeated="2"/>
          <table:table-cell office:value-type="float" office:value="0.030368" calcext:value-type="float">
            <text:p>0.030368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0479" calcext:value-type="float">
            <text:p>0.000479</text:p>
          </table:table-cell>
        </table:table-row>
        <table:table-row table:style-name="ro1">
          <table:table-cell office:value-type="float" office:value="5.52805900574" calcext:value-type="float">
            <text:p>5.52805900574</text:p>
          </table:table-cell>
          <table:table-cell office:value-type="float" office:value="-77.67" calcext:value-type="float">
            <text:p>-77.67</text:p>
          </table:table-cell>
          <table:table-cell office:value-type="float" office:value="0.922620117664" calcext:value-type="float">
            <text:p>0.922620117664</text:p>
          </table:table-cell>
          <table:table-cell office:value-type="float" office:value="88.48" calcext:value-type="float">
            <text:p>88.48</text:p>
          </table:table-cell>
          <table:table-cell office:value-type="float" office:value="-0.00916824862361" calcext:value-type="float">
            <text:p>-0.00916824862361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221658847295" calcext:value-type="float">
            <text:p>-0.000221658847295</text:p>
          </table:table-cell>
          <table:table-cell/>
          <table:table-cell office:value-type="float" office:value="89.935616" calcext:value-type="float">
            <text:p>89.93561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5765" calcext:value-type="float">
            <text:p>0.005765</text:p>
          </table:table-cell>
          <table:table-cell table:number-columns-repeated="2"/>
          <table:table-cell office:value-type="float" office:value="0.024575" calcext:value-type="float">
            <text:p>0.024575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0531" calcext:value-type="float">
            <text:p>0.000531</text:p>
          </table:table-cell>
        </table:table-row>
        <table:table-row table:style-name="ro1">
          <table:table-cell office:value-type="float" office:value="5.56075406075" calcext:value-type="float">
            <text:p>5.56075406075</text:p>
          </table:table-cell>
          <table:table-cell office:value-type="float" office:value="-77.41" calcext:value-type="float">
            <text:p>-77.41</text:p>
          </table:table-cell>
          <table:table-cell office:value-type="float" office:value="0.921521306038" calcext:value-type="float">
            <text:p>0.921521306038</text:p>
          </table:table-cell>
          <table:table-cell office:value-type="float" office:value="88.66" calcext:value-type="float">
            <text:p>88.66</text:p>
          </table:table-cell>
          <table:table-cell office:value-type="float" office:value="-0.00700817676261" calcext:value-type="float">
            <text:p>-0.00700817676261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221795809921" calcext:value-type="float">
            <text:p>-0.000221795809921</text:p>
          </table:table-cell>
          <table:table-cell/>
          <table:table-cell office:value-type="float" office:value="89.987389" calcext:value-type="float">
            <text:p>89.987389</text:p>
          </table:table-cell>
          <table:table-cell office:value-type="float" office:value="-0.065146" calcext:value-type="float">
            <text:p>-0.065146</text:p>
          </table:table-cell>
          <table:table-cell office:value-type="float" office:value="0.006352" calcext:value-type="float">
            <text:p>0.006352</text:p>
          </table:table-cell>
          <table:table-cell table:number-columns-repeated="2"/>
          <table:table-cell office:value-type="float" office:value="0.024674" calcext:value-type="float">
            <text:p>0.024674</text:p>
          </table:table-cell>
          <table:table-cell office:value-type="float" office:value="0.000561" calcext:value-type="float">
            <text:p>0.000561</text:p>
          </table:table-cell>
          <table:table-cell office:value-type="float" office:value="0.000202" calcext:value-type="float">
            <text:p>0.000202</text:p>
          </table:table-cell>
        </table:table-row>
        <table:table-row table:style-name="ro1">
          <table:table-cell office:value-type="float" office:value="5.5925052166" calcext:value-type="float">
            <text:p>5.5925052166</text:p>
          </table:table-cell>
          <table:table-cell office:value-type="float" office:value="-77.23" calcext:value-type="float">
            <text:p>-77.23</text:p>
          </table:table-cell>
          <table:table-cell office:value-type="float" office:value="0.920455276966" calcext:value-type="float">
            <text:p>0.920455276966</text:p>
          </table:table-cell>
          <table:table-cell office:value-type="float" office:value="88.66" calcext:value-type="float">
            <text:p>88.66</text:p>
          </table:table-cell>
          <table:table-cell office:value-type="float" office:value="-0.0059623667039" calcext:value-type="float">
            <text:p>-0.0059623667039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22330408683" calcext:value-type="float">
            <text:p>-0.00022330408683</text:p>
          </table:table-cell>
          <table:table-cell/>
          <table:table-cell office:value-type="float" office:value="89.959465" calcext:value-type="float">
            <text:p>89.959465</text:p>
          </table:table-cell>
          <table:table-cell office:value-type="float" office:value="-0.283234" calcext:value-type="float">
            <text:p>-0.283234</text:p>
          </table:table-cell>
          <table:table-cell office:value-type="float" office:value="0.006639" calcext:value-type="float">
            <text:p>0.006639</text:p>
          </table:table-cell>
          <table:table-cell table:number-columns-repeated="2"/>
          <table:table-cell office:value-type="float" office:value="0.002963" calcext:value-type="float">
            <text:p>0.002963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.000566" calcext:value-type="float">
            <text:p>0.000566</text:p>
          </table:table-cell>
        </table:table-row>
        <table:table-row table:style-name="ro1">
          <table:table-cell office:value-type="float" office:value="5.62651801109" calcext:value-type="float">
            <text:p>5.62651801109</text:p>
          </table:table-cell>
          <table:table-cell office:value-type="float" office:value="-76.79" calcext:value-type="float">
            <text:p>-76.79</text:p>
          </table:table-cell>
          <table:table-cell office:value-type="float" office:value="0.919700860977" calcext:value-type="float">
            <text:p>0.919700860977</text:p>
          </table:table-cell>
          <table:table-cell office:value-type="float" office:value="88.75" calcext:value-type="float">
            <text:p>88.75</text:p>
          </table:table-cell>
          <table:table-cell office:value-type="float" office:value="-0.00497681368142" calcext:value-type="float">
            <text:p>-0.00497681368142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228222052101" calcext:value-type="float">
            <text:p>-0.000228222052101</text:p>
          </table:table-cell>
          <table:table-cell/>
          <table:table-cell office:value-type="float" office:value="89.940262" calcext:value-type="float">
            <text:p>89.940262</text:p>
          </table:table-cell>
          <table:table-cell office:value-type="float" office:value="-0.684918" calcext:value-type="float">
            <text:p>-0.684918</text:p>
          </table:table-cell>
          <table:table-cell office:value-type="float" office:value="0.006229" calcext:value-type="float">
            <text:p>0.006229</text:p>
          </table:table-cell>
          <table:table-cell table:number-columns-repeated="2"/>
          <table:table-cell office:value-type="float" office:value="-0.002554" calcext:value-type="float">
            <text:p>-0.002554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.000277" calcext:value-type="float">
            <text:p>0.000277</text:p>
          </table:table-cell>
        </table:table-row>
        <table:table-row table:style-name="ro1">
          <table:table-cell office:value-type="float" office:value="5.65740704536" calcext:value-type="float">
            <text:p>5.65740704536</text:p>
          </table:table-cell>
          <table:table-cell office:value-type="float" office:value="-76.44" calcext:value-type="float">
            <text:p>-76.44</text:p>
          </table:table-cell>
          <table:table-cell office:value-type="float" office:value="0.9181458354" calcext:value-type="float">
            <text:p>0.9181458354</text:p>
          </table:table-cell>
          <table:table-cell office:value-type="float" office:value="88.84" calcext:value-type="float">
            <text:p>88.84</text:p>
          </table:table-cell>
          <table:table-cell office:value-type="float" office:value="-0.0040699550882" calcext:value-type="float">
            <text:p>-0.0040699550882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234709586948" calcext:value-type="float">
            <text:p>-0.000234709586948</text:p>
          </table:table-cell>
          <table:table-cell/>
          <table:table-cell office:value-type="float" office:value="89.938812" calcext:value-type="float">
            <text:p>89.938812</text:p>
          </table:table-cell>
          <table:table-cell office:value-type="float" office:value="-1.280906" calcext:value-type="float">
            <text:p>-1.280906</text:p>
          </table:table-cell>
          <table:table-cell office:value-type="float" office:value="0.006243" calcext:value-type="float">
            <text:p>0.006243</text:p>
          </table:table-cell>
          <table:table-cell table:number-columns-repeated="2"/>
          <table:table-cell office:value-type="float" office:value="-0.000714" calcext:value-type="float">
            <text:p>-0.000714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.000399" calcext:value-type="float">
            <text:p>0.000399</text:p>
          </table:table-cell>
        </table:table-row>
        <table:table-row table:style-name="ro1">
          <table:table-cell office:value-type="float" office:value="5.68863201141" calcext:value-type="float">
            <text:p>5.68863201141</text:p>
          </table:table-cell>
          <table:table-cell office:value-type="float" office:value="-76.18" calcext:value-type="float">
            <text:p>-76.18</text:p>
          </table:table-cell>
          <table:table-cell office:value-type="float" office:value="0.916299045086" calcext:value-type="float">
            <text:p>0.916299045086</text:p>
          </table:table-cell>
          <table:table-cell office:value-type="float" office:value="88.92" calcext:value-type="float">
            <text:p>88.92</text:p>
          </table:table-cell>
          <table:table-cell office:value-type="float" office:value="-0.00301883742213" calcext:value-type="float">
            <text:p>-0.00301883742213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244063907303" calcext:value-type="float">
            <text:p>-0.000244063907303</text:p>
          </table:table-cell>
          <table:table-cell/>
          <table:table-cell office:value-type="float" office:value="89.942444" calcext:value-type="float">
            <text:p>89.942444</text:p>
          </table:table-cell>
          <table:table-cell office:value-type="float" office:value="-2.074916" calcext:value-type="float">
            <text:p>-2.074916</text:p>
          </table:table-cell>
          <table:table-cell office:value-type="float" office:value="0.006366" calcext:value-type="float">
            <text:p>0.006366</text:p>
          </table:table-cell>
          <table:table-cell table:number-columns-repeated="2"/>
          <table:table-cell office:value-type="float" office:value="0.000965" calcext:value-type="float">
            <text:p>0.000965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499" calcext:value-type="float">
            <text:p>0.000499</text:p>
          </table:table-cell>
        </table:table-row>
        <table:table-row table:style-name="ro1">
          <table:table-cell office:value-type="float" office:value="5.72058415413" calcext:value-type="float">
            <text:p>5.72058415413</text:p>
          </table:table-cell>
          <table:table-cell office:value-type="float" office:value="-75.82" calcext:value-type="float">
            <text:p>-75.82</text:p>
          </table:table-cell>
          <table:table-cell office:value-type="float" office:value="0.913355469704" calcext:value-type="float">
            <text:p>0.913355469704</text:p>
          </table:table-cell>
          <table:table-cell office:value-type="float" office:value="89.01" calcext:value-type="float">
            <text:p>89.01</text:p>
          </table:table-cell>
          <table:table-cell office:value-type="float" office:value="-0.00184002006426" calcext:value-type="float">
            <text:p>-0.00184002006426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261809444055" calcext:value-type="float">
            <text:p>-0.000261809444055</text:p>
          </table:table-cell>
          <table:table-cell/>
          <table:table-cell office:value-type="float" office:value="89.944771" calcext:value-type="float">
            <text:p>89.944771</text:p>
          </table:table-cell>
          <table:table-cell office:value-type="float" office:value="-3.068244" calcext:value-type="float">
            <text:p>-3.068244</text:p>
          </table:table-cell>
          <table:table-cell office:value-type="float" office:value="0.006325" calcext:value-type="float">
            <text:p>0.006325</text:p>
          </table:table-cell>
          <table:table-cell table:number-columns-repeated="2"/>
          <table:table-cell office:value-type="float" office:value="0.00125" calcext:value-type="float">
            <text:p>0.00125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00484" calcext:value-type="float">
            <text:p>0.000484</text:p>
          </table:table-cell>
        </table:table-row>
        <table:table-row table:style-name="ro1">
          <table:table-cell office:value-type="float" office:value="5.76682710648" calcext:value-type="float">
            <text:p>5.76682710648</text:p>
          </table:table-cell>
          <table:table-cell office:value-type="float" office:value="-75.3" calcext:value-type="float">
            <text:p>-75.3</text:p>
          </table:table-cell>
          <table:table-cell office:value-type="float" office:value="0.909796833992" calcext:value-type="float">
            <text:p>0.909796833992</text:p>
          </table:table-cell>
          <table:table-cell office:value-type="float" office:value="89.01" calcext:value-type="float">
            <text:p>89.01</text:p>
          </table:table-cell>
          <table:table-cell office:value-type="float" office:value="-0.00112645921763" calcext:value-type="float">
            <text:p>-0.00112645921763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286641879939" calcext:value-type="float">
            <text:p>-0.000286641879939</text:p>
          </table:table-cell>
          <table:table-cell/>
          <table:table-cell office:value-type="float" office:value="89.945694" calcext:value-type="float">
            <text:p>89.945694</text:p>
          </table:table-cell>
          <table:table-cell office:value-type="float" office:value="-4.261301" calcext:value-type="float">
            <text:p>-4.261301</text:p>
          </table:table-cell>
          <table:table-cell office:value-type="float" office:value="0.006202" calcext:value-type="float">
            <text:p>0.006202</text:p>
          </table:table-cell>
          <table:table-cell table:number-columns-repeated="2"/>
          <table:table-cell office:value-type="float" office:value="0.001043" calcext:value-type="float">
            <text:p>0.001043</text:p>
          </table:table-cell>
          <table:table-cell office:value-type="float" office:value="0.000298" calcext:value-type="float">
            <text:p>0.000298</text:p>
          </table:table-cell>
          <table:table-cell office:value-type="float" office:value="0.000458" calcext:value-type="float">
            <text:p>0.000458</text:p>
          </table:table-cell>
        </table:table-row>
        <table:table-row table:style-name="ro1">
          <table:table-cell office:value-type="float" office:value="5.80818915367" calcext:value-type="float">
            <text:p>5.80818915367</text:p>
          </table:table-cell>
          <table:table-cell office:value-type="float" office:value="-74.77" calcext:value-type="float">
            <text:p>-74.77</text:p>
          </table:table-cell>
          <table:table-cell office:value-type="float" office:value="0.905550003052" calcext:value-type="float">
            <text:p>0.905550003052</text:p>
          </table:table-cell>
          <table:table-cell office:value-type="float" office:value="89.01" calcext:value-type="float">
            <text:p>89.01</text:p>
          </table:table-cell>
          <table:table-cell office:value-type="float" office:value="-0.000386487692595" calcext:value-type="float">
            <text:p>-0.000386487692595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319519429468" calcext:value-type="float">
            <text:p>-0.000319519429468</text:p>
          </table:table-cell>
          <table:table-cell/>
          <table:table-cell office:value-type="float" office:value="89.946312" calcext:value-type="float">
            <text:p>89.946312</text:p>
          </table:table-cell>
          <table:table-cell office:value-type="float" office:value="-5.654276" calcext:value-type="float">
            <text:p>-5.654276</text:p>
          </table:table-cell>
          <table:table-cell office:value-type="float" office:value="0.006106" calcext:value-type="float">
            <text:p>0.006106</text:p>
          </table:table-cell>
          <table:table-cell table:number-columns-repeated="2"/>
          <table:table-cell office:value-type="float" office:value="0.000895" calcext:value-type="float">
            <text:p>0.000895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455" calcext:value-type="float">
            <text:p>0.000455</text:p>
          </table:table-cell>
        </table:table-row>
        <table:table-row table:style-name="ro1">
          <table:table-cell office:value-type="float" office:value="5.84070110321" calcext:value-type="float">
            <text:p>5.84070110321</text:p>
          </table:table-cell>
          <table:table-cell office:value-type="float" office:value="-74.33" calcext:value-type="float">
            <text:p>-74.33</text:p>
          </table:table-cell>
          <table:table-cell office:value-type="float" office:value="0.901115715504" calcext:value-type="float">
            <text:p>0.901115715504</text:p>
          </table:table-cell>
          <table:table-cell office:value-type="float" office:value="89.01" calcext:value-type="float">
            <text:p>89.01</text:p>
          </table:table-cell>
          <table:table-cell office:value-type="float" office:value="-0.000489850179292" calcext:value-type="float">
            <text:p>-0.000489850179292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350140267983" calcext:value-type="float">
            <text:p>-0.000350140267983</text:p>
          </table:table-cell>
          <table:table-cell/>
          <table:table-cell office:value-type="float" office:value="89.94709" calcext:value-type="float">
            <text:p>89.94709</text:p>
          </table:table-cell>
          <table:table-cell office:value-type="float" office:value="-7.247227" calcext:value-type="float">
            <text:p>-7.247227</text:p>
          </table:table-cell>
          <table:table-cell office:value-type="float" office:value="0.005983" calcext:value-type="float">
            <text:p>0.005983</text:p>
          </table:table-cell>
          <table:table-cell table:number-columns-repeated="2"/>
          <table:table-cell office:value-type="float" office:value="0.000867" calcext:value-type="float">
            <text:p>0.000867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46" calcext:value-type="float">
            <text:p>0.00046</text:p>
          </table:table-cell>
        </table:table-row>
        <table:table-row table:style-name="ro1">
          <table:table-cell office:value-type="float" office:value="5.87278103828" calcext:value-type="float">
            <text:p>5.87278103828</text:p>
          </table:table-cell>
          <table:table-cell office:value-type="float" office:value="-73.71" calcext:value-type="float">
            <text:p>-73.71</text:p>
          </table:table-cell>
          <table:table-cell office:value-type="float" office:value="0.896861970425" calcext:value-type="float">
            <text:p>0.896861970425</text:p>
          </table:table-cell>
          <table:table-cell office:value-type="float" office:value="89.01" calcext:value-type="float">
            <text:p>89.01</text:p>
          </table:table-cell>
          <table:table-cell office:value-type="float" office:value="-0.000291684933472" calcext:value-type="float">
            <text:p>-0.000291684933472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386508647352" calcext:value-type="float">
            <text:p>-0.000386508647352</text:p>
          </table:table-cell>
          <table:table-cell/>
          <table:table-cell office:value-type="float" office:value="89.947968" calcext:value-type="float">
            <text:p>89.947968</text:p>
          </table:table-cell>
          <table:table-cell office:value-type="float" office:value="-9.040152" calcext:value-type="float">
            <text:p>-9.040152</text:p>
          </table:table-cell>
          <table:table-cell office:value-type="float" office:value="0.00586" calcext:value-type="float">
            <text:p>0.00586</text:p>
          </table:table-cell>
          <table:table-cell table:number-columns-repeated="2"/>
          <table:table-cell office:value-type="float" office:value="0.000866" calcext:value-type="float">
            <text:p>0.000866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462" calcext:value-type="float">
            <text:p>0.000462</text:p>
          </table:table-cell>
        </table:table-row>
        <table:table-row table:style-name="ro1">
          <table:table-cell office:value-type="float" office:value="5.90460801125" calcext:value-type="float">
            <text:p>5.90460801125</text:p>
          </table:table-cell>
          <table:table-cell office:value-type="float" office:value="-73.01" calcext:value-type="float">
            <text:p>-73.01</text:p>
          </table:table-cell>
          <table:table-cell office:value-type="float" office:value="0.892115414143" calcext:value-type="float">
            <text:p>0.892115414143</text:p>
          </table:table-cell>
          <table:table-cell office:value-type="float" office:value="89.01" calcext:value-type="float">
            <text:p>89.01</text:p>
          </table:table-cell>
          <table:table-cell office:value-type="float" office:value="-0.00144098384771" calcext:value-type="float">
            <text:p>-0.00144098384771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428839353845" calcext:value-type="float">
            <text:p>-0.000428839353845</text:p>
          </table:table-cell>
          <table:table-cell/>
          <table:table-cell office:value-type="float" office:value="89.948563" calcext:value-type="float">
            <text:p>89.948563</text:p>
          </table:table-cell>
          <table:table-cell office:value-type="float" office:value="-10.967958" calcext:value-type="float">
            <text:p>-10.967958</text:p>
          </table:table-cell>
          <table:table-cell office:value-type="float" office:value="0.005737" calcext:value-type="float">
            <text:p>0.005737</text:p>
          </table:table-cell>
          <table:table-cell table:number-columns-repeated="2"/>
          <table:table-cell office:value-type="float" office:value="0.000702" calcext:value-type="float">
            <text:p>0.000702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.000461" calcext:value-type="float">
            <text:p>0.000461</text:p>
          </table:table-cell>
        </table:table-row>
        <table:table-row table:style-name="ro1">
          <table:table-cell office:value-type="float" office:value="5.93578314781" calcext:value-type="float">
            <text:p>5.93578314781</text:p>
          </table:table-cell>
          <table:table-cell office:value-type="float" office:value="-72.22" calcext:value-type="float">
            <text:p>-72.22</text:p>
          </table:table-cell>
          <table:table-cell office:value-type="float" office:value="0.887422859669" calcext:value-type="float">
            <text:p>0.887422859669</text:p>
          </table:table-cell>
          <table:table-cell office:value-type="float" office:value="89.01" calcext:value-type="float">
            <text:p>89.01</text:p>
          </table:table-cell>
          <table:table-cell office:value-type="float" office:value="-0.00178973586299" calcext:value-type="float">
            <text:p>-0.00178973586299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477699795738" calcext:value-type="float">
            <text:p>-0.000477699795738</text:p>
          </table:table-cell>
          <table:table-cell/>
          <table:table-cell office:value-type="float" office:value="89.949005" calcext:value-type="float">
            <text:p>89.949005</text:p>
          </table:table-cell>
          <table:table-cell office:value-type="float" office:value="-12.942799" calcext:value-type="float">
            <text:p>-12.942799</text:p>
          </table:table-cell>
          <table:table-cell office:value-type="float" office:value="0.005655" calcext:value-type="float">
            <text:p>0.005655</text:p>
          </table:table-cell>
          <table:table-cell table:number-columns-repeated="2"/>
          <table:table-cell office:value-type="float" office:value="0.000464" calcext:value-type="float">
            <text:p>0.000464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457" calcext:value-type="float">
            <text:p>0.000457</text:p>
          </table:table-cell>
        </table:table-row>
        <table:table-row table:style-name="ro1">
          <table:table-cell office:value-type="float" office:value="5.96670913696" calcext:value-type="float">
            <text:p>5.96670913696</text:p>
          </table:table-cell>
          <table:table-cell office:value-type="float" office:value="-71.43" calcext:value-type="float">
            <text:p>-71.43</text:p>
          </table:table-cell>
          <table:table-cell office:value-type="float" office:value="0.887853443623" calcext:value-type="float">
            <text:p>0.887853443623</text:p>
          </table:table-cell>
          <table:table-cell office:value-type="float" office:value="89.01" calcext:value-type="float">
            <text:p>89.01</text:p>
          </table:table-cell>
          <table:table-cell office:value-type="float" office:value="-0.000839269370772" calcext:value-type="float">
            <text:p>-0.000839269370772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139540235978" calcext:value-type="float">
            <text:p>-0.000139540235978</text:p>
          </table:table-cell>
          <table:table-cell/>
          <table:table-cell office:value-type="float" office:value="89.949738" calcext:value-type="float">
            <text:p>89.949738</text:p>
          </table:table-cell>
          <table:table-cell office:value-type="float" office:value="-14.934031" calcext:value-type="float">
            <text:p>-14.934031</text:p>
          </table:table-cell>
          <table:table-cell office:value-type="float" office:value="0.005519" calcext:value-type="float">
            <text:p>0.005519</text:p>
          </table:table-cell>
          <table:table-cell table:number-columns-repeated="2"/>
          <table:table-cell office:value-type="float" office:value="0.000375" calcext:value-type="float">
            <text:p>0.000375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46" calcext:value-type="float">
            <text:p>0.00046</text:p>
          </table:table-cell>
        </table:table-row>
        <table:table-row table:style-name="ro1">
          <table:table-cell office:value-type="float" office:value="5.99760508537" calcext:value-type="float">
            <text:p>5.99760508537</text:p>
          </table:table-cell>
          <table:table-cell office:value-type="float" office:value="-70.37" calcext:value-type="float">
            <text:p>-70.37</text:p>
          </table:table-cell>
          <table:table-cell office:value-type="float" office:value="0.884677350521" calcext:value-type="float">
            <text:p>0.884677350521</text:p>
          </table:table-cell>
          <table:table-cell office:value-type="float" office:value="89.01" calcext:value-type="float">
            <text:p>89.01</text:p>
          </table:table-cell>
          <table:table-cell office:value-type="float" office:value="-0.000866439717356" calcext:value-type="float">
            <text:p>-0.000866439717356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964754726738" calcext:value-type="float">
            <text:p>-9.64754726738E-05</text:p>
          </table:table-cell>
          <table:table-cell/>
          <table:table-cell office:value-type="float" office:value="89.950768" calcext:value-type="float">
            <text:p>89.950768</text:p>
          </table:table-cell>
          <table:table-cell office:value-type="float" office:value="-16.930946" calcext:value-type="float">
            <text:p>-16.930946</text:p>
          </table:table-cell>
          <table:table-cell office:value-type="float" office:value="0.005396" calcext:value-type="float">
            <text:p>0.005396</text:p>
          </table:table-cell>
          <table:table-cell table:number-columns-repeated="2"/>
          <table:table-cell office:value-type="float" office:value="0.000376" calcext:value-type="float">
            <text:p>0.000376</text:p>
          </table:table-cell>
          <table:table-cell office:value-type="float" office:value="0.0000071" calcext:value-type="float">
            <text:p>7.1E-06</text:p>
          </table:table-cell>
          <table:table-cell office:value-type="float" office:value="0.00046" calcext:value-type="float">
            <text:p>0.00046</text:p>
          </table:table-cell>
        </table:table-row>
        <table:table-row table:style-name="ro1">
          <table:table-cell office:value-type="float" office:value="6.0286052227" calcext:value-type="float">
            <text:p>6.0286052227</text:p>
          </table:table-cell>
          <table:table-cell office:value-type="float" office:value="-69.14" calcext:value-type="float">
            <text:p>-69.14</text:p>
          </table:table-cell>
          <table:table-cell office:value-type="float" office:value="0.880414128304" calcext:value-type="float">
            <text:p>0.880414128304</text:p>
          </table:table-cell>
          <table:table-cell office:value-type="float" office:value="89.01" calcext:value-type="float">
            <text:p>89.01</text:p>
          </table:table-cell>
          <table:table-cell office:value-type="float" office:value="-0.000891996198334" calcext:value-type="float">
            <text:p>-0.000891996198334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689146327204" calcext:value-type="float">
            <text:p>-6.89146327204E-05</text:p>
          </table:table-cell>
          <table:table-cell/>
          <table:table-cell office:value-type="float" office:value="89.951912" calcext:value-type="float">
            <text:p>89.951912</text:p>
          </table:table-cell>
          <table:table-cell office:value-type="float" office:value="-18.929884" calcext:value-type="float">
            <text:p>-18.929884</text:p>
          </table:table-cell>
          <table:table-cell office:value-type="float" office:value="0.005314" calcext:value-type="float">
            <text:p>0.005314</text:p>
          </table:table-cell>
          <table:table-cell table:number-columns-repeated="2"/>
          <table:table-cell office:value-type="float" office:value="0.000377" calcext:value-type="float">
            <text:p>0.00037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461" calcext:value-type="float">
            <text:p>0.000461</text:p>
          </table:table-cell>
        </table:table-row>
        <table:table-row table:style-name="ro1">
          <table:table-cell office:value-type="float" office:value="6.05947899818" calcext:value-type="float">
            <text:p>6.05947899818</text:p>
          </table:table-cell>
          <table:table-cell office:value-type="float" office:value="-67.91" calcext:value-type="float">
            <text:p>-67.91</text:p>
          </table:table-cell>
          <table:table-cell office:value-type="float" office:value="0.875068902969" calcext:value-type="float">
            <text:p>0.875068902969</text:p>
          </table:table-cell>
          <table:table-cell office:value-type="float" office:value="89.01" calcext:value-type="float">
            <text:p>89.01</text:p>
          </table:table-cell>
          <table:table-cell office:value-type="float" office:value="-0.000382229452953" calcext:value-type="float">
            <text:p>-0.000382229452953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45091361244" calcext:value-type="float">
            <text:p>-4.5091361244E-05</text:p>
          </table:table-cell>
          <table:table-cell/>
          <table:table-cell office:value-type="float" office:value="89.953018" calcext:value-type="float">
            <text:p>89.953018</text:p>
          </table:table-cell>
          <table:table-cell office:value-type="float" office:value="-20.929502" calcext:value-type="float">
            <text:p>-20.929502</text:p>
          </table:table-cell>
          <table:table-cell office:value-type="float" office:value="0.005218" calcext:value-type="float">
            <text:p>0.005218</text:p>
          </table:table-cell>
          <table:table-cell table:number-columns-repeated="2"/>
          <table:table-cell office:value-type="float" office:value="0.000363" calcext:value-type="float">
            <text:p>0.000363</text:p>
          </table:table-cell>
          <table:table-cell office:value-type="float" office:value="0.00000037" calcext:value-type="float">
            <text:p>3.7E-07</text:p>
          </table:table-cell>
          <table:table-cell office:value-type="float" office:value="0.000463" calcext:value-type="float">
            <text:p>0.000463</text:p>
          </table:table-cell>
        </table:table-row>
        <table:table-row table:style-name="ro1">
          <table:table-cell office:value-type="float" office:value="6.09066915512" calcext:value-type="float">
            <text:p>6.09066915512</text:p>
          </table:table-cell>
          <table:table-cell office:value-type="float" office:value="-66.59" calcext:value-type="float">
            <text:p>-66.59</text:p>
          </table:table-cell>
          <table:table-cell office:value-type="float" office:value="0.86837375164" calcext:value-type="float">
            <text:p>0.86837375164</text:p>
          </table:table-cell>
          <table:table-cell office:value-type="float" office:value="89.01" calcext:value-type="float">
            <text:p>89.01</text:p>
          </table:table-cell>
          <table:table-cell office:value-type="float" office:value="-0.000945846433751" calcext:value-type="float">
            <text:p>-0.000945846433751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186961842701" calcext:value-type="float">
            <text:p>-1.86961842701E-05</text:p>
          </table:table-cell>
          <table:table-cell/>
          <table:table-cell office:value-type="float" office:value="89.954109" calcext:value-type="float">
            <text:p>89.954109</text:p>
          </table:table-cell>
          <table:table-cell office:value-type="float" office:value="-22.929369" calcext:value-type="float">
            <text:p>-22.929369</text:p>
          </table:table-cell>
          <table:table-cell office:value-type="float" office:value="0.005136" calcext:value-type="float">
            <text:p>0.005136</text:p>
          </table:table-cell>
          <table:table-cell table:number-columns-repeated="2"/>
          <table:table-cell office:value-type="float" office:value="0.00034" calcext:value-type="float">
            <text:p>0.00034</text:p>
          </table:table-cell>
          <table:table-cell office:value-type="float" office:value="-0.00000037" calcext:value-type="float">
            <text:p>-3.7E-07</text:p>
          </table:table-cell>
          <table:table-cell office:value-type="float" office:value="0.000464" calcext:value-type="float">
            <text:p>0.000464</text:p>
          </table:table-cell>
        </table:table-row>
        <table:table-row table:style-name="ro1">
          <table:table-cell office:value-type="float" office:value="6.13126111031" calcext:value-type="float">
            <text:p>6.13126111031</text:p>
          </table:table-cell>
          <table:table-cell office:value-type="float" office:value="-65.1" calcext:value-type="float">
            <text:p>-65.1</text:p>
          </table:table-cell>
          <table:table-cell office:value-type="float" office:value="0.860261023045" calcext:value-type="float">
            <text:p>0.860261023045</text:p>
          </table:table-cell>
          <table:table-cell office:value-type="float" office:value="89.1" calcext:value-type="float">
            <text:p>89.1</text:p>
          </table:table-cell>
          <table:table-cell office:value-type="float" office:value="-0.000972934940364" calcext:value-type="float">
            <text:p>-0.000972934940364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190956416191" calcext:value-type="float">
            <text:p>1.90956416191E-06</text:p>
          </table:table-cell>
          <table:table-cell/>
          <table:table-cell office:value-type="float" office:value="89.955231" calcext:value-type="float">
            <text:p>89.955231</text:p>
          </table:table-cell>
          <table:table-cell office:value-type="float" office:value="-24.929344" calcext:value-type="float">
            <text:p>-24.929344</text:p>
          </table:table-cell>
          <table:table-cell office:value-type="float" office:value="0.005068" calcext:value-type="float">
            <text:p>0.005068</text:p>
          </table:table-cell>
          <table:table-cell table:number-columns-repeated="2"/>
          <table:table-cell office:value-type="float" office:value="0.000321" calcext:value-type="float">
            <text:p>0.000321</text:p>
          </table:table-cell>
          <table:table-cell office:value-type="float" office:value="-0.00000068" calcext:value-type="float">
            <text:p>-6.8E-07</text:p>
          </table:table-cell>
          <table:table-cell office:value-type="float" office:value="0.000464" calcext:value-type="float">
            <text:p>0.000464</text:p>
          </table:table-cell>
        </table:table-row>
        <table:table-row table:style-name="ro1">
          <table:table-cell office:value-type="float" office:value="6.17314910889" calcext:value-type="float">
            <text:p>6.17314910889</text:p>
          </table:table-cell>
          <table:table-cell office:value-type="float" office:value="-63.69" calcext:value-type="float">
            <text:p>-63.69</text:p>
          </table:table-cell>
          <table:table-cell office:value-type="float" office:value="0.851294279099" calcext:value-type="float">
            <text:p>0.851294279099</text:p>
          </table:table-cell>
          <table:table-cell office:value-type="float" office:value="89.01" calcext:value-type="float">
            <text:p>89.01</text:p>
          </table:table-cell>
          <table:table-cell office:value-type="float" office:value="-0.000997470458969" calcext:value-type="float">
            <text:p>-0.000997470458969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139314415719" calcext:value-type="float">
            <text:p>1.39314415719E-05</text:p>
          </table:table-cell>
          <table:table-cell/>
          <table:table-cell office:value-type="float" office:value="89.956322" calcext:value-type="float">
            <text:p>89.956322</text:p>
          </table:table-cell>
          <table:table-cell office:value-type="float" office:value="-26.929306" calcext:value-type="float">
            <text:p>-26.929306</text:p>
          </table:table-cell>
          <table:table-cell office:value-type="float" office:value="0.004972" calcext:value-type="float">
            <text:p>0.004972</text:p>
          </table:table-cell>
          <table:table-cell table:number-columns-repeated="2"/>
          <table:table-cell office:value-type="float" office:value="0.000305" calcext:value-type="float">
            <text:p>0.000305</text:p>
          </table:table-cell>
          <table:table-cell office:value-type="float" office:value="-0.00000065" calcext:value-type="float">
            <text:p>-6.5E-07</text:p>
          </table:table-cell>
          <table:table-cell office:value-type="float" office:value="0.000466" calcext:value-type="float">
            <text:p>0.000466</text:p>
          </table:table-cell>
        </table:table-row>
        <table:table-row table:style-name="ro1">
          <table:table-cell office:value-type="float" office:value="6.20762109756" calcext:value-type="float">
            <text:p>6.20762109756</text:p>
          </table:table-cell>
          <table:table-cell office:value-type="float" office:value="-62.55" calcext:value-type="float">
            <text:p>-62.55</text:p>
          </table:table-cell>
          <table:table-cell office:value-type="float" office:value="0.843465566635" calcext:value-type="float">
            <text:p>0.843465566635</text:p>
          </table:table-cell>
          <table:table-cell office:value-type="float" office:value="89.01" calcext:value-type="float">
            <text:p>89.01</text:p>
          </table:table-cell>
          <table:table-cell office:value-type="float" office:value="-0.00101412634831" calcext:value-type="float">
            <text:p>-0.00101412634831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258332220255" calcext:value-type="float">
            <text:p>2.58332220255E-05</text:p>
          </table:table-cell>
          <table:table-cell/>
          <table:table-cell office:value-type="float" office:value="89.957428" calcext:value-type="float">
            <text:p>89.957428</text:p>
          </table:table-cell>
          <table:table-cell office:value-type="float" office:value="-28.929308" calcext:value-type="float">
            <text:p>-28.929308</text:p>
          </table:table-cell>
          <table:table-cell office:value-type="float" office:value="0.004877" calcext:value-type="float">
            <text:p>0.004877</text:p>
          </table:table-cell>
          <table:table-cell table:number-columns-repeated="2"/>
          <table:table-cell office:value-type="float" office:value="0.000285" calcext:value-type="float">
            <text:p>0.000285</text:p>
          </table:table-cell>
          <table:table-cell office:value-type="float" office:value="-0.00000079" calcext:value-type="float">
            <text:p>-7.9E-07</text:p>
          </table:table-cell>
          <table:table-cell office:value-type="float" office:value="0.000466" calcext:value-type="float">
            <text:p>0.000466</text:p>
          </table:table-cell>
        </table:table-row>
        <table:table-row table:style-name="ro1">
          <table:table-cell office:value-type="float" office:value="6.23848199844" calcext:value-type="float">
            <text:p>6.23848199844</text:p>
          </table:table-cell>
          <table:table-cell office:value-type="float" office:value="-61.49" calcext:value-type="float">
            <text:p>-61.49</text:p>
          </table:table-cell>
          <table:table-cell office:value-type="float" office:value="0.833095550537" calcext:value-type="float">
            <text:p>0.833095550537</text:p>
          </table:table-cell>
          <table:table-cell office:value-type="float" office:value="89.01" calcext:value-type="float">
            <text:p>89.01</text:p>
          </table:table-cell>
          <table:table-cell office:value-type="float" office:value="-0.00103409227449" calcext:value-type="float">
            <text:p>-0.00103409227449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319098871842" calcext:value-type="float">
            <text:p>3.19098871842E-05</text:p>
          </table:table-cell>
          <table:table-cell/>
          <table:table-cell office:value-type="float" office:value="89.958565" calcext:value-type="float">
            <text:p>89.958565</text:p>
          </table:table-cell>
          <table:table-cell office:value-type="float" office:value="-30.929296" calcext:value-type="float">
            <text:p>-30.929296</text:p>
          </table:table-cell>
          <table:table-cell office:value-type="float" office:value="0.004767" calcext:value-type="float">
            <text:p>0.004767</text:p>
          </table:table-cell>
          <table:table-cell table:number-columns-repeated="2"/>
          <table:table-cell office:value-type="float" office:value="0.00027" calcext:value-type="float">
            <text:p>0.00027</text:p>
          </table:table-cell>
          <table:table-cell office:value-type="float" office:value="-0.0000007" calcext:value-type="float">
            <text:p>-7E-07</text:p>
          </table:table-cell>
          <table:table-cell office:value-type="float" office:value="0.000466" calcext:value-type="float">
            <text:p>0.000466</text:p>
          </table:table-cell>
        </table:table-row>
        <table:table-row table:style-name="ro1">
          <table:table-cell office:value-type="float" office:value="6.27263712883" calcext:value-type="float">
            <text:p>6.27263712883</text:p>
          </table:table-cell>
          <table:table-cell office:value-type="float" office:value="-60.35" calcext:value-type="float">
            <text:p>-60.35</text:p>
          </table:table-cell>
          <table:table-cell office:value-type="float" office:value="0.824825644493" calcext:value-type="float">
            <text:p>0.824825644493</text:p>
          </table:table-cell>
          <table:table-cell office:value-type="float" office:value="89.01" calcext:value-type="float">
            <text:p>89.01</text:p>
          </table:table-cell>
          <table:table-cell office:value-type="float" office:value="-0.00104744208511" calcext:value-type="float">
            <text:p>-0.00104744208511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358152028639" calcext:value-type="float">
            <text:p>3.58152028639E-05</text:p>
          </table:table-cell>
          <table:table-cell/>
          <table:table-cell office:value-type="float" office:value="89.959656" calcext:value-type="float">
            <text:p>89.959656</text:p>
          </table:table-cell>
          <table:table-cell office:value-type="float" office:value="-32.929298" calcext:value-type="float">
            <text:p>-32.929298</text:p>
          </table:table-cell>
          <table:table-cell office:value-type="float" office:value="0.004658" calcext:value-type="float">
            <text:p>0.004658</text:p>
          </table:table-cell>
          <table:table-cell table:number-columns-repeated="2"/>
          <table:table-cell office:value-type="float" office:value="0.000251" calcext:value-type="float">
            <text:p>0.000251</text:p>
          </table:table-cell>
          <table:table-cell office:value-type="float" office:value="-0.0000007" calcext:value-type="float">
            <text:p>-7E-07</text:p>
          </table:table-cell>
          <table:table-cell office:value-type="float" office:value="0.000468" calcext:value-type="float">
            <text:p>0.000468</text:p>
          </table:table-cell>
        </table:table-row>
        <table:table-row table:style-name="ro1">
          <table:table-cell office:value-type="float" office:value="6.30408501625" calcext:value-type="float">
            <text:p>6.30408501625</text:p>
          </table:table-cell>
          <table:table-cell office:value-type="float" office:value="-59.21" calcext:value-type="float">
            <text:p>-59.21</text:p>
          </table:table-cell>
          <table:table-cell office:value-type="float" office:value="0.816122114658" calcext:value-type="float">
            <text:p>0.816122114658</text:p>
          </table:table-cell>
          <table:table-cell office:value-type="float" office:value="89.01" calcext:value-type="float">
            <text:p>89.01</text:p>
          </table:table-cell>
          <table:table-cell office:value-type="float" office:value="-0.00105932890438" calcext:value-type="float">
            <text:p>-0.00105932890438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377761134587" calcext:value-type="float">
            <text:p>3.77761134587E-05</text:p>
          </table:table-cell>
          <table:table-cell/>
          <table:table-cell office:value-type="float" office:value="89.960777" calcext:value-type="float">
            <text:p>89.960777</text:p>
          </table:table-cell>
          <table:table-cell office:value-type="float" office:value="-34.929287" calcext:value-type="float">
            <text:p>-34.929287</text:p>
          </table:table-cell>
          <table:table-cell office:value-type="float" office:value="0.004563" calcext:value-type="float">
            <text:p>0.004563</text:p>
          </table:table-cell>
          <table:table-cell table:number-columns-repeated="2"/>
          <table:table-cell office:value-type="float" office:value="0.000232" calcext:value-type="float">
            <text:p>0.000232</text:p>
          </table:table-cell>
          <table:table-cell office:value-type="float" office:value="-0.00000069" calcext:value-type="float">
            <text:p>-6.9E-07</text:p>
          </table:table-cell>
          <table:table-cell office:value-type="float" office:value="0.000469" calcext:value-type="float">
            <text:p>0.000469</text:p>
          </table:table-cell>
        </table:table-row>
        <table:table-row table:style-name="ro1">
          <table:table-cell office:value-type="float" office:value="6.33546209335" calcext:value-type="float">
            <text:p>6.33546209335</text:p>
          </table:table-cell>
          <table:table-cell office:value-type="float" office:value="-58.15" calcext:value-type="float">
            <text:p>-58.15</text:p>
          </table:table-cell>
          <table:table-cell office:value-type="float" office:value="0.807059466839" calcext:value-type="float">
            <text:p>0.807059466839</text:p>
          </table:table-cell>
          <table:table-cell office:value-type="float" office:value="89.01" calcext:value-type="float">
            <text:p>89.01</text:p>
          </table:table-cell>
          <table:table-cell office:value-type="float" office:value="-0.000528315722477" calcext:value-type="float">
            <text:p>-0.000528315722477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380037890864" calcext:value-type="float">
            <text:p>3.80037890864E-05</text:p>
          </table:table-cell>
          <table:table-cell/>
          <table:table-cell office:value-type="float" office:value="89.961884" calcext:value-type="float">
            <text:p>89.961884</text:p>
          </table:table-cell>
          <table:table-cell office:value-type="float" office:value="-36.929302" calcext:value-type="float">
            <text:p>-36.929302</text:p>
          </table:table-cell>
          <table:table-cell office:value-type="float" office:value="0.004467" calcext:value-type="float">
            <text:p>0.004467</text:p>
          </table:table-cell>
          <table:table-cell table:number-columns-repeated="2"/>
          <table:table-cell office:value-type="float" office:value="0.000215" calcext:value-type="float">
            <text:p>0.000215</text:p>
          </table:table-cell>
          <table:table-cell office:value-type="float" office:value="-0.00000066" calcext:value-type="float">
            <text:p>-6.6E-07</text:p>
          </table:table-cell>
          <table:table-cell office:value-type="float" office:value="0.000469" calcext:value-type="float">
            <text:p>0.000469</text:p>
          </table:table-cell>
        </table:table-row>
        <table:table-row table:style-name="ro1">
          <table:table-cell office:value-type="float" office:value="6.41831803322" calcext:value-type="float">
            <text:p>6.41831803322</text:p>
          </table:table-cell>
          <table:table-cell office:value-type="float" office:value="-55.25" calcext:value-type="float">
            <text:p>-55.25</text:p>
          </table:table-cell>
          <table:table-cell office:value-type="float" office:value="0.781088471413" calcext:value-type="float">
            <text:p>0.781088471413</text:p>
          </table:table-cell>
          <table:table-cell office:value-type="float" office:value="89.01" calcext:value-type="float">
            <text:p>89.01</text:p>
          </table:table-cell>
          <table:table-cell office:value-type="float" office:value="-0.00109099980909" calcext:value-type="float">
            <text:p>-0.00109099980909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305670255329" calcext:value-type="float">
            <text:p>3.05670255329E-05</text:p>
          </table:table-cell>
          <table:table-cell/>
          <table:table-cell office:value-type="float" office:value="89.96299" calcext:value-type="float">
            <text:p>89.96299</text:p>
          </table:table-cell>
          <table:table-cell office:value-type="float" office:value="-38.929291" calcext:value-type="float">
            <text:p>-38.929291</text:p>
          </table:table-cell>
          <table:table-cell office:value-type="float" office:value="0.004358" calcext:value-type="float">
            <text:p>0.004358</text:p>
          </table:table-cell>
          <table:table-cell table:number-columns-repeated="2"/>
          <table:table-cell office:value-type="float" office:value="0.000195" calcext:value-type="float">
            <text:p>0.000195</text:p>
          </table:table-cell>
          <table:table-cell office:value-type="float" office:value="-0.0000007" calcext:value-type="float">
            <text:p>-7E-07</text:p>
          </table:table-cell>
          <table:table-cell office:value-type="float" office:value="0.000471" calcext:value-type="float">
            <text:p>0.000471</text:p>
          </table:table-cell>
        </table:table-row>
        <table:table-row table:style-name="ro1">
          <table:table-cell office:value-type="float" office:value="6.44950604439" calcext:value-type="float">
            <text:p>6.44950604439</text:p>
          </table:table-cell>
          <table:table-cell office:value-type="float" office:value="-54.29" calcext:value-type="float">
            <text:p>-54.29</text:p>
          </table:table-cell>
          <table:table-cell office:value-type="float" office:value="0.770744025707" calcext:value-type="float">
            <text:p>0.770744025707</text:p>
          </table:table-cell>
          <table:table-cell office:value-type="float" office:value="89.1" calcext:value-type="float">
            <text:p>89.1</text:p>
          </table:table-cell>
          <table:table-cell office:value-type="float" office:value="-0.00109792826697" calcext:value-type="float">
            <text:p>-0.00109792826697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261331879301" calcext:value-type="float">
            <text:p>2.61331879301E-05</text:p>
          </table:table-cell>
          <table:table-cell/>
          <table:table-cell office:value-type="float" office:value="89.964111" calcext:value-type="float">
            <text:p>89.964111</text:p>
          </table:table-cell>
          <table:table-cell office:value-type="float" office:value="-40.92931" calcext:value-type="float">
            <text:p>-40.92931</text:p>
          </table:table-cell>
          <table:table-cell office:value-type="float" office:value="0.004235" calcext:value-type="float">
            <text:p>0.004235</text:p>
          </table:table-cell>
          <table:table-cell table:number-columns-repeated="2"/>
          <table:table-cell office:value-type="float" office:value="0.000177" calcext:value-type="float">
            <text:p>0.000177</text:p>
          </table:table-cell>
          <table:table-cell office:value-type="float" office:value="-0.0000007" calcext:value-type="float">
            <text:p>-7E-07</text:p>
          </table:table-cell>
          <table:table-cell office:value-type="float" office:value="0.000471" calcext:value-type="float">
            <text:p>0.000471</text:p>
          </table:table-cell>
        </table:table-row>
        <table:table-row table:style-name="ro1">
          <table:table-cell office:value-type="float" office:value="6.48137712479" calcext:value-type="float">
            <text:p>6.48137712479</text:p>
          </table:table-cell>
          <table:table-cell office:value-type="float" office:value="-53.23" calcext:value-type="float">
            <text:p>-53.23</text:p>
          </table:table-cell>
          <table:table-cell office:value-type="float" office:value="0.75643414259" calcext:value-type="float">
            <text:p>0.75643414259</text:p>
          </table:table-cell>
          <table:table-cell office:value-type="float" office:value="89.01" calcext:value-type="float">
            <text:p>89.01</text:p>
          </table:table-cell>
          <table:table-cell office:value-type="float" office:value="-0.00110155926086" calcext:value-type="float">
            <text:p>-0.00110155926086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210764701478" calcext:value-type="float">
            <text:p>2.10764701478E-05</text:p>
          </table:table-cell>
          <table:table-cell/>
          <table:table-cell office:value-type="float" office:value="89.965202" calcext:value-type="float">
            <text:p>89.965202</text:p>
          </table:table-cell>
          <table:table-cell office:value-type="float" office:value="-42.92931" calcext:value-type="float">
            <text:p>-42.92931</text:p>
          </table:table-cell>
          <table:table-cell office:value-type="float" office:value="0.004153" calcext:value-type="float">
            <text:p>0.004153</text:p>
          </table:table-cell>
          <table:table-cell table:number-columns-repeated="2"/>
          <table:table-cell office:value-type="float" office:value="0.000159" calcext:value-type="float">
            <text:p>0.000159</text:p>
          </table:table-cell>
          <table:table-cell office:value-type="float" office:value="-0.00000068" calcext:value-type="float">
            <text:p>-6.8E-07</text:p>
          </table:table-cell>
          <table:table-cell office:value-type="float" office:value="0.000471" calcext:value-type="float">
            <text:p>0.000471</text:p>
          </table:table-cell>
        </table:table-row>
        <table:table-row table:style-name="ro1">
          <table:table-cell office:value-type="float" office:value="6.51368808746" calcext:value-type="float">
            <text:p>6.51368808746</text:p>
          </table:table-cell>
          <table:table-cell office:value-type="float" office:value="-52.18" calcext:value-type="float">
            <text:p>-52.18</text:p>
          </table:table-cell>
          <table:table-cell office:value-type="float" office:value="0.745388507843" calcext:value-type="float">
            <text:p>0.745388507843</text:p>
          </table:table-cell>
          <table:table-cell office:value-type="float" office:value="89.1" calcext:value-type="float">
            <text:p>89.1</text:p>
          </table:table-cell>
          <table:table-cell office:value-type="float" office:value="-0.00110383878928" calcext:value-type="float">
            <text:p>-0.00110383878928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156547612278" calcext:value-type="float">
            <text:p>1.56547612278E-05</text:p>
          </table:table-cell>
          <table:table-cell/>
          <table:table-cell office:value-type="float" office:value="89.966324" calcext:value-type="float">
            <text:p>89.966324</text:p>
          </table:table-cell>
          <table:table-cell office:value-type="float" office:value="-44.929314" calcext:value-type="float">
            <text:p>-44.929314</text:p>
          </table:table-cell>
          <table:table-cell office:value-type="float" office:value="0.00403" calcext:value-type="float">
            <text:p>0.00403</text:p>
          </table:table-cell>
          <table:table-cell table:number-columns-repeated="2"/>
          <table:table-cell office:value-type="float" office:value="0.000142" calcext:value-type="float">
            <text:p>0.000142</text:p>
          </table:table-cell>
          <table:table-cell office:value-type="float" office:value="-0.00000064" calcext:value-type="float">
            <text:p>-6.4E-07</text:p>
          </table:table-cell>
          <table:table-cell office:value-type="float" office:value="0.000473" calcext:value-type="float">
            <text:p>0.000473</text:p>
          </table:table-cell>
        </table:table-row>
        <table:table-row table:style-name="ro1">
          <table:table-cell office:value-type="float" office:value="6.54589509964" calcext:value-type="float">
            <text:p>6.54589509964</text:p>
          </table:table-cell>
          <table:table-cell office:value-type="float" office:value="-51.03" calcext:value-type="float">
            <text:p>-51.03</text:p>
          </table:table-cell>
          <table:table-cell office:value-type="float" office:value="0.733528852463" calcext:value-type="float">
            <text:p>0.733528852463</text:p>
          </table:table-cell>
          <table:table-cell office:value-type="float" office:value="89.1" calcext:value-type="float">
            <text:p>89.1</text:p>
          </table:table-cell>
          <table:table-cell office:value-type="float" office:value="-0.00110481691081" calcext:value-type="float">
            <text:p>-0.00110481691081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821967842057" calcext:value-type="float">
            <text:p>8.21967842057E-06</text:p>
          </table:table-cell>
          <table:table-cell/>
          <table:table-cell office:value-type="float" office:value="89.96743" calcext:value-type="float">
            <text:p>89.96743</text:p>
          </table:table-cell>
          <table:table-cell office:value-type="float" office:value="-46.929314" calcext:value-type="float">
            <text:p>-46.929314</text:p>
          </table:table-cell>
          <table:table-cell office:value-type="float" office:value="0.003934" calcext:value-type="float">
            <text:p>0.003934</text:p>
          </table:table-cell>
          <table:table-cell table:number-columns-repeated="2"/>
          <table:table-cell office:value-type="float" office:value="0.000124" calcext:value-type="float">
            <text:p>0.000124</text:p>
          </table:table-cell>
          <table:table-cell office:value-type="float" office:value="-0.0000006" calcext:value-type="float">
            <text:p>-6E-07</text:p>
          </table:table-cell>
          <table:table-cell office:value-type="float" office:value="0.000474" calcext:value-type="float">
            <text:p>0.000474</text:p>
          </table:table-cell>
        </table:table-row>
        <table:table-row table:style-name="ro1">
          <table:table-cell office:value-type="float" office:value="6.58816003799" calcext:value-type="float">
            <text:p>6.58816003799</text:p>
          </table:table-cell>
          <table:table-cell office:value-type="float" office:value="-49.63" calcext:value-type="float">
            <text:p>-49.63</text:p>
          </table:table-cell>
          <table:table-cell office:value-type="float" office:value="0.718544125557" calcext:value-type="float">
            <text:p>0.718544125557</text:p>
          </table:table-cell>
          <table:table-cell office:value-type="float" office:value="89.1" calcext:value-type="float">
            <text:p>89.1</text:p>
          </table:table-cell>
          <table:table-cell office:value-type="float" office:value="-0.00110401446" calcext:value-type="float">
            <text:p>-0.00110401446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101720797829" calcext:value-type="float">
            <text:p>1.01720797829E-06</text:p>
          </table:table-cell>
          <table:table-cell/>
          <table:table-cell office:value-type="float" office:value="89.968552" calcext:value-type="float">
            <text:p>89.968552</text:p>
          </table:table-cell>
          <table:table-cell office:value-type="float" office:value="-48.929333" calcext:value-type="float">
            <text:p>-48.929333</text:p>
          </table:table-cell>
          <table:table-cell office:value-type="float" office:value="0.003825" calcext:value-type="float">
            <text:p>0.003825</text:p>
          </table:table-cell>
          <table:table-cell table:number-columns-repeated="2"/>
          <table:table-cell office:value-type="float" office:value="0.000105" calcext:value-type="float">
            <text:p>0.000105</text:p>
          </table:table-cell>
          <table:table-cell office:value-type="float" office:value="-0.00000069" calcext:value-type="float">
            <text:p>-6.9E-07</text:p>
          </table:table-cell>
          <table:table-cell office:value-type="float" office:value="0.000474" calcext:value-type="float">
            <text:p>0.000474</text:p>
          </table:table-cell>
        </table:table-row>
        <table:table-row table:style-name="ro1">
          <table:table-cell office:value-type="float" office:value="6.62165212631" calcext:value-type="float">
            <text:p>6.62165212631</text:p>
          </table:table-cell>
          <table:table-cell office:value-type="float" office:value="-48.57" calcext:value-type="float">
            <text:p>-48.57</text:p>
          </table:table-cell>
          <table:table-cell office:value-type="float" office:value="0.702639222145" calcext:value-type="float">
            <text:p>0.702639222145</text:p>
          </table:table-cell>
          <table:table-cell office:value-type="float" office:value="89.1" calcext:value-type="float">
            <text:p>89.1</text:p>
          </table:table-cell>
          <table:table-cell office:value-type="float" office:value="-0.00110092503019" calcext:value-type="float">
            <text:p>-0.00110092503019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38871075958" calcext:value-type="float">
            <text:p>-3.8871075958E-06</text:p>
          </table:table-cell>
          <table:table-cell/>
          <table:table-cell office:value-type="float" office:value="89.969673" calcext:value-type="float">
            <text:p>89.969673</text:p>
          </table:table-cell>
          <table:table-cell office:value-type="float" office:value="-50.929321" calcext:value-type="float">
            <text:p>-50.929321</text:p>
          </table:table-cell>
          <table:table-cell office:value-type="float" office:value="0.003688" calcext:value-type="float">
            <text:p>0.003688</text:p>
          </table:table-cell>
          <table:table-cell table:number-columns-repeated="2"/>
          <table:table-cell office:value-type="float" office:value="0.000089" calcext:value-type="float">
            <text:p>8.9E-05</text:p>
          </table:table-cell>
          <table:table-cell office:value-type="float" office:value="-0.00000052" calcext:value-type="float">
            <text:p>-5.2E-07</text:p>
          </table:table-cell>
          <table:table-cell office:value-type="float" office:value="0.000476" calcext:value-type="float">
            <text:p>0.000476</text:p>
          </table:table-cell>
        </table:table-row>
        <table:table-row table:style-name="ro1">
          <table:table-cell office:value-type="float" office:value="6.65460419655" calcext:value-type="float">
            <text:p>6.65460419655</text:p>
          </table:table-cell>
          <table:table-cell office:value-type="float" office:value="-47.52" calcext:value-type="float">
            <text:p>-47.52</text:p>
          </table:table-cell>
          <table:table-cell office:value-type="float" office:value="0.690460503101" calcext:value-type="float">
            <text:p>0.690460503101</text:p>
          </table:table-cell>
          <table:table-cell office:value-type="float" office:value="89.1" calcext:value-type="float">
            <text:p>89.1</text:p>
          </table:table-cell>
          <table:table-cell office:value-type="float" office:value="-0.00109710718971" calcext:value-type="float">
            <text:p>-0.00109710718971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935635762289" calcext:value-type="float">
            <text:p>-9.35635762289E-06</text:p>
          </table:table-cell>
          <table:table-cell/>
          <table:table-cell office:value-type="float" office:value="89.970779" calcext:value-type="float">
            <text:p>89.970779</text:p>
          </table:table-cell>
          <table:table-cell office:value-type="float" office:value="-52.929321" calcext:value-type="float">
            <text:p>-52.929321</text:p>
          </table:table-cell>
          <table:table-cell office:value-type="float" office:value="0.003565" calcext:value-type="float">
            <text:p>0.003565</text:p>
          </table:table-cell>
          <table:table-cell table:number-columns-repeated="2"/>
          <table:table-cell office:value-type="float" office:value="0.00007" calcext:value-type="float">
            <text:p>7E-05</text:p>
          </table:table-cell>
          <table:table-cell office:value-type="float" office:value="-0.00000057" calcext:value-type="float">
            <text:p>-5.7E-07</text:p>
          </table:table-cell>
          <table:table-cell office:value-type="float" office:value="0.000478" calcext:value-type="float">
            <text:p>0.000478</text:p>
          </table:table-cell>
        </table:table-row>
        <table:table-row table:style-name="ro1">
          <table:table-cell office:value-type="float" office:value="6.69140505791" calcext:value-type="float">
            <text:p>6.69140505791</text:p>
          </table:table-cell>
          <table:table-cell office:value-type="float" office:value="-46.29" calcext:value-type="float">
            <text:p>-46.29</text:p>
          </table:table-cell>
          <table:table-cell office:value-type="float" office:value="0.673877835274" calcext:value-type="float">
            <text:p>0.673877835274</text:p>
          </table:table-cell>
          <table:table-cell office:value-type="float" office:value="89.1" calcext:value-type="float">
            <text:p>89.1</text:p>
          </table:table-cell>
          <table:table-cell office:value-type="float" office:value="-0.00109001714736" calcext:value-type="float">
            <text:p>-0.00109001714736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123742502183" calcext:value-type="float">
            <text:p>-1.23742502183E-05</text:p>
          </table:table-cell>
          <table:table-cell/>
          <table:table-cell office:value-type="float" office:value="89.971855" calcext:value-type="float">
            <text:p>89.971855</text:p>
          </table:table-cell>
          <table:table-cell office:value-type="float" office:value="-54.929325" calcext:value-type="float">
            <text:p>-54.929325</text:p>
          </table:table-cell>
          <table:table-cell office:value-type="float" office:value="0.003456" calcext:value-type="float">
            <text:p>0.003456</text:p>
          </table:table-cell>
          <table:table-cell table:number-columns-repeated="2"/>
          <table:table-cell office:value-type="float" office:value="0.000049" calcext:value-type="float">
            <text:p>4.9E-05</text:p>
          </table:table-cell>
          <table:table-cell office:value-type="float" office:value="-0.00000057" calcext:value-type="float">
            <text:p>-5.7E-07</text:p>
          </table:table-cell>
          <table:table-cell office:value-type="float" office:value="0.000478" calcext:value-type="float">
            <text:p>0.000478</text:p>
          </table:table-cell>
        </table:table-row>
        <table:table-row table:style-name="ro1">
          <table:table-cell office:value-type="float" office:value="6.72234606743" calcext:value-type="float">
            <text:p>6.72234606743</text:p>
          </table:table-cell>
          <table:table-cell office:value-type="float" office:value="-45.23" calcext:value-type="float">
            <text:p>-45.23</text:p>
          </table:table-cell>
          <table:table-cell office:value-type="float" office:value="0.661266207695" calcext:value-type="float">
            <text:p>0.661266207695</text:p>
          </table:table-cell>
          <table:table-cell office:value-type="float" office:value="89.1" calcext:value-type="float">
            <text:p>89.1</text:p>
          </table:table-cell>
          <table:table-cell office:value-type="float" office:value="-0.00108324049506" calcext:value-type="float">
            <text:p>-0.00108324049506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1419527689" calcext:value-type="float">
            <text:p>-1.419527689E-05</text:p>
          </table:table-cell>
          <table:table-cell/>
          <table:table-cell office:value-type="float" office:value="89.972977" calcext:value-type="float">
            <text:p>89.972977</text:p>
          </table:table-cell>
          <table:table-cell office:value-type="float" office:value="-56.929325" calcext:value-type="float">
            <text:p>-56.929325</text:p>
          </table:table-cell>
          <table:table-cell office:value-type="float" office:value="0.003319" calcext:value-type="float">
            <text:p>0.003319</text:p>
          </table:table-cell>
          <table:table-cell table:number-columns-repeated="2"/>
          <table:table-cell office:value-type="float" office:value="0.000031" calcext:value-type="float">
            <text:p>3.1E-05</text:p>
          </table:table-cell>
          <table:table-cell office:value-type="float" office:value="-0.00000059" calcext:value-type="float">
            <text:p>-5.9E-07</text:p>
          </table:table-cell>
          <table:table-cell office:value-type="float" office:value="0.000477" calcext:value-type="float">
            <text:p>0.000477</text:p>
          </table:table-cell>
        </table:table-row>
        <table:table-row table:style-name="ro1">
          <table:table-cell office:value-type="float" office:value="6.75440812111" calcext:value-type="float">
            <text:p>6.75440812111</text:p>
          </table:table-cell>
          <table:table-cell office:value-type="float" office:value="-44.18" calcext:value-type="float">
            <text:p>-44.18</text:p>
          </table:table-cell>
          <table:table-cell office:value-type="float" office:value="0.647955000401" calcext:value-type="float">
            <text:p>0.647955000401</text:p>
          </table:table-cell>
          <table:table-cell office:value-type="float" office:value="89.1" calcext:value-type="float">
            <text:p>89.1</text:p>
          </table:table-cell>
          <table:table-cell office:value-type="float" office:value="-0.00107521668542" calcext:value-type="float">
            <text:p>-0.00107521668542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146076199599" calcext:value-type="float">
            <text:p>-1.46076199599E-05</text:p>
          </table:table-cell>
          <table:table-cell/>
          <table:table-cell office:value-type="float" office:value="89.974098" calcext:value-type="float">
            <text:p>89.974098</text:p>
          </table:table-cell>
          <table:table-cell office:value-type="float" office:value="-58.929329" calcext:value-type="float">
            <text:p>-58.929329</text:p>
          </table:table-cell>
          <table:table-cell office:value-type="float" office:value="0.003224" calcext:value-type="float">
            <text:p>0.003224</text:p>
          </table:table-cell>
          <table:table-cell table:number-columns-repeated="2"/>
          <table:table-cell office:value-type="float" office:value="0.000017" calcext:value-type="float">
            <text:p>1.7E-05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0.000479" calcext:value-type="float">
            <text:p>0.000479</text:p>
          </table:table-cell>
        </table:table-row>
        <table:table-row table:style-name="ro1">
          <table:table-cell office:value-type="float" office:value="6.78654408455" calcext:value-type="float">
            <text:p>6.78654408455</text:p>
          </table:table-cell>
          <table:table-cell office:value-type="float" office:value="-43.3" calcext:value-type="float">
            <text:p>-43.3</text:p>
          </table:table-cell>
          <table:table-cell office:value-type="float" office:value="0.635000526905" calcext:value-type="float">
            <text:p>0.635000526905</text:p>
          </table:table-cell>
          <table:table-cell office:value-type="float" office:value="89.1" calcext:value-type="float">
            <text:p>89.1</text:p>
          </table:table-cell>
          <table:table-cell office:value-type="float" office:value="-0.00106592348311" calcext:value-type="float">
            <text:p>-0.00106592348311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133804860525" calcext:value-type="float">
            <text:p>-1.33804860525E-05</text:p>
          </table:table-cell>
          <table:table-cell/>
          <table:table-cell office:value-type="float" office:value="89.975204" calcext:value-type="float">
            <text:p>89.975204</text:p>
          </table:table-cell>
          <table:table-cell office:value-type="float" office:value="-60.929306" calcext:value-type="float">
            <text:p>-60.929306</text:p>
          </table:table-cell>
          <table:table-cell office:value-type="float" office:value="0.003115" calcext:value-type="float">
            <text:p>0.003115</text:p>
          </table:table-cell>
          <table:table-cell table:number-columns-repeated="2"/>
          <table:table-cell office:value-type="float" office:value="-0.0000022" calcext:value-type="float">
            <text:p>-2.2E-06</text:p>
          </table:table-cell>
          <table:table-cell office:value-type="float" office:value="-0.00000039" calcext:value-type="float">
            <text:p>-3.9E-07</text:p>
          </table:table-cell>
          <table:table-cell office:value-type="float" office:value="0.000481" calcext:value-type="float">
            <text:p>0.000481</text:p>
          </table:table-cell>
        </table:table-row>
        <table:table-row table:style-name="ro1">
          <table:table-cell office:value-type="float" office:value="6.81855010986" calcext:value-type="float">
            <text:p>6.81855010986</text:p>
          </table:table-cell>
          <table:table-cell office:value-type="float" office:value="-42.24" calcext:value-type="float">
            <text:p>-42.24</text:p>
          </table:table-cell>
          <table:table-cell office:value-type="float" office:value="0.622505247593" calcext:value-type="float">
            <text:p>0.622505247593</text:p>
          </table:table-cell>
          <table:table-cell office:value-type="float" office:value="89.19" calcext:value-type="float">
            <text:p>89.19</text:p>
          </table:table-cell>
          <table:table-cell office:value-type="float" office:value="-0.00105543422978" calcext:value-type="float">
            <text:p>-0.00105543422978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881956657395" calcext:value-type="float">
            <text:p>-8.81956657395E-06</text:p>
          </table:table-cell>
          <table:table-cell/>
          <table:table-cell office:value-type="float" office:value="89.976311" calcext:value-type="float">
            <text:p>89.976311</text:p>
          </table:table-cell>
          <table:table-cell office:value-type="float" office:value="-62.929306" calcext:value-type="float">
            <text:p>-62.929306</text:p>
          </table:table-cell>
          <table:table-cell office:value-type="float" office:value="0.003019" calcext:value-type="float">
            <text:p>0.003019</text:p>
          </table:table-cell>
          <table:table-cell table:number-columns-repeated="2"/>
          <table:table-cell office:value-type="float" office:value="-0.000021" calcext:value-type="float">
            <text:p>-2.1E-05</text:p>
          </table:table-cell>
          <table:table-cell office:value-type="float" office:value="-0.0000005" calcext:value-type="float">
            <text:p>-5E-07</text:p>
          </table:table-cell>
          <table:table-cell office:value-type="float" office:value="0.000481" calcext:value-type="float">
            <text:p>0.000481</text:p>
          </table:table-cell>
        </table:table-row>
        <table:table-row table:style-name="ro1">
          <table:table-cell office:value-type="float" office:value="6.8494989872" calcext:value-type="float">
            <text:p>6.8494989872</text:p>
          </table:table-cell>
          <table:table-cell office:value-type="float" office:value="-41.19" calcext:value-type="float">
            <text:p>-41.19</text:p>
          </table:table-cell>
          <table:table-cell office:value-type="float" office:value="0.609359681606" calcext:value-type="float">
            <text:p>0.609359681606</text:p>
          </table:table-cell>
          <table:table-cell office:value-type="float" office:value="89.1" calcext:value-type="float">
            <text:p>89.1</text:p>
          </table:table-cell>
          <table:table-cell office:value-type="float" office:value="-0.0010437311139" calcext:value-type="float">
            <text:p>-0.0010437311139</text:p>
          </table:table-cell>
          <table:table-cell office:value-type="float" office:value="2.07" calcext:value-type="float">
            <text:p>2.07</text:p>
          </table:table-cell>
          <table:table-cell office:value-type="float" office:value="-0.00000291445758194" calcext:value-type="float">
            <text:p>-2.91445758194E-06</text:p>
          </table:table-cell>
          <table:table-cell/>
          <table:table-cell office:value-type="float" office:value="89.977432" calcext:value-type="float">
            <text:p>89.977432</text:p>
          </table:table-cell>
          <table:table-cell office:value-type="float" office:value="-64.929306" calcext:value-type="float">
            <text:p>-64.929306</text:p>
          </table:table-cell>
          <table:table-cell office:value-type="float" office:value="0.002923" calcext:value-type="float">
            <text:p>0.002923</text:p>
          </table:table-cell>
          <table:table-cell table:number-columns-repeated="2"/>
          <table:table-cell office:value-type="float" office:value="-0.000039" calcext:value-type="float">
            <text:p>-3.9E-05</text:p>
          </table:table-cell>
          <table:table-cell office:value-type="float" office:value="-0.00000045" calcext:value-type="float">
            <text:p>-4.5E-07</text:p>
          </table:table-cell>
          <table:table-cell office:value-type="float" office:value="0.000482" calcext:value-type="float">
            <text:p>0.000482</text:p>
          </table:table-cell>
        </table:table-row>
        <table:table-row table:style-name="ro1">
          <table:table-cell office:value-type="float" office:value="6.88068819046" calcext:value-type="float">
            <text:p>6.88068819046</text:p>
          </table:table-cell>
          <table:table-cell office:value-type="float" office:value="-40.13" calcext:value-type="float">
            <text:p>-40.13</text:p>
          </table:table-cell>
          <table:table-cell office:value-type="float" office:value="0.595580220222" calcext:value-type="float">
            <text:p>0.595580220222</text:p>
          </table:table-cell>
          <table:table-cell office:value-type="float" office:value="89.19" calcext:value-type="float">
            <text:p>89.19</text:p>
          </table:table-cell>
          <table:table-cell office:value-type="float" office:value="-0.00102621223778" calcext:value-type="float">
            <text:p>-0.00102621223778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0540108885616" calcext:value-type="float">
            <text:p>5.40108885616E-06</text:p>
          </table:table-cell>
          <table:table-cell/>
          <table:table-cell office:value-type="float" office:value="89.978546" calcext:value-type="float">
            <text:p>89.978546</text:p>
          </table:table-cell>
          <table:table-cell office:value-type="float" office:value="-66.929314" calcext:value-type="float">
            <text:p>-66.929314</text:p>
          </table:table-cell>
          <table:table-cell office:value-type="float" office:value="0.002814" calcext:value-type="float">
            <text:p>0.002814</text:p>
          </table:table-cell>
          <table:table-cell table:number-columns-repeated="2"/>
          <table:table-cell office:value-type="float" office:value="-0.000057" calcext:value-type="float">
            <text:p>-5.7E-05</text:p>
          </table:table-cell>
          <table:table-cell office:value-type="float" office:value="-0.00000044" calcext:value-type="float">
            <text:p>-4.4E-07</text:p>
          </table:table-cell>
          <table:table-cell office:value-type="float" office:value="0.000484" calcext:value-type="float">
            <text:p>0.000484</text:p>
          </table:table-cell>
        </table:table-row>
        <table:table-row table:style-name="ro1">
          <table:table-cell office:value-type="float" office:value="6.91146302223" calcext:value-type="float">
            <text:p>6.91146302223</text:p>
          </table:table-cell>
          <table:table-cell office:value-type="float" office:value="-39.08" calcext:value-type="float">
            <text:p>-39.08</text:p>
          </table:table-cell>
          <table:table-cell office:value-type="float" office:value="0.577769696712" calcext:value-type="float">
            <text:p>0.577769696712</text:p>
          </table:table-cell>
          <table:table-cell office:value-type="float" office:value="89.19" calcext:value-type="float">
            <text:p>89.19</text:p>
          </table:table-cell>
          <table:table-cell office:value-type="float" office:value="-0.00155321205966" calcext:value-type="float">
            <text:p>-0.00155321205966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162951182574" calcext:value-type="float">
            <text:p>1.62951182574E-05</text:p>
          </table:table-cell>
          <table:table-cell/>
          <table:table-cell office:value-type="float" office:value="89.97966" calcext:value-type="float">
            <text:p>89.97966</text:p>
          </table:table-cell>
          <table:table-cell office:value-type="float" office:value="-68.929314" calcext:value-type="float">
            <text:p>-68.929314</text:p>
          </table:table-cell>
          <table:table-cell office:value-type="float" office:value="0.002746" calcext:value-type="float">
            <text:p>0.002746</text:p>
          </table:table-cell>
          <table:table-cell table:number-columns-repeated="2"/>
          <table:table-cell office:value-type="float" office:value="-0.000073" calcext:value-type="float">
            <text:p>-7.3E-05</text:p>
          </table:table-cell>
          <table:table-cell office:value-type="float" office:value="-0.00000039" calcext:value-type="float">
            <text:p>-3.9E-07</text:p>
          </table:table-cell>
          <table:table-cell office:value-type="float" office:value="0.000482" calcext:value-type="float">
            <text:p>0.000482</text:p>
          </table:table-cell>
        </table:table-row>
        <table:table-row table:style-name="ro1">
          <table:table-cell office:value-type="float" office:value="6.94249606133" calcext:value-type="float">
            <text:p>6.94249606133</text:p>
          </table:table-cell>
          <table:table-cell office:value-type="float" office:value="-38.02" calcext:value-type="float">
            <text:p>-38.02</text:p>
          </table:table-cell>
          <table:table-cell office:value-type="float" office:value="0.564379870892" calcext:value-type="float">
            <text:p>0.564379870892</text:p>
          </table:table-cell>
          <table:table-cell office:value-type="float" office:value="89.19" calcext:value-type="float">
            <text:p>89.19</text:p>
          </table:table-cell>
          <table:table-cell office:value-type="float" office:value="-0.0009960453026" calcext:value-type="float">
            <text:p>-0.0009960453026</text:p>
          </table:table-cell>
          <table:table-cell office:value-type="float" office:value="2.07" calcext:value-type="float">
            <text:p>2.07</text:p>
          </table:table-cell>
          <table:table-cell office:value-type="float" office:value="0.000030015478842" calcext:value-type="float">
            <text:p>3.0015478842E-05</text:p>
          </table:table-cell>
          <table:table-cell/>
          <table:table-cell office:value-type="float" office:value="89.980751" calcext:value-type="float">
            <text:p>89.980751</text:p>
          </table:table-cell>
          <table:table-cell office:value-type="float" office:value="-70.929314" calcext:value-type="float">
            <text:p>-70.929314</text:p>
          </table:table-cell>
          <table:table-cell office:value-type="float" office:value="0.002664" calcext:value-type="float">
            <text:p>0.002664</text:p>
          </table:table-cell>
          <table:table-cell table:number-columns-repeated="2"/>
          <table:table-cell office:value-type="float" office:value="-0.000094" calcext:value-type="float">
            <text:p>-9.4E-05</text:p>
          </table:table-cell>
          <table:table-cell office:value-type="float" office:value="-0.00000036" calcext:value-type="float">
            <text:p>-3.6E-07</text:p>
          </table:table-cell>
          <table:table-cell office:value-type="float" office:value="0.000485" calcext:value-type="float">
            <text:p>0.000485</text:p>
          </table:table-cell>
        </table:table-row>
        <table:table-row table:style-name="ro1">
          <table:table-cell office:value-type="float" office:value="6.97363615036" calcext:value-type="float">
            <text:p>6.97363615036</text:p>
          </table:table-cell>
          <table:table-cell office:value-type="float" office:value="-36.7" calcext:value-type="float">
            <text:p>-36.7</text:p>
          </table:table-cell>
          <table:table-cell office:value-type="float" office:value="0.525128781796" calcext:value-type="float">
            <text:p>0.525128781796</text:p>
          </table:table-cell>
          <table:table-cell office:value-type="float" office:value="89.1" calcext:value-type="float">
            <text:p>89.1</text:p>
          </table:table-cell>
          <table:table-cell office:value-type="float" office:value="-0.000928019639105" calcext:value-type="float">
            <text:p>-0.000928019639105</text:p>
          </table:table-cell>
          <table:table-cell office:value-type="float" office:value="1.98" calcext:value-type="float">
            <text:p>1.98</text:p>
          </table:table-cell>
          <table:table-cell office:value-type="float" office:value="0.000580894411542" calcext:value-type="float">
            <text:p>0.000580894411542</text:p>
          </table:table-cell>
          <table:table-cell/>
          <table:table-cell office:value-type="float" office:value="89.981857" calcext:value-type="float">
            <text:p>89.981857</text:p>
          </table:table-cell>
          <table:table-cell office:value-type="float" office:value="-72.929306" calcext:value-type="float">
            <text:p>-72.929306</text:p>
          </table:table-cell>
          <table:table-cell office:value-type="float" office:value="0.002568" calcext:value-type="float">
            <text:p>0.002568</text:p>
          </table:table-cell>
          <table:table-cell table:number-columns-repeated="2"/>
          <table:table-cell office:value-type="float" office:value="-0.000112" calcext:value-type="float">
            <text:p>-0.000112</text:p>
          </table:table-cell>
          <table:table-cell office:value-type="float" office:value="-0.00000043" calcext:value-type="float">
            <text:p>-4.3E-07</text:p>
          </table:table-cell>
          <table:table-cell office:value-type="float" office:value="0.000485" calcext:value-type="float">
            <text:p>0.000485</text:p>
          </table:table-cell>
        </table:table-row>
        <table:table-row table:style-name="ro1">
          <table:table-cell office:value-type="float" office:value="7.006483078" calcext:value-type="float">
            <text:p>7.006483078</text:p>
          </table:table-cell>
          <table:table-cell office:value-type="float" office:value="-35.3" calcext:value-type="float">
            <text:p>-35.3</text:p>
          </table:table-cell>
          <table:table-cell office:value-type="float" office:value="0.510416567326" calcext:value-type="float">
            <text:p>0.510416567326</text:p>
          </table:table-cell>
          <table:table-cell office:value-type="float" office:value="89.27" calcext:value-type="float">
            <text:p>89.27</text:p>
          </table:table-cell>
          <table:table-cell office:value-type="float" office:value="-0.000920240534469" calcext:value-type="float">
            <text:p>-0.000920240534469</text:p>
          </table:table-cell>
          <table:table-cell office:value-type="float" office:value="1.63" calcext:value-type="float">
            <text:p>1.63</text:p>
          </table:table-cell>
          <table:table-cell office:value-type="float" office:value="0.0000199262103706" calcext:value-type="float">
            <text:p>1.99262103706E-05</text:p>
          </table:table-cell>
          <table:table-cell/>
          <table:table-cell office:value-type="float" office:value="89.982964" calcext:value-type="float">
            <text:p>89.982964</text:p>
          </table:table-cell>
          <table:table-cell office:value-type="float" office:value="-74.929306" calcext:value-type="float">
            <text:p>-74.929306</text:p>
          </table:table-cell>
          <table:table-cell office:value-type="float" office:value="0.002459" calcext:value-type="float">
            <text:p>0.002459</text:p>
          </table:table-cell>
          <table:table-cell table:number-columns-repeated="2"/>
          <table:table-cell office:value-type="float" office:value="-0.000129" calcext:value-type="float">
            <text:p>-0.000129</text:p>
          </table:table-cell>
          <table:table-cell office:value-type="float" office:value="-0.00000028" calcext:value-type="float">
            <text:p>-2.8E-07</text:p>
          </table:table-cell>
          <table:table-cell office:value-type="float" office:value="0.000486" calcext:value-type="float">
            <text:p>0.000486</text:p>
          </table:table-cell>
        </table:table-row>
        <table:table-row table:style-name="ro1">
          <table:table-cell office:value-type="float" office:value="7.03741717339" calcext:value-type="float">
            <text:p>7.03741717339</text:p>
          </table:table-cell>
          <table:table-cell office:value-type="float" office:value="-33.89" calcext:value-type="float">
            <text:p>-33.89</text:p>
          </table:table-cell>
          <table:table-cell office:value-type="float" office:value="0.496364295483" calcext:value-type="float">
            <text:p>0.496364295483</text:p>
          </table:table-cell>
          <table:table-cell office:value-type="float" office:value="89.45" calcext:value-type="float">
            <text:p>89.45</text:p>
          </table:table-cell>
          <table:table-cell office:value-type="float" office:value="-0.000908998772502" calcext:value-type="float">
            <text:p>-0.000908998772502</text:p>
          </table:table-cell>
          <table:table-cell office:value-type="float" office:value="1.45" calcext:value-type="float">
            <text:p>1.45</text:p>
          </table:table-cell>
          <table:table-cell office:value-type="float" office:value="0.00000349794504473" calcext:value-type="float">
            <text:p>3.49794504473E-06</text:p>
          </table:table-cell>
          <table:table-cell/>
          <table:table-cell office:value-type="float" office:value="89.984093" calcext:value-type="float">
            <text:p>89.984093</text:p>
          </table:table-cell>
          <table:table-cell office:value-type="float" office:value="-76.929306" calcext:value-type="float">
            <text:p>-76.929306</text:p>
          </table:table-cell>
          <table:table-cell office:value-type="float" office:value="0.002363" calcext:value-type="float">
            <text:p>0.002363</text:p>
          </table:table-cell>
          <table:table-cell table:number-columns-repeated="2"/>
          <table:table-cell office:value-type="float" office:value="-0.000147" calcext:value-type="float">
            <text:p>-0.000147</text:p>
          </table:table-cell>
          <table:table-cell office:value-type="float" office:value="-0.00000035" calcext:value-type="float">
            <text:p>-3.5E-07</text:p>
          </table:table-cell>
          <table:table-cell office:value-type="float" office:value="0.000486" calcext:value-type="float">
            <text:p>0.000486</text:p>
          </table:table-cell>
        </table:table-row>
        <table:table-row table:style-name="ro1">
          <table:table-cell office:value-type="float" office:value="7.06846904755" calcext:value-type="float">
            <text:p>7.06846904755</text:p>
          </table:table-cell>
          <table:table-cell office:value-type="float" office:value="-32.75" calcext:value-type="float">
            <text:p>-32.75</text:p>
          </table:table-cell>
          <table:table-cell office:value-type="float" office:value="0.481387078762" calcext:value-type="float">
            <text:p>0.481387078762</text:p>
          </table:table-cell>
          <table:table-cell office:value-type="float" office:value="89.45" calcext:value-type="float">
            <text:p>89.45</text:p>
          </table:table-cell>
          <table:table-cell office:value-type="float" office:value="-0.000894415890798" calcext:value-type="float">
            <text:p>-0.000894415890798</text:p>
          </table:table-cell>
          <table:table-cell office:value-type="float" office:value="1.36" calcext:value-type="float">
            <text:p>1.36</text:p>
          </table:table-cell>
          <table:table-cell office:value-type="float" office:value="-0.0000139221447171" calcext:value-type="float">
            <text:p>-1.39221447171E-05</text:p>
          </table:table-cell>
          <table:table-cell/>
          <table:table-cell office:value-type="float" office:value="89.985199" calcext:value-type="float">
            <text:p>89.985199</text:p>
          </table:table-cell>
          <table:table-cell office:value-type="float" office:value="-78.929314" calcext:value-type="float">
            <text:p>-78.929314</text:p>
          </table:table-cell>
          <table:table-cell office:value-type="float" office:value="0.002268" calcext:value-type="float">
            <text:p>0.002268</text:p>
          </table:table-cell>
          <table:table-cell table:number-columns-repeated="2"/>
          <table:table-cell office:value-type="float" office:value="-0.000164" calcext:value-type="float">
            <text:p>-0.000164</text:p>
          </table:table-cell>
          <table:table-cell office:value-type="float" office:value="-0.00000028" calcext:value-type="float">
            <text:p>-2.8E-07</text:p>
          </table:table-cell>
          <table:table-cell office:value-type="float" office:value="0.000488" calcext:value-type="float">
            <text:p>0.000488</text:p>
          </table:table-cell>
        </table:table-row>
        <table:table-row table:style-name="ro1">
          <table:table-cell office:value-type="float" office:value="7.09971308708" calcext:value-type="float">
            <text:p>7.09971308708</text:p>
          </table:table-cell>
          <table:table-cell office:value-type="float" office:value="-31.6" calcext:value-type="float">
            <text:p>-31.6</text:p>
          </table:table-cell>
          <table:table-cell office:value-type="float" office:value="0.465473145247" calcext:value-type="float">
            <text:p>0.465473145247</text:p>
          </table:table-cell>
          <table:table-cell office:value-type="float" office:value="89.45" calcext:value-type="float">
            <text:p>89.45</text:p>
          </table:table-cell>
          <table:table-cell office:value-type="float" office:value="-0.000335073913448" calcext:value-type="float">
            <text:p>-0.000335073913448</text:p>
          </table:table-cell>
          <table:table-cell office:value-type="float" office:value="1.36" calcext:value-type="float">
            <text:p>1.36</text:p>
          </table:table-cell>
          <table:table-cell office:value-type="float" office:value="-0.0000237597560044" calcext:value-type="float">
            <text:p>-2.37597560044E-05</text:p>
          </table:table-cell>
          <table:table-cell/>
          <table:table-cell office:value-type="float" office:value="89.986008" calcext:value-type="float">
            <text:p>89.986008</text:p>
          </table:table-cell>
          <table:table-cell office:value-type="float" office:value="-80.864151" calcext:value-type="float">
            <text:p>-80.864151</text:p>
          </table:table-cell>
          <table:table-cell office:value-type="float" office:value="0.002117" calcext:value-type="float">
            <text:p>0.002117</text:p>
          </table:table-cell>
          <table:table-cell table:number-columns-repeated="2"/>
          <table:table-cell office:value-type="float" office:value="-0.000339" calcext:value-type="float">
            <text:p>-0.000339</text:p>
          </table:table-cell>
          <table:table-cell office:value-type="float" office:value="-0.000097" calcext:value-type="float">
            <text:p>-9.7E-05</text:p>
          </table:table-cell>
          <table:table-cell office:value-type="float" office:value="0.000487" calcext:value-type="float">
            <text:p>0.000487</text:p>
          </table:table-cell>
        </table:table-row>
        <table:table-row table:style-name="ro1">
          <table:table-cell office:value-type="float" office:value="7.13062119484" calcext:value-type="float">
            <text:p>7.13062119484</text:p>
          </table:table-cell>
          <table:table-cell office:value-type="float" office:value="-30.64" calcext:value-type="float">
            <text:p>-30.64</text:p>
          </table:table-cell>
          <table:table-cell office:value-type="float" office:value="0.449847251177" calcext:value-type="float">
            <text:p>0.449847251177</text:p>
          </table:table-cell>
          <table:table-cell office:value-type="float" office:value="89.45" calcext:value-type="float">
            <text:p>89.45</text:p>
          </table:table-cell>
          <table:table-cell office:value-type="float" office:value="-0.000848113850225" calcext:value-type="float">
            <text:p>-0.000848113850225</text:p>
          </table:table-cell>
          <table:table-cell office:value-type="float" office:value="1.27" calcext:value-type="float">
            <text:p>1.27</text:p>
          </table:table-cell>
          <table:table-cell office:value-type="float" office:value="-0.000030862101994" calcext:value-type="float">
            <text:p>-3.0862101994E-05</text:p>
          </table:table-cell>
          <table:table-cell/>
          <table:table-cell office:value-type="float" office:value="89.986694" calcext:value-type="float">
            <text:p>89.986694</text:p>
          </table:table-cell>
          <table:table-cell office:value-type="float" office:value="-82.646065" calcext:value-type="float">
            <text:p>-82.646065</text:p>
          </table:table-cell>
          <table:table-cell office:value-type="float" office:value="0.001994" calcext:value-type="float">
            <text:p>0.001994</text:p>
          </table:table-cell>
          <table:table-cell table:number-columns-repeated="2"/>
          <table:table-cell office:value-type="float" office:value="-0.00058" calcext:value-type="float">
            <text:p>-0.00058</text:p>
          </table:table-cell>
          <table:table-cell office:value-type="float" office:value="-0.000229" calcext:value-type="float">
            <text:p>-0.000229</text:p>
          </table:table-cell>
          <table:table-cell office:value-type="float" office:value="0.000484" calcext:value-type="float">
            <text:p>0.000484</text:p>
          </table:table-cell>
        </table:table-row>
        <table:table-row table:style-name="ro1">
          <table:table-cell office:value-type="float" office:value="7.16173601151" calcext:value-type="float">
            <text:p>7.16173601151</text:p>
          </table:table-cell>
          <table:table-cell office:value-type="float" office:value="-29.58" calcext:value-type="float">
            <text:p>-29.58</text:p>
          </table:table-cell>
          <table:table-cell office:value-type="float" office:value="0.42860865593" calcext:value-type="float">
            <text:p>0.42860865593</text:p>
          </table:table-cell>
          <table:table-cell office:value-type="float" office:value="89.45" calcext:value-type="float">
            <text:p>89.45</text:p>
          </table:table-cell>
          <table:table-cell office:value-type="float" office:value="-0.000823407201096" calcext:value-type="float">
            <text:p>-0.000823407201096</text:p>
          </table:table-cell>
          <table:table-cell office:value-type="float" office:value="1.19" calcext:value-type="float">
            <text:p>1.19</text:p>
          </table:table-cell>
          <table:table-cell office:value-type="float" office:value="-0.0000362784594472" calcext:value-type="float">
            <text:p>-3.62784594472E-05</text:p>
          </table:table-cell>
          <table:table-cell/>
          <table:table-cell office:value-type="float" office:value="89.987686" calcext:value-type="float">
            <text:p>89.987686</text:p>
          </table:table-cell>
          <table:table-cell office:value-type="float" office:value="-84.244347" calcext:value-type="float">
            <text:p>-84.244347</text:p>
          </table:table-cell>
          <table:table-cell office:value-type="float" office:value="0.001858" calcext:value-type="float">
            <text:p>0.001858</text:p>
          </table:table-cell>
          <table:table-cell table:number-columns-repeated="2"/>
          <table:table-cell office:value-type="float" office:value="-0.000658" calcext:value-type="float">
            <text:p>-0.000658</text:p>
          </table:table-cell>
          <table:table-cell office:value-type="float" office:value="-0.000274" calcext:value-type="float">
            <text:p>-0.000274</text:p>
          </table:table-cell>
          <table:table-cell office:value-type="float" office:value="0.000484" calcext:value-type="float">
            <text:p>0.000484</text:p>
          </table:table-cell>
        </table:table-row>
        <table:table-row table:style-name="ro1">
          <table:table-cell office:value-type="float" office:value="7.20790815353" calcext:value-type="float">
            <text:p>7.20790815353</text:p>
          </table:table-cell>
          <table:table-cell office:value-type="float" office:value="-28.18" calcext:value-type="float">
            <text:p>-28.18</text:p>
          </table:table-cell>
          <table:table-cell office:value-type="float" office:value="0.406939953566" calcext:value-type="float">
            <text:p>0.406939953566</text:p>
          </table:table-cell>
          <table:table-cell office:value-type="float" office:value="89.45" calcext:value-type="float">
            <text:p>89.45</text:p>
          </table:table-cell>
          <table:table-cell office:value-type="float" office:value="-0.000776137399953" calcext:value-type="float">
            <text:p>-0.000776137399953</text:p>
          </table:table-cell>
          <table:table-cell office:value-type="float" office:value="1.19" calcext:value-type="float">
            <text:p>1.19</text:p>
          </table:table-cell>
          <table:table-cell office:value-type="float" office:value="-0.0000372396971215" calcext:value-type="float">
            <text:p>-3.72396971215E-05</text:p>
          </table:table-cell>
          <table:table-cell/>
          <table:table-cell office:value-type="float" office:value="89.988945" calcext:value-type="float">
            <text:p>89.988945</text:p>
          </table:table-cell>
          <table:table-cell office:value-type="float" office:value="-85.648361" calcext:value-type="float">
            <text:p>-85.648361</text:p>
          </table:table-cell>
          <table:table-cell office:value-type="float" office:value="0.001776" calcext:value-type="float">
            <text:p>0.001776</text:p>
          </table:table-cell>
          <table:table-cell table:number-columns-repeated="2"/>
          <table:table-cell office:value-type="float" office:value="-0.000664" calcext:value-type="float">
            <text:p>-0.000664</text:p>
          </table:table-cell>
          <table:table-cell office:value-type="float" office:value="-0.000289" calcext:value-type="float">
            <text:p>-0.000289</text:p>
          </table:table-cell>
          <table:table-cell office:value-type="float" office:value="0.000486" calcext:value-type="float">
            <text:p>0.000486</text:p>
          </table:table-cell>
        </table:table-row>
        <table:table-row table:style-name="ro1">
          <table:table-cell office:value-type="float" office:value="7.24666213989" calcext:value-type="float">
            <text:p>7.24666213989</text:p>
          </table:table-cell>
          <table:table-cell office:value-type="float" office:value="-27.03" calcext:value-type="float">
            <text:p>-27.03</text:p>
          </table:table-cell>
          <table:table-cell office:value-type="float" office:value="0.385043621063" calcext:value-type="float">
            <text:p>0.385043621063</text:p>
          </table:table-cell>
          <table:table-cell office:value-type="float" office:value="89.45" calcext:value-type="float">
            <text:p>89.45</text:p>
          </table:table-cell>
          <table:table-cell office:value-type="float" office:value="-0.000202969473321" calcext:value-type="float">
            <text:p>-0.000202969473321</text:p>
          </table:table-cell>
          <table:table-cell office:value-type="float" office:value="1.19" calcext:value-type="float">
            <text:p>1.19</text:p>
          </table:table-cell>
          <table:table-cell office:value-type="float" office:value="-0.000035151722841" calcext:value-type="float">
            <text:p>-3.5151722841E-05</text:p>
          </table:table-cell>
          <table:table-cell/>
          <table:table-cell office:value-type="float" office:value="89.990326" calcext:value-type="float">
            <text:p>89.990326</text:p>
          </table:table-cell>
          <table:table-cell office:value-type="float" office:value="-86.854355" calcext:value-type="float">
            <text:p>-86.854355</text:p>
          </table:table-cell>
          <table:table-cell office:value-type="float" office:value="0.00168" calcext:value-type="float">
            <text:p>0.00168</text:p>
          </table:table-cell>
          <table:table-cell table:number-columns-repeated="2"/>
          <table:table-cell office:value-type="float" office:value="-0.000662" calcext:value-type="float">
            <text:p>-0.000662</text:p>
          </table:table-cell>
          <table:table-cell office:value-type="float" office:value="-0.000294" calcext:value-type="float">
            <text:p>-0.000294</text:p>
          </table:table-cell>
          <table:table-cell office:value-type="float" office:value="0.000489" calcext:value-type="float">
            <text:p>0.000489</text:p>
          </table:table-cell>
        </table:table-row>
        <table:table-row table:style-name="ro1">
          <table:table-cell office:value-type="float" office:value="7.27861213684" calcext:value-type="float">
            <text:p>7.27861213684</text:p>
          </table:table-cell>
          <table:table-cell office:value-type="float" office:value="-25.98" calcext:value-type="float">
            <text:p>-25.98</text:p>
          </table:table-cell>
          <table:table-cell office:value-type="float" office:value="0.367896556854" calcext:value-type="float">
            <text:p>0.367896556854</text:p>
          </table:table-cell>
          <table:table-cell office:value-type="float" office:value="89.45" calcext:value-type="float">
            <text:p>89.45</text:p>
          </table:table-cell>
          <table:table-cell office:value-type="float" office:value="-0.000698484887835" calcext:value-type="float">
            <text:p>-0.000698484887835</text:p>
          </table:table-cell>
          <table:table-cell office:value-type="float" office:value="1.19" calcext:value-type="float">
            <text:p>1.19</text:p>
          </table:table-cell>
          <table:table-cell office:value-type="float" office:value="-0.0000287672919512" calcext:value-type="float">
            <text:p>-2.87672919512E-05</text:p>
          </table:table-cell>
          <table:table-cell/>
          <table:table-cell office:value-type="float" office:value="89.991661" calcext:value-type="float">
            <text:p>89.991661</text:p>
          </table:table-cell>
          <table:table-cell office:value-type="float" office:value="-87.861053" calcext:value-type="float">
            <text:p>-87.861053</text:p>
          </table:table-cell>
          <table:table-cell office:value-type="float" office:value="0.001557" calcext:value-type="float">
            <text:p>0.001557</text:p>
          </table:table-cell>
          <table:table-cell table:number-columns-repeated="2"/>
          <table:table-cell office:value-type="float" office:value="-0.000678" calcext:value-type="float">
            <text:p>-0.000678</text:p>
          </table:table-cell>
          <table:table-cell office:value-type="float" office:value="-0.000296" calcext:value-type="float">
            <text:p>-0.000296</text:p>
          </table:table-cell>
          <table:table-cell office:value-type="float" office:value="0.000489" calcext:value-type="float">
            <text:p>0.000489</text:p>
          </table:table-cell>
        </table:table-row>
        <table:table-row table:style-name="ro1">
          <table:table-cell office:value-type="float" office:value="7.31253314018" calcext:value-type="float">
            <text:p>7.31253314018</text:p>
          </table:table-cell>
          <table:table-cell office:value-type="float" office:value="-24.75" calcext:value-type="float">
            <text:p>-24.75</text:p>
          </table:table-cell>
          <table:table-cell office:value-type="float" office:value="0.345734119415" calcext:value-type="float">
            <text:p>0.345734119415</text:p>
          </table:table-cell>
          <table:table-cell office:value-type="float" office:value="89.45" calcext:value-type="float">
            <text:p>89.45</text:p>
          </table:table-cell>
          <table:table-cell office:value-type="float" office:value="-0.00066154380329" calcext:value-type="float">
            <text:p>-0.00066154380329</text:p>
          </table:table-cell>
          <table:table-cell office:value-type="float" office:value="1.27" calcext:value-type="float">
            <text:p>1.27</text:p>
          </table:table-cell>
          <table:table-cell office:value-type="float" office:value="-0.0000214103911276" calcext:value-type="float">
            <text:p>-2.14103911276E-05</text:p>
          </table:table-cell>
          <table:table-cell/>
          <table:table-cell office:value-type="float" office:value="89.993057" calcext:value-type="float">
            <text:p>89.993057</text:p>
          </table:table-cell>
          <table:table-cell office:value-type="float" office:value="-88.668015" calcext:value-type="float">
            <text:p>-88.668015</text:p>
          </table:table-cell>
          <table:table-cell office:value-type="float" office:value="0.001475" calcext:value-type="float">
            <text:p>0.001475</text:p>
          </table:table-cell>
          <table:table-cell table:number-columns-repeated="2"/>
          <table:table-cell office:value-type="float" office:value="-0.000696" calcext:value-type="float">
            <text:p>-0.000696</text:p>
          </table:table-cell>
          <table:table-cell office:value-type="float" office:value="-0.000297" calcext:value-type="float">
            <text:p>-0.000297</text:p>
          </table:table-cell>
          <table:table-cell office:value-type="float" office:value="0.00049" calcext:value-type="float">
            <text:p>0.00049</text:p>
          </table:table-cell>
        </table:table-row>
        <table:table-row table:style-name="ro1">
          <table:table-cell office:value-type="float" office:value="7.34364509583" calcext:value-type="float">
            <text:p>7.34364509583</text:p>
          </table:table-cell>
          <table:table-cell office:value-type="float" office:value="-23.6" calcext:value-type="float">
            <text:p>-23.6</text:p>
          </table:table-cell>
          <table:table-cell office:value-type="float" office:value="0.328550994396" calcext:value-type="float">
            <text:p>0.328550994396</text:p>
          </table:table-cell>
          <table:table-cell office:value-type="float" office:value="89.45" calcext:value-type="float">
            <text:p>89.45</text:p>
          </table:table-cell>
          <table:table-cell office:value-type="float" office:value="-0.000622584193479" calcext:value-type="float">
            <text:p>-0.000622584193479</text:p>
          </table:table-cell>
          <table:table-cell office:value-type="float" office:value="1.19" calcext:value-type="float">
            <text:p>1.19</text:p>
          </table:table-cell>
          <table:table-cell office:value-type="float" office:value="-0.0000119371452456" calcext:value-type="float">
            <text:p>-1.19371452456E-05</text:p>
          </table:table-cell>
          <table:table-cell/>
          <table:table-cell office:value-type="float" office:value="89.994423" calcext:value-type="float">
            <text:p>89.994423</text:p>
          </table:table-cell>
          <table:table-cell office:value-type="float" office:value="-89.275024" calcext:value-type="float">
            <text:p>-89.275024</text:p>
          </table:table-cell>
          <table:table-cell office:value-type="float" office:value="0.001352" calcext:value-type="float">
            <text:p>0.001352</text:p>
          </table:table-cell>
          <table:table-cell table:number-columns-repeated="2"/>
          <table:table-cell office:value-type="float" office:value="-0.000713" calcext:value-type="float">
            <text:p>-0.000713</text:p>
          </table:table-cell>
          <table:table-cell office:value-type="float" office:value="-0.000297" calcext:value-type="float">
            <text:p>-0.000297</text:p>
          </table:table-cell>
          <table:table-cell office:value-type="float" office:value="0.000491" calcext:value-type="float">
            <text:p>0.000491</text:p>
          </table:table-cell>
        </table:table-row>
        <table:table-row table:style-name="ro1">
          <table:table-cell office:value-type="float" office:value="7.37448620796" calcext:value-type="float">
            <text:p>7.37448620796</text:p>
          </table:table-cell>
          <table:table-cell office:value-type="float" office:value="-22.55" calcext:value-type="float">
            <text:p>-22.55</text:p>
          </table:table-cell>
          <table:table-cell office:value-type="float" office:value="0.312477976084" calcext:value-type="float">
            <text:p>0.312477976084</text:p>
          </table:table-cell>
          <table:table-cell office:value-type="float" office:value="89.45" calcext:value-type="float">
            <text:p>89.45</text:p>
          </table:table-cell>
          <table:table-cell office:value-type="float" office:value="-0.000581747619435" calcext:value-type="float">
            <text:p>-0.000581747619435</text:p>
          </table:table-cell>
          <table:table-cell office:value-type="float" office:value="1.19" calcext:value-type="float">
            <text:p>1.19</text:p>
          </table:table-cell>
          <table:table-cell office:value-type="float" office:value="-0.00000043049294618" calcext:value-type="float">
            <text:p>-4.3049294618E-07</text:p>
          </table:table-cell>
          <table:table-cell/>
          <table:table-cell office:value-type="float" office:value="89.99575" calcext:value-type="float">
            <text:p>89.99575</text:p>
          </table:table-cell>
          <table:table-cell office:value-type="float" office:value="-89.682076" calcext:value-type="float">
            <text:p>-89.682076</text:p>
          </table:table-cell>
          <table:table-cell office:value-type="float" office:value="0.001202" calcext:value-type="float">
            <text:p>0.001202</text:p>
          </table:table-cell>
          <table:table-cell table:number-columns-repeated="2"/>
          <table:table-cell office:value-type="float" office:value="-0.000736" calcext:value-type="float">
            <text:p>-0.000736</text:p>
          </table:table-cell>
          <table:table-cell office:value-type="float" office:value="-0.000297" calcext:value-type="float">
            <text:p>-0.000297</text:p>
          </table:table-cell>
          <table:table-cell office:value-type="float" office:value="0.000492" calcext:value-type="float">
            <text:p>0.000492</text:p>
          </table:table-cell>
        </table:table-row>
        <table:table-row table:style-name="ro1">
          <table:table-cell office:value-type="float" office:value="7.40549516678" calcext:value-type="float">
            <text:p>7.40549516678</text:p>
          </table:table-cell>
          <table:table-cell office:value-type="float" office:value="-21.32" calcext:value-type="float">
            <text:p>-21.32</text:p>
          </table:table-cell>
          <table:table-cell office:value-type="float" office:value="0.295333743095" calcext:value-type="float">
            <text:p>0.295333743095</text:p>
          </table:table-cell>
          <table:table-cell office:value-type="float" office:value="89.45" calcext:value-type="float">
            <text:p>89.45</text:p>
          </table:table-cell>
          <table:table-cell office:value-type="float" office:value="-0.000539030996151" calcext:value-type="float">
            <text:p>-0.000539030996151</text:p>
          </table:table-cell>
          <table:table-cell office:value-type="float" office:value="1.19" calcext:value-type="float">
            <text:p>1.19</text:p>
          </table:table-cell>
          <table:table-cell office:value-type="float" office:value="0.0000130745465867" calcext:value-type="float">
            <text:p>1.30745465867E-05</text:p>
          </table:table-cell>
          <table:table-cell/>
          <table:table-cell office:value-type="float" office:value="89.997116" calcext:value-type="float">
            <text:p>89.997116</text:p>
          </table:table-cell>
          <table:table-cell office:value-type="float" office:value="-89.88916" calcext:value-type="float">
            <text:p>-89.88916</text:p>
          </table:table-cell>
          <table:table-cell office:value-type="float" office:value="0.00112" calcext:value-type="float">
            <text:p>0.00112</text:p>
          </table:table-cell>
          <table:table-cell table:number-columns-repeated="2"/>
          <table:table-cell office:value-type="float" office:value="-0.000752" calcext:value-type="float">
            <text:p>-0.000752</text:p>
          </table:table-cell>
          <table:table-cell office:value-type="float" office:value="-0.000297" calcext:value-type="float">
            <text:p>-0.000297</text:p>
          </table:table-cell>
          <table:table-cell office:value-type="float" office:value="0.000491" calcext:value-type="float">
            <text:p>0.000491</text:p>
          </table:table-cell>
        </table:table-row>
        <table:table-row table:style-name="ro1">
          <table:table-cell office:value-type="float" office:value="7.48424315453" calcext:value-type="float">
            <text:p>7.48424315453</text:p>
          </table:table-cell>
          <table:table-cell office:value-type="float" office:value="-18.42" calcext:value-type="float">
            <text:p>-18.42</text:p>
          </table:table-cell>
          <table:table-cell office:value-type="float" office:value="0.251782745123" calcext:value-type="float">
            <text:p>0.251782745123</text:p>
          </table:table-cell>
          <table:table-cell office:value-type="float" office:value="89.45" calcext:value-type="float">
            <text:p>89.45</text:p>
          </table:table-cell>
          <table:table-cell office:value-type="float" office:value="-0.000417928153183" calcext:value-type="float">
            <text:p>-0.000417928153183</text:p>
          </table:table-cell>
          <table:table-cell office:value-type="float" office:value="1.27" calcext:value-type="float">
            <text:p>1.27</text:p>
          </table:table-cell>
          <table:table-cell office:value-type="float" office:value="0.0000579430779908" calcext:value-type="float">
            <text:p>5.79430779908E-05</text:p>
          </table:table-cell>
          <table:table-cell/>
          <table:table-cell office:value-type="float" office:value="89.996147" calcext:value-type="float">
            <text:p>89.996147</text:p>
          </table:table-cell>
          <table:table-cell office:value-type="float" office:value="-89.82402" calcext:value-type="float">
            <text:p>-89.82402</text:p>
          </table:table-cell>
          <table:table-cell office:value-type="float" office:value="0.001735" calcext:value-type="float">
            <text:p>0.001735</text:p>
          </table:table-cell>
          <table:table-cell table:number-columns-repeated="2"/>
          <table:table-cell office:value-type="float" office:value="-0.000596" calcext:value-type="float">
            <text:p>-0.000596</text:p>
          </table:table-cell>
          <table:table-cell office:value-type="float" office:value="-0.000398" calcext:value-type="float">
            <text:p>-0.000398</text:p>
          </table:table-cell>
          <table:table-cell office:value-type="float" office:value="0.00044" calcext:value-type="float">
            <text:p>0.00044</text:p>
          </table:table-cell>
        </table:table-row>
        <table:table-row table:style-name="ro1">
          <table:table-cell office:value-type="float" office:value="7.5155210495" calcext:value-type="float">
            <text:p>7.5155210495</text:p>
          </table:table-cell>
          <table:table-cell office:value-type="float" office:value="-17.36" calcext:value-type="float">
            <text:p>-17.36</text:p>
          </table:table-cell>
          <table:table-cell office:value-type="float" office:value="0.235821083188" calcext:value-type="float">
            <text:p>0.235821083188</text:p>
          </table:table-cell>
          <table:table-cell office:value-type="float" office:value="89.45" calcext:value-type="float">
            <text:p>89.45</text:p>
          </table:table-cell>
          <table:table-cell office:value-type="float" office:value="-0.000911691517103" calcext:value-type="float">
            <text:p>-0.000911691517103</text:p>
          </table:table-cell>
          <table:table-cell office:value-type="float" office:value="1.19" calcext:value-type="float">
            <text:p>1.19</text:p>
          </table:table-cell>
          <table:table-cell office:value-type="float" office:value="0.0000778519679443" calcext:value-type="float">
            <text:p>7.78519679443E-05</text:p>
          </table:table-cell>
          <table:table-cell/>
          <table:table-cell office:value-type="float" office:value="89.99575" calcext:value-type="float">
            <text:p>89.99575</text:p>
          </table:table-cell>
          <table:table-cell office:value-type="float" office:value="-89.605919" calcext:value-type="float">
            <text:p>-89.605919</text:p>
          </table:table-cell>
          <table:table-cell office:value-type="float" office:value="0.002049" calcext:value-type="float">
            <text:p>0.002049</text:p>
          </table:table-cell>
          <table:table-cell table:number-columns-repeated="2"/>
          <table:table-cell office:value-type="float" office:value="-0.000736" calcext:value-type="float">
            <text:p>-0.000736</text:p>
          </table:table-cell>
          <table:table-cell office:value-type="float" office:value="-0.000229" calcext:value-type="float">
            <text:p>-0.000229</text:p>
          </table:table-cell>
          <table:table-cell office:value-type="float" office:value="0.000525" calcext:value-type="float">
            <text:p>0.000525</text:p>
          </table:table-cell>
        </table:table-row>
        <table:table-row table:style-name="ro1">
          <table:table-cell office:value-type="float" office:value="7.54863810539" calcext:value-type="float">
            <text:p>7.54863810539</text:p>
          </table:table-cell>
          <table:table-cell office:value-type="float" office:value="-16.22" calcext:value-type="float">
            <text:p>-16.22</text:p>
          </table:table-cell>
          <table:table-cell office:value-type="float" office:value="0.219570219517" calcext:value-type="float">
            <text:p>0.219570219517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321390631143" calcext:value-type="float">
            <text:p>-0.000321390631143</text:p>
          </table:table-cell>
          <table:table-cell office:value-type="float" office:value="1.19" calcext:value-type="float">
            <text:p>1.19</text:p>
          </table:table-cell>
          <table:table-cell office:value-type="float" office:value="0.000106813218736" calcext:value-type="float">
            <text:p>0.000106813218736</text:p>
          </table:table-cell>
          <table:table-cell/>
          <table:table-cell office:value-type="float" office:value="89.995766" calcext:value-type="float">
            <text:p>89.995766</text:p>
          </table:table-cell>
          <table:table-cell office:value-type="float" office:value="-89.204224" calcext:value-type="float">
            <text:p>-89.204224</text:p>
          </table:table-cell>
          <table:table-cell office:value-type="float" office:value="0.002104" calcext:value-type="float">
            <text:p>0.002104</text:p>
          </table:table-cell>
          <table:table-cell table:number-columns-repeated="2"/>
          <table:table-cell office:value-type="float" office:value="-0.000754" calcext:value-type="float">
            <text:p>-0.000754</text:p>
          </table:table-cell>
          <table:table-cell office:value-type="float" office:value="-0.000274" calcext:value-type="float">
            <text:p>-0.000274</text:p>
          </table:table-cell>
          <table:table-cell office:value-type="float" office:value="0.000498" calcext:value-type="float">
            <text:p>0.000498</text:p>
          </table:table-cell>
        </table:table-row>
        <table:table-row table:style-name="ro1">
          <table:table-cell office:value-type="float" office:value="7.57953500748" calcext:value-type="float">
            <text:p>7.57953500748</text:p>
          </table:table-cell>
          <table:table-cell office:value-type="float" office:value="-15.08" calcext:value-type="float">
            <text:p>-15.08</text:p>
          </table:table-cell>
          <table:table-cell office:value-type="float" office:value="0.204694285989" calcext:value-type="float">
            <text:p>0.204694285989</text:p>
          </table:table-cell>
          <table:table-cell office:value-type="float" office:value="89.45" calcext:value-type="float">
            <text:p>89.45</text:p>
          </table:table-cell>
          <table:table-cell office:value-type="float" office:value="-0.000271652475931" calcext:value-type="float">
            <text:p>-0.000271652475931</text:p>
          </table:table-cell>
          <table:table-cell office:value-type="float" office:value="1.19" calcext:value-type="float">
            <text:p>1.19</text:p>
          </table:table-cell>
          <table:table-cell office:value-type="float" office:value="0.000130319094751" calcext:value-type="float">
            <text:p>0.000130319094751</text:p>
          </table:table-cell>
          <table:table-cell/>
          <table:table-cell office:value-type="float" office:value="89.995979" calcext:value-type="float">
            <text:p>89.995979</text:p>
          </table:table-cell>
          <table:table-cell office:value-type="float" office:value="-88.608238" calcext:value-type="float">
            <text:p>-88.608238</text:p>
          </table:table-cell>
          <table:table-cell office:value-type="float" office:value="0.002063" calcext:value-type="float">
            <text:p>0.002063</text:p>
          </table:table-cell>
          <table:table-cell table:number-columns-repeated="2"/>
          <table:table-cell office:value-type="float" office:value="-0.00074" calcext:value-type="float">
            <text:p>-0.00074</text:p>
          </table:table-cell>
          <table:table-cell office:value-type="float" office:value="-0.000289" calcext:value-type="float">
            <text:p>-0.000289</text:p>
          </table:table-cell>
          <table:table-cell office:value-type="float" office:value="0.000483" calcext:value-type="float">
            <text:p>0.000483</text:p>
          </table:table-cell>
        </table:table-row>
        <table:table-row table:style-name="ro1">
          <table:table-cell office:value-type="float" office:value="7.61041522026" calcext:value-type="float">
            <text:p>7.61041522026</text:p>
          </table:table-cell>
          <table:table-cell office:value-type="float" office:value="-13.93" calcext:value-type="float">
            <text:p>-13.93</text:p>
          </table:table-cell>
          <table:table-cell office:value-type="float" office:value="0.18901732564" calcext:value-type="float">
            <text:p>0.18901732564</text:p>
          </table:table-cell>
          <table:table-cell office:value-type="float" office:value="89.45" calcext:value-type="float">
            <text:p>89.45</text:p>
          </table:table-cell>
          <table:table-cell office:value-type="float" office:value="-0.000220953908865" calcext:value-type="float">
            <text:p>-0.000220953908865</text:p>
          </table:table-cell>
          <table:table-cell office:value-type="float" office:value="1.27" calcext:value-type="float">
            <text:p>1.27</text:p>
          </table:table-cell>
          <table:table-cell office:value-type="float" office:value="0.000155117770191" calcext:value-type="float">
            <text:p>0.000155117770191</text:p>
          </table:table-cell>
          <table:table-cell/>
          <table:table-cell office:value-type="float" office:value="89.996284" calcext:value-type="float">
            <text:p>89.996284</text:p>
          </table:table-cell>
          <table:table-cell office:value-type="float" office:value="-87.814224" calcext:value-type="float">
            <text:p>-87.814224</text:p>
          </table:table-cell>
          <table:table-cell office:value-type="float" office:value="0.002035" calcext:value-type="float">
            <text:p>0.002035</text:p>
          </table:table-cell>
          <table:table-cell table:number-columns-repeated="2"/>
          <table:table-cell office:value-type="float" office:value="-0.000725" calcext:value-type="float">
            <text:p>-0.000725</text:p>
          </table:table-cell>
          <table:table-cell office:value-type="float" office:value="-0.000294" calcext:value-type="float">
            <text:p>-0.000294</text:p>
          </table:table-cell>
          <table:table-cell office:value-type="float" office:value="0.000486" calcext:value-type="float">
            <text:p>0.000486</text:p>
          </table:table-cell>
        </table:table-row>
        <table:table-row table:style-name="ro1">
          <table:table-cell office:value-type="float" office:value="7.6414411068" calcext:value-type="float">
            <text:p>7.6414411068</text:p>
          </table:table-cell>
          <table:table-cell office:value-type="float" office:value="-12.88" calcext:value-type="float">
            <text:p>-12.88</text:p>
          </table:table-cell>
          <table:table-cell office:value-type="float" office:value="0.169489324093" calcext:value-type="float">
            <text:p>0.169489324093</text:p>
          </table:table-cell>
          <table:table-cell office:value-type="float" office:value="89.45" calcext:value-type="float">
            <text:p>89.45</text:p>
          </table:table-cell>
          <table:table-cell office:value-type="float" office:value="-0.000152421940584" calcext:value-type="float">
            <text:p>-0.000152421940584</text:p>
          </table:table-cell>
          <table:table-cell office:value-type="float" office:value="1.19" calcext:value-type="float">
            <text:p>1.19</text:p>
          </table:table-cell>
          <table:table-cell office:value-type="float" office:value="0.000181201859959" calcext:value-type="float">
            <text:p>0.000181201859959</text:p>
          </table:table-cell>
          <table:table-cell/>
          <table:table-cell office:value-type="float" office:value="89.996567" calcext:value-type="float">
            <text:p>89.996567</text:p>
          </table:table-cell>
          <table:table-cell office:value-type="float" office:value="-86.820915" calcext:value-type="float">
            <text:p>-86.820915</text:p>
          </table:table-cell>
          <table:table-cell office:value-type="float" office:value="0.002022" calcext:value-type="float">
            <text:p>0.002022</text:p>
          </table:table-cell>
          <table:table-cell table:number-columns-repeated="2"/>
          <table:table-cell office:value-type="float" office:value="-0.000727" calcext:value-type="float">
            <text:p>-0.000727</text:p>
          </table:table-cell>
          <table:table-cell office:value-type="float" office:value="-0.000296" calcext:value-type="float">
            <text:p>-0.000296</text:p>
          </table:table-cell>
          <table:table-cell office:value-type="float" office:value="0.000484" calcext:value-type="float">
            <text:p>0.000484</text:p>
          </table:table-cell>
        </table:table-row>
        <table:table-row table:style-name="ro1">
          <table:table-cell office:value-type="float" office:value="7.67283415794" calcext:value-type="float">
            <text:p>7.67283415794</text:p>
          </table:table-cell>
          <table:table-cell office:value-type="float" office:value="-11.91" calcext:value-type="float">
            <text:p>-11.91</text:p>
          </table:table-cell>
          <table:table-cell office:value-type="float" office:value="0.15528678894" calcext:value-type="float">
            <text:p>0.15528678894</text:p>
          </table:table-cell>
          <table:table-cell office:value-type="float" office:value="89.45" calcext:value-type="float">
            <text:p>89.45</text:p>
          </table:table-cell>
          <table:table-cell office:value-type="float" office:value="-0.000100768898847" calcext:value-type="float">
            <text:p>-0.000100768898847</text:p>
          </table:table-cell>
          <table:table-cell office:value-type="float" office:value="1.19" calcext:value-type="float">
            <text:p>1.19</text:p>
          </table:table-cell>
          <table:table-cell office:value-type="float" office:value="0.00020848850545" calcext:value-type="float">
            <text:p>0.00020848850545</text:p>
          </table:table-cell>
          <table:table-cell/>
          <table:table-cell office:value-type="float" office:value="89.99688" calcext:value-type="float">
            <text:p>89.99688</text:p>
          </table:table-cell>
          <table:table-cell office:value-type="float" office:value="-85.627853" calcext:value-type="float">
            <text:p>-85.627853</text:p>
          </table:table-cell>
          <table:table-cell office:value-type="float" office:value="0.001981" calcext:value-type="float">
            <text:p>0.001981</text:p>
          </table:table-cell>
          <table:table-cell table:number-columns-repeated="2"/>
          <table:table-cell office:value-type="float" office:value="-0.000728" calcext:value-type="float">
            <text:p>-0.000728</text:p>
          </table:table-cell>
          <table:table-cell office:value-type="float" office:value="-0.000297" calcext:value-type="float">
            <text:p>-0.000297</text:p>
          </table:table-cell>
          <table:table-cell office:value-type="float" office:value="0.000487" calcext:value-type="float">
            <text:p>0.000487</text:p>
          </table:table-cell>
        </table:table-row>
        <table:table-row table:style-name="ro1">
          <table:table-cell office:value-type="float" office:value="7.70438408852" calcext:value-type="float">
            <text:p>7.70438408852</text:p>
          </table:table-cell>
          <table:table-cell office:value-type="float" office:value="-10.77" calcext:value-type="float">
            <text:p>-10.77</text:p>
          </table:table-cell>
          <table:table-cell office:value-type="float" office:value="0.141596436501" calcext:value-type="float">
            <text:p>0.141596436501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0484512129333" calcext:value-type="float">
            <text:p>-4.84512129333E-05</text:p>
          </table:table-cell>
          <table:table-cell office:value-type="float" office:value="1.19" calcext:value-type="float">
            <text:p>1.19</text:p>
          </table:table-cell>
          <table:table-cell office:value-type="float" office:value="0.000236990934354" calcext:value-type="float">
            <text:p>0.000236990934354</text:p>
          </table:table-cell>
          <table:table-cell/>
          <table:table-cell office:value-type="float" office:value="89.997169" calcext:value-type="float">
            <text:p>89.997169</text:p>
          </table:table-cell>
          <table:table-cell office:value-type="float" office:value="-84.234863" calcext:value-type="float">
            <text:p>-84.234863</text:p>
          </table:table-cell>
          <table:table-cell office:value-type="float" office:value="0.001967" calcext:value-type="float">
            <text:p>0.001967</text:p>
          </table:table-cell>
          <table:table-cell table:number-columns-repeated="2"/>
          <table:table-cell office:value-type="float" office:value="-0.000729" calcext:value-type="float">
            <text:p>-0.000729</text:p>
          </table:table-cell>
          <table:table-cell office:value-type="float" office:value="-0.000297" calcext:value-type="float">
            <text:p>-0.000297</text:p>
          </table:table-cell>
          <table:table-cell office:value-type="float" office:value="0.000486" calcext:value-type="float">
            <text:p>0.000486</text:p>
          </table:table-cell>
        </table:table-row>
        <table:table-row table:style-name="ro1">
          <table:table-cell office:value-type="float" office:value="7.73552417755" calcext:value-type="float">
            <text:p>7.73552417755</text:p>
          </table:table-cell>
          <table:table-cell office:value-type="float" office:value="-9.8" calcext:value-type="float">
            <text:p>-9.8</text:p>
          </table:table-cell>
          <table:table-cell office:value-type="float" office:value="0.12786847353" calcext:value-type="float">
            <text:p>0.12786847353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00386976171285" calcext:value-type="float">
            <text:p>3.86976171285E-06</text:p>
          </table:table-cell>
          <table:table-cell office:value-type="float" office:value="1.19" calcext:value-type="float">
            <text:p>1.19</text:p>
          </table:table-cell>
          <table:table-cell office:value-type="float" office:value="0.000266436662059" calcext:value-type="float">
            <text:p>0.000266436662059</text:p>
          </table:table-cell>
          <table:table-cell/>
          <table:table-cell office:value-type="float" office:value="89.997459" calcext:value-type="float">
            <text:p>89.997459</text:p>
          </table:table-cell>
          <table:table-cell office:value-type="float" office:value="-82.64193" calcext:value-type="float">
            <text:p>-82.64193</text:p>
          </table:table-cell>
          <table:table-cell office:value-type="float" office:value="0.00194" calcext:value-type="float">
            <text:p>0.00194</text:p>
          </table:table-cell>
          <table:table-cell table:number-columns-repeated="2"/>
          <table:table-cell office:value-type="float" office:value="-0.00073" calcext:value-type="float">
            <text:p>-0.00073</text:p>
          </table:table-cell>
          <table:table-cell office:value-type="float" office:value="-0.000297" calcext:value-type="float">
            <text:p>-0.000297</text:p>
          </table:table-cell>
          <table:table-cell office:value-type="float" office:value="0.000487" calcext:value-type="float">
            <text:p>0.000487</text:p>
          </table:table-cell>
        </table:table-row>
        <table:table-row table:style-name="ro1">
          <table:table-cell office:value-type="float" office:value="7.76657605171" calcext:value-type="float">
            <text:p>7.76657605171</text:p>
          </table:table-cell>
          <table:table-cell office:value-type="float" office:value="-8.84" calcext:value-type="float">
            <text:p>-8.84</text:p>
          </table:table-cell>
          <table:table-cell office:value-type="float" office:value="0.115225635469" calcext:value-type="float">
            <text:p>0.115225635469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0562255445402" calcext:value-type="float">
            <text:p>5.62255445402E-05</text:p>
          </table:table-cell>
          <table:table-cell office:value-type="float" office:value="1.19" calcext:value-type="float">
            <text:p>1.19</text:p>
          </table:table-cell>
          <table:table-cell office:value-type="float" office:value="0.000296835642075" calcext:value-type="float">
            <text:p>0.000296835642075</text:p>
          </table:table-cell>
          <table:table-cell/>
          <table:table-cell office:value-type="float" office:value="89.997742" calcext:value-type="float">
            <text:p>89.997742</text:p>
          </table:table-cell>
          <table:table-cell office:value-type="float" office:value="-80.848991" calcext:value-type="float">
            <text:p>-80.848991</text:p>
          </table:table-cell>
          <table:table-cell office:value-type="float" office:value="0.001912" calcext:value-type="float">
            <text:p>0.001912</text:p>
          </table:table-cell>
          <table:table-cell table:number-columns-repeated="2"/>
          <table:table-cell office:value-type="float" office:value="-0.000732" calcext:value-type="float">
            <text:p>-0.000732</text:p>
          </table:table-cell>
          <table:table-cell office:value-type="float" office:value="-0.000297" calcext:value-type="float">
            <text:p>-0.000297</text:p>
          </table:table-cell>
          <table:table-cell office:value-type="float" office:value="0.000487" calcext:value-type="float">
            <text:p>0.000487</text:p>
          </table:table-cell>
        </table:table-row>
        <table:table-row table:style-name="ro1">
          <table:table-cell office:value-type="float" office:value="7.79772019386" calcext:value-type="float">
            <text:p>7.79772019386</text:p>
          </table:table-cell>
          <table:table-cell office:value-type="float" office:value="-7.87" calcext:value-type="float">
            <text:p>-7.87</text:p>
          </table:table-cell>
          <table:table-cell office:value-type="float" office:value="0.103126890957" calcext:value-type="float">
            <text:p>0.103126890957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108648790047" calcext:value-type="float">
            <text:p>0.000108648790047</text:p>
          </table:table-cell>
          <table:table-cell office:value-type="float" office:value="1.19" calcext:value-type="float">
            <text:p>1.19</text:p>
          </table:table-cell>
          <table:table-cell office:value-type="float" office:value="0.000328210269799" calcext:value-type="float">
            <text:p>0.000328210269799</text:p>
          </table:table-cell>
          <table:table-cell/>
          <table:table-cell office:value-type="float" office:value="89.998329" calcext:value-type="float">
            <text:p>89.998329</text:p>
          </table:table-cell>
          <table:table-cell office:value-type="float" office:value="-78.921181" calcext:value-type="float">
            <text:p>-78.921181</text:p>
          </table:table-cell>
          <table:table-cell office:value-type="float" office:value="0.001899" calcext:value-type="float">
            <text:p>0.001899</text:p>
          </table:table-cell>
          <table:table-cell table:number-columns-repeated="2"/>
          <table:table-cell office:value-type="float" office:value="-0.000579" calcext:value-type="float">
            <text:p>-0.000579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00488" calcext:value-type="float">
            <text:p>0.000488</text:p>
          </table:table-cell>
        </table:table-row>
        <table:table-row table:style-name="ro1">
          <table:table-cell office:value-type="float" office:value="7.82864499092" calcext:value-type="float">
            <text:p>7.82864499092</text:p>
          </table:table-cell>
          <table:table-cell office:value-type="float" office:value="-6.9" calcext:value-type="float">
            <text:p>-6.9</text:p>
          </table:table-cell>
          <table:table-cell office:value-type="float" office:value="0.0916924402118" calcext:value-type="float">
            <text:p>0.0916924402118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160648778547" calcext:value-type="float">
            <text:p>0.000160648778547</text:p>
          </table:table-cell>
          <table:table-cell office:value-type="float" office:value="1.19" calcext:value-type="float">
            <text:p>1.19</text:p>
          </table:table-cell>
          <table:table-cell office:value-type="float" office:value="0.000360269041266" calcext:value-type="float">
            <text:p>0.000360269041266</text:p>
          </table:table-cell>
          <table:table-cell/>
          <table:table-cell office:value-type="float" office:value="89.999084" calcext:value-type="float">
            <text:p>89.999084</text:p>
          </table:table-cell>
          <table:table-cell office:value-type="float" office:value="-76.946342" calcext:value-type="float">
            <text:p>-76.946342</text:p>
          </table:table-cell>
          <table:table-cell office:value-type="float" office:value="0.001871" calcext:value-type="float">
            <text:p>0.001871</text:p>
          </table:table-cell>
          <table:table-cell table:number-columns-repeated="2"/>
          <table:table-cell office:value-type="float" office:value="-0.000354" calcext:value-type="float">
            <text:p>-0.000354</text:p>
          </table:table-cell>
          <table:table-cell office:value-type="float" office:value="-0.000069" calcext:value-type="float">
            <text:p>-6.9E-05</text:p>
          </table:table-cell>
          <table:table-cell office:value-type="float" office:value="0.000492" calcext:value-type="float">
            <text:p>0.000492</text:p>
          </table:table-cell>
        </table:table-row>
        <table:table-row table:style-name="ro1">
          <table:table-cell office:value-type="float" office:value="7.85946822166" calcext:value-type="float">
            <text:p>7.85946822166</text:p>
          </table:table-cell>
          <table:table-cell office:value-type="float" office:value="-6.02" calcext:value-type="float">
            <text:p>-6.02</text:p>
          </table:table-cell>
          <table:table-cell office:value-type="float" office:value="0.0809207782149" calcext:value-type="float">
            <text:p>0.0809207782149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212258833926" calcext:value-type="float">
            <text:p>0.000212258833926</text:p>
          </table:table-cell>
          <table:table-cell office:value-type="float" office:value="1.19" calcext:value-type="float">
            <text:p>1.19</text:p>
          </table:table-cell>
          <table:table-cell office:value-type="float" office:value="0.000404094345868" calcext:value-type="float">
            <text:p>0.000404094345868</text:p>
          </table:table-cell>
          <table:table-cell/>
          <table:table-cell office:value-type="float" office:value="89.999481" calcext:value-type="float">
            <text:p>89.999481</text:p>
          </table:table-cell>
          <table:table-cell office:value-type="float" office:value="-74.955154" calcext:value-type="float">
            <text:p>-74.955154</text:p>
          </table:table-cell>
          <table:table-cell office:value-type="float" office:value="0.001871" calcext:value-type="float">
            <text:p>0.001871</text:p>
          </table:table-cell>
          <table:table-cell table:number-columns-repeated="2"/>
          <table:table-cell office:value-type="float" office:value="-0.000293" calcext:value-type="float">
            <text:p>-0.000293</text:p>
          </table:table-cell>
          <table:table-cell office:value-type="float" office:value="-0.000023" calcext:value-type="float">
            <text:p>-2.3E-05</text:p>
          </table:table-cell>
          <table:table-cell office:value-type="float" office:value="0.000493" calcext:value-type="float">
            <text:p>0.000493</text:p>
          </table:table-cell>
        </table:table-row>
        <table:table-row table:style-name="ro1">
          <table:table-cell office:value-type="float" office:value="7.89044308662" calcext:value-type="float">
            <text:p>7.89044308662</text:p>
          </table:table-cell>
          <table:table-cell office:value-type="float" office:value="-5.05" calcext:value-type="float">
            <text:p>-5.05</text:p>
          </table:table-cell>
          <table:table-cell office:value-type="float" office:value="0.0708192810416" calcext:value-type="float">
            <text:p>0.0708192810416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263506197371" calcext:value-type="float">
            <text:p>0.000263506197371</text:p>
          </table:table-cell>
          <table:table-cell office:value-type="float" office:value="1.19" calcext:value-type="float">
            <text:p>1.19</text:p>
          </table:table-cell>
          <table:table-cell office:value-type="float" office:value="0.000437779235654" calcext:value-type="float">
            <text:p>0.000437779235654</text:p>
          </table:table-cell>
          <table:table-cell/>
          <table:table-cell office:value-type="float" office:value="89.999611" calcext:value-type="float">
            <text:p>89.999611</text:p>
          </table:table-cell>
          <table:table-cell office:value-type="float" office:value="-72.958221" calcext:value-type="float">
            <text:p>-72.958221</text:p>
          </table:table-cell>
          <table:table-cell office:value-type="float" office:value="0.001858" calcext:value-type="float">
            <text:p>0.001858</text:p>
          </table:table-cell>
          <table:table-cell table:number-columns-repeated="2"/>
          <table:table-cell office:value-type="float" office:value="-0.000311" calcext:value-type="float">
            <text:p>-0.000311</text:p>
          </table:table-cell>
          <table:table-cell office:value-type="float" office:value="-0.0000083" calcext:value-type="float">
            <text:p>-8.3E-06</text:p>
          </table:table-cell>
          <table:table-cell office:value-type="float" office:value="0.000492" calcext:value-type="float">
            <text:p>0.000492</text:p>
          </table:table-cell>
        </table:table-row>
        <table:table-row table:style-name="ro1">
          <table:table-cell office:value-type="float" office:value="7.9213540554" calcext:value-type="float">
            <text:p>7.9213540554</text:p>
          </table:table-cell>
          <table:table-cell office:value-type="float" office:value="-4.26" calcext:value-type="float">
            <text:p>-4.26</text:p>
          </table:table-cell>
          <table:table-cell office:value-type="float" office:value="0.0609533041716" calcext:value-type="float">
            <text:p>0.0609533041716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330535403918" calcext:value-type="float">
            <text:p>0.000330535403918</text:p>
          </table:table-cell>
          <table:table-cell office:value-type="float" office:value="1.19" calcext:value-type="float">
            <text:p>1.19</text:p>
          </table:table-cell>
          <table:table-cell office:value-type="float" office:value="0.000471862789709" calcext:value-type="float">
            <text:p>0.000471862789709</text:p>
          </table:table-cell>
          <table:table-cell/>
          <table:table-cell office:value-type="float" office:value="89.999672" calcext:value-type="float">
            <text:p>89.999672</text:p>
          </table:table-cell>
          <table:table-cell office:value-type="float" office:value="-70.959274" calcext:value-type="float">
            <text:p>-70.959274</text:p>
          </table:table-cell>
          <table:table-cell office:value-type="float" office:value="0.001858" calcext:value-type="float">
            <text:p>0.001858</text:p>
          </table:table-cell>
          <table:table-cell table:number-columns-repeated="2"/>
          <table:table-cell office:value-type="float" office:value="-0.000327" calcext:value-type="float">
            <text:p>-0.000327</text:p>
          </table:table-cell>
          <table:table-cell office:value-type="float" office:value="-0.0000032" calcext:value-type="float">
            <text:p>-3.2E-06</text:p>
          </table:table-cell>
          <table:table-cell office:value-type="float" office:value="0.000491" calcext:value-type="float">
            <text:p>0.000491</text:p>
          </table:table-cell>
        </table:table-row>
        <table:table-row table:style-name="ro1">
          <table:table-cell office:value-type="float" office:value="7.95235514641" calcext:value-type="float">
            <text:p>7.95235514641</text:p>
          </table:table-cell>
          <table:table-cell office:value-type="float" office:value="-3.56" calcext:value-type="float">
            <text:p>-3.56</text:p>
          </table:table-cell>
          <table:table-cell office:value-type="float" office:value="-0.0473496876657" calcext:value-type="float">
            <text:p>-0.0473496876657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152611313388" calcext:value-type="float">
            <text:p>0.00152611313388</text:p>
          </table:table-cell>
          <table:table-cell office:value-type="float" office:value="1.1" calcext:value-type="float">
            <text:p>1.1</text:p>
          </table:table-cell>
          <table:table-cell office:value-type="float" office:value="0.0518748760223" calcext:value-type="float">
            <text:p>0.0518748760223</text:p>
          </table:table-cell>
          <table:table-cell/>
          <table:table-cell office:value-type="float" office:value="89.99971" calcext:value-type="float">
            <text:p>89.99971</text:p>
          </table:table-cell>
          <table:table-cell office:value-type="float" office:value="-68.959641" calcext:value-type="float">
            <text:p>-68.959641</text:p>
          </table:table-cell>
          <table:table-cell office:value-type="float" office:value="0.00183" calcext:value-type="float">
            <text:p>0.00183</text:p>
          </table:table-cell>
          <table:table-cell table:number-columns-repeated="2"/>
          <table:table-cell office:value-type="float" office:value="-0.000334" calcext:value-type="float">
            <text:p>-0.000334</text:p>
          </table:table-cell>
          <table:table-cell office:value-type="float" office:value="-0.0000014" calcext:value-type="float">
            <text:p>-1.4E-06</text:p>
          </table:table-cell>
          <table:table-cell office:value-type="float" office:value="0.000492" calcext:value-type="float">
            <text:p>0.000492</text:p>
          </table:table-cell>
        </table:table-row>
        <table:table-row table:style-name="ro1">
          <table:table-cell office:value-type="float" office:value="7.98440504074" calcext:value-type="float">
            <text:p>7.98440504074</text:p>
          </table:table-cell>
          <table:table-cell office:value-type="float" office:value="-2.86" calcext:value-type="float">
            <text:p>-2.86</text:p>
          </table:table-cell>
          <table:table-cell office:value-type="float" office:value="0.0320489741862" calcext:value-type="float">
            <text:p>0.0320489741862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36049915152" calcext:value-type="float">
            <text:p>0.000436049915152</text:p>
          </table:table-cell>
          <table:table-cell office:value-type="float" office:value="1.1" calcext:value-type="float">
            <text:p>1.1</text:p>
          </table:table-cell>
          <table:table-cell office:value-type="float" office:value="-0.00336855649948" calcext:value-type="float">
            <text:p>-0.00336855649948</text:p>
          </table:table-cell>
          <table:table-cell/>
          <table:table-cell office:value-type="float" office:value="89.999748" calcext:value-type="float">
            <text:p>89.999748</text:p>
          </table:table-cell>
          <table:table-cell office:value-type="float" office:value="-66.959763" calcext:value-type="float">
            <text:p>-66.959763</text:p>
          </table:table-cell>
          <table:table-cell office:value-type="float" office:value="0.001817" calcext:value-type="float">
            <text:p>0.001817</text:p>
          </table:table-cell>
          <table:table-cell table:number-columns-repeated="2"/>
          <table:table-cell office:value-type="float" office:value="-0.000333" calcext:value-type="float">
            <text:p>-0.000333</text:p>
          </table:table-cell>
          <table:table-cell office:value-type="float" office:value="-0.00000082" calcext:value-type="float">
            <text:p>-8.2E-07</text:p>
          </table:table-cell>
          <table:table-cell office:value-type="float" office:value="0.000491" calcext:value-type="float">
            <text:p>0.000491</text:p>
          </table:table-cell>
        </table:table-row>
        <table:table-row table:style-name="ro1">
          <table:table-cell office:value-type="float" office:value="8.0163860321" calcext:value-type="float">
            <text:p>8.0163860321</text:p>
          </table:table-cell>
          <table:table-cell office:value-type="float" office:value="-2.33" calcext:value-type="float">
            <text:p>-2.33</text:p>
          </table:table-cell>
          <table:table-cell office:value-type="float" office:value="0.0264944806695" calcext:value-type="float">
            <text:p>0.0264944806695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30324987974" calcext:value-type="float">
            <text:p>0.000430324987974</text:p>
          </table:table-cell>
          <table:table-cell office:value-type="float" office:value="1.1" calcext:value-type="float">
            <text:p>1.1</text:p>
          </table:table-cell>
          <table:table-cell office:value-type="float" office:value="-0.00283770915121" calcext:value-type="float">
            <text:p>-0.00283770915121</text:p>
          </table:table-cell>
          <table:table-cell/>
          <table:table-cell office:value-type="float" office:value="89.999809" calcext:value-type="float">
            <text:p>89.999809</text:p>
          </table:table-cell>
          <table:table-cell office:value-type="float" office:value="-64.959824" calcext:value-type="float">
            <text:p>-64.959824</text:p>
          </table:table-cell>
          <table:table-cell office:value-type="float" office:value="0.00179" calcext:value-type="float">
            <text:p>0.00179</text:p>
          </table:table-cell>
          <table:table-cell table:number-columns-repeated="2"/>
          <table:table-cell office:value-type="float" office:value="-0.000332" calcext:value-type="float">
            <text:p>-0.000332</text:p>
          </table:table-cell>
          <table:table-cell office:value-type="float" office:value="-0.00000061" calcext:value-type="float">
            <text:p>-6.1E-07</text:p>
          </table:table-cell>
          <table:table-cell office:value-type="float" office:value="0.000492" calcext:value-type="float">
            <text:p>0.000492</text:p>
          </table:table-cell>
        </table:table-row>
        <table:table-row table:style-name="ro1">
          <table:table-cell office:value-type="float" office:value="8.04745006561" calcext:value-type="float">
            <text:p>8.04745006561</text:p>
          </table:table-cell>
          <table:table-cell office:value-type="float" office:value="-1.89" calcext:value-type="float">
            <text:p>-1.89</text:p>
          </table:table-cell>
          <table:table-cell office:value-type="float" office:value="0.0220557469875" calcext:value-type="float">
            <text:p>0.0220557469875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2586174095" calcext:value-type="float">
            <text:p>0.00042586174095</text:p>
          </table:table-cell>
          <table:table-cell office:value-type="float" office:value="1.1" calcext:value-type="float">
            <text:p>1.1</text:p>
          </table:table-cell>
          <table:table-cell office:value-type="float" office:value="-0.00284812692553" calcext:value-type="float">
            <text:p>-0.00284812692553</text:p>
          </table:table-cell>
          <table:table-cell/>
          <table:table-cell office:value-type="float" office:value="89.999863" calcext:value-type="float">
            <text:p>89.999863</text:p>
          </table:table-cell>
          <table:table-cell office:value-type="float" office:value="-62.959839" calcext:value-type="float">
            <text:p>-62.959839</text:p>
          </table:table-cell>
          <table:table-cell office:value-type="float" office:value="0.001762" calcext:value-type="float">
            <text:p>0.001762</text:p>
          </table:table-cell>
          <table:table-cell table:number-columns-repeated="2"/>
          <table:table-cell office:value-type="float" office:value="-0.000332" calcext:value-type="float">
            <text:p>-0.000332</text:p>
          </table:table-cell>
          <table:table-cell office:value-type="float" office:value="-0.00000041" calcext:value-type="float">
            <text:p>-4.1E-07</text:p>
          </table:table-cell>
          <table:table-cell office:value-type="float" office:value="0.000493" calcext:value-type="float">
            <text:p>0.000493</text:p>
          </table:table-cell>
        </table:table-row>
        <table:table-row table:style-name="ro1">
          <table:table-cell office:value-type="float" office:value="8.0784881115" calcext:value-type="float">
            <text:p>8.0784881115</text:p>
          </table:table-cell>
          <table:table-cell office:value-type="float" office:value="-1.45" calcext:value-type="float">
            <text:p>-1.45</text:p>
          </table:table-cell>
          <table:table-cell office:value-type="float" office:value="0.0176209509373" calcext:value-type="float">
            <text:p>0.0176209509373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22564684413" calcext:value-type="float">
            <text:p>0.000422564684413</text:p>
          </table:table-cell>
          <table:table-cell office:value-type="float" office:value="1.1" calcext:value-type="float">
            <text:p>1.1</text:p>
          </table:table-cell>
          <table:table-cell office:value-type="float" office:value="-0.00285840034485" calcext:value-type="float">
            <text:p>-0.00285840034485</text:p>
          </table:table-cell>
          <table:table-cell/>
          <table:table-cell office:value-type="float" office:value="89.999916" calcext:value-type="float">
            <text:p>89.999916</text:p>
          </table:table-cell>
          <table:table-cell office:value-type="float" office:value="-60.959835" calcext:value-type="float">
            <text:p>-60.959835</text:p>
          </table:table-cell>
          <table:table-cell office:value-type="float" office:value="0.001749" calcext:value-type="float">
            <text:p>0.001749</text:p>
          </table:table-cell>
          <table:table-cell table:number-columns-repeated="2"/>
          <table:table-cell office:value-type="float" office:value="-0.000334" calcext:value-type="float">
            <text:p>-0.000334</text:p>
          </table:table-cell>
          <table:table-cell office:value-type="float" office:value="-0.00000053" calcext:value-type="float">
            <text:p>-5.3E-07</text:p>
          </table:table-cell>
          <table:table-cell office:value-type="float" office:value="0.000492" calcext:value-type="float">
            <text:p>0.000492</text:p>
          </table:table-cell>
        </table:table-row>
        <table:table-row table:style-name="ro1">
          <table:table-cell office:value-type="float" office:value="8.10937714577" calcext:value-type="float">
            <text:p>8.10937714577</text:p>
          </table:table-cell>
          <table:table-cell office:value-type="float" office:value="-1.1" calcext:value-type="float">
            <text:p>-1.1</text:p>
          </table:table-cell>
          <table:table-cell office:value-type="float" office:value="0.0136905154213" calcext:value-type="float">
            <text:p>0.0136905154213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20369207859" calcext:value-type="float">
            <text:p>0.000420369207859</text:p>
          </table:table-cell>
          <table:table-cell office:value-type="float" office:value="1.1" calcext:value-type="float">
            <text:p>1.1</text:p>
          </table:table-cell>
          <table:table-cell office:value-type="float" office:value="-0.0023303674534" calcext:value-type="float">
            <text:p>-0.0023303674534</text:p>
          </table:table-cell>
          <table:table-cell/>
          <table:table-cell office:value-type="float" office:value="89.999969" calcext:value-type="float">
            <text:p>89.999969</text:p>
          </table:table-cell>
          <table:table-cell office:value-type="float" office:value="-58.959805" calcext:value-type="float">
            <text:p>-58.959805</text:p>
          </table:table-cell>
          <table:table-cell office:value-type="float" office:value="0.001735" calcext:value-type="float">
            <text:p>0.001735</text:p>
          </table:table-cell>
          <table:table-cell table:number-columns-repeated="2"/>
          <table:table-cell office:value-type="float" office:value="-0.000333" calcext:value-type="float">
            <text:p>-0.000333</text:p>
          </table:table-cell>
          <table:table-cell office:value-type="float" office:value="-0.00000044" calcext:value-type="float">
            <text:p>-4.4E-07</text:p>
          </table:table-cell>
          <table:table-cell office:value-type="float" office:value="0.000492" calcext:value-type="float">
            <text:p>0.000492</text:p>
          </table:table-cell>
        </table:table-row>
        <table:table-row table:style-name="ro1">
          <table:table-cell office:value-type="float" office:value="8.14057803154" calcext:value-type="float">
            <text:p>8.14057803154</text:p>
          </table:table-cell>
          <table:table-cell office:value-type="float" office:value="-0.92" calcext:value-type="float">
            <text:p>-0.92</text:p>
          </table:table-cell>
          <table:table-cell office:value-type="float" office:value="0.0102616595104" calcext:value-type="float">
            <text:p>0.0102616595104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19176067226" calcext:value-type="float">
            <text:p>0.000419176067226</text:p>
          </table:table-cell>
          <table:table-cell office:value-type="float" office:value="1.1" calcext:value-type="float">
            <text:p>1.1</text:p>
          </table:table-cell>
          <table:table-cell office:value-type="float" office:value="-0.00288187945262" calcext:value-type="float">
            <text:p>-0.00288187945262</text:p>
          </table:table-cell>
          <table:table-cell/>
          <table:table-cell office:value-type="float" office:value="90.000008" calcext:value-type="float">
            <text:p>90.000008</text:p>
          </table:table-cell>
          <table:table-cell office:value-type="float" office:value="-56.959843" calcext:value-type="float">
            <text:p>-56.959843</text:p>
          </table:table-cell>
          <table:table-cell office:value-type="float" office:value="0.001721" calcext:value-type="float">
            <text:p>0.001721</text:p>
          </table:table-cell>
          <table:table-cell table:number-columns-repeated="2"/>
          <table:table-cell office:value-type="float" office:value="-0.000334" calcext:value-type="float">
            <text:p>-0.000334</text:p>
          </table:table-cell>
          <table:table-cell office:value-type="float" office:value="-0.00000055" calcext:value-type="float">
            <text:p>-5.5E-07</text:p>
          </table:table-cell>
          <table:table-cell office:value-type="float" office:value="0.000494" calcext:value-type="float">
            <text:p>0.000494</text:p>
          </table:table-cell>
        </table:table-row>
        <table:table-row table:style-name="ro1">
          <table:table-cell office:value-type="float" office:value="8.17156815529" calcext:value-type="float">
            <text:p>8.17156815529</text:p>
          </table:table-cell>
          <table:table-cell office:value-type="float" office:value="-0.75" calcext:value-type="float">
            <text:p>-0.75</text:p>
          </table:table-cell>
          <table:table-cell office:value-type="float" office:value="0.00729164015502" calcext:value-type="float">
            <text:p>0.00729164015502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18996758526" calcext:value-type="float">
            <text:p>0.000418996758526</text:p>
          </table:table-cell>
          <table:table-cell office:value-type="float" office:value="1.1" calcext:value-type="float">
            <text:p>1.1</text:p>
          </table:table-cell>
          <table:table-cell office:value-type="float" office:value="-0.00289191585034" calcext:value-type="float">
            <text:p>-0.00289191585034</text:p>
          </table:table-cell>
          <table:table-cell/>
          <table:table-cell office:value-type="float" office:value="90.000053" calcext:value-type="float">
            <text:p>90.000053</text:p>
          </table:table-cell>
          <table:table-cell office:value-type="float" office:value="-54.959843" calcext:value-type="float">
            <text:p>-54.959843</text:p>
          </table:table-cell>
          <table:table-cell office:value-type="float" office:value="0.001694" calcext:value-type="float">
            <text:p>0.001694</text:p>
          </table:table-cell>
          <table:table-cell table:number-columns-repeated="2"/>
          <table:table-cell office:value-type="float" office:value="-0.000337" calcext:value-type="float">
            <text:p>-0.000337</text:p>
          </table:table-cell>
          <table:table-cell office:value-type="float" office:value="-0.00000065" calcext:value-type="float">
            <text:p>-6.5E-07</text:p>
          </table:table-cell>
          <table:table-cell office:value-type="float" office:value="0.000492" calcext:value-type="float">
            <text:p>0.000492</text:p>
          </table:table-cell>
        </table:table-row>
        <table:table-row table:style-name="ro1">
          <table:table-cell office:value-type="float" office:value="8.20242500305" calcext:value-type="float">
            <text:p>8.20242500305</text:p>
          </table:table-cell>
          <table:table-cell office:value-type="float" office:value="-0.66" calcext:value-type="float">
            <text:p>-0.66</text:p>
          </table:table-cell>
          <table:table-cell office:value-type="float" office:value="0.00452969875187" calcext:value-type="float">
            <text:p>0.00452969875187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19809308369" calcext:value-type="float">
            <text:p>0.000419809308369</text:p>
          </table:table-cell>
          <table:table-cell office:value-type="float" office:value="1.01" calcext:value-type="float">
            <text:p>1.01</text:p>
          </table:table-cell>
          <table:table-cell office:value-type="float" office:value="-0.00290195504203" calcext:value-type="float">
            <text:p>-0.00290195504203</text:p>
          </table:table-cell>
          <table:table-cell/>
          <table:table-cell office:value-type="float" office:value="90.000107" calcext:value-type="float">
            <text:p>90.000107</text:p>
          </table:table-cell>
          <table:table-cell office:value-type="float" office:value="-52.959839" calcext:value-type="float">
            <text:p>-52.959839</text:p>
          </table:table-cell>
          <table:table-cell office:value-type="float" office:value="0.00168" calcext:value-type="float">
            <text:p>0.00168</text:p>
          </table:table-cell>
          <table:table-cell table:number-columns-repeated="2"/>
          <table:table-cell office:value-type="float" office:value="-0.000336" calcext:value-type="float">
            <text:p>-0.000336</text:p>
          </table:table-cell>
          <table:table-cell office:value-type="float" office:value="-0.00000053" calcext:value-type="float">
            <text:p>-5.3E-07</text:p>
          </table:table-cell>
          <table:table-cell office:value-type="float" office:value="0.000492" calcext:value-type="float">
            <text:p>0.000492</text:p>
          </table:table-cell>
        </table:table-row>
        <table:table-row table:style-name="ro1">
          <table:table-cell office:value-type="float" office:value="8.23346304893" calcext:value-type="float">
            <text:p>8.23346304893</text:p>
          </table:table-cell>
          <table:table-cell office:value-type="float" office:value="-0.48" calcext:value-type="float">
            <text:p>-0.48</text:p>
          </table:table-cell>
          <table:table-cell office:value-type="float" office:value="0.00251944968477" calcext:value-type="float">
            <text:p>0.00251944968477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21336240834" calcext:value-type="float">
            <text:p>0.000421336240834</text:p>
          </table:table-cell>
          <table:table-cell office:value-type="float" office:value="0.92" calcext:value-type="float">
            <text:p>0.92</text:p>
          </table:table-cell>
          <table:table-cell office:value-type="float" office:value="-0.003453576006" calcext:value-type="float">
            <text:p>-0.003453576006</text:p>
          </table:table-cell>
          <table:table-cell/>
          <table:table-cell office:value-type="float" office:value="90.00016" calcext:value-type="float">
            <text:p>90.00016</text:p>
          </table:table-cell>
          <table:table-cell office:value-type="float" office:value="-50.959839" calcext:value-type="float">
            <text:p>-50.959839</text:p>
          </table:table-cell>
          <table:table-cell office:value-type="float" office:value="0.001653" calcext:value-type="float">
            <text:p>0.001653</text:p>
          </table:table-cell>
          <table:table-cell table:number-columns-repeated="2"/>
          <table:table-cell office:value-type="float" office:value="-0.000336" calcext:value-type="float">
            <text:p>-0.000336</text:p>
          </table:table-cell>
          <table:table-cell office:value-type="float" office:value="-0.00000053" calcext:value-type="float">
            <text:p>-5.3E-07</text:p>
          </table:table-cell>
          <table:table-cell office:value-type="float" office:value="0.000493" calcext:value-type="float">
            <text:p>0.000493</text:p>
          </table:table-cell>
        </table:table-row>
        <table:table-row table:style-name="ro1">
          <table:table-cell office:value-type="float" office:value="8.26434803009" calcext:value-type="float">
            <text:p>8.26434803009</text:p>
          </table:table-cell>
          <table:table-cell office:value-type="float" office:value="-0.4" calcext:value-type="float">
            <text:p>-0.4</text:p>
          </table:table-cell>
          <table:table-cell office:value-type="float" office:value="0.000871845986694" calcext:value-type="float">
            <text:p>0.000871845986694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23491204856" calcext:value-type="float">
            <text:p>0.000423491204856</text:p>
          </table:table-cell>
          <table:table-cell office:value-type="float" office:value="0.75" calcext:value-type="float">
            <text:p>0.75</text:p>
          </table:table-cell>
          <table:table-cell office:value-type="float" office:value="-0.00292233657092" calcext:value-type="float">
            <text:p>-0.00292233657092</text:p>
          </table:table-cell>
          <table:table-cell/>
          <table:table-cell office:value-type="float" office:value="90.000214" calcext:value-type="float">
            <text:p>90.000214</text:p>
          </table:table-cell>
          <table:table-cell office:value-type="float" office:value="-48.959835" calcext:value-type="float">
            <text:p>-48.959835</text:p>
          </table:table-cell>
          <table:table-cell office:value-type="float" office:value="0.001639" calcext:value-type="float">
            <text:p>0.001639</text:p>
          </table:table-cell>
          <table:table-cell table:number-columns-repeated="2"/>
          <table:table-cell office:value-type="float" office:value="-0.000337" calcext:value-type="float">
            <text:p>-0.000337</text:p>
          </table:table-cell>
          <table:table-cell office:value-type="float" office:value="-0.00000056" calcext:value-type="float">
            <text:p>-5.6E-07</text:p>
          </table:table-cell>
          <table:table-cell office:value-type="float" office:value="0.000495" calcext:value-type="float">
            <text:p>0.000495</text:p>
          </table:table-cell>
        </table:table-row>
        <table:table-row table:style-name="ro1">
          <table:table-cell office:value-type="float" office:value="8.29556202888" calcext:value-type="float">
            <text:p>8.29556202888</text:p>
          </table:table-cell>
          <table:table-cell office:value-type="float" office:value="-0.4" calcext:value-type="float">
            <text:p>-0.4</text:p>
          </table:table-cell>
          <table:table-cell office:value-type="float" office:value="-0.00044580118265" calcext:value-type="float">
            <text:p>-0.00044580118265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26197657362" calcext:value-type="float">
            <text:p>0.000426197657362</text:p>
          </table:table-cell>
          <table:table-cell office:value-type="float" office:value="0.4" calcext:value-type="float">
            <text:p>0.4</text:p>
          </table:table-cell>
          <table:table-cell office:value-type="float" office:value="-0.00293281208724" calcext:value-type="float">
            <text:p>-0.00293281208724</text:p>
          </table:table-cell>
          <table:table-cell/>
          <table:table-cell office:value-type="float" office:value="90.000259" calcext:value-type="float">
            <text:p>90.000259</text:p>
          </table:table-cell>
          <table:table-cell office:value-type="float" office:value="-46.959846" calcext:value-type="float">
            <text:p>-46.959846</text:p>
          </table:table-cell>
          <table:table-cell office:value-type="float" office:value="0.001598" calcext:value-type="float">
            <text:p>0.001598</text:p>
          </table:table-cell>
          <table:table-cell table:number-columns-repeated="2"/>
          <table:table-cell office:value-type="float" office:value="-0.000339" calcext:value-type="float">
            <text:p>-0.000339</text:p>
          </table:table-cell>
          <table:table-cell office:value-type="float" office:value="-0.00000065" calcext:value-type="float">
            <text:p>-6.5E-07</text:p>
          </table:table-cell>
          <table:table-cell office:value-type="float" office:value="0.000492" calcext:value-type="float">
            <text:p>0.000492</text:p>
          </table:table-cell>
        </table:table-row>
        <table:table-row table:style-name="ro1">
          <table:table-cell office:value-type="float" office:value="8.32661318779" calcext:value-type="float">
            <text:p>8.32661318779</text:p>
          </table:table-cell>
          <table:table-cell office:value-type="float" office:value="-0.31" calcext:value-type="float">
            <text:p>-0.31</text:p>
          </table:table-cell>
          <table:table-cell office:value-type="float" office:value="-0.000912146642804" calcext:value-type="float">
            <text:p>-0.000912146642804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29351028288" calcext:value-type="float">
            <text:p>0.00042935102828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0348498183303" calcext:value-type="float">
            <text:p>-0.00348498183303</text:p>
          </table:table-cell>
          <table:table-cell/>
          <table:table-cell office:value-type="float" office:value="90.000298" calcext:value-type="float">
            <text:p>90.000298</text:p>
          </table:table-cell>
          <table:table-cell office:value-type="float" office:value="-44.959843" calcext:value-type="float">
            <text:p>-44.959843</text:p>
          </table:table-cell>
          <table:table-cell office:value-type="float" office:value="0.001585" calcext:value-type="float">
            <text:p>0.001585</text:p>
          </table:table-cell>
          <table:table-cell table:number-columns-repeated="2"/>
          <table:table-cell office:value-type="float" office:value="-0.000339" calcext:value-type="float">
            <text:p>-0.000339</text:p>
          </table:table-cell>
          <table:table-cell office:value-type="float" office:value="-0.00000065" calcext:value-type="float">
            <text:p>-6.5E-07</text:p>
          </table:table-cell>
          <table:table-cell office:value-type="float" office:value="0.000494" calcext:value-type="float">
            <text:p>0.000494</text:p>
          </table:table-cell>
        </table:table-row>
        <table:table-row table:style-name="ro1">
          <table:table-cell office:value-type="float" office:value="8.35738015175" calcext:value-type="float">
            <text:p>8.35738015175</text:p>
          </table:table-cell>
          <table:table-cell office:value-type="float" office:value="-0.31" calcext:value-type="float">
            <text:p>-0.31</text:p>
          </table:table-cell>
          <table:table-cell office:value-type="float" office:value="-0.0016439286992" calcext:value-type="float">
            <text:p>-0.0016439286992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3287317385" calcext:value-type="float">
            <text:p>0.00043287317385</text:p>
          </table:table-cell>
          <table:table-cell office:value-type="float" office:value="-0.48" calcext:value-type="float">
            <text:p>-0.48</text:p>
          </table:table-cell>
          <table:table-cell office:value-type="float" office:value="-0.00295443902723" calcext:value-type="float">
            <text:p>-0.00295443902723</text:p>
          </table:table-cell>
          <table:table-cell/>
          <table:table-cell office:value-type="float" office:value="90.000351" calcext:value-type="float">
            <text:p>90.000351</text:p>
          </table:table-cell>
          <table:table-cell office:value-type="float" office:value="-42.959827" calcext:value-type="float">
            <text:p>-42.959827</text:p>
          </table:table-cell>
          <table:table-cell office:value-type="float" office:value="0.001571" calcext:value-type="float">
            <text:p>0.001571</text:p>
          </table:table-cell>
          <table:table-cell table:number-columns-repeated="2"/>
          <table:table-cell office:value-type="float" office:value="-0.00034" calcext:value-type="float">
            <text:p>-0.00034</text:p>
          </table:table-cell>
          <table:table-cell office:value-type="float" office:value="-0.00000058" calcext:value-type="float">
            <text:p>-5.8E-07</text:p>
          </table:table-cell>
          <table:table-cell office:value-type="float" office:value="0.000494" calcext:value-type="float">
            <text:p>0.000494</text:p>
          </table:table-cell>
        </table:table-row>
        <table:table-row table:style-name="ro1">
          <table:table-cell office:value-type="float" office:value="8.38830208778" calcext:value-type="float">
            <text:p>8.38830208778</text:p>
          </table:table-cell>
          <table:table-cell office:value-type="float" office:value="-0.31" calcext:value-type="float">
            <text:p>-0.31</text:p>
          </table:table-cell>
          <table:table-cell office:value-type="float" office:value="-0.00212849024683" calcext:value-type="float">
            <text:p>-0.00212849024683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3669086881" calcext:value-type="float">
            <text:p>0.00043669086881</text:p>
          </table:table-cell>
          <table:table-cell office:value-type="float" office:value="-1.01" calcext:value-type="float">
            <text:p>-1.01</text:p>
          </table:table-cell>
          <table:table-cell office:value-type="float" office:value="-0.00296576111577" calcext:value-type="float">
            <text:p>-0.00296576111577</text:p>
          </table:table-cell>
          <table:table-cell/>
          <table:table-cell office:value-type="float" office:value="90.000404" calcext:value-type="float">
            <text:p>90.000404</text:p>
          </table:table-cell>
          <table:table-cell office:value-type="float" office:value="-40.959824" calcext:value-type="float">
            <text:p>-40.959824</text:p>
          </table:table-cell>
          <table:table-cell office:value-type="float" office:value="0.001571" calcext:value-type="float">
            <text:p>0.001571</text:p>
          </table:table-cell>
          <table:table-cell table:number-columns-repeated="2"/>
          <table:table-cell office:value-type="float" office:value="-0.000339" calcext:value-type="float">
            <text:p>-0.000339</text:p>
          </table:table-cell>
          <table:table-cell office:value-type="float" office:value="-0.00000068" calcext:value-type="float">
            <text:p>-6.8E-07</text:p>
          </table:table-cell>
          <table:table-cell office:value-type="float" office:value="0.000494" calcext:value-type="float">
            <text:p>0.000494</text:p>
          </table:table-cell>
        </table:table-row>
        <table:table-row table:style-name="ro1">
          <table:table-cell office:value-type="float" office:value="8.41951107979" calcext:value-type="float">
            <text:p>8.41951107979</text:p>
          </table:table-cell>
          <table:table-cell office:value-type="float" office:value="-0.31" calcext:value-type="float">
            <text:p>-0.31</text:p>
          </table:table-cell>
          <table:table-cell office:value-type="float" office:value="-0.0018537081778" calcext:value-type="float">
            <text:p>-0.0018537081778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40692092525" calcext:value-type="float">
            <text:p>0.000440692092525</text:p>
          </table:table-cell>
          <table:table-cell office:value-type="float" office:value="-1.63" calcext:value-type="float">
            <text:p>-1.63</text:p>
          </table:table-cell>
          <table:table-cell office:value-type="float" office:value="-0.00298141711392" calcext:value-type="float">
            <text:p>-0.00298141711392</text:p>
          </table:table-cell>
          <table:table-cell/>
          <table:table-cell office:value-type="float" office:value="90.000458" calcext:value-type="float">
            <text:p>90.000458</text:p>
          </table:table-cell>
          <table:table-cell office:value-type="float" office:value="-38.959824" calcext:value-type="float">
            <text:p>-38.959824</text:p>
          </table:table-cell>
          <table:table-cell office:value-type="float" office:value="0.001544" calcext:value-type="float">
            <text:p>0.001544</text:p>
          </table:table-cell>
          <table:table-cell table:number-columns-repeated="2"/>
          <table:table-cell office:value-type="float" office:value="-0.00034" calcext:value-type="float">
            <text:p>-0.00034</text:p>
          </table:table-cell>
          <table:table-cell office:value-type="float" office:value="-0.00000063" calcext:value-type="float">
            <text:p>-6.3E-07</text:p>
          </table:table-cell>
          <table:table-cell office:value-type="float" office:value="0.000495" calcext:value-type="float">
            <text:p>0.000495</text:p>
          </table:table-cell>
        </table:table-row>
        <table:table-row table:style-name="ro1">
          <table:table-cell office:value-type="float" office:value="8.45035219193" calcext:value-type="float">
            <text:p>8.45035219193</text:p>
          </table:table-cell>
          <table:table-cell office:value-type="float" office:value="-0.31" calcext:value-type="float">
            <text:p>-0.31</text:p>
          </table:table-cell>
          <table:table-cell office:value-type="float" office:value="-0.00192973588128" calcext:value-type="float">
            <text:p>-0.00192973588128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4480280485" calcext:value-type="float">
            <text:p>0.00044480280485</text:p>
          </table:table-cell>
          <table:table-cell office:value-type="float" office:value="-2.15" calcext:value-type="float">
            <text:p>-2.15</text:p>
          </table:table-cell>
          <table:table-cell office:value-type="float" office:value="-0.0029936528299" calcext:value-type="float">
            <text:p>-0.0029936528299</text:p>
          </table:table-cell>
          <table:table-cell/>
          <table:table-cell office:value-type="float" office:value="90.000519" calcext:value-type="float">
            <text:p>90.000519</text:p>
          </table:table-cell>
          <table:table-cell office:value-type="float" office:value="-36.959846" calcext:value-type="float">
            <text:p>-36.959846</text:p>
          </table:table-cell>
          <table:table-cell office:value-type="float" office:value="0.001516" calcext:value-type="float">
            <text:p>0.001516</text:p>
          </table:table-cell>
          <table:table-cell table:number-columns-repeated="2"/>
          <table:table-cell office:value-type="float" office:value="-0.000341" calcext:value-type="float">
            <text:p>-0.000341</text:p>
          </table:table-cell>
          <table:table-cell office:value-type="float" office:value="-0.00000073" calcext:value-type="float">
            <text:p>-7.3E-07</text:p>
          </table:table-cell>
          <table:table-cell office:value-type="float" office:value="0.000494" calcext:value-type="float">
            <text:p>0.000494</text:p>
          </table:table-cell>
        </table:table-row>
        <table:table-row table:style-name="ro1">
          <table:table-cell office:value-type="float" office:value="8.48232316971" calcext:value-type="float">
            <text:p>8.48232316971</text:p>
          </table:table-cell>
          <table:table-cell office:value-type="float" office:value="-0.31" calcext:value-type="float">
            <text:p>-0.31</text:p>
          </table:table-cell>
          <table:table-cell office:value-type="float" office:value="-0.00178553164005" calcext:value-type="float">
            <text:p>-0.00178553164005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50318562798" calcext:value-type="float">
            <text:p>0.000450318562798</text:p>
          </table:table-cell>
          <table:table-cell office:value-type="float" office:value="-2.77" calcext:value-type="float">
            <text:p>-2.77</text:p>
          </table:table-cell>
          <table:table-cell office:value-type="float" office:value="-0.00300643616356" calcext:value-type="float">
            <text:p>-0.00300643616356</text:p>
          </table:table-cell>
          <table:table-cell/>
          <table:table-cell office:value-type="float" office:value="90.000557" calcext:value-type="float">
            <text:p>90.000557</text:p>
          </table:table-cell>
          <table:table-cell office:value-type="float" office:value="-34.959831" calcext:value-type="float">
            <text:p>-34.959831</text:p>
          </table:table-cell>
          <table:table-cell office:value-type="float" office:value="0.001489" calcext:value-type="float">
            <text:p>0.001489</text:p>
          </table:table-cell>
          <table:table-cell table:number-columns-repeated="2"/>
          <table:table-cell office:value-type="float" office:value="-0.000343" calcext:value-type="float">
            <text:p>-0.000343</text:p>
          </table:table-cell>
          <table:table-cell office:value-type="float" office:value="-0.00000069" calcext:value-type="float">
            <text:p>-6.9E-07</text:p>
          </table:table-cell>
          <table:table-cell office:value-type="float" office:value="0.000494" calcext:value-type="float">
            <text:p>0.000494</text:p>
          </table:table-cell>
        </table:table-row>
        <table:table-row table:style-name="ro1">
          <table:table-cell office:value-type="float" office:value="8.56348204613" calcext:value-type="float">
            <text:p>8.56348204613</text:p>
          </table:table-cell>
          <table:table-cell office:value-type="float" office:value="-0.31" calcext:value-type="float">
            <text:p>-0.31</text:p>
          </table:table-cell>
          <table:table-cell office:value-type="float" office:value="-0.00037283077836" calcext:value-type="float">
            <text:p>-0.00037283077836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60626091808" calcext:value-type="float">
            <text:p>0.000460626091808</text:p>
          </table:table-cell>
          <table:table-cell office:value-type="float" office:value="-4.44" calcext:value-type="float">
            <text:p>-4.44</text:p>
          </table:table-cell>
          <table:table-cell office:value-type="float" office:value="-0.00304320151918" calcext:value-type="float">
            <text:p>-0.00304320151918</text:p>
          </table:table-cell>
          <table:table-cell/>
          <table:table-cell office:value-type="float" office:value="90.00061" calcext:value-type="float">
            <text:p>90.00061</text:p>
          </table:table-cell>
          <table:table-cell office:value-type="float" office:value="-32.959831" calcext:value-type="float">
            <text:p>-32.959831</text:p>
          </table:table-cell>
          <table:table-cell office:value-type="float" office:value="0.001462" calcext:value-type="float">
            <text:p>0.001462</text:p>
          </table:table-cell>
          <table:table-cell table:number-columns-repeated="2"/>
          <table:table-cell office:value-type="float" office:value="-0.000344" calcext:value-type="float">
            <text:p>-0.000344</text:p>
          </table:table-cell>
          <table:table-cell office:value-type="float" office:value="-0.00000071" calcext:value-type="float">
            <text:p>-7.1E-07</text:p>
          </table:table-cell>
          <table:table-cell office:value-type="float" office:value="0.000496" calcext:value-type="float">
            <text:p>0.000496</text:p>
          </table:table-cell>
        </table:table-row>
        <table:table-row table:style-name="ro1">
          <table:table-cell office:value-type="float" office:value="8.59547519684" calcext:value-type="float">
            <text:p>8.59547519684</text:p>
          </table:table-cell>
          <table:table-cell office:value-type="float" office:value="-0.31" calcext:value-type="float">
            <text:p>-0.31</text:p>
          </table:table-cell>
          <table:table-cell office:value-type="float" office:value="0.000609116919804" calcext:value-type="float">
            <text:p>0.000609116919804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63998876512" calcext:value-type="float">
            <text:p>0.000463998876512</text:p>
          </table:table-cell>
          <table:table-cell office:value-type="float" office:value="-5.23" calcext:value-type="float">
            <text:p>-5.23</text:p>
          </table:table-cell>
          <table:table-cell office:value-type="float" office:value="-0.00305822491646" calcext:value-type="float">
            <text:p>-0.00305822491646</text:p>
          </table:table-cell>
          <table:table-cell/>
          <table:table-cell office:value-type="float" office:value="90.000664" calcext:value-type="float">
            <text:p>90.000664</text:p>
          </table:table-cell>
          <table:table-cell office:value-type="float" office:value="-30.959827" calcext:value-type="float">
            <text:p>-30.959827</text:p>
          </table:table-cell>
          <table:table-cell office:value-type="float" office:value="0.001448" calcext:value-type="float">
            <text:p>0.001448</text:p>
          </table:table-cell>
          <table:table-cell table:number-columns-repeated="2"/>
          <table:table-cell office:value-type="float" office:value="-0.000341" calcext:value-type="float">
            <text:p>-0.000341</text:p>
          </table:table-cell>
          <table:table-cell office:value-type="float" office:value="-0.00000068" calcext:value-type="float">
            <text:p>-6.8E-07</text:p>
          </table:table-cell>
          <table:table-cell office:value-type="float" office:value="0.000494" calcext:value-type="float">
            <text:p>0.000494</text:p>
          </table:table-cell>
        </table:table-row>
        <table:table-row table:style-name="ro1">
          <table:table-cell office:value-type="float" office:value="8.62638616562" calcext:value-type="float">
            <text:p>8.62638616562</text:p>
          </table:table-cell>
          <table:table-cell office:value-type="float" office:value="-0.31" calcext:value-type="float">
            <text:p>-0.31</text:p>
          </table:table-cell>
          <table:table-cell office:value-type="float" office:value="0.000522993505001" calcext:value-type="float">
            <text:p>0.000522993505001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66950819828" calcext:value-type="float">
            <text:p>0.000466950819828</text:p>
          </table:table-cell>
          <table:table-cell office:value-type="float" office:value="-6.11" calcext:value-type="float">
            <text:p>-6.11</text:p>
          </table:table-cell>
          <table:table-cell office:value-type="float" office:value="-0.00307393306866" calcext:value-type="float">
            <text:p>-0.00307393306866</text:p>
          </table:table-cell>
          <table:table-cell/>
          <table:table-cell office:value-type="float" office:value="90.000717" calcext:value-type="float">
            <text:p>90.000717</text:p>
          </table:table-cell>
          <table:table-cell office:value-type="float" office:value="-28.959826" calcext:value-type="float">
            <text:p>-28.959826</text:p>
          </table:table-cell>
          <table:table-cell office:value-type="float" office:value="0.001421" calcext:value-type="float">
            <text:p>0.001421</text:p>
          </table:table-cell>
          <table:table-cell table:number-columns-repeated="2"/>
          <table:table-cell office:value-type="float" office:value="-0.000343" calcext:value-type="float">
            <text:p>-0.000343</text:p>
          </table:table-cell>
          <table:table-cell office:value-type="float" office:value="-0.00000078" calcext:value-type="float">
            <text:p>-7.8E-07</text:p>
          </table:table-cell>
          <table:table-cell office:value-type="float" office:value="0.000494" calcext:value-type="float">
            <text:p>0.000494</text:p>
          </table:table-cell>
        </table:table-row>
        <table:table-row table:style-name="ro1">
          <table:table-cell office:value-type="float" office:value="8.65739107132" calcext:value-type="float">
            <text:p>8.65739107132</text:p>
          </table:table-cell>
          <table:table-cell office:value-type="float" office:value="-0.31" calcext:value-type="float">
            <text:p>-0.31</text:p>
          </table:table-cell>
          <table:table-cell office:value-type="float" office:value="0.000965818762779" calcext:value-type="float">
            <text:p>0.000965818762779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69407415949" calcext:value-type="float">
            <text:p>0.000469407415949</text:p>
          </table:table-cell>
          <table:table-cell office:value-type="float" office:value="-6.99" calcext:value-type="float">
            <text:p>-6.99</text:p>
          </table:table-cell>
          <table:table-cell office:value-type="float" office:value="-0.00309038138948" calcext:value-type="float">
            <text:p>-0.00309038138948</text:p>
          </table:table-cell>
          <table:table-cell/>
          <table:table-cell office:value-type="float" office:value="90.000763" calcext:value-type="float">
            <text:p>90.000763</text:p>
          </table:table-cell>
          <table:table-cell office:value-type="float" office:value="-26.959822" calcext:value-type="float">
            <text:p>-26.959822</text:p>
          </table:table-cell>
          <table:table-cell office:value-type="float" office:value="0.001407" calcext:value-type="float">
            <text:p>0.001407</text:p>
          </table:table-cell>
          <table:table-cell table:number-columns-repeated="2"/>
          <table:table-cell office:value-type="float" office:value="-0.000346" calcext:value-type="float">
            <text:p>-0.000346</text:p>
          </table:table-cell>
          <table:table-cell office:value-type="float" office:value="-0.00000074" calcext:value-type="float">
            <text:p>-7.4E-07</text:p>
          </table:table-cell>
          <table:table-cell office:value-type="float" office:value="0.000496" calcext:value-type="float">
            <text:p>0.000496</text:p>
          </table:table-cell>
        </table:table-row>
        <table:table-row table:style-name="ro1">
          <table:table-cell office:value-type="float" office:value="8.68944406509" calcext:value-type="float">
            <text:p>8.68944406509</text:p>
          </table:table-cell>
          <table:table-cell office:value-type="float" office:value="-0.31" calcext:value-type="float">
            <text:p>-0.31</text:p>
          </table:table-cell>
          <table:table-cell office:value-type="float" office:value="0.0013685002923" calcext:value-type="float">
            <text:p>0.0013685002923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71287610708" calcext:value-type="float">
            <text:p>0.000471287610708</text:p>
          </table:table-cell>
          <table:table-cell office:value-type="float" office:value="-8.04" calcext:value-type="float">
            <text:p>-8.04</text:p>
          </table:table-cell>
          <table:table-cell office:value-type="float" office:value="-0.00364922755398" calcext:value-type="float">
            <text:p>-0.00364922755398</text:p>
          </table:table-cell>
          <table:table-cell/>
          <table:table-cell office:value-type="float" office:value="90.000816" calcext:value-type="float">
            <text:p>90.000816</text:p>
          </table:table-cell>
          <table:table-cell office:value-type="float" office:value="-24.959833" calcext:value-type="float">
            <text:p>-24.959833</text:p>
          </table:table-cell>
          <table:table-cell office:value-type="float" office:value="0.001393" calcext:value-type="float">
            <text:p>0.001393</text:p>
          </table:table-cell>
          <table:table-cell table:number-columns-repeated="2"/>
          <table:table-cell office:value-type="float" office:value="-0.000346" calcext:value-type="float">
            <text:p>-0.000346</text:p>
          </table:table-cell>
          <table:table-cell office:value-type="float" office:value="-0.00000071" calcext:value-type="float">
            <text:p>-7.1E-07</text:p>
          </table:table-cell>
          <table:table-cell office:value-type="float" office:value="0.000495" calcext:value-type="float">
            <text:p>0.000495</text:p>
          </table:table-cell>
        </table:table-row>
        <table:table-row table:style-name="ro1">
          <table:table-cell office:value-type="float" office:value="8.72043800354" calcext:value-type="float">
            <text:p>8.72043800354</text:p>
          </table:table-cell>
          <table:table-cell office:value-type="float" office:value="-0.31" calcext:value-type="float">
            <text:p>-0.31</text:p>
          </table:table-cell>
          <table:table-cell office:value-type="float" office:value="0.00224097282626" calcext:value-type="float">
            <text:p>0.00224097282626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72492189147" calcext:value-type="float">
            <text:p>0.000472492189147</text:p>
          </table:table-cell>
          <table:table-cell office:value-type="float" office:value="-9.1" calcext:value-type="float">
            <text:p>-9.1</text:p>
          </table:table-cell>
          <table:table-cell office:value-type="float" office:value="-0.00313215074129" calcext:value-type="float">
            <text:p>-0.00313215074129</text:p>
          </table:table-cell>
          <table:table-cell/>
          <table:table-cell office:value-type="float" office:value="90.00087" calcext:value-type="float">
            <text:p>90.00087</text:p>
          </table:table-cell>
          <table:table-cell office:value-type="float" office:value="-22.959858" calcext:value-type="float">
            <text:p>-22.959858</text:p>
          </table:table-cell>
          <table:table-cell office:value-type="float" office:value="0.00138" calcext:value-type="float">
            <text:p>0.00138</text:p>
          </table:table-cell>
          <table:table-cell table:number-columns-repeated="2"/>
          <table:table-cell office:value-type="float" office:value="-0.000346" calcext:value-type="float">
            <text:p>-0.000346</text:p>
          </table:table-cell>
          <table:table-cell office:value-type="float" office:value="-0.0000008" calcext:value-type="float">
            <text:p>-8E-07</text:p>
          </table:table-cell>
          <table:table-cell office:value-type="float" office:value="0.000496" calcext:value-type="float">
            <text:p>0.000496</text:p>
          </table:table-cell>
        </table:table-row>
        <table:table-row table:style-name="ro1">
          <table:table-cell office:value-type="float" office:value="8.75143313408" calcext:value-type="float">
            <text:p>8.75143313408</text:p>
          </table:table-cell>
          <table:table-cell office:value-type="float" office:value="-0.31" calcext:value-type="float">
            <text:p>-0.31</text:p>
          </table:table-cell>
          <table:table-cell office:value-type="float" office:value="0.00247282721102" calcext:value-type="float">
            <text:p>0.00247282721102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72909654491" calcext:value-type="float">
            <text:p>0.000472909654491</text:p>
          </table:table-cell>
          <table:table-cell office:value-type="float" office:value="-10.33" calcext:value-type="float">
            <text:p>-10.33</text:p>
          </table:table-cell>
          <table:table-cell office:value-type="float" office:value="-0.0031515720766" calcext:value-type="float">
            <text:p>-0.0031515720766</text:p>
          </table:table-cell>
          <table:table-cell/>
          <table:table-cell office:value-type="float" office:value="90.000923" calcext:value-type="float">
            <text:p>90.000923</text:p>
          </table:table-cell>
          <table:table-cell office:value-type="float" office:value="-20.959856" calcext:value-type="float">
            <text:p>-20.959856</text:p>
          </table:table-cell>
          <table:table-cell office:value-type="float" office:value="0.001352" calcext:value-type="float">
            <text:p>0.001352</text:p>
          </table:table-cell>
          <table:table-cell table:number-columns-repeated="2"/>
          <table:table-cell office:value-type="float" office:value="-0.000346" calcext:value-type="float">
            <text:p>-0.000346</text:p>
          </table:table-cell>
          <table:table-cell office:value-type="float" office:value="-0.00000075" calcext:value-type="float">
            <text:p>-7.5E-07</text:p>
          </table:table-cell>
          <table:table-cell office:value-type="float" office:value="0.000495" calcext:value-type="float">
            <text:p>0.000495</text:p>
          </table:table-cell>
        </table:table-row>
        <table:table-row table:style-name="ro1">
          <table:table-cell office:value-type="float" office:value="8.78381204605" calcext:value-type="float">
            <text:p>8.78381204605</text:p>
          </table:table-cell>
          <table:table-cell office:value-type="float" office:value="-0.31" calcext:value-type="float">
            <text:p>-0.31</text:p>
          </table:table-cell>
          <table:table-cell office:value-type="float" office:value="0.00257783569396" calcext:value-type="float">
            <text:p>0.00257783569396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72215382615" calcext:value-type="float">
            <text:p>0.000472215382615</text:p>
          </table:table-cell>
          <table:table-cell office:value-type="float" office:value="-11.38" calcext:value-type="float">
            <text:p>-11.38</text:p>
          </table:table-cell>
          <table:table-cell office:value-type="float" office:value="-0.00317202671431" calcext:value-type="float">
            <text:p>-0.00317202671431</text:p>
          </table:table-cell>
          <table:table-cell/>
          <table:table-cell office:value-type="float" office:value="90.000969" calcext:value-type="float">
            <text:p>90.000969</text:p>
          </table:table-cell>
          <table:table-cell office:value-type="float" office:value="-18.959841" calcext:value-type="float">
            <text:p>-18.959841</text:p>
          </table:table-cell>
          <table:table-cell office:value-type="float" office:value="0.001339" calcext:value-type="float">
            <text:p>0.001339</text:p>
          </table:table-cell>
          <table:table-cell table:number-columns-repeated="2"/>
          <table:table-cell office:value-type="float" office:value="-0.000347" calcext:value-type="float">
            <text:p>-0.000347</text:p>
          </table:table-cell>
          <table:table-cell office:value-type="float" office:value="-0.0000007" calcext:value-type="float">
            <text:p>-7E-07</text:p>
          </table:table-cell>
          <table:table-cell office:value-type="float" office:value="0.000495" calcext:value-type="float">
            <text:p>0.000495</text:p>
          </table:table-cell>
        </table:table-row>
        <table:table-row table:style-name="ro1">
          <table:table-cell office:value-type="float" office:value="8.8154489994" calcext:value-type="float">
            <text:p>8.8154489994</text:p>
          </table:table-cell>
          <table:table-cell office:value-type="float" office:value="-0.31" calcext:value-type="float">
            <text:p>-0.31</text:p>
          </table:table-cell>
          <table:table-cell office:value-type="float" office:value="0.00300717004575" calcext:value-type="float">
            <text:p>0.00300717004575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70565690193" calcext:value-type="float">
            <text:p>0.000470565690193</text:p>
          </table:table-cell>
          <table:table-cell office:value-type="float" office:value="-12.53" calcext:value-type="float">
            <text:p>-12.53</text:p>
          </table:table-cell>
          <table:table-cell office:value-type="float" office:value="-0.00319342757575" calcext:value-type="float">
            <text:p>-0.00319342757575</text:p>
          </table:table-cell>
          <table:table-cell/>
          <table:table-cell office:value-type="float" office:value="90.001022" calcext:value-type="float">
            <text:p>90.001022</text:p>
          </table:table-cell>
          <table:table-cell office:value-type="float" office:value="-16.959824" calcext:value-type="float">
            <text:p>-16.959824</text:p>
          </table:table-cell>
          <table:table-cell office:value-type="float" office:value="0.001311" calcext:value-type="float">
            <text:p>0.001311</text:p>
          </table:table-cell>
          <table:table-cell table:number-columns-repeated="2"/>
          <table:table-cell office:value-type="float" office:value="-0.000347" calcext:value-type="float">
            <text:p>-0.000347</text:p>
          </table:table-cell>
          <table:table-cell office:value-type="float" office:value="-0.00000079" calcext:value-type="float">
            <text:p>-7.9E-07</text:p>
          </table:table-cell>
          <table:table-cell office:value-type="float" office:value="0.000496" calcext:value-type="float">
            <text:p>0.000496</text:p>
          </table:table-cell>
        </table:table-row>
        <table:table-row table:style-name="ro1">
          <table:table-cell office:value-type="float" office:value="8.8466629982" calcext:value-type="float">
            <text:p>8.8466629982</text:p>
          </table:table-cell>
          <table:table-cell office:value-type="float" office:value="-0.31" calcext:value-type="float">
            <text:p>-0.31</text:p>
          </table:table-cell>
          <table:table-cell office:value-type="float" office:value="0.00269966199994" calcext:value-type="float">
            <text:p>0.00269966199994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67873323942" calcext:value-type="float">
            <text:p>0.000467873323942</text:p>
          </table:table-cell>
          <table:table-cell office:value-type="float" office:value="-13.76" calcext:value-type="float">
            <text:p>-13.76</text:p>
          </table:table-cell>
          <table:table-cell office:value-type="float" office:value="-0.0032159537077" calcext:value-type="float">
            <text:p>-0.0032159537077</text:p>
          </table:table-cell>
          <table:table-cell/>
          <table:table-cell office:value-type="float" office:value="90.001076" calcext:value-type="float">
            <text:p>90.001076</text:p>
          </table:table-cell>
          <table:table-cell office:value-type="float" office:value="-14.959836" calcext:value-type="float">
            <text:p>-14.959836</text:p>
          </table:table-cell>
          <table:table-cell office:value-type="float" office:value="0.001298" calcext:value-type="float">
            <text:p>0.001298</text:p>
          </table:table-cell>
          <table:table-cell table:number-columns-repeated="2"/>
          <table:table-cell office:value-type="float" office:value="-0.000348" calcext:value-type="float">
            <text:p>-0.000348</text:p>
          </table:table-cell>
          <table:table-cell office:value-type="float" office:value="-0.00000079" calcext:value-type="float">
            <text:p>-7.9E-07</text:p>
          </table:table-cell>
          <table:table-cell office:value-type="float" office:value="0.000498" calcext:value-type="float">
            <text:p>0.000498</text:p>
          </table:table-cell>
        </table:table-row>
        <table:table-row table:style-name="ro1">
          <table:table-cell office:value-type="float" office:value="8.8774561882" calcext:value-type="float">
            <text:p>8.8774561882</text:p>
          </table:table-cell>
          <table:table-cell office:value-type="float" office:value="-0.31" calcext:value-type="float">
            <text:p>-0.31</text:p>
          </table:table-cell>
          <table:table-cell office:value-type="float" office:value="0.00216803327203" calcext:value-type="float">
            <text:p>0.00216803327203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6403738088" calcext:value-type="float">
            <text:p>0.00046403738088</text:p>
          </table:table-cell>
          <table:table-cell office:value-type="float" office:value="-15.16" calcext:value-type="float">
            <text:p>-15.16</text:p>
          </table:table-cell>
          <table:table-cell office:value-type="float" office:value="-0.0032396716997" calcext:value-type="float">
            <text:p>-0.0032396716997</text:p>
          </table:table-cell>
          <table:table-cell/>
          <table:table-cell office:value-type="float" office:value="90.001106" calcext:value-type="float">
            <text:p>90.001106</text:p>
          </table:table-cell>
          <table:table-cell office:value-type="float" office:value="-12.959846" calcext:value-type="float">
            <text:p>-12.959846</text:p>
          </table:table-cell>
          <table:table-cell office:value-type="float" office:value="0.001284" calcext:value-type="float">
            <text:p>0.001284</text:p>
          </table:table-cell>
          <table:table-cell table:number-columns-repeated="2"/>
          <table:table-cell office:value-type="float" office:value="-0.000349" calcext:value-type="float">
            <text:p>-0.000349</text:p>
          </table:table-cell>
          <table:table-cell office:value-type="float" office:value="-0.00000084" calcext:value-type="float">
            <text:p>-8.4E-07</text:p>
          </table:table-cell>
          <table:table-cell office:value-type="float" office:value="0.000497" calcext:value-type="float">
            <text:p>0.000497</text:p>
          </table:table-cell>
        </table:table-row>
        <table:table-row table:style-name="ro1">
          <table:table-cell office:value-type="float" office:value="8.90946912766" calcext:value-type="float">
            <text:p>8.90946912766</text:p>
          </table:table-cell>
          <table:table-cell office:value-type="float" office:value="-0.31" calcext:value-type="float">
            <text:p>-0.31</text:p>
          </table:table-cell>
          <table:table-cell office:value-type="float" office:value="0.00138029886875" calcext:value-type="float">
            <text:p>0.00138029886875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58996655652" calcext:value-type="float">
            <text:p>0.000458996655652</text:p>
          </table:table-cell>
          <table:table-cell office:value-type="float" office:value="-16.48" calcext:value-type="float">
            <text:p>-16.48</text:p>
          </table:table-cell>
          <table:table-cell office:value-type="float" office:value="-0.00380596937612" calcext:value-type="float">
            <text:p>-0.00380596937612</text:p>
          </table:table-cell>
          <table:table-cell/>
          <table:table-cell office:value-type="float" office:value="90.00116" calcext:value-type="float">
            <text:p>90.00116</text:p>
          </table:table-cell>
          <table:table-cell office:value-type="float" office:value="-10.96005" calcext:value-type="float">
            <text:p>-10.96005</text:p>
          </table:table-cell>
          <table:table-cell office:value-type="float" office:value="0.001257" calcext:value-type="float">
            <text:p>0.001257</text:p>
          </table:table-cell>
          <table:table-cell table:number-columns-repeated="2"/>
          <table:table-cell office:value-type="float" office:value="-0.000351" calcext:value-type="float">
            <text:p>-0.000351</text:p>
          </table:table-cell>
          <table:table-cell office:value-type="float" office:value="-0.00000058" calcext:value-type="float">
            <text:p>-5.8E-07</text:p>
          </table:table-cell>
          <table:table-cell office:value-type="float" office:value="0.000495" calcext:value-type="float">
            <text:p>0.000495</text:p>
          </table:table-cell>
        </table:table-row>
        <table:table-row table:style-name="ro1">
          <table:table-cell office:value-type="float" office:value="8.94039416313" calcext:value-type="float">
            <text:p>8.94039416313</text:p>
          </table:table-cell>
          <table:table-cell office:value-type="float" office:value="-0.31" calcext:value-type="float">
            <text:p>-0.31</text:p>
          </table:table-cell>
          <table:table-cell office:value-type="float" office:value="0.000312883988954" calcext:value-type="float">
            <text:p>0.000312883988954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52653970569" calcext:value-type="float">
            <text:p>0.000452653970569</text:p>
          </table:table-cell>
          <table:table-cell office:value-type="float" office:value="-17.89" calcext:value-type="float">
            <text:p>-17.89</text:p>
          </table:table-cell>
          <table:table-cell office:value-type="float" office:value="-0.00329949101433" calcext:value-type="float">
            <text:p>-0.00329949101433</text:p>
          </table:table-cell>
          <table:table-cell/>
          <table:table-cell office:value-type="float" office:value="90.001511" calcext:value-type="float">
            <text:p>90.001511</text:p>
          </table:table-cell>
          <table:table-cell office:value-type="float" office:value="-9.032447" calcext:value-type="float">
            <text:p>-9.032447</text:p>
          </table:table-cell>
          <table:table-cell office:value-type="float" office:value="0.001243" calcext:value-type="float">
            <text:p>0.001243</text:p>
          </table:table-cell>
          <table:table-cell table:number-columns-repeated="2"/>
          <table:table-cell office:value-type="float" office:value="-0.000178" calcext:value-type="float">
            <text:p>-0.000178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8.97133898735" calcext:value-type="float">
            <text:p>8.97133898735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0318418635288" calcext:value-type="float">
            <text:p>0.000318418635288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64587385068" calcext:value-type="float">
            <text:p>0.000464587385068</text:p>
          </table:table-cell>
          <table:table-cell office:value-type="float" office:value="-19.47" calcext:value-type="float">
            <text:p>-19.47</text:p>
          </table:table-cell>
          <table:table-cell office:value-type="float" office:value="-0.000000688960540174" calcext:value-type="float">
            <text:p>-6.88960540174E-07</text:p>
          </table:table-cell>
          <table:table-cell/>
          <table:table-cell office:value-type="float" office:value="90.001991" calcext:value-type="float">
            <text:p>90.001991</text:p>
          </table:table-cell>
          <table:table-cell office:value-type="float" office:value="-7.260327" calcext:value-type="float">
            <text:p>-7.260327</text:p>
          </table:table-cell>
          <table:table-cell office:value-type="float" office:value="0.001216" calcext:value-type="float">
            <text:p>0.001216</text:p>
          </table:table-cell>
          <table:table-cell table:number-columns-repeated="2"/>
          <table:table-cell office:value-type="float" office:value="0.000033" calcext:value-type="float">
            <text:p>3.3E-05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00502" calcext:value-type="float">
            <text:p>0.000502</text:p>
          </table:table-cell>
        </table:table-row>
        <table:table-row table:style-name="ro1">
          <table:table-cell office:value-type="float" office:value="9.00333213806" calcext:value-type="float">
            <text:p>9.00333213806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0304942019284" calcext:value-type="float">
            <text:p>0.000304942019284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65177814476" calcext:value-type="float">
            <text:p>0.000465177814476</text:p>
          </table:table-cell>
          <table:table-cell office:value-type="float" office:value="-21.23" calcext:value-type="float">
            <text:p>-21.23</text:p>
          </table:table-cell>
          <table:table-cell office:value-type="float" office:value="-0.00000069506569389" calcext:value-type="float">
            <text:p>-6.9506569389E-07</text:p>
          </table:table-cell>
          <table:table-cell/>
          <table:table-cell office:value-type="float" office:value="90.002151" calcext:value-type="float">
            <text:p>90.002151</text:p>
          </table:table-cell>
          <table:table-cell office:value-type="float" office:value="-5.672663" calcext:value-type="float">
            <text:p>-5.672663</text:p>
          </table:table-cell>
          <table:table-cell office:value-type="float" office:value="0.001188" calcext:value-type="float">
            <text:p>0.001188</text:p>
          </table:table-cell>
          <table:table-cell table:number-columns-repeated="2"/>
          <table:table-cell office:value-type="float" office:value="0.00009" calcext:value-type="float">
            <text:p>9E-05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.000504" calcext:value-type="float">
            <text:p>0.000504</text:p>
          </table:table-cell>
        </table:table-row>
        <table:table-row table:style-name="ro1">
          <table:table-cell office:value-type="float" office:value="9.03447198868" calcext:value-type="float">
            <text:p>9.03447198868</text:p>
          </table:table-cell>
          <table:table-cell office:value-type="float" office:value="-0.31" calcext:value-type="float">
            <text:p>-0.31</text:p>
          </table:table-cell>
          <table:table-cell office:value-type="float" office:value="0.000294818572002" calcext:value-type="float">
            <text:p>0.000294818572002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6562764328" calcext:value-type="float">
            <text:p>0.00046562764328</text:p>
          </table:table-cell>
          <table:table-cell office:value-type="float" office:value="-22.81" calcext:value-type="float">
            <text:p>-22.81</text:p>
          </table:table-cell>
          <table:table-cell office:value-type="float" office:value="-0.000000699893234923" calcext:value-type="float">
            <text:p>-6.99893234923E-07</text:p>
          </table:table-cell>
          <table:table-cell/>
          <table:table-cell office:value-type="float" office:value="90.002007" calcext:value-type="float">
            <text:p>90.002007</text:p>
          </table:table-cell>
          <table:table-cell office:value-type="float" office:value="-4.279592" calcext:value-type="float">
            <text:p>-4.279592</text:p>
          </table:table-cell>
          <table:table-cell office:value-type="float" office:value="0.001188" calcext:value-type="float">
            <text:p>0.001188</text:p>
          </table:table-cell>
          <table:table-cell table:number-columns-repeated="2"/>
          <table:table-cell office:value-type="float" office:value="0.000067" calcext:value-type="float">
            <text:p>6.7E-05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502" calcext:value-type="float">
            <text:p>0.000502</text:p>
          </table:table-cell>
        </table:table-row>
        <table:table-row table:style-name="ro1">
          <table:table-cell office:value-type="float" office:value="9.06527519226" calcext:value-type="float">
            <text:p>9.06527519226</text:p>
          </table:table-cell>
          <table:table-cell office:value-type="float" office:value="-0.31" calcext:value-type="float">
            <text:p>-0.31</text:p>
          </table:table-cell>
          <table:table-cell office:value-type="float" office:value="0.000284662470222" calcext:value-type="float">
            <text:p>0.000284662470222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66083991341" calcext:value-type="float">
            <text:p>0.000466083991341</text:p>
          </table:table-cell>
          <table:table-cell office:value-type="float" office:value="-24.13" calcext:value-type="float">
            <text:p>-24.13</text:p>
          </table:table-cell>
          <table:table-cell office:value-type="float" office:value="-0.00000070350660053" calcext:value-type="float">
            <text:p>-7.0350660053E-07</text:p>
          </table:table-cell>
          <table:table-cell/>
          <table:table-cell office:value-type="float" office:value="90.001816" calcext:value-type="float">
            <text:p>90.001816</text:p>
          </table:table-cell>
          <table:table-cell office:value-type="float" office:value="-3.084609" calcext:value-type="float">
            <text:p>-3.084609</text:p>
          </table:table-cell>
          <table:table-cell office:value-type="float" office:value="0.001175" calcext:value-type="float">
            <text:p>0.001175</text:p>
          </table:table-cell>
          <table:table-cell table:number-columns-repeated="2"/>
          <table:table-cell office:value-type="float" office:value="0.000053" calcext:value-type="float">
            <text:p>5.3E-05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502" calcext:value-type="float">
            <text:p>0.000502</text:p>
          </table:table-cell>
        </table:table-row>
        <table:table-row table:style-name="ro1">
          <table:table-cell office:value-type="float" office:value="9.09656906128" calcext:value-type="float">
            <text:p>9.09656906128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0274441932561" calcext:value-type="float">
            <text:p>0.000274441932561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66548226541" calcext:value-type="float">
            <text:p>0.000466548226541</text:p>
          </table:table-cell>
          <table:table-cell office:value-type="float" office:value="-25.36" calcext:value-type="float">
            <text:p>-25.36</text:p>
          </table:table-cell>
          <table:table-cell office:value-type="float" office:value="-0.000000705953141278" calcext:value-type="float">
            <text:p>-7.05953141278E-07</text:p>
          </table:table-cell>
          <table:table-cell/>
          <table:table-cell office:value-type="float" office:value="90.001625" calcext:value-type="float">
            <text:p>90.001625</text:p>
          </table:table-cell>
          <table:table-cell office:value-type="float" office:value="-2.088972" calcext:value-type="float">
            <text:p>-2.088972</text:p>
          </table:table-cell>
          <table:table-cell office:value-type="float" office:value="0.001161" calcext:value-type="float">
            <text:p>0.001161</text:p>
          </table:table-cell>
          <table:table-cell table:number-columns-repeated="2"/>
          <table:table-cell office:value-type="float" office:value="0.000051" calcext:value-type="float">
            <text:p>5.1E-05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9.12754607201" calcext:value-type="float">
            <text:p>9.12754607201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026422724477" calcext:value-type="float">
            <text:p>0.00026422724477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67016885523" calcext:value-type="float">
            <text:p>0.000467016885523</text:p>
          </table:table-cell>
          <table:table-cell office:value-type="float" office:value="-26.51" calcext:value-type="float">
            <text:p>-26.51</text:p>
          </table:table-cell>
          <table:table-cell office:value-type="float" office:value="-0.000000707257697741" calcext:value-type="float">
            <text:p>-7.07257697741E-07</text:p>
          </table:table-cell>
          <table:table-cell/>
          <table:table-cell office:value-type="float" office:value="90.001434" calcext:value-type="float">
            <text:p>90.001434</text:p>
          </table:table-cell>
          <table:table-cell office:value-type="float" office:value="-1.293119" calcext:value-type="float">
            <text:p>-1.293119</text:p>
          </table:table-cell>
          <table:table-cell office:value-type="float" office:value="0.001188" calcext:value-type="float">
            <text:p>0.001188</text:p>
          </table:table-cell>
          <table:table-cell table:number-columns-repeated="2"/>
          <table:table-cell office:value-type="float" office:value="0.000051" calcext:value-type="float">
            <text:p>5.1E-05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503" calcext:value-type="float">
            <text:p>0.000503</text:p>
          </table:table-cell>
        </table:table-row>
        <table:table-row table:style-name="ro1">
          <table:table-cell office:value-type="float" office:value="9.15863609314" calcext:value-type="float">
            <text:p>9.15863609314</text:p>
          </table:table-cell>
          <table:table-cell office:value-type="float" office:value="-0.31" calcext:value-type="float">
            <text:p>-0.31</text:p>
          </table:table-cell>
          <table:table-cell office:value-type="float" office:value="0.000253986829193" calcext:value-type="float">
            <text:p>0.000253986829193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67491190648" calcext:value-type="float">
            <text:p>0.000467491190648</text:p>
          </table:table-cell>
          <table:table-cell office:value-type="float" office:value="-27.82" calcext:value-type="float">
            <text:p>-27.82</text:p>
          </table:table-cell>
          <table:table-cell office:value-type="float" office:value="-0.000000707307606262" calcext:value-type="float">
            <text:p>-7.07307606262E-07</text:p>
          </table:table-cell>
          <table:table-cell/>
          <table:table-cell office:value-type="float" office:value="90.001228" calcext:value-type="float">
            <text:p>90.001228</text:p>
          </table:table-cell>
          <table:table-cell office:value-type="float" office:value="-0.697185" calcext:value-type="float">
            <text:p>-0.697185</text:p>
          </table:table-cell>
          <table:table-cell office:value-type="float" office:value="0.001134" calcext:value-type="float">
            <text:p>0.001134</text:p>
          </table:table-cell>
          <table:table-cell table:number-columns-repeated="2"/>
          <table:table-cell office:value-type="float" office:value="0.000049" calcext:value-type="float">
            <text:p>4.9E-05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504" calcext:value-type="float">
            <text:p>0.000504</text:p>
          </table:table-cell>
        </table:table-row>
        <table:table-row table:style-name="ro1">
          <table:table-cell office:value-type="float" office:value="9.19131708145" calcext:value-type="float">
            <text:p>9.19131708145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0243688686169" calcext:value-type="float">
            <text:p>0.000243688686169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68133570394" calcext:value-type="float">
            <text:p>0.000468133570394</text:p>
          </table:table-cell>
          <table:table-cell office:value-type="float" office:value="-29.14" calcext:value-type="float">
            <text:p>-29.14</text:p>
          </table:table-cell>
          <table:table-cell office:value-type="float" office:value="-0.00000070612543368" calcext:value-type="float">
            <text:p>-7.0612543368E-07</text:p>
          </table:table-cell>
          <table:table-cell/>
          <table:table-cell office:value-type="float" office:value="90.001045" calcext:value-type="float">
            <text:p>90.001045</text:p>
          </table:table-cell>
          <table:table-cell office:value-type="float" office:value="-0.301225" calcext:value-type="float">
            <text:p>-0.301225</text:p>
          </table:table-cell>
          <table:table-cell office:value-type="float" office:value="0.001147" calcext:value-type="float">
            <text:p>0.001147</text:p>
          </table:table-cell>
          <table:table-cell table:number-columns-repeated="2"/>
          <table:table-cell office:value-type="float" office:value="0.000051" calcext:value-type="float">
            <text:p>5.1E-05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499" calcext:value-type="float">
            <text:p>0.000499</text:p>
          </table:table-cell>
        </table:table-row>
        <table:table-row table:style-name="ro1">
          <table:table-cell office:value-type="float" office:value="9.22336411476" calcext:value-type="float">
            <text:p>9.22336411476</text:p>
          </table:table-cell>
          <table:table-cell office:value-type="float" office:value="-0.31" calcext:value-type="float">
            <text:p>-0.31</text:p>
          </table:table-cell>
          <table:table-cell office:value-type="float" office:value="0.000229970944929" calcext:value-type="float">
            <text:p>0.000229970944929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68619982712" calcext:value-type="float">
            <text:p>0.000468619982712</text:p>
          </table:table-cell>
          <table:table-cell office:value-type="float" office:value="-30.29" calcext:value-type="float">
            <text:p>-30.29</text:p>
          </table:table-cell>
          <table:table-cell office:value-type="float" office:value="-0.000000703950831848" calcext:value-type="float">
            <text:p>-7.03950831848E-07</text:p>
          </table:table-cell>
          <table:table-cell/>
          <table:table-cell office:value-type="float" office:value="89.952309" calcext:value-type="float">
            <text:p>89.952309</text:p>
          </table:table-cell>
          <table:table-cell office:value-type="float" office:value="-0.297687" calcext:value-type="float">
            <text:p>-0.297687</text:p>
          </table:table-cell>
          <table:table-cell office:value-type="float" office:value="0.002145" calcext:value-type="float">
            <text:p>0.002145</text:p>
          </table:table-cell>
          <table:table-cell table:number-columns-repeated="2"/>
          <table:table-cell office:value-type="float" office:value="0.00904" calcext:value-type="float">
            <text:p>0.00904</text:p>
          </table:table-cell>
          <table:table-cell office:value-type="float" office:value="0.000742" calcext:value-type="float">
            <text:p>0.000742</text:p>
          </table:table-cell>
          <table:table-cell office:value-type="float" office:value="0.000494" calcext:value-type="float">
            <text:p>0.000494</text:p>
          </table:table-cell>
        </table:table-row>
        <table:table-row table:style-name="ro1">
          <table:table-cell office:value-type="float" office:value="9.2543451786" calcext:value-type="float">
            <text:p>9.2543451786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0219661291339" calcext:value-type="float">
            <text:p>0.000219661291339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69111109851" calcext:value-type="float">
            <text:p>0.000469111109851</text:p>
          </table:table-cell>
          <table:table-cell office:value-type="float" office:value="-31.43" calcext:value-type="float">
            <text:p>-31.43</text:p>
          </table:table-cell>
          <table:table-cell office:value-type="float" office:value="-0.000000700822567978" calcext:value-type="float">
            <text:p>-7.00822567978E-07</text:p>
          </table:table-cell>
          <table:table-cell/>
          <table:table-cell office:value-type="float" office:value="89.759903" calcext:value-type="float">
            <text:p>89.759903</text:p>
          </table:table-cell>
          <table:table-cell office:value-type="float" office:value="-0.292892" calcext:value-type="float">
            <text:p>-0.292892</text:p>
          </table:table-cell>
          <table:table-cell office:value-type="float" office:value="0.003115" calcext:value-type="float">
            <text:p>0.003115</text:p>
          </table:table-cell>
          <table:table-cell table:number-columns-repeated="2"/>
          <table:table-cell office:value-type="float" office:value="0.021923" calcext:value-type="float">
            <text:p>0.021923</text:p>
          </table:table-cell>
          <table:table-cell office:value-type="float" office:value="0.000387" calcext:value-type="float">
            <text:p>0.000387</text:p>
          </table:table-cell>
          <table:table-cell office:value-type="float" office:value="0.000701" calcext:value-type="float">
            <text:p>0.000701</text:p>
          </table:table-cell>
        </table:table-row>
        <table:table-row table:style-name="ro1">
          <table:table-cell office:value-type="float" office:value="9.2863202095" calcext:value-type="float">
            <text:p>9.2863202095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0209301448194" calcext:value-type="float">
            <text:p>0.000209301448194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69608203275" calcext:value-type="float">
            <text:p>0.000469608203275</text:p>
          </table:table-cell>
          <table:table-cell office:value-type="float" office:value="-32.57" calcext:value-type="float">
            <text:p>-32.57</text:p>
          </table:table-cell>
          <table:table-cell office:value-type="float" office:value="-0.000000696766846886" calcext:value-type="float">
            <text:p>-6.96766846886E-07</text:p>
          </table:table-cell>
          <table:table-cell/>
          <table:table-cell office:value-type="float" office:value="89.375687" calcext:value-type="float">
            <text:p>89.375687</text:p>
          </table:table-cell>
          <table:table-cell office:value-type="float" office:value="-0.287647" calcext:value-type="float">
            <text:p>-0.287647</text:p>
          </table:table-cell>
          <table:table-cell office:value-type="float" office:value="0.003661" calcext:value-type="float">
            <text:p>0.003661</text:p>
          </table:table-cell>
          <table:table-cell table:number-columns-repeated="2"/>
          <table:table-cell office:value-type="float" office:value="0.029771" calcext:value-type="float">
            <text:p>0.029771</text:p>
          </table:table-cell>
          <table:table-cell office:value-type="float" office:value="0.000447" calcext:value-type="float">
            <text:p>0.000447</text:p>
          </table:table-cell>
          <table:table-cell office:value-type="float" office:value="0.000704" calcext:value-type="float">
            <text:p>0.000704</text:p>
          </table:table-cell>
        </table:table-row>
        <table:table-row table:style-name="ro1">
          <table:table-cell office:value-type="float" office:value="9.31748509407" calcext:value-type="float">
            <text:p>9.31748509407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0198962588911" calcext:value-type="float">
            <text:p>0.000198962588911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70107741421" calcext:value-type="float">
            <text:p>0.000470107741421</text:p>
          </table:table-cell>
          <table:table-cell office:value-type="float" office:value="-33.8" calcext:value-type="float">
            <text:p>-33.8</text:p>
          </table:table-cell>
          <table:table-cell office:value-type="float" office:value="-0.000000691851766987" calcext:value-type="float">
            <text:p>-6.91851766987E-07</text:p>
          </table:table-cell>
          <table:table-cell/>
          <table:table-cell office:value-type="float" office:value="88.79332" calcext:value-type="float">
            <text:p>88.79332</text:p>
          </table:table-cell>
          <table:table-cell office:value-type="float" office:value="-0.282264" calcext:value-type="float">
            <text:p>-0.282264</text:p>
          </table:table-cell>
          <table:table-cell office:value-type="float" office:value="0.003921" calcext:value-type="float">
            <text:p>0.003921</text:p>
          </table:table-cell>
          <table:table-cell table:number-columns-repeated="2"/>
          <table:table-cell office:value-type="float" office:value="0.036871" calcext:value-type="float">
            <text:p>0.036871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0.000586" calcext:value-type="float">
            <text:p>0.000586</text:p>
          </table:table-cell>
        </table:table-row>
        <table:table-row table:style-name="ro1">
          <table:table-cell office:value-type="float" office:value="9.34843206406" calcext:value-type="float">
            <text:p>9.34843206406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0188612597412" calcext:value-type="float">
            <text:p>0.000188612597412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70611063065" calcext:value-type="float">
            <text:p>0.000470611063065</text:p>
          </table:table-cell>
          <table:table-cell office:value-type="float" office:value="-34.95" calcext:value-type="float">
            <text:p>-34.95</text:p>
          </table:table-cell>
          <table:table-cell office:value-type="float" office:value="-0.0000006861065458" calcext:value-type="float">
            <text:p>-6.861065458E-07</text:p>
          </table:table-cell>
          <table:table-cell/>
          <table:table-cell office:value-type="float" office:value="88.018585" calcext:value-type="float">
            <text:p>88.018585</text:p>
          </table:table-cell>
          <table:table-cell office:value-type="float" office:value="-0.276814" calcext:value-type="float">
            <text:p>-0.276814</text:p>
          </table:table-cell>
          <table:table-cell office:value-type="float" office:value="0.004166" calcext:value-type="float">
            <text:p>0.004166</text:p>
          </table:table-cell>
          <table:table-cell table:number-columns-repeated="2"/>
          <table:table-cell office:value-type="float" office:value="0.046993" calcext:value-type="float">
            <text:p>0.046993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053" calcext:value-type="float">
            <text:p>0.00053</text:p>
          </table:table-cell>
        </table:table-row>
        <table:table-row table:style-name="ro1">
          <table:table-cell office:value-type="float" office:value="9.37946915627" calcext:value-type="float">
            <text:p>9.37946915627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0178253787453" calcext:value-type="float">
            <text:p>0.000178253787453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71119536087" calcext:value-type="float">
            <text:p>0.000471119536087</text:p>
          </table:table-cell>
          <table:table-cell office:value-type="float" office:value="-36.18" calcext:value-type="float">
            <text:p>-36.18</text:p>
          </table:table-cell>
          <table:table-cell office:value-type="float" office:value="-0.000000677225784784" calcext:value-type="float">
            <text:p>-6.77225784784E-07</text:p>
          </table:table-cell>
          <table:table-cell/>
          <table:table-cell office:value-type="float" office:value="87.054741" calcext:value-type="float">
            <text:p>87.054741</text:p>
          </table:table-cell>
          <table:table-cell office:value-type="float" office:value="-0.271322" calcext:value-type="float">
            <text:p>-0.271322</text:p>
          </table:table-cell>
          <table:table-cell office:value-type="float" office:value="0.004494" calcext:value-type="float">
            <text:p>0.004494</text:p>
          </table:table-cell>
          <table:table-cell table:number-columns-repeated="2"/>
          <table:table-cell office:value-type="float" office:value="0.060854" calcext:value-type="float">
            <text:p>0.060854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.000519" calcext:value-type="float">
            <text:p>0.000519</text:p>
          </table:table-cell>
        </table:table-row>
        <table:table-row table:style-name="ro1">
          <table:table-cell office:value-type="float" office:value="9.41129112244" calcext:value-type="float">
            <text:p>9.41129112244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0167853941093" calcext:value-type="float">
            <text:p>0.000167853941093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71629522508" calcext:value-type="float">
            <text:p>0.000471629522508</text:p>
          </table:table-cell>
          <table:table-cell office:value-type="float" office:value="-37.32" calcext:value-type="float">
            <text:p>-37.32</text:p>
          </table:table-cell>
          <table:table-cell office:value-type="float" office:value="-0.00000066967697876" calcext:value-type="float">
            <text:p>-6.6967697876E-07</text:p>
          </table:table-cell>
          <table:table-cell/>
          <table:table-cell office:value-type="float" office:value="85.901909" calcext:value-type="float">
            <text:p>85.901909</text:p>
          </table:table-cell>
          <table:table-cell office:value-type="float" office:value="-0.265872" calcext:value-type="float">
            <text:p>-0.265872</text:p>
          </table:table-cell>
          <table:table-cell office:value-type="float" office:value="0.004808" calcext:value-type="float">
            <text:p>0.004808</text:p>
          </table:table-cell>
          <table:table-cell table:number-columns-repeated="2"/>
          <table:table-cell office:value-type="float" office:value="0.078044" calcext:value-type="float">
            <text:p>0.078044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503" calcext:value-type="float">
            <text:p>0.000503</text:p>
          </table:table-cell>
        </table:table-row>
        <table:table-row table:style-name="ro1">
          <table:table-cell office:value-type="float" office:value="9.44238209724" calcext:value-type="float">
            <text:p>9.44238209724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015748446458" calcext:value-type="float">
            <text:p>0.00015748446458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72313869977" calcext:value-type="float">
            <text:p>0.000472313869977</text:p>
          </table:table-cell>
          <table:table-cell office:value-type="float" office:value="-38.55" calcext:value-type="float">
            <text:p>-38.55</text:p>
          </table:table-cell>
          <table:table-cell office:value-type="float" office:value="-0.000000661458898321" calcext:value-type="float">
            <text:p>-6.61458898321E-07</text:p>
          </table:table-cell>
          <table:table-cell/>
          <table:table-cell office:value-type="float" office:value="84.559547" calcext:value-type="float">
            <text:p>84.559547</text:p>
          </table:table-cell>
          <table:table-cell office:value-type="float" office:value="-0.26038" calcext:value-type="float">
            <text:p>-0.26038</text:p>
          </table:table-cell>
          <table:table-cell office:value-type="float" office:value="0.005082" calcext:value-type="float">
            <text:p>0.005082</text:p>
          </table:table-cell>
          <table:table-cell table:number-columns-repeated="2"/>
          <table:table-cell office:value-type="float" office:value="0.098269" calcext:value-type="float">
            <text:p>0.098269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00467" calcext:value-type="float">
            <text:p>0.000467</text:p>
          </table:table-cell>
        </table:table-row>
        <table:table-row table:style-name="ro1">
          <table:table-cell office:value-type="float" office:value="9.47652101517" calcext:value-type="float">
            <text:p>9.47652101517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0143655954162" calcext:value-type="float">
            <text:p>0.000143655954162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72831743537" calcext:value-type="float">
            <text:p>0.000472831743537</text:p>
          </table:table-cell>
          <table:table-cell office:value-type="float" office:value="-39.69" calcext:value-type="float">
            <text:p>-39.69</text:p>
          </table:table-cell>
          <table:table-cell office:value-type="float" office:value="-0.000000652588823868" calcext:value-type="float">
            <text:p>-6.52588823868E-07</text:p>
          </table:table-cell>
          <table:table-cell/>
          <table:table-cell office:value-type="float" office:value="83.027412" calcext:value-type="float">
            <text:p>83.027412</text:p>
          </table:table-cell>
          <table:table-cell office:value-type="float" office:value="-0.254903" calcext:value-type="float">
            <text:p>-0.254903</text:p>
          </table:table-cell>
          <table:table-cell office:value-type="float" office:value="0.005369" calcext:value-type="float">
            <text:p>0.005369</text:p>
          </table:table-cell>
          <table:table-cell table:number-columns-repeated="2"/>
          <table:table-cell office:value-type="float" office:value="0.121475" calcext:value-type="float">
            <text:p>0.121475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00426" calcext:value-type="float">
            <text:p>0.000426</text:p>
          </table:table-cell>
        </table:table-row>
        <table:table-row table:style-name="ro1">
          <table:table-cell office:value-type="float" office:value="9.50751209259" calcext:value-type="float">
            <text:p>9.50751209259</text:p>
          </table:table-cell>
          <table:table-cell office:value-type="float" office:value="-0.31" calcext:value-type="float">
            <text:p>-0.31</text:p>
          </table:table-cell>
          <table:table-cell office:value-type="float" office:value="0.000133251145598" calcext:value-type="float">
            <text:p>0.000133251145598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73350111861" calcext:value-type="float">
            <text:p>0.000473350111861</text:p>
          </table:table-cell>
          <table:table-cell office:value-type="float" office:value="-40.92" calcext:value-type="float">
            <text:p>-40.92</text:p>
          </table:table-cell>
          <table:table-cell office:value-type="float" office:value="-0.000000643075225071" calcext:value-type="float">
            <text:p>-6.43075225071E-07</text:p>
          </table:table-cell>
          <table:table-cell/>
          <table:table-cell office:value-type="float" office:value="81.305374" calcext:value-type="float">
            <text:p>81.305374</text:p>
          </table:table-cell>
          <table:table-cell office:value-type="float" office:value="-0.249439" calcext:value-type="float">
            <text:p>-0.249439</text:p>
          </table:table-cell>
          <table:table-cell office:value-type="float" office:value="0.005532" calcext:value-type="float">
            <text:p>0.005532</text:p>
          </table:table-cell>
          <table:table-cell table:number-columns-repeated="2"/>
          <table:table-cell office:value-type="float" office:value="0.147667" calcext:value-type="float">
            <text:p>0.147667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000378" calcext:value-type="float">
            <text:p>0.000378</text:p>
          </table:table-cell>
        </table:table-row>
        <table:table-row table:style-name="ro1">
          <table:table-cell office:value-type="float" office:value="9.53832101822" calcext:value-type="float">
            <text:p>9.53832101822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0122884404846" calcext:value-type="float">
            <text:p>0.000122884404846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7387034283" calcext:value-type="float">
            <text:p>0.00047387034283</text:p>
          </table:table-cell>
          <table:table-cell office:value-type="float" office:value="-42.15" calcext:value-type="float">
            <text:p>-42.15</text:p>
          </table:table-cell>
          <table:table-cell office:value-type="float" office:value="-0.000000633022636976" calcext:value-type="float">
            <text:p>-6.33022636976E-07</text:p>
          </table:table-cell>
          <table:table-cell/>
          <table:table-cell office:value-type="float" office:value="79.443108" calcext:value-type="float">
            <text:p>79.443108</text:p>
          </table:table-cell>
          <table:table-cell office:value-type="float" office:value="-0.243974" calcext:value-type="float">
            <text:p>-0.243974</text:p>
          </table:table-cell>
          <table:table-cell office:value-type="float" office:value="0.005464" calcext:value-type="float">
            <text:p>0.005464</text:p>
          </table:table-cell>
          <table:table-cell table:number-columns-repeated="2"/>
          <table:table-cell office:value-type="float" office:value="0.168189" calcext:value-type="float">
            <text:p>0.168189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.000297" calcext:value-type="float">
            <text:p>0.000297</text:p>
          </table:table-cell>
        </table:table-row>
        <table:table-row table:style-name="ro1">
          <table:table-cell office:value-type="float" office:value="9.6241941452" calcext:value-type="float">
            <text:p>9.6241941452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00917939905776" calcext:value-type="float">
            <text:p>9.17939905776E-05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75440872833" calcext:value-type="float">
            <text:p>0.000475440872833</text:p>
          </table:table-cell>
          <table:table-cell office:value-type="float" office:value="-45.32" calcext:value-type="float">
            <text:p>-45.32</text:p>
          </table:table-cell>
          <table:table-cell office:value-type="float" office:value="-0.00000059981874756" calcext:value-type="float">
            <text:p>-5.9981874756E-07</text:p>
          </table:table-cell>
          <table:table-cell/>
          <table:table-cell office:value-type="float" office:value="77.531731" calcext:value-type="float">
            <text:p>77.531731</text:p>
          </table:table-cell>
          <table:table-cell office:value-type="float" office:value="-0.238469" calcext:value-type="float">
            <text:p>-0.238469</text:p>
          </table:table-cell>
          <table:table-cell office:value-type="float" office:value="0.005095" calcext:value-type="float">
            <text:p>0.005095</text:p>
          </table:table-cell>
          <table:table-cell table:number-columns-repeated="2"/>
          <table:table-cell office:value-type="float" office:value="0.186556" calcext:value-type="float">
            <text:p>0.186556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136" calcext:value-type="float">
            <text:p>0.000136</text:p>
          </table:table-cell>
        </table:table-row>
        <table:table-row table:style-name="ro1">
          <table:table-cell office:value-type="float" office:value="9.65737509727" calcext:value-type="float">
            <text:p>9.65737509727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00814644881757" calcext:value-type="float">
            <text:p>8.14644881757E-05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75965527585" calcext:value-type="float">
            <text:p>0.000475965527585</text:p>
          </table:table-cell>
          <table:table-cell office:value-type="float" office:value="-46.46" calcext:value-type="float">
            <text:p>-46.46</text:p>
          </table:table-cell>
          <table:table-cell office:value-type="float" office:value="-0.000000587897034166" calcext:value-type="float">
            <text:p>-5.87897034166E-07</text:p>
          </table:table-cell>
          <table:table-cell/>
          <table:table-cell office:value-type="float" office:value="75.62249" calcext:value-type="float">
            <text:p>75.62249</text:p>
          </table:table-cell>
          <table:table-cell office:value-type="float" office:value="-0.233005" calcext:value-type="float">
            <text:p>-0.233005</text:p>
          </table:table-cell>
          <table:table-cell office:value-type="float" office:value="0.004781" calcext:value-type="float">
            <text:p>0.004781</text:p>
          </table:table-cell>
          <table:table-cell table:number-columns-repeated="2"/>
          <table:table-cell office:value-type="float" office:value="0.213432" calcext:value-type="float">
            <text:p>0.213432</text:p>
          </table:table-cell>
          <table:table-cell office:value-type="float" office:value="-0.000035" calcext:value-type="float">
            <text:p>-3.5E-05</text:p>
          </table:table-cell>
          <table:table-cell office:value-type="float" office:value="0.000057" calcext:value-type="float">
            <text:p>5.7E-05</text:p>
          </table:table-cell>
        </table:table-row>
        <table:table-row table:style-name="ro1">
          <table:table-cell office:value-type="float" office:value="9.68836021423" calcext:value-type="float">
            <text:p>9.68836021423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00711157044861" calcext:value-type="float">
            <text:p>7.11157044861E-05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76492306916" calcext:value-type="float">
            <text:p>0.000476492306916</text:p>
          </table:table-cell>
          <table:table-cell office:value-type="float" office:value="-47.69" calcext:value-type="float">
            <text:p>-47.69</text:p>
          </table:table-cell>
          <table:table-cell office:value-type="float" office:value="-0.000000575569913508" calcext:value-type="float">
            <text:p>-5.75569913508E-07</text:p>
          </table:table-cell>
          <table:table-cell/>
          <table:table-cell office:value-type="float" office:value="73.72184" calcext:value-type="float">
            <text:p>73.72184</text:p>
          </table:table-cell>
          <table:table-cell office:value-type="float" office:value="-0.2275" calcext:value-type="float">
            <text:p>-0.2275</text:p>
          </table:table-cell>
          <table:table-cell office:value-type="float" office:value="0.004658" calcext:value-type="float">
            <text:p>0.004658</text:p>
          </table:table-cell>
          <table:table-cell table:number-columns-repeated="2"/>
          <table:table-cell office:value-type="float" office:value="0.244218" calcext:value-type="float">
            <text:p>0.244218</text:p>
          </table:table-cell>
          <table:table-cell office:value-type="float" office:value="-0.000017" calcext:value-type="float">
            <text:p>-1.7E-05</text:p>
          </table:table-cell>
          <table:table-cell office:value-type="float" office:value="0.000098" calcext:value-type="float">
            <text:p>9.8E-05</text:p>
          </table:table-cell>
        </table:table-row>
        <table:table-row table:style-name="ro1">
          <table:table-cell office:value-type="float" office:value="9.71939516068" calcext:value-type="float">
            <text:p>9.71939516068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00608187510807" calcext:value-type="float">
            <text:p>6.08187510807E-05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77017398225" calcext:value-type="float">
            <text:p>0.000477017398225</text:p>
          </table:table-cell>
          <table:table-cell office:value-type="float" office:value="-48.92" calcext:value-type="float">
            <text:p>-48.92</text:p>
          </table:table-cell>
          <table:table-cell office:value-type="float" office:value="-0.000000562960281059" calcext:value-type="float">
            <text:p>-5.62960281059E-07</text:p>
          </table:table-cell>
          <table:table-cell/>
          <table:table-cell office:value-type="float" office:value="71.823296" calcext:value-type="float">
            <text:p>71.823296</text:p>
          </table:table-cell>
          <table:table-cell office:value-type="float" office:value="-0.222022" calcext:value-type="float">
            <text:p>-0.222022</text:p>
          </table:table-cell>
          <table:table-cell office:value-type="float" office:value="0.004522" calcext:value-type="float">
            <text:p>0.004522</text:p>
          </table:table-cell>
          <table:table-cell table:number-columns-repeated="2"/>
          <table:table-cell office:value-type="float" office:value="0.274799" calcext:value-type="float">
            <text:p>0.274799</text:p>
          </table:table-cell>
          <table:table-cell office:value-type="float" office:value="0.0000023" calcext:value-type="float">
            <text:p>2.3E-06</text:p>
          </table:table-cell>
          <table:table-cell office:value-type="float" office:value="0.000086" calcext:value-type="float">
            <text:p>8.6E-05</text:p>
          </table:table-cell>
        </table:table-row>
        <table:table-row table:style-name="ro1">
          <table:table-cell office:value-type="float" office:value="9.75031709671" calcext:value-type="float">
            <text:p>9.75031709671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00505414718646" calcext:value-type="float">
            <text:p>5.05414718646E-05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77542198496" calcext:value-type="float">
            <text:p>0.000477542198496</text:p>
          </table:table-cell>
          <table:table-cell office:value-type="float" office:value="-50.07" calcext:value-type="float">
            <text:p>-50.07</text:p>
          </table:table-cell>
          <table:table-cell office:value-type="float" office:value="-0.000000550068875782" calcext:value-type="float">
            <text:p>-5.50068875782E-07</text:p>
          </table:table-cell>
          <table:table-cell/>
          <table:table-cell office:value-type="float" office:value="69.923286" calcext:value-type="float">
            <text:p>69.923286</text:p>
          </table:table-cell>
          <table:table-cell office:value-type="float" office:value="-0.216558" calcext:value-type="float">
            <text:p>-0.216558</text:p>
          </table:table-cell>
          <table:table-cell office:value-type="float" office:value="0.00433" calcext:value-type="float">
            <text:p>0.00433</text:p>
          </table:table-cell>
          <table:table-cell table:number-columns-repeated="2"/>
          <table:table-cell office:value-type="float" office:value="0.304365" calcext:value-type="float">
            <text:p>0.304365</text:p>
          </table:table-cell>
          <table:table-cell office:value-type="float" office:value="0.0000064" calcext:value-type="float">
            <text:p>6.4E-06</text:p>
          </table:table-cell>
          <table:table-cell office:value-type="float" office:value="0.000041" calcext:value-type="float">
            <text:p>4.1E-05</text:p>
          </table:table-cell>
        </table:table-row>
        <table:table-row table:style-name="ro1">
          <table:table-cell office:value-type="float" office:value="9.78143310547" calcext:value-type="float">
            <text:p>9.78143310547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00402862060582" calcext:value-type="float">
            <text:p>4.02862060582E-05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78068250231" calcext:value-type="float">
            <text:p>0.000478068250231</text:p>
          </table:table-cell>
          <table:table-cell office:value-type="float" office:value="-51.21" calcext:value-type="float">
            <text:p>-51.21</text:p>
          </table:table-cell>
          <table:table-cell office:value-type="float" office:value="-0.000000532468789061" calcext:value-type="float">
            <text:p>-5.32468789061E-07</text:p>
          </table:table-cell>
          <table:table-cell/>
          <table:table-cell office:value-type="float" office:value="68.021431" calcext:value-type="float">
            <text:p>68.021431</text:p>
          </table:table-cell>
          <table:table-cell office:value-type="float" office:value="-0.211094" calcext:value-type="float">
            <text:p>-0.211094</text:p>
          </table:table-cell>
          <table:table-cell office:value-type="float" office:value="0.004153" calcext:value-type="float">
            <text:p>0.004153</text:p>
          </table:table-cell>
          <table:table-cell table:number-columns-repeated="2"/>
          <table:table-cell office:value-type="float" office:value="0.333324" calcext:value-type="float">
            <text:p>0.333324</text:p>
          </table:table-cell>
          <table:table-cell office:value-type="float" office:value="0.0000047" calcext:value-type="float">
            <text:p>4.7E-06</text:p>
          </table:table-cell>
          <table:table-cell office:value-type="float" office:value="-0.0000014" calcext:value-type="float">
            <text:p>-1.4E-06</text:p>
          </table:table-cell>
        </table:table-row>
        <table:table-row table:style-name="ro1">
          <table:table-cell office:value-type="float" office:value="9.8133699894" calcext:value-type="float">
            <text:p>9.8133699894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00300212104776" calcext:value-type="float">
            <text:p>3.00212104776E-05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78765927255" calcext:value-type="float">
            <text:p>0.000478765927255</text:p>
          </table:table-cell>
          <table:table-cell office:value-type="float" office:value="-52.44" calcext:value-type="float">
            <text:p>-52.44</text:p>
          </table:table-cell>
          <table:table-cell office:value-type="float" office:value="-0.000000519079264905" calcext:value-type="float">
            <text:p>-5.19079264905E-07</text:p>
          </table:table-cell>
          <table:table-cell/>
          <table:table-cell office:value-type="float" office:value="66.11824" calcext:value-type="float">
            <text:p>66.11824</text:p>
          </table:table-cell>
          <table:table-cell office:value-type="float" office:value="-0.205616" calcext:value-type="float">
            <text:p>-0.205616</text:p>
          </table:table-cell>
          <table:table-cell office:value-type="float" office:value="0.003975" calcext:value-type="float">
            <text:p>0.003975</text:p>
          </table:table-cell>
          <table:table-cell table:number-columns-repeated="2"/>
          <table:table-cell office:value-type="float" office:value="0.361957" calcext:value-type="float">
            <text:p>0.361957</text:p>
          </table:table-cell>
          <table:table-cell office:value-type="float" office:value="0.0000033" calcext:value-type="float">
            <text:p>3.3E-06</text:p>
          </table:table-cell>
          <table:table-cell office:value-type="float" office:value="-0.000027" calcext:value-type="float">
            <text:p>-2.7E-05</text:p>
          </table:table-cell>
        </table:table-row>
        <table:table-row table:style-name="ro1">
          <table:table-cell office:value-type="float" office:value="9.84431815147" calcext:value-type="float">
            <text:p>9.84431815147</text:p>
          </table:table-cell>
          <table:table-cell office:value-type="float" office:value="-0.13" calcext:value-type="float">
            <text:p>-0.13</text:p>
          </table:table-cell>
          <table:table-cell office:value-type="float" office:value="0.0000164219127328" calcext:value-type="float">
            <text:p>1.64219127328E-05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79287817143" calcext:value-type="float">
            <text:p>0.000479287817143</text:p>
          </table:table-cell>
          <table:table-cell office:value-type="float" office:value="-53.58" calcext:value-type="float">
            <text:p>-53.58</text:p>
          </table:table-cell>
          <table:table-cell office:value-type="float" office:value="-0.000000505545131091" calcext:value-type="float">
            <text:p>-5.05545131091E-07</text:p>
          </table:table-cell>
          <table:table-cell/>
          <table:table-cell office:value-type="float" office:value="64.213959" calcext:value-type="float">
            <text:p>64.213959</text:p>
          </table:table-cell>
          <table:table-cell office:value-type="float" office:value="-0.200111" calcext:value-type="float">
            <text:p>-0.200111</text:p>
          </table:table-cell>
          <table:table-cell office:value-type="float" office:value="0.003784" calcext:value-type="float">
            <text:p>0.003784</text:p>
          </table:table-cell>
          <table:table-cell table:number-columns-repeated="2"/>
          <table:table-cell office:value-type="float" office:value="0.390283" calcext:value-type="float">
            <text:p>0.390283</text:p>
          </table:table-cell>
          <table:table-cell office:value-type="float" office:value="0.0000035" calcext:value-type="float">
            <text:p>3.5E-06</text:p>
          </table:table-cell>
          <table:table-cell office:value-type="float" office:value="-0.000054" calcext:value-type="float">
            <text:p>-5.4E-05</text:p>
          </table:table-cell>
        </table:table-row>
        <table:table-row table:style-name="ro1">
          <table:table-cell office:value-type="float" office:value="9.87525415421" calcext:value-type="float">
            <text:p>9.87525415421</text:p>
          </table:table-cell>
          <table:table-cell office:value-type="float" office:value="-0.13" calcext:value-type="float">
            <text:p>-0.13</text:p>
          </table:table-cell>
          <table:table-cell office:value-type="float" office:value="0.00000625679422228" calcext:value-type="float">
            <text:p>6.25679422228E-06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79809794342" calcext:value-type="float">
            <text:p>0.000479809794342</text:p>
          </table:table-cell>
          <table:table-cell office:value-type="float" office:value="-54.9" calcext:value-type="float">
            <text:p>-54.9</text:p>
          </table:table-cell>
          <table:table-cell office:value-type="float" office:value="-0.000000491907485412" calcext:value-type="float">
            <text:p>-4.91907485412E-07</text:p>
          </table:table-cell>
          <table:table-cell/>
          <table:table-cell office:value-type="float" office:value="62.308388" calcext:value-type="float">
            <text:p>62.308388</text:p>
          </table:table-cell>
          <table:table-cell office:value-type="float" office:value="-0.194606" calcext:value-type="float">
            <text:p>-0.194606</text:p>
          </table:table-cell>
          <table:table-cell office:value-type="float" office:value="0.003634" calcext:value-type="float">
            <text:p>0.003634</text:p>
          </table:table-cell>
          <table:table-cell table:number-columns-repeated="2"/>
          <table:table-cell office:value-type="float" office:value="0.418221" calcext:value-type="float">
            <text:p>0.41822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-0.00008" calcext:value-type="float">
            <text:p>-8E-05</text:p>
          </table:table-cell>
        </table:table-row>
        <table:table-row table:style-name="ro1">
          <table:table-cell office:value-type="float" office:value="9.90939807892" calcext:value-type="float">
            <text:p>9.90939807892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000039100068534" calcext:value-type="float">
            <text:p>-3.9100068534E-06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0328220874" calcext:value-type="float">
            <text:p>0.000480328220874</text:p>
          </table:table-cell>
          <table:table-cell office:value-type="float" office:value="-56.13" calcext:value-type="float">
            <text:p>-56.13</text:p>
          </table:table-cell>
          <table:table-cell office:value-type="float" office:value="-0.000000478161666706" calcext:value-type="float">
            <text:p>-4.78161666706E-07</text:p>
          </table:table-cell>
          <table:table-cell/>
          <table:table-cell office:value-type="float" office:value="60.401371" calcext:value-type="float">
            <text:p>60.401371</text:p>
          </table:table-cell>
          <table:table-cell office:value-type="float" office:value="-0.189155" calcext:value-type="float">
            <text:p>-0.189155</text:p>
          </table:table-cell>
          <table:table-cell office:value-type="float" office:value="0.003442" calcext:value-type="float">
            <text:p>0.003442</text:p>
          </table:table-cell>
          <table:table-cell table:number-columns-repeated="2"/>
          <table:table-cell office:value-type="float" office:value="0.44572" calcext:value-type="float">
            <text:p>0.44572</text:p>
          </table:table-cell>
          <table:table-cell office:value-type="float" office:value="0.0000042" calcext:value-type="float">
            <text:p>4.2E-06</text:p>
          </table:table-cell>
          <table:table-cell office:value-type="float" office:value="-0.0001" calcext:value-type="float">
            <text:p>-1E-04</text:p>
          </table:table-cell>
        </table:table-row>
        <table:table-row table:style-name="ro1">
          <table:table-cell office:value-type="float" office:value="9.94029402733" calcext:value-type="float">
            <text:p>9.94029402733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000140086485771" calcext:value-type="float">
            <text:p>-1.40086485771E-05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084455193" calcext:value-type="float">
            <text:p>0.00048084455193</text:p>
          </table:table-cell>
          <table:table-cell office:value-type="float" office:value="-57.27" calcext:value-type="float">
            <text:p>-57.27</text:p>
          </table:table-cell>
          <table:table-cell office:value-type="float" office:value="-0.000000464440233827" calcext:value-type="float">
            <text:p>-4.64440233827E-07</text:p>
          </table:table-cell>
          <table:table-cell/>
          <table:table-cell office:value-type="float" office:value="58.492908" calcext:value-type="float">
            <text:p>58.492908</text:p>
          </table:table-cell>
          <table:table-cell office:value-type="float" office:value="-0.183677" calcext:value-type="float">
            <text:p>-0.183677</text:p>
          </table:table-cell>
          <table:table-cell office:value-type="float" office:value="0.003306" calcext:value-type="float">
            <text:p>0.003306</text:p>
          </table:table-cell>
          <table:table-cell table:number-columns-repeated="2"/>
          <table:table-cell office:value-type="float" office:value="0.472747" calcext:value-type="float">
            <text:p>0.472747</text:p>
          </table:table-cell>
          <table:table-cell office:value-type="float" office:value="0.0000046" calcext:value-type="float">
            <text:p>4.6E-06</text:p>
          </table:table-cell>
          <table:table-cell office:value-type="float" office:value="-0.000126" calcext:value-type="float">
            <text:p>-0.000126</text:p>
          </table:table-cell>
        </table:table-row>
        <table:table-row table:style-name="ro1">
          <table:table-cell office:value-type="float" office:value="9.97134900093" calcext:value-type="float">
            <text:p>9.9713490009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00045586763008" calcext:value-type="float">
            <text:p>-4.5586763008E-05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085700837" calcext:value-type="float">
            <text:p>0.00048085700837</text:p>
          </table:table-cell>
          <table:table-cell office:value-type="float" office:value="-58.68" calcext:value-type="float">
            <text:p>-58.68</text:p>
          </table:table-cell>
          <table:table-cell office:value-type="float" office:value="-0.00216942885891" calcext:value-type="float">
            <text:p>-0.00216942885891</text:p>
          </table:table-cell>
          <table:table-cell/>
          <table:table-cell office:value-type="float" office:value="56.582764" calcext:value-type="float">
            <text:p>56.582764</text:p>
          </table:table-cell>
          <table:table-cell office:value-type="float" office:value="-0.178213" calcext:value-type="float">
            <text:p>-0.178213</text:p>
          </table:table-cell>
          <table:table-cell office:value-type="float" office:value="0.003183" calcext:value-type="float">
            <text:p>0.003183</text:p>
          </table:table-cell>
          <table:table-cell table:number-columns-repeated="2"/>
          <table:table-cell office:value-type="float" office:value="0.499279" calcext:value-type="float">
            <text:p>0.499279</text:p>
          </table:table-cell>
          <table:table-cell office:value-type="float" office:value="0.0000048" calcext:value-type="float">
            <text:p>4.8E-06</text:p>
          </table:table-cell>
          <table:table-cell office:value-type="float" office:value="-0.000144" calcext:value-type="float">
            <text:p>-0.000144</text:p>
          </table:table-cell>
        </table:table-row>
        <table:table-row table:style-name="ro1">
          <table:table-cell office:value-type="float" office:value="10.0024909973" calcext:value-type="float">
            <text:p>10.0024909973</text:p>
          </table:table-cell>
          <table:table-cell office:value-type="float" office:value="0.04" calcext:value-type="float">
            <text:p>0.04</text:p>
          </table:table-cell>
          <table:table-cell office:value-type="float" office:value="-0.0000373947077605" calcext:value-type="float">
            <text:p>-3.73947077605E-05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2108007418" calcext:value-type="float">
            <text:p>0.000482108007418</text:p>
          </table:table-cell>
          <table:table-cell office:value-type="float" office:value="-60.44" calcext:value-type="float">
            <text:p>-60.44</text:p>
          </table:table-cell>
          <table:table-cell office:value-type="float" office:value="-0.00215613818727" calcext:value-type="float">
            <text:p>-0.00215613818727</text:p>
          </table:table-cell>
          <table:table-cell/>
          <table:table-cell office:value-type="float" office:value="54.670898" calcext:value-type="float">
            <text:p>54.670898</text:p>
          </table:table-cell>
          <table:table-cell office:value-type="float" office:value="-0.172722" calcext:value-type="float">
            <text:p>-0.172722</text:p>
          </table:table-cell>
          <table:table-cell office:value-type="float" office:value="0.003046" calcext:value-type="float">
            <text:p>0.003046</text:p>
          </table:table-cell>
          <table:table-cell table:number-columns-repeated="2"/>
          <table:table-cell office:value-type="float" office:value="0.525287" calcext:value-type="float">
            <text:p>0.52528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-0.000163" calcext:value-type="float">
            <text:p>-0.000163</text:p>
          </table:table-cell>
        </table:table-row>
        <table:table-row table:style-name="ro1">
          <table:table-cell office:value-type="float" office:value="10.0335700512" calcext:value-type="float">
            <text:p>10.0335700512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0363721919712" calcext:value-type="float">
            <text:p>-3.63721919712E-05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83500945847" calcext:value-type="float">
            <text:p>0.000483500945847</text:p>
          </table:table-cell>
          <table:table-cell office:value-type="float" office:value="-62.02" calcext:value-type="float">
            <text:p>-62.02</text:p>
          </table:table-cell>
          <table:table-cell office:value-type="float" office:value="-0.00160622503608" calcext:value-type="float">
            <text:p>-0.00160622503608</text:p>
          </table:table-cell>
          <table:table-cell/>
          <table:table-cell office:value-type="float" office:value="52.757229" calcext:value-type="float">
            <text:p>52.757229</text:p>
          </table:table-cell>
          <table:table-cell office:value-type="float" office:value="-0.167244" calcext:value-type="float">
            <text:p>-0.167244</text:p>
          </table:table-cell>
          <table:table-cell office:value-type="float" office:value="0.002923" calcext:value-type="float">
            <text:p>0.002923</text:p>
          </table:table-cell>
          <table:table-cell table:number-columns-repeated="2"/>
          <table:table-cell office:value-type="float" office:value="0.550743" calcext:value-type="float">
            <text:p>0.550743</text:p>
          </table:table-cell>
          <table:table-cell office:value-type="float" office:value="0.0000052" calcext:value-type="float">
            <text:p>5.2E-06</text:p>
          </table:table-cell>
          <table:table-cell office:value-type="float" office:value="-0.000182" calcext:value-type="float">
            <text:p>-0.000182</text:p>
          </table:table-cell>
        </table:table-row>
        <table:table-row table:style-name="ro1">
          <table:table-cell office:value-type="float" office:value="10.0643191338" calcext:value-type="float">
            <text:p>10.0643191338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045176333515" calcext:value-type="float">
            <text:p>-4.5176333515E-05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4358693939" calcext:value-type="float">
            <text:p>0.000484358693939</text:p>
          </table:table-cell>
          <table:table-cell office:value-type="float" office:value="-63.52" calcext:value-type="float">
            <text:p>-63.52</text:p>
          </table:table-cell>
          <table:table-cell office:value-type="float" office:value="-0.00106090051122" calcext:value-type="float">
            <text:p>-0.00106090051122</text:p>
          </table:table-cell>
          <table:table-cell/>
          <table:table-cell office:value-type="float" office:value="50.841648" calcext:value-type="float">
            <text:p>50.841648</text:p>
          </table:table-cell>
          <table:table-cell office:value-type="float" office:value="-0.161753" calcext:value-type="float">
            <text:p>-0.161753</text:p>
          </table:table-cell>
          <table:table-cell office:value-type="float" office:value="0.002746" calcext:value-type="float">
            <text:p>0.002746</text:p>
          </table:table-cell>
          <table:table-cell table:number-columns-repeated="2"/>
          <table:table-cell office:value-type="float" office:value="0.575619" calcext:value-type="float">
            <text:p>0.575619</text:p>
          </table:table-cell>
          <table:table-cell office:value-type="float" office:value="0.0000055" calcext:value-type="float">
            <text:p>5.5E-06</text:p>
          </table:table-cell>
          <table:table-cell office:value-type="float" office:value="-0.000198" calcext:value-type="float">
            <text:p>-0.000198</text:p>
          </table:table-cell>
        </table:table-row>
        <table:table-row table:style-name="ro1">
          <table:table-cell office:value-type="float" office:value="10.0953841209" calcext:value-type="float">
            <text:p>10.0953841209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0587668910157" calcext:value-type="float">
            <text:p>-5.87668910157E-05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85070922878" calcext:value-type="float">
            <text:p>0.000485070922878</text:p>
          </table:table-cell>
          <table:table-cell office:value-type="float" office:value="-64.84" calcext:value-type="float">
            <text:p>-64.84</text:p>
          </table:table-cell>
          <table:table-cell office:value-type="float" office:value="-0.00051973835798" calcext:value-type="float">
            <text:p>-0.00051973835798</text:p>
          </table:table-cell>
          <table:table-cell/>
          <table:table-cell office:value-type="float" office:value="48.924046" calcext:value-type="float">
            <text:p>48.924046</text:p>
          </table:table-cell>
          <table:table-cell office:value-type="float" office:value="-0.156275" calcext:value-type="float">
            <text:p>-0.156275</text:p>
          </table:table-cell>
          <table:table-cell office:value-type="float" office:value="0.002623" calcext:value-type="float">
            <text:p>0.002623</text:p>
          </table:table-cell>
          <table:table-cell table:number-columns-repeated="2"/>
          <table:table-cell office:value-type="float" office:value="0.599883" calcext:value-type="float">
            <text:p>0.599883</text:p>
          </table:table-cell>
          <table:table-cell office:value-type="float" office:value="0.0000058" calcext:value-type="float">
            <text:p>5.8E-06</text:p>
          </table:table-cell>
          <table:table-cell office:value-type="float" office:value="-0.000215" calcext:value-type="float">
            <text:p>-0.000215</text:p>
          </table:table-cell>
        </table:table-row>
        <table:table-row table:style-name="ro1">
          <table:table-cell office:value-type="float" office:value="10.1264870167" calcext:value-type="float">
            <text:p>10.1264870167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0776691013016" calcext:value-type="float">
            <text:p>-7.76691013016E-05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85644530272" calcext:value-type="float">
            <text:p>0.000485644530272</text:p>
          </table:table-cell>
          <table:table-cell office:value-type="float" office:value="-66.07" calcext:value-type="float">
            <text:p>-66.07</text:p>
          </table:table-cell>
          <table:table-cell office:value-type="float" office:value="-0.00106546364259" calcext:value-type="float">
            <text:p>-0.00106546364259</text:p>
          </table:table-cell>
          <table:table-cell/>
          <table:table-cell office:value-type="float" office:value="47.004364" calcext:value-type="float">
            <text:p>47.004364</text:p>
          </table:table-cell>
          <table:table-cell office:value-type="float" office:value="-0.150783" calcext:value-type="float">
            <text:p>-0.150783</text:p>
          </table:table-cell>
          <table:table-cell office:value-type="float" office:value="0.002514" calcext:value-type="float">
            <text:p>0.002514</text:p>
          </table:table-cell>
          <table:table-cell table:number-columns-repeated="2"/>
          <table:table-cell office:value-type="float" office:value="0.623509" calcext:value-type="float">
            <text:p>0.623509</text:p>
          </table:table-cell>
          <table:table-cell office:value-type="float" office:value="0.0000061" calcext:value-type="float">
            <text:p>6.1E-06</text:p>
          </table:table-cell>
          <table:table-cell office:value-type="float" office:value="-0.000229" calcext:value-type="float">
            <text:p>-0.000229</text:p>
          </table:table-cell>
        </table:table-row>
        <table:table-row table:style-name="ro1">
          <table:table-cell office:value-type="float" office:value="10.1583499908" calcext:value-type="float">
            <text:p>10.1583499908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101384342997" calcext:value-type="float">
            <text:p>-0.000101384342997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6093398649" calcext:value-type="float">
            <text:p>0.000486093398649</text:p>
          </table:table-cell>
          <table:table-cell office:value-type="float" office:value="-67.38" calcext:value-type="float">
            <text:p>-67.38</text:p>
          </table:table-cell>
          <table:table-cell office:value-type="float" office:value="-0.000531670928467" calcext:value-type="float">
            <text:p>-0.000531670928467</text:p>
          </table:table-cell>
          <table:table-cell/>
          <table:table-cell office:value-type="float" office:value="45.082516" calcext:value-type="float">
            <text:p>45.082516</text:p>
          </table:table-cell>
          <table:table-cell office:value-type="float" office:value="-0.145305" calcext:value-type="float">
            <text:p>-0.145305</text:p>
          </table:table-cell>
          <table:table-cell office:value-type="float" office:value="0.002404" calcext:value-type="float">
            <text:p>0.002404</text:p>
          </table:table-cell>
          <table:table-cell table:number-columns-repeated="2"/>
          <table:table-cell office:value-type="float" office:value="0.646478" calcext:value-type="float">
            <text:p>0.646478</text:p>
          </table:table-cell>
          <table:table-cell office:value-type="float" office:value="0.0000064" calcext:value-type="float">
            <text:p>6.4E-06</text:p>
          </table:table-cell>
          <table:table-cell office:value-type="float" office:value="-0.000242" calcext:value-type="float">
            <text:p>-0.000242</text:p>
          </table:table-cell>
        </table:table-row>
        <table:table-row table:style-name="ro1">
          <table:table-cell office:value-type="float" office:value="10.1903810501" calcext:value-type="float">
            <text:p>10.1903810501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129478226881" calcext:value-type="float">
            <text:p>-0.000129478226881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643007176" calcext:value-type="float">
            <text:p>0.00048643007176</text:p>
          </table:table-cell>
          <table:table-cell office:value-type="float" office:value="-68.79" calcext:value-type="float">
            <text:p>-68.79</text:p>
          </table:table-cell>
          <table:table-cell office:value-type="float" office:value="-0.00000106641527964" calcext:value-type="float">
            <text:p>-1.06641527964E-06</text:p>
          </table:table-cell>
          <table:table-cell/>
          <table:table-cell office:value-type="float" office:value="43.158382" calcext:value-type="float">
            <text:p>43.158382</text:p>
          </table:table-cell>
          <table:table-cell office:value-type="float" office:value="-0.139841" calcext:value-type="float">
            <text:p>-0.139841</text:p>
          </table:table-cell>
          <table:table-cell office:value-type="float" office:value="0.002281" calcext:value-type="float">
            <text:p>0.002281</text:p>
          </table:table-cell>
          <table:table-cell table:number-columns-repeated="2"/>
          <table:table-cell office:value-type="float" office:value="0.66875" calcext:value-type="float">
            <text:p>0.66875</text:p>
          </table:table-cell>
          <table:table-cell office:value-type="float" office:value="0.0000066" calcext:value-type="float">
            <text:p>6.6E-06</text:p>
          </table:table-cell>
          <table:table-cell office:value-type="float" office:value="-0.000259" calcext:value-type="float">
            <text:p>-0.000259</text:p>
          </table:table-cell>
        </table:table-row>
        <table:table-row table:style-name="ro1">
          <table:table-cell office:value-type="float" office:value="10.2212409973" calcext:value-type="float">
            <text:p>10.2212409973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161228410434" calcext:value-type="float">
            <text:p>-0.000161228410434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6663688207" calcext:value-type="float">
            <text:p>0.000486663688207</text:p>
          </table:table-cell>
          <table:table-cell office:value-type="float" office:value="-70.02" calcext:value-type="float">
            <text:p>-70.02</text:p>
          </table:table-cell>
          <table:table-cell office:value-type="float" office:value="-0.0000198377529159" calcext:value-type="float">
            <text:p>-1.98377529159E-05</text:p>
          </table:table-cell>
          <table:table-cell/>
          <table:table-cell office:value-type="float" office:value="41.231873" calcext:value-type="float">
            <text:p>41.231873</text:p>
          </table:table-cell>
          <table:table-cell office:value-type="float" office:value="-0.134363" calcext:value-type="float">
            <text:p>-0.134363</text:p>
          </table:table-cell>
          <table:table-cell office:value-type="float" office:value="0.002199" calcext:value-type="float">
            <text:p>0.002199</text:p>
          </table:table-cell>
          <table:table-cell table:number-columns-repeated="2"/>
          <table:table-cell office:value-type="float" office:value="0.690301" calcext:value-type="float">
            <text:p>0.690301</text:p>
          </table:table-cell>
          <table:table-cell office:value-type="float" office:value="0.0000069" calcext:value-type="float">
            <text:p>6.9E-06</text:p>
          </table:table-cell>
          <table:table-cell office:value-type="float" office:value="-0.000266" calcext:value-type="float">
            <text:p>-0.000266</text:p>
          </table:table-cell>
        </table:table-row>
        <table:table-row table:style-name="ro1">
          <table:table-cell office:value-type="float" office:value="10.252256155" calcext:value-type="float">
            <text:p>10.252256155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196187116671" calcext:value-type="float">
            <text:p>-0.000196187116671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6806937261" calcext:value-type="float">
            <text:p>0.000486806937261</text:p>
          </table:table-cell>
          <table:table-cell office:value-type="float" office:value="-71.16" calcext:value-type="float">
            <text:p>-71.16</text:p>
          </table:table-cell>
          <table:table-cell office:value-type="float" office:value="0.00050481618382" calcext:value-type="float">
            <text:p>0.00050481618382</text:p>
          </table:table-cell>
          <table:table-cell/>
          <table:table-cell office:value-type="float" office:value="39.302917" calcext:value-type="float">
            <text:p>39.302917</text:p>
          </table:table-cell>
          <table:table-cell office:value-type="float" office:value="-0.128886" calcext:value-type="float">
            <text:p>-0.128886</text:p>
          </table:table-cell>
          <table:table-cell office:value-type="float" office:value="0.00209" calcext:value-type="float">
            <text:p>0.00209</text:p>
          </table:table-cell>
          <table:table-cell table:number-columns-repeated="2"/>
          <table:table-cell office:value-type="float" office:value="0.711113" calcext:value-type="float">
            <text:p>0.711113</text:p>
          </table:table-cell>
          <table:table-cell office:value-type="float" office:value="0.000007" calcext:value-type="float">
            <text:p>7E-06</text:p>
          </table:table-cell>
          <table:table-cell office:value-type="float" office:value="-0.000281" calcext:value-type="float">
            <text:p>-0.000281</text:p>
          </table:table-cell>
        </table:table-row>
        <table:table-row table:style-name="ro1">
          <table:table-cell office:value-type="float" office:value="10.2834792137" calcext:value-type="float">
            <text:p>10.2834792137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233820144786" calcext:value-type="float">
            <text:p>-0.000233820144786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6877281219" calcext:value-type="float">
            <text:p>0.000486877281219</text:p>
          </table:table-cell>
          <table:table-cell office:value-type="float" office:value="-72.31" calcext:value-type="float">
            <text:p>-72.31</text:p>
          </table:table-cell>
          <table:table-cell office:value-type="float" office:value="0.000485926517285" calcext:value-type="float">
            <text:p>0.000485926517285</text:p>
          </table:table-cell>
          <table:table-cell/>
          <table:table-cell office:value-type="float" office:value="37.371368" calcext:value-type="float">
            <text:p>37.371368</text:p>
          </table:table-cell>
          <table:table-cell office:value-type="float" office:value="-0.123408" calcext:value-type="float">
            <text:p>-0.123408</text:p>
          </table:table-cell>
          <table:table-cell office:value-type="float" office:value="0.002008" calcext:value-type="float">
            <text:p>0.002008</text:p>
          </table:table-cell>
          <table:table-cell table:number-columns-repeated="2"/>
          <table:table-cell office:value-type="float" office:value="0.731154" calcext:value-type="float">
            <text:p>0.731154</text:p>
          </table:table-cell>
          <table:table-cell office:value-type="float" office:value="0.0000075" calcext:value-type="float">
            <text:p>7.5E-06</text:p>
          </table:table-cell>
          <table:table-cell office:value-type="float" office:value="-0.00029" calcext:value-type="float">
            <text:p>-0.00029</text:p>
          </table:table-cell>
        </table:table-row>
        <table:table-row table:style-name="ro1">
          <table:table-cell office:value-type="float" office:value="10.3146560192" calcext:value-type="float">
            <text:p>10.3146560192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287371512968" calcext:value-type="float">
            <text:p>-0.000287371512968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86854172777" calcext:value-type="float">
            <text:p>0.000486854172777</text:p>
          </table:table-cell>
          <table:table-cell office:value-type="float" office:value="-73.54" calcext:value-type="float">
            <text:p>-73.54</text:p>
          </table:table-cell>
          <table:table-cell office:value-type="float" office:value="0.0010069628479" calcext:value-type="float">
            <text:p>0.0010069628479</text:p>
          </table:table-cell>
          <table:table-cell/>
          <table:table-cell office:value-type="float" office:value="35.437222" calcext:value-type="float">
            <text:p>35.437222</text:p>
          </table:table-cell>
          <table:table-cell office:value-type="float" office:value="-0.117916" calcext:value-type="float">
            <text:p>-0.117916</text:p>
          </table:table-cell>
          <table:table-cell office:value-type="float" office:value="0.001926" calcext:value-type="float">
            <text:p>0.001926</text:p>
          </table:table-cell>
          <table:table-cell table:number-columns-repeated="2"/>
          <table:table-cell office:value-type="float" office:value="0.750395" calcext:value-type="float">
            <text:p>0.750395</text:p>
          </table:table-cell>
          <table:table-cell office:value-type="float" office:value="0.0000076" calcext:value-type="float">
            <text:p>7.6E-06</text:p>
          </table:table-cell>
          <table:table-cell office:value-type="float" office:value="-0.0003" calcext:value-type="float">
            <text:p>-0.0003</text:p>
          </table:table-cell>
        </table:table-row>
        <table:table-row table:style-name="ro1">
          <table:table-cell office:value-type="float" office:value="10.347438097" calcext:value-type="float">
            <text:p>10.347438097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32917081262" calcext:value-type="float">
            <text:p>-0.00032917081262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6778910272" calcext:value-type="float">
            <text:p>0.000486778910272</text:p>
          </table:table-cell>
          <table:table-cell office:value-type="float" office:value="-74.86" calcext:value-type="float">
            <text:p>-74.86</text:p>
          </table:table-cell>
          <table:table-cell office:value-type="float" office:value="0.000985221355222" calcext:value-type="float">
            <text:p>0.000985221355222</text:p>
          </table:table-cell>
          <table:table-cell/>
          <table:table-cell office:value-type="float" office:value="33.500359" calcext:value-type="float">
            <text:p>33.500359</text:p>
          </table:table-cell>
          <table:table-cell office:value-type="float" office:value="-0.112452" calcext:value-type="float">
            <text:p>-0.112452</text:p>
          </table:table-cell>
          <table:table-cell office:value-type="float" office:value="0.001899" calcext:value-type="float">
            <text:p>0.001899</text:p>
          </table:table-cell>
          <table:table-cell table:number-columns-repeated="2"/>
          <table:table-cell office:value-type="float" office:value="0.768822" calcext:value-type="float">
            <text:p>0.768822</text:p>
          </table:table-cell>
          <table:table-cell office:value-type="float" office:value="0.0000079" calcext:value-type="float">
            <text:p>7.9E-06</text:p>
          </table:table-cell>
          <table:table-cell office:value-type="float" office:value="-0.000313" calcext:value-type="float">
            <text:p>-0.000313</text:p>
          </table:table-cell>
        </table:table-row>
        <table:table-row table:style-name="ro1">
          <table:table-cell office:value-type="float" office:value="10.378319025" calcext:value-type="float">
            <text:p>10.378319025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371861911844" calcext:value-type="float">
            <text:p>-0.000371861911844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866628733" calcext:value-type="float">
            <text:p>0.0004866628733</text:p>
          </table:table-cell>
          <table:table-cell office:value-type="float" office:value="-76" calcext:value-type="float">
            <text:p>-76</text:p>
          </table:table-cell>
          <table:table-cell office:value-type="float" office:value="0.00150404497981" calcext:value-type="float">
            <text:p>0.00150404497981</text:p>
          </table:table-cell>
          <table:table-cell/>
          <table:table-cell office:value-type="float" office:value="31.560707" calcext:value-type="float">
            <text:p>31.560707</text:p>
          </table:table-cell>
          <table:table-cell office:value-type="float" office:value="-0.106947" calcext:value-type="float">
            <text:p>-0.106947</text:p>
          </table:table-cell>
          <table:table-cell office:value-type="float" office:value="0.001817" calcext:value-type="float">
            <text:p>0.001817</text:p>
          </table:table-cell>
          <table:table-cell table:number-columns-repeated="2"/>
          <table:table-cell office:value-type="float" office:value="0.786399" calcext:value-type="float">
            <text:p>0.786399</text:p>
          </table:table-cell>
          <table:table-cell office:value-type="float" office:value="0.000008" calcext:value-type="float">
            <text:p>8E-06</text:p>
          </table:table-cell>
          <table:table-cell office:value-type="float" office:value="-0.000313" calcext:value-type="float">
            <text:p>-0.000313</text:p>
          </table:table-cell>
        </table:table-row>
        <table:table-row table:style-name="ro1">
          <table:table-cell office:value-type="float" office:value="10.4092931747" calcext:value-type="float">
            <text:p>10.4092931747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415054062614" calcext:value-type="float">
            <text:p>-0.000415054062614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6517063109" calcext:value-type="float">
            <text:p>0.000486517063109</text:p>
          </table:table-cell>
          <table:table-cell office:value-type="float" office:value="-77.05" calcext:value-type="float">
            <text:p>-77.05</text:p>
          </table:table-cell>
          <table:table-cell office:value-type="float" office:value="0.00202220841311" calcext:value-type="float">
            <text:p>0.00202220841311</text:p>
          </table:table-cell>
          <table:table-cell/>
          <table:table-cell office:value-type="float" office:value="29.61816" calcext:value-type="float">
            <text:p>29.61816</text:p>
          </table:table-cell>
          <table:table-cell office:value-type="float" office:value="-0.101442" calcext:value-type="float">
            <text:p>-0.101442</text:p>
          </table:table-cell>
          <table:table-cell office:value-type="float" office:value="0.001708" calcext:value-type="float">
            <text:p>0.001708</text:p>
          </table:table-cell>
          <table:table-cell table:number-columns-repeated="2"/>
          <table:table-cell office:value-type="float" office:value="0.803112" calcext:value-type="float">
            <text:p>0.803112</text:p>
          </table:table-cell>
          <table:table-cell office:value-type="float" office:value="0.0000084" calcext:value-type="float">
            <text:p>8.4E-06</text:p>
          </table:table-cell>
          <table:table-cell office:value-type="float" office:value="-0.000328" calcext:value-type="float">
            <text:p>-0.000328</text:p>
          </table:table-cell>
        </table:table-row>
        <table:table-row table:style-name="ro1">
          <table:table-cell office:value-type="float" office:value="10.4413630962" calcext:value-type="float">
            <text:p>10.4413630962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457924528746" calcext:value-type="float">
            <text:p>-0.000457924528746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6353936139" calcext:value-type="float">
            <text:p>0.000486353936139</text:p>
          </table:table-cell>
          <table:table-cell office:value-type="float" office:value="-78.2" calcext:value-type="float">
            <text:p>-78.2</text:p>
          </table:table-cell>
          <table:table-cell office:value-type="float" office:value="0.00199090014212" calcext:value-type="float">
            <text:p>0.00199090014212</text:p>
          </table:table-cell>
          <table:table-cell/>
          <table:table-cell office:value-type="float" office:value="27.672676" calcext:value-type="float">
            <text:p>27.672676</text:p>
          </table:table-cell>
          <table:table-cell office:value-type="float" office:value="-0.096005" calcext:value-type="float">
            <text:p>-0.096005</text:p>
          </table:table-cell>
          <table:table-cell office:value-type="float" office:value="0.001639" calcext:value-type="float">
            <text:p>0.001639</text:p>
          </table:table-cell>
          <table:table-cell table:number-columns-repeated="2"/>
          <table:table-cell office:value-type="float" office:value="0.81894" calcext:value-type="float">
            <text:p>0.81894</text:p>
          </table:table-cell>
          <table:table-cell office:value-type="float" office:value="0.0000086" calcext:value-type="float">
            <text:p>8.6E-06</text:p>
          </table:table-cell>
          <table:table-cell office:value-type="float" office:value="-0.000336" calcext:value-type="float">
            <text:p>-0.000336</text:p>
          </table:table-cell>
        </table:table-row>
        <table:table-row table:style-name="ro1">
          <table:table-cell office:value-type="float" office:value="10.4733982086" calcext:value-type="float">
            <text:p>10.4733982086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500082038343" calcext:value-type="float">
            <text:p>-0.000500082038343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6127915792" calcext:value-type="float">
            <text:p>0.000486127915792</text:p>
          </table:table-cell>
          <table:table-cell office:value-type="float" office:value="-79.25" calcext:value-type="float">
            <text:p>-79.25</text:p>
          </table:table-cell>
          <table:table-cell office:value-type="float" office:value="0.00196757051162" calcext:value-type="float">
            <text:p>0.00196757051162</text:p>
          </table:table-cell>
          <table:table-cell/>
          <table:table-cell office:value-type="float" office:value="25.724173" calcext:value-type="float">
            <text:p>25.724173</text:p>
          </table:table-cell>
          <table:table-cell office:value-type="float" office:value="-0.090527" calcext:value-type="float">
            <text:p>-0.090527</text:p>
          </table:table-cell>
          <table:table-cell office:value-type="float" office:value="0.001571" calcext:value-type="float">
            <text:p>0.001571</text:p>
          </table:table-cell>
          <table:table-cell table:number-columns-repeated="2"/>
          <table:table-cell office:value-type="float" office:value="0.833849" calcext:value-type="float">
            <text:p>0.833849</text:p>
          </table:table-cell>
          <table:table-cell office:value-type="float" office:value="0.0000089" calcext:value-type="float">
            <text:p>8.9E-06</text:p>
          </table:table-cell>
          <table:table-cell office:value-type="float" office:value="-0.000339" calcext:value-type="float">
            <text:p>-0.000339</text:p>
          </table:table-cell>
        </table:table-row>
        <table:table-row table:style-name="ro1">
          <table:table-cell office:value-type="float" office:value="10.5053091049" calcext:value-type="float">
            <text:p>10.5053091049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55439164862" calcext:value-type="float">
            <text:p>-0.00055439164862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5967728309" calcext:value-type="float">
            <text:p>0.000485967728309</text:p>
          </table:table-cell>
          <table:table-cell office:value-type="float" office:value="-80.31" calcext:value-type="float">
            <text:p>-80.31</text:p>
          </table:table-cell>
          <table:table-cell office:value-type="float" office:value="0.00248640077189" calcext:value-type="float">
            <text:p>0.00248640077189</text:p>
          </table:table-cell>
          <table:table-cell/>
          <table:table-cell office:value-type="float" office:value="23.772596" calcext:value-type="float">
            <text:p>23.772596</text:p>
          </table:table-cell>
          <table:table-cell office:value-type="float" office:value="-0.08505" calcext:value-type="float">
            <text:p>-0.08505</text:p>
          </table:table-cell>
          <table:table-cell office:value-type="float" office:value="0.00153" calcext:value-type="float">
            <text:p>0.00153</text:p>
          </table:table-cell>
          <table:table-cell table:number-columns-repeated="2"/>
          <table:table-cell office:value-type="float" office:value="0.847827" calcext:value-type="float">
            <text:p>0.847827</text:p>
          </table:table-cell>
          <table:table-cell office:value-type="float" office:value="0.000009" calcext:value-type="float">
            <text:p>9E-06</text:p>
          </table:table-cell>
          <table:table-cell office:value-type="float" office:value="-0.000343" calcext:value-type="float">
            <text:p>-0.000343</text:p>
          </table:table-cell>
        </table:table-row>
        <table:table-row table:style-name="ro1">
          <table:table-cell office:value-type="float" office:value="10.5363991261" calcext:value-type="float">
            <text:p>10.5363991261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59280131245" calcext:value-type="float">
            <text:p>-0.00059280131245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5827942612" calcext:value-type="float">
            <text:p>0.000485827942612</text:p>
          </table:table-cell>
          <table:table-cell office:value-type="float" office:value="-81.36" calcext:value-type="float">
            <text:p>-81.36</text:p>
          </table:table-cell>
          <table:table-cell office:value-type="float" office:value="0.00300614442676" calcext:value-type="float">
            <text:p>0.00300614442676</text:p>
          </table:table-cell>
          <table:table-cell/>
          <table:table-cell office:value-type="float" office:value="21.817823" calcext:value-type="float">
            <text:p>21.817823</text:p>
          </table:table-cell>
          <table:table-cell office:value-type="float" office:value="-0.079572" calcext:value-type="float">
            <text:p>-0.079572</text:p>
          </table:table-cell>
          <table:table-cell office:value-type="float" office:value="0.001489" calcext:value-type="float">
            <text:p>0.001489</text:p>
          </table:table-cell>
          <table:table-cell table:number-columns-repeated="2"/>
          <table:table-cell office:value-type="float" office:value="0.860851" calcext:value-type="float">
            <text:p>0.860851</text:p>
          </table:table-cell>
          <table:table-cell office:value-type="float" office:value="0.0000093" calcext:value-type="float">
            <text:p>9.3E-06</text:p>
          </table:table-cell>
          <table:table-cell office:value-type="float" office:value="-0.000352" calcext:value-type="float">
            <text:p>-0.000352</text:p>
          </table:table-cell>
        </table:table-row>
        <table:table-row table:style-name="ro1">
          <table:table-cell office:value-type="float" office:value="10.5673661232" calcext:value-type="float">
            <text:p>10.5673661232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628715381026" calcext:value-type="float">
            <text:p>-0.000628715381026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5719967401" calcext:value-type="float">
            <text:p>0.000485719967401</text:p>
          </table:table-cell>
          <table:table-cell office:value-type="float" office:value="-82.42" calcext:value-type="float">
            <text:p>-82.42</text:p>
          </table:table-cell>
          <table:table-cell office:value-type="float" office:value="0.00298569654115" calcext:value-type="float">
            <text:p>0.00298569654115</text:p>
          </table:table-cell>
          <table:table-cell/>
          <table:table-cell office:value-type="float" office:value="19.85984" calcext:value-type="float">
            <text:p>19.85984</text:p>
          </table:table-cell>
          <table:table-cell office:value-type="float" office:value="-0.074094" calcext:value-type="float">
            <text:p>-0.074094</text:p>
          </table:table-cell>
          <table:table-cell office:value-type="float" office:value="0.001421" calcext:value-type="float">
            <text:p>0.001421</text:p>
          </table:table-cell>
          <table:table-cell table:number-columns-repeated="2"/>
          <table:table-cell office:value-type="float" office:value="0.872904" calcext:value-type="float">
            <text:p>0.872904</text:p>
          </table:table-cell>
          <table:table-cell office:value-type="float" office:value="0.0000096" calcext:value-type="float">
            <text:p>9.6E-06</text:p>
          </table:table-cell>
          <table:table-cell office:value-type="float" office:value="-0.000359" calcext:value-type="float">
            <text:p>-0.000359</text:p>
          </table:table-cell>
        </table:table-row>
        <table:table-row table:style-name="ro1">
          <table:table-cell office:value-type="float" office:value="10.6004140377" calcext:value-type="float">
            <text:p>10.6004140377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661703990772" calcext:value-type="float">
            <text:p>-0.000661703990772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85655036755" calcext:value-type="float">
            <text:p>0.000485655036755</text:p>
          </table:table-cell>
          <table:table-cell office:value-type="float" office:value="-83.21" calcext:value-type="float">
            <text:p>-83.21</text:p>
          </table:table-cell>
          <table:table-cell office:value-type="float" office:value="0.00296683306806" calcext:value-type="float">
            <text:p>0.00296683306806</text:p>
          </table:table-cell>
          <table:table-cell/>
          <table:table-cell office:value-type="float" office:value="17.898483" calcext:value-type="float">
            <text:p>17.898483</text:p>
          </table:table-cell>
          <table:table-cell office:value-type="float" office:value="-0.068616" calcext:value-type="float">
            <text:p>-0.068616</text:p>
          </table:table-cell>
          <table:table-cell office:value-type="float" office:value="0.001407" calcext:value-type="float">
            <text:p>0.001407</text:p>
          </table:table-cell>
          <table:table-cell table:number-columns-repeated="2"/>
          <table:table-cell office:value-type="float" office:value="0.883952" calcext:value-type="float">
            <text:p>0.883952</text:p>
          </table:table-cell>
          <table:table-cell office:value-type="float" office:value="0.0000097" calcext:value-type="float">
            <text:p>9.7E-06</text:p>
          </table:table-cell>
          <table:table-cell office:value-type="float" office:value="-0.000357" calcext:value-type="float">
            <text:p>-0.000357</text:p>
          </table:table-cell>
        </table:table-row>
        <table:table-row table:style-name="ro1">
          <table:table-cell office:value-type="float" office:value="10.6798710823" calcext:value-type="float">
            <text:p>10.6798710823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730484374799" calcext:value-type="float">
            <text:p>-0.000730484374799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85781318275" calcext:value-type="float">
            <text:p>0.000485781318275</text:p>
          </table:table-cell>
          <table:table-cell office:value-type="float" office:value="-85.14" calcext:value-type="float">
            <text:p>-85.14</text:p>
          </table:table-cell>
          <table:table-cell office:value-type="float" office:value="0.00346882385202" calcext:value-type="float">
            <text:p>0.00346882385202</text:p>
          </table:table-cell>
          <table:table-cell/>
          <table:table-cell office:value-type="float" office:value="15.933821" calcext:value-type="float">
            <text:p>15.933821</text:p>
          </table:table-cell>
          <table:table-cell office:value-type="float" office:value="-0.063125" calcext:value-type="float">
            <text:p>-0.063125</text:p>
          </table:table-cell>
          <table:table-cell office:value-type="float" office:value="0.001352" calcext:value-type="float">
            <text:p>0.001352</text:p>
          </table:table-cell>
          <table:table-cell table:number-columns-repeated="2"/>
          <table:table-cell office:value-type="float" office:value="0.894003" calcext:value-type="float">
            <text:p>0.894003</text:p>
          </table:table-cell>
          <table:table-cell office:value-type="float" office:value="0.0000099" calcext:value-type="float">
            <text:p>9.9E-06</text:p>
          </table:table-cell>
          <table:table-cell office:value-type="float" office:value="-0.000362" calcext:value-type="float">
            <text:p>-0.000362</text:p>
          </table:table-cell>
        </table:table-row>
        <table:table-row table:style-name="ro1">
          <table:table-cell office:value-type="float" office:value="10.7115101814" calcext:value-type="float">
            <text:p>10.7115101814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747720710933" calcext:value-type="float">
            <text:p>-0.000747720710933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5974072944" calcext:value-type="float">
            <text:p>0.000485974072944</text:p>
          </table:table-cell>
          <table:table-cell office:value-type="float" office:value="-85.76" calcext:value-type="float">
            <text:p>-85.76</text:p>
          </table:table-cell>
          <table:table-cell office:value-type="float" office:value="0.00400046864524" calcext:value-type="float">
            <text:p>0.00400046864524</text:p>
          </table:table-cell>
          <table:table-cell/>
          <table:table-cell office:value-type="float" office:value="13.965729" calcext:value-type="float">
            <text:p>13.965729</text:p>
          </table:table-cell>
          <table:table-cell office:value-type="float" office:value="-0.057633" calcext:value-type="float">
            <text:p>-0.057633</text:p>
          </table:table-cell>
          <table:table-cell office:value-type="float" office:value="0.001298" calcext:value-type="float">
            <text:p>0.001298</text:p>
          </table:table-cell>
          <table:table-cell table:number-columns-repeated="2"/>
          <table:table-cell office:value-type="float" office:value="0.903021" calcext:value-type="float">
            <text:p>0.903021</text:p>
          </table:table-cell>
          <table:table-cell office:value-type="float" office:value="0.00001" calcext:value-type="float">
            <text:p>1E-05</text:p>
          </table:table-cell>
          <table:table-cell office:value-type="float" office:value="-0.000369" calcext:value-type="float">
            <text:p>-0.000369</text:p>
          </table:table-cell>
        </table:table-row>
        <table:table-row table:style-name="ro1">
          <table:table-cell office:value-type="float" office:value="10.742385149" calcext:value-type="float">
            <text:p>10.742385149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759365037084" calcext:value-type="float">
            <text:p>-0.000759365037084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6262928462" calcext:value-type="float">
            <text:p>0.000486262928462</text:p>
          </table:table-cell>
          <table:table-cell office:value-type="float" office:value="-86.37" calcext:value-type="float">
            <text:p>-86.37</text:p>
          </table:table-cell>
          <table:table-cell office:value-type="float" office:value="0.00453399959952" calcext:value-type="float">
            <text:p>0.00453399959952</text:p>
          </table:table-cell>
          <table:table-cell/>
          <table:table-cell office:value-type="float" office:value="12.044055" calcext:value-type="float">
            <text:p>12.044055</text:p>
          </table:table-cell>
          <table:table-cell office:value-type="float" office:value="-0.052169" calcext:value-type="float">
            <text:p>-0.052169</text:p>
          </table:table-cell>
          <table:table-cell office:value-type="float" office:value="0.001147" calcext:value-type="float">
            <text:p>0.001147</text:p>
          </table:table-cell>
          <table:table-cell table:number-columns-repeated="2"/>
          <table:table-cell office:value-type="float" office:value="0.902483" calcext:value-type="float">
            <text:p>0.902483</text:p>
          </table:table-cell>
          <table:table-cell office:value-type="float" office:value="-0.000153" calcext:value-type="float">
            <text:p>-0.000153</text:p>
          </table:table-cell>
          <table:table-cell office:value-type="float" office:value="-0.000387" calcext:value-type="float">
            <text:p>-0.000387</text:p>
          </table:table-cell>
        </table:table-row>
        <table:table-row table:style-name="ro1">
          <table:table-cell office:value-type="float" office:value="10.7733790874" calcext:value-type="float">
            <text:p>10.7733790874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764948665164" calcext:value-type="float">
            <text:p>-0.000764948665164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6659992021" calcext:value-type="float">
            <text:p>0.000486659992021</text:p>
          </table:table-cell>
          <table:table-cell office:value-type="float" office:value="-86.99" calcext:value-type="float">
            <text:p>-86.99</text:p>
          </table:table-cell>
          <table:table-cell office:value-type="float" office:value="0.00507386075333" calcext:value-type="float">
            <text:p>0.00507386075333</text:p>
          </table:table-cell>
          <table:table-cell/>
          <table:table-cell office:value-type="float" office:value="10.261772" calcext:value-type="float">
            <text:p>10.261772</text:p>
          </table:table-cell>
          <table:table-cell office:value-type="float" office:value="-0.046705" calcext:value-type="float">
            <text:p>-0.046705</text:p>
          </table:table-cell>
          <table:table-cell office:value-type="float" office:value="0.000943" calcext:value-type="float">
            <text:p>0.000943</text:p>
          </table:table-cell>
          <table:table-cell table:number-columns-repeated="2"/>
          <table:table-cell office:value-type="float" office:value="0.896607" calcext:value-type="float">
            <text:p>0.896607</text:p>
          </table:table-cell>
          <table:table-cell office:value-type="float" office:value="-0.000392" calcext:value-type="float">
            <text:p>-0.000392</text:p>
          </table:table-cell>
          <table:table-cell office:value-type="float" office:value="-0.000424" calcext:value-type="float">
            <text:p>-0.000424</text:p>
          </table:table-cell>
        </table:table-row>
        <table:table-row table:style-name="ro1">
          <table:table-cell office:value-type="float" office:value="10.8043429852" calcext:value-type="float">
            <text:p>10.8043429852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763922696933" calcext:value-type="float">
            <text:p>-0.000763922696933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7379380502" calcext:value-type="float">
            <text:p>0.000487379380502</text:p>
          </table:table-cell>
          <table:table-cell office:value-type="float" office:value="-87.43" calcext:value-type="float">
            <text:p>-87.43</text:p>
          </table:table-cell>
          <table:table-cell office:value-type="float" office:value="0.00453482288867" calcext:value-type="float">
            <text:p>0.00453482288867</text:p>
          </table:table-cell>
          <table:table-cell/>
          <table:table-cell office:value-type="float" office:value="8.674217" calcext:value-type="float">
            <text:p>8.674217</text:p>
          </table:table-cell>
          <table:table-cell office:value-type="float" office:value="-0.041213" calcext:value-type="float">
            <text:p>-0.041213</text:p>
          </table:table-cell>
          <table:table-cell office:value-type="float" office:value="0.000806" calcext:value-type="float">
            <text:p>0.000806</text:p>
          </table:table-cell>
          <table:table-cell table:number-columns-repeated="2"/>
          <table:table-cell office:value-type="float" office:value="0.897554" calcext:value-type="float">
            <text:p>0.897554</text:p>
          </table:table-cell>
          <table:table-cell office:value-type="float" office:value="-0.000469" calcext:value-type="float">
            <text:p>-0.000469</text:p>
          </table:table-cell>
          <table:table-cell office:value-type="float" office:value="-0.000436" calcext:value-type="float">
            <text:p>-0.000436</text:p>
          </table:table-cell>
        </table:table-row>
        <table:table-row table:style-name="ro1">
          <table:table-cell office:value-type="float" office:value="10.8352971077" calcext:value-type="float">
            <text:p>10.8352971077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751359621063" calcext:value-type="float">
            <text:p>-0.000751359621063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8073652377" calcext:value-type="float">
            <text:p>0.000488073652377</text:p>
          </table:table-cell>
          <table:table-cell office:value-type="float" office:value="-87.87" calcext:value-type="float">
            <text:p>-87.87</text:p>
          </table:table-cell>
          <table:table-cell office:value-type="float" office:value="0.00508319493383" calcext:value-type="float">
            <text:p>0.00508319493383</text:p>
          </table:table-cell>
          <table:table-cell/>
          <table:table-cell office:value-type="float" office:value="7.291473" calcext:value-type="float">
            <text:p>7.291473</text:p>
          </table:table-cell>
          <table:table-cell office:value-type="float" office:value="-0.035736" calcext:value-type="float">
            <text:p>-0.035736</text:p>
          </table:table-cell>
          <table:table-cell office:value-type="float" office:value="0.000683" calcext:value-type="float">
            <text:p>0.000683</text:p>
          </table:table-cell>
          <table:table-cell table:number-columns-repeated="2"/>
          <table:table-cell office:value-type="float" office:value="0.901818" calcext:value-type="float">
            <text:p>0.901818</text:p>
          </table:table-cell>
          <table:table-cell office:value-type="float" office:value="-0.000458" calcext:value-type="float">
            <text:p>-0.000458</text:p>
          </table:table-cell>
          <table:table-cell office:value-type="float" office:value="-0.000415" calcext:value-type="float">
            <text:p>-0.000415</text:p>
          </table:table-cell>
        </table:table-row>
        <table:table-row table:style-name="ro1">
          <table:table-cell office:value-type="float" office:value="10.8663702011" calcext:value-type="float">
            <text:p>10.8663702011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732856569812" calcext:value-type="float">
            <text:p>-0.000732856569812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8914200105" calcext:value-type="float">
            <text:p>0.000488914200105</text:p>
          </table:table-cell>
          <table:table-cell office:value-type="float" office:value="-88.22" calcext:value-type="float">
            <text:p>-88.22</text:p>
          </table:table-cell>
          <table:table-cell office:value-type="float" office:value="0.00509485788643" calcext:value-type="float">
            <text:p>0.00509485788643</text:p>
          </table:table-cell>
          <table:table-cell/>
          <table:table-cell office:value-type="float" office:value="6.108744" calcext:value-type="float">
            <text:p>6.108744</text:p>
          </table:table-cell>
          <table:table-cell office:value-type="float" office:value="-0.030244" calcext:value-type="float">
            <text:p>-0.030244</text:p>
          </table:table-cell>
          <table:table-cell office:value-type="float" office:value="0.000533" calcext:value-type="float">
            <text:p>0.000533</text:p>
          </table:table-cell>
          <table:table-cell table:number-columns-repeated="2"/>
          <table:table-cell office:value-type="float" office:value="0.905474" calcext:value-type="float">
            <text:p>0.905474</text:p>
          </table:table-cell>
          <table:table-cell office:value-type="float" office:value="-0.000441" calcext:value-type="float">
            <text:p>-0.000441</text:p>
          </table:table-cell>
          <table:table-cell office:value-type="float" office:value="-0.000408" calcext:value-type="float">
            <text:p>-0.000408</text:p>
          </table:table-cell>
        </table:table-row>
        <table:table-row table:style-name="ro1">
          <table:table-cell office:value-type="float" office:value="10.8973941803" calcext:value-type="float">
            <text:p>10.8973941803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705871731043" calcext:value-type="float">
            <text:p>-0.000705871731043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89916012157" calcext:value-type="float">
            <text:p>0.000489916012157</text:p>
          </table:table-cell>
          <table:table-cell office:value-type="float" office:value="-88.4" calcext:value-type="float">
            <text:p>-88.4</text:p>
          </table:table-cell>
          <table:table-cell office:value-type="float" office:value="0.00565321184695" calcext:value-type="float">
            <text:p>0.00565321184695</text:p>
          </table:table-cell>
          <table:table-cell/>
          <table:table-cell office:value-type="float" office:value="5.122737" calcext:value-type="float">
            <text:p>5.122737</text:p>
          </table:table-cell>
          <table:table-cell office:value-type="float" office:value="-0.024766" calcext:value-type="float">
            <text:p>-0.024766</text:p>
          </table:table-cell>
          <table:table-cell office:value-type="float" office:value="0.000423" calcext:value-type="float">
            <text:p>0.000423</text:p>
          </table:table-cell>
          <table:table-cell table:number-columns-repeated="2"/>
          <table:table-cell office:value-type="float" office:value="0.907687" calcext:value-type="float">
            <text:p>0.907687</text:p>
          </table:table-cell>
          <table:table-cell office:value-type="float" office:value="-0.000437" calcext:value-type="float">
            <text:p>-0.000437</text:p>
          </table:table-cell>
          <table:table-cell office:value-type="float" office:value="-0.000413" calcext:value-type="float">
            <text:p>-0.000413</text:p>
          </table:table-cell>
        </table:table-row>
        <table:table-row table:style-name="ro1">
          <table:table-cell office:value-type="float" office:value="10.9282610416" calcext:value-type="float">
            <text:p>10.9282610416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670049106702" calcext:value-type="float">
            <text:p>-0.000670049106702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91084065288" calcext:value-type="float">
            <text:p>0.000491084065288</text:p>
          </table:table-cell>
          <table:table-cell office:value-type="float" office:value="-88.48" calcext:value-type="float">
            <text:p>-88.48</text:p>
          </table:table-cell>
          <table:table-cell office:value-type="float" office:value="0.00567550770938" calcext:value-type="float">
            <text:p>0.00567550770938</text:p>
          </table:table-cell>
          <table:table-cell/>
          <table:table-cell office:value-type="float" office:value="4.333591" calcext:value-type="float">
            <text:p>4.333591</text:p>
          </table:table-cell>
          <table:table-cell office:value-type="float" office:value="-0.019302" calcext:value-type="float">
            <text:p>-0.019302</text:p>
          </table:table-cell>
          <table:table-cell office:value-type="float" office:value="0.000301" calcext:value-type="float">
            <text:p>0.000301</text:p>
          </table:table-cell>
          <table:table-cell table:number-columns-repeated="2"/>
          <table:table-cell office:value-type="float" office:value="0.908938" calcext:value-type="float">
            <text:p>0.908938</text:p>
          </table:table-cell>
          <table:table-cell office:value-type="float" office:value="-0.000441" calcext:value-type="float">
            <text:p>-0.000441</text:p>
          </table:table-cell>
          <table:table-cell office:value-type="float" office:value="-0.000416" calcext:value-type="float">
            <text:p>-0.000416</text:p>
          </table:table-cell>
        </table:table-row>
        <table:table-row table:style-name="ro1">
          <table:table-cell office:value-type="float" office:value="10.9593651295" calcext:value-type="float">
            <text:p>10.9593651295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742295174859" calcext:value-type="float">
            <text:p>-0.000742295174859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91129874717" calcext:value-type="float">
            <text:p>0.000491129874717</text:p>
          </table:table-cell>
          <table:table-cell office:value-type="float" office:value="-88.48" calcext:value-type="float">
            <text:p>-88.48</text:p>
          </table:table-cell>
          <table:table-cell office:value-type="float" office:value="-0.00839282106608" calcext:value-type="float">
            <text:p>-0.00839282106608</text:p>
          </table:table-cell>
          <table:table-cell/>
          <table:table-cell office:value-type="float" office:value="3.742397" calcext:value-type="float">
            <text:p>3.742397</text:p>
          </table:table-cell>
          <table:table-cell office:value-type="float" office:value="-0.013838" calcext:value-type="float">
            <text:p>-0.013838</text:p>
          </table:table-cell>
          <table:table-cell office:value-type="float" office:value="0.000205" calcext:value-type="float">
            <text:p>0.000205</text:p>
          </table:table-cell>
          <table:table-cell table:number-columns-repeated="2"/>
          <table:table-cell office:value-type="float" office:value="0.909731" calcext:value-type="float">
            <text:p>0.909731</text:p>
          </table:table-cell>
          <table:table-cell office:value-type="float" office:value="-0.000444" calcext:value-type="float">
            <text:p>-0.000444</text:p>
          </table:table-cell>
          <table:table-cell office:value-type="float" office:value="-0.000414" calcext:value-type="float">
            <text:p>-0.000414</text:p>
          </table:table-cell>
        </table:table-row>
        <table:table-row table:style-name="ro1">
          <table:table-cell office:value-type="float" office:value="10.9901990891" calcext:value-type="float">
            <text:p>10.9901990891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755194865633" calcext:value-type="float">
            <text:p>-0.000755194865633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9892612677" calcext:value-type="float">
            <text:p>0.000489892612677</text:p>
          </table:table-cell>
          <table:table-cell office:value-type="float" office:value="-88.48" calcext:value-type="float">
            <text:p>-88.48</text:p>
          </table:table-cell>
          <table:table-cell office:value-type="float" office:value="0.00566831510514" calcext:value-type="float">
            <text:p>0.00566831510514</text:p>
          </table:table-cell>
          <table:table-cell/>
          <table:table-cell office:value-type="float" office:value="3.349948" calcext:value-type="float">
            <text:p>3.349948</text:p>
          </table:table-cell>
          <table:table-cell office:value-type="float" office:value="-0.008346" calcext:value-type="float">
            <text:p>-0.008346</text:p>
          </table:table-cell>
          <table:table-cell office:value-type="float" office:value="0.000109" calcext:value-type="float">
            <text:p>0.000109</text:p>
          </table:table-cell>
          <table:table-cell table:number-columns-repeated="2"/>
          <table:table-cell office:value-type="float" office:value="0.910236" calcext:value-type="float">
            <text:p>0.910236</text:p>
          </table:table-cell>
          <table:table-cell office:value-type="float" office:value="-0.000445" calcext:value-type="float">
            <text:p>-0.000445</text:p>
          </table:table-cell>
          <table:table-cell office:value-type="float" office:value="-0.000412" calcext:value-type="float">
            <text:p>-0.000412</text:p>
          </table:table-cell>
        </table:table-row>
        <table:table-row table:style-name="ro1">
          <table:table-cell office:value-type="float" office:value="11.0213720798" calcext:value-type="float">
            <text:p>11.0213720798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762245908845" calcext:value-type="float">
            <text:p>-0.000762245908845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8858495373" calcext:value-type="float">
            <text:p>0.000488858495373</text:p>
          </table:table-cell>
          <table:table-cell office:value-type="float" office:value="-88.48" calcext:value-type="float">
            <text:p>-88.48</text:p>
          </table:table-cell>
          <table:table-cell office:value-type="float" office:value="0.00565569614992" calcext:value-type="float">
            <text:p>0.00565569614992</text:p>
          </table:table-cell>
          <table:table-cell/>
          <table:table-cell office:value-type="float" office:value="3.156517" calcext:value-type="float">
            <text:p>3.156517</text:p>
          </table:table-cell>
          <table:table-cell office:value-type="float" office:value="-0.00291" calcext:value-type="float">
            <text:p>-0.00291</text:p>
          </table:table-cell>
          <table:table-cell office:value-type="float" office:value="-0.000055" calcext:value-type="float">
            <text:p>-5.5E-05</text:p>
          </table:table-cell>
          <table:table-cell table:number-columns-repeated="2"/>
          <table:table-cell office:value-type="float" office:value="0.910519" calcext:value-type="float">
            <text:p>0.910519</text:p>
          </table:table-cell>
          <table:table-cell office:value-type="float" office:value="-0.000446" calcext:value-type="float">
            <text:p>-0.000446</text:p>
          </table:table-cell>
          <table:table-cell office:value-type="float" office:value="-0.000411" calcext:value-type="float">
            <text:p>-0.000411</text:p>
          </table:table-cell>
        </table:table-row>
        <table:table-row table:style-name="ro1">
          <table:table-cell office:value-type="float" office:value="11.0523731709" calcext:value-type="float">
            <text:p>11.0523731709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763870950323" calcext:value-type="float">
            <text:p>-0.000763870950323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8015299197" calcext:value-type="float">
            <text:p>0.000488015299197</text:p>
          </table:table-cell>
          <table:table-cell office:value-type="float" office:value="-88.48" calcext:value-type="float">
            <text:p>-88.48</text:p>
          </table:table-cell>
          <table:table-cell office:value-type="float" office:value="0.0056462357752" calcext:value-type="float">
            <text:p>0.0056462357752</text:p>
          </table:table-cell>
          <table:table-cell/>
          <table:table-cell office:value-type="float" office:value="3.112381" calcext:value-type="float">
            <text:p>3.112381</text:p>
          </table:table-cell>
          <table:table-cell office:value-type="float" office:value="-0.001038" calcext:value-type="float">
            <text:p>-0.001038</text:p>
          </table:table-cell>
          <table:table-cell office:value-type="float" office:value="-0.000068" calcext:value-type="float">
            <text:p>-6.8E-05</text:p>
          </table:table-cell>
          <table:table-cell table:number-columns-repeated="2"/>
          <table:table-cell office:value-type="float" office:value="0.9191" calcext:value-type="float">
            <text:p>0.9191</text:p>
          </table:table-cell>
          <table:table-cell office:value-type="float" office:value="-0.000277" calcext:value-type="float">
            <text:p>-0.000277</text:p>
          </table:table-cell>
          <table:table-cell office:value-type="float" office:value="-0.00039" calcext:value-type="float">
            <text:p>-0.00039</text:p>
          </table:table-cell>
        </table:table-row>
        <table:table-row table:style-name="ro1">
          <table:table-cell office:value-type="float" office:value="11.0832381248" calcext:value-type="float">
            <text:p>11.0832381248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760473543778" calcext:value-type="float">
            <text:p>-0.000760473543778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87349083414" calcext:value-type="float">
            <text:p>0.000487349083414</text:p>
          </table:table-cell>
          <table:table-cell office:value-type="float" office:value="-88.48" calcext:value-type="float">
            <text:p>-88.48</text:p>
          </table:table-cell>
          <table:table-cell office:value-type="float" office:value="0.00564422411844" calcext:value-type="float">
            <text:p>0.00564422411844</text:p>
          </table:table-cell>
          <table:table-cell/>
          <table:table-cell office:value-type="float" office:value="3.124292" calcext:value-type="float">
            <text:p>3.124292</text:p>
          </table:table-cell>
          <table:table-cell office:value-type="float" office:value="-0.000369" calcext:value-type="float">
            <text:p>-0.000369</text:p>
          </table:table-cell>
          <table:table-cell office:value-type="float" office:value="0.000027" calcext:value-type="float">
            <text:p>2.7E-05</text:p>
          </table:table-cell>
          <table:table-cell table:number-columns-repeated="2"/>
          <table:table-cell office:value-type="float" office:value="0.931612" calcext:value-type="float">
            <text:p>0.931612</text:p>
          </table:table-cell>
          <table:table-cell office:value-type="float" office:value="-0.00004" calcext:value-type="float">
            <text:p>-4E-05</text:p>
          </table:table-cell>
          <table:table-cell office:value-type="float" office:value="-0.000361" calcext:value-type="float">
            <text:p>-0.000361</text:p>
          </table:table-cell>
        </table:table-row>
        <table:table-row table:style-name="ro1">
          <table:table-cell office:value-type="float" office:value="11.1173071861" calcext:value-type="float">
            <text:p>11.1173071861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748897611629" calcext:value-type="float">
            <text:p>-0.000748897611629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6721430207" calcext:value-type="float">
            <text:p>0.000486721430207</text:p>
          </table:table-cell>
          <table:table-cell office:value-type="float" office:value="-88.48" calcext:value-type="float">
            <text:p>-88.48</text:p>
          </table:table-cell>
          <table:table-cell office:value-type="float" office:value="0.00510470336303" calcext:value-type="float">
            <text:p>0.00510470336303</text:p>
          </table:table-cell>
          <table:table-cell/>
          <table:table-cell office:value-type="float" office:value="3.136532" calcext:value-type="float">
            <text:p>3.136532</text:p>
          </table:table-cell>
          <table:table-cell office:value-type="float" office:value="-0.000137" calcext:value-type="float">
            <text:p>-0.000137</text:p>
          </table:table-cell>
          <table:table-cell office:value-type="float" office:value="0.000055" calcext:value-type="float">
            <text:p>5.5E-05</text:p>
          </table:table-cell>
          <table:table-cell table:number-columns-repeated="2"/>
          <table:table-cell office:value-type="float" office:value="0.935796" calcext:value-type="float">
            <text:p>0.935796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-0.000354" calcext:value-type="float">
            <text:p>-0.000354</text:p>
          </table:table-cell>
        </table:table-row>
        <table:table-row table:style-name="ro1">
          <table:table-cell office:value-type="float" office:value="11.1492781639" calcext:value-type="float">
            <text:p>11.1492781639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735476030968" calcext:value-type="float">
            <text:p>-0.000735476030968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86427976284" calcext:value-type="float">
            <text:p>0.000486427976284</text:p>
          </table:table-cell>
          <table:table-cell office:value-type="float" office:value="-88.22" calcext:value-type="float">
            <text:p>-88.22</text:p>
          </table:table-cell>
          <table:table-cell office:value-type="float" office:value="0.0045688082464" calcext:value-type="float">
            <text:p>0.0045688082464</text:p>
          </table:table-cell>
          <table:table-cell/>
          <table:table-cell office:value-type="float" office:value="3.139264" calcext:value-type="float">
            <text:p>3.139264</text:p>
          </table:table-cell>
          <table:table-cell office:value-type="float" office:value="-0.000041" calcext:value-type="float">
            <text:p>-4.1E-05</text:p>
          </table:table-cell>
          <table:table-cell office:value-type="float" office:value="0.000068" calcext:value-type="float">
            <text:p>6.8E-05</text:p>
          </table:table-cell>
          <table:table-cell table:number-columns-repeated="2"/>
          <table:table-cell office:value-type="float" office:value="0.935295" calcext:value-type="float">
            <text:p>0.935295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-0.000371" calcext:value-type="float">
            <text:p>-0.000371</text:p>
          </table:table-cell>
        </table:table-row>
        <table:table-row table:style-name="ro1">
          <table:table-cell office:value-type="float" office:value="11.1814701557" calcext:value-type="float">
            <text:p>11.1814701557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718399067409" calcext:value-type="float">
            <text:p>-0.000718399067409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627279466" calcext:value-type="float">
            <text:p>0.00048627279466</text:p>
          </table:table-cell>
          <table:table-cell office:value-type="float" office:value="-87.78" calcext:value-type="float">
            <text:p>-87.78</text:p>
          </table:table-cell>
          <table:table-cell office:value-type="float" office:value="0.0040398510173" calcext:value-type="float">
            <text:p>0.0040398510173</text:p>
          </table:table-cell>
          <table:table-cell/>
          <table:table-cell office:value-type="float" office:value="3.138103" calcext:value-type="float">
            <text:p>3.138103</text:p>
          </table:table-cell>
          <table:table-cell office:value-type="float" office:value="-0.000041" calcext:value-type="float">
            <text:p>-4.1E-05</text:p>
          </table:table-cell>
          <table:table-cell office:value-type="float" office:value="0.000055" calcext:value-type="float">
            <text:p>5.5E-05</text:p>
          </table:table-cell>
          <table:table-cell table:number-columns-repeated="2"/>
          <table:table-cell office:value-type="float" office:value="0.934322" calcext:value-type="float">
            <text:p>0.934322</text:p>
          </table:table-cell>
          <table:table-cell office:value-type="float" office:value="0.0000027" calcext:value-type="float">
            <text:p>2.7E-06</text:p>
          </table:table-cell>
          <table:table-cell office:value-type="float" office:value="-0.000373" calcext:value-type="float">
            <text:p>-0.000373</text:p>
          </table:table-cell>
        </table:table-row>
        <table:table-row table:style-name="ro1">
          <table:table-cell office:value-type="float" office:value="11.2133481503" calcext:value-type="float">
            <text:p>11.2133481503</text:p>
          </table:table-cell>
          <table:table-cell office:value-type="float" office:value="0.22" calcext:value-type="float">
            <text:p>0.22</text:p>
          </table:table-cell>
          <table:table-cell office:value-type="float" office:value="-0.000698204152286" calcext:value-type="float">
            <text:p>-0.000698204152286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6244738568" calcext:value-type="float">
            <text:p>0.000486244738568</text:p>
          </table:table-cell>
          <table:table-cell office:value-type="float" office:value="-87.16" calcext:value-type="float">
            <text:p>-87.16</text:p>
          </table:table-cell>
          <table:table-cell office:value-type="float" office:value="0.00405255891383" calcext:value-type="float">
            <text:p>0.00405255891383</text:p>
          </table:table-cell>
          <table:table-cell/>
          <table:table-cell office:value-type="float" office:value="3.137079" calcext:value-type="float">
            <text:p>3.137079</text:p>
          </table:table-cell>
          <table:table-cell office:value-type="float" office:value="-0.000014" calcext:value-type="float">
            <text:p>-1.4E-05</text:p>
          </table:table-cell>
          <table:table-cell office:value-type="float" office:value="0.000014" calcext:value-type="float">
            <text:p>1.4E-05</text:p>
          </table:table-cell>
          <table:table-cell table:number-columns-repeated="2"/>
          <table:table-cell office:value-type="float" office:value="0.934011" calcext:value-type="float">
            <text:p>0.934011</text:p>
          </table:table-cell>
          <table:table-cell office:value-type="float" office:value="-0.0000031" calcext:value-type="float">
            <text:p>-3.1E-06</text:p>
          </table:table-cell>
          <table:table-cell office:value-type="float" office:value="-0.000376" calcext:value-type="float">
            <text:p>-0.000376</text:p>
          </table:table-cell>
        </table:table-row>
        <table:table-row table:style-name="ro1">
          <table:table-cell office:value-type="float" office:value="11.2443101406" calcext:value-type="float">
            <text:p>11.2443101406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670382403769" calcext:value-type="float">
            <text:p>-0.000670382403769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6360862851" calcext:value-type="float">
            <text:p>0.000486360862851</text:p>
          </table:table-cell>
          <table:table-cell office:value-type="float" office:value="-86.55" calcext:value-type="float">
            <text:p>-86.55</text:p>
          </table:table-cell>
          <table:table-cell office:value-type="float" office:value="0.00406560488045" calcext:value-type="float">
            <text:p>0.00406560488045</text:p>
          </table:table-cell>
          <table:table-cell/>
          <table:table-cell office:value-type="float" office:value="3.136887" calcext:value-type="float">
            <text:p>3.1368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934064" calcext:value-type="float">
            <text:p>0.934064</text:p>
          </table:table-cell>
          <table:table-cell office:value-type="float" office:value="-0.0000022" calcext:value-type="float">
            <text:p>-2.2E-06</text:p>
          </table:table-cell>
          <table:table-cell office:value-type="float" office:value="-0.000375" calcext:value-type="float">
            <text:p>-0.000375</text:p>
          </table:table-cell>
        </table:table-row>
        <table:table-row table:style-name="ro1">
          <table:table-cell office:value-type="float" office:value="11.2763721943" calcext:value-type="float">
            <text:p>11.2763721943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644614628982" calcext:value-type="float">
            <text:p>-0.000644614628982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656918807" calcext:value-type="float">
            <text:p>0.00048656918807</text:p>
          </table:table-cell>
          <table:table-cell office:value-type="float" office:value="-85.85" calcext:value-type="float">
            <text:p>-85.85</text:p>
          </table:table-cell>
          <table:table-cell office:value-type="float" office:value="0.00354122277349" calcext:value-type="float">
            <text:p>0.00354122277349</text:p>
          </table:table-cell>
          <table:table-cell/>
          <table:table-cell office:value-type="float" office:value="3.13701" calcext:value-type="float">
            <text:p>3.13701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-0.000027" calcext:value-type="float">
            <text:p>-2.7E-05</text:p>
          </table:table-cell>
          <table:table-cell table:number-columns-repeated="2"/>
          <table:table-cell office:value-type="float" office:value="0.934148" calcext:value-type="float">
            <text:p>0.934148</text:p>
          </table:table-cell>
          <table:table-cell office:value-type="float" office:value="-0.00000019" calcext:value-type="float">
            <text:p>-1.9E-07</text:p>
          </table:table-cell>
          <table:table-cell office:value-type="float" office:value="-0.000373" calcext:value-type="float">
            <text:p>-0.000373</text:p>
          </table:table-cell>
        </table:table-row>
        <table:table-row table:style-name="ro1">
          <table:table-cell office:value-type="float" office:value="11.3083410263" calcext:value-type="float">
            <text:p>11.3083410263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61711401213" calcext:value-type="float">
            <text:p>-0.00061711401213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6864621053" calcext:value-type="float">
            <text:p>0.000486864621053</text:p>
          </table:table-cell>
          <table:table-cell office:value-type="float" office:value="-85.05" calcext:value-type="float">
            <text:p>-85.05</text:p>
          </table:table-cell>
          <table:table-cell office:value-type="float" office:value="0.00302526727319" calcext:value-type="float">
            <text:p>0.00302526727319</text:p>
          </table:table-cell>
          <table:table-cell/>
          <table:table-cell office:value-type="float" office:value="3.137079" calcext:value-type="float">
            <text:p>3.137079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-0.000041" calcext:value-type="float">
            <text:p>-4.1E-05</text:p>
          </table:table-cell>
          <table:table-cell table:number-columns-repeated="2"/>
          <table:table-cell office:value-type="float" office:value="0.934171" calcext:value-type="float">
            <text:p>0.934171</text:p>
          </table:table-cell>
          <table:table-cell office:value-type="float" office:value="0.000000056" calcext:value-type="float">
            <text:p>5.6E-08</text:p>
          </table:table-cell>
          <table:table-cell office:value-type="float" office:value="-0.000372" calcext:value-type="float">
            <text:p>-0.000372</text:p>
          </table:table-cell>
        </table:table-row>
        <table:table-row table:style-name="ro1">
          <table:table-cell office:value-type="float" office:value="11.3392941952" calcext:value-type="float">
            <text:p>11.3392941952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588221126236" calcext:value-type="float">
            <text:p>-0.000588221126236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87235665787" calcext:value-type="float">
            <text:p>0.000487235665787</text:p>
          </table:table-cell>
          <table:table-cell office:value-type="float" office:value="-84.18" calcext:value-type="float">
            <text:p>-84.18</text:p>
          </table:table-cell>
          <table:table-cell office:value-type="float" office:value="0.00304605439305" calcext:value-type="float">
            <text:p>0.00304605439305</text:p>
          </table:table-cell>
          <table:table-cell/>
          <table:table-cell office:value-type="float" office:value="3.137051" calcext:value-type="float">
            <text:p>3.137051</text:p>
          </table:table-cell>
          <table:table-cell office:value-type="float" office:value="-0.000041" calcext:value-type="float">
            <text:p>-4.1E-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34165" calcext:value-type="float">
            <text:p>0.934165</text:p>
          </table:table-cell>
          <table:table-cell office:value-type="float" office:value="0.000000036" calcext:value-type="float">
            <text:p>3.6E-08</text:p>
          </table:table-cell>
          <table:table-cell office:value-type="float" office:value="-0.000377" calcext:value-type="float">
            <text:p>-0.000377</text:p>
          </table:table-cell>
        </table:table-row>
        <table:table-row table:style-name="ro1">
          <table:table-cell office:value-type="float" office:value="11.3703181744" calcext:value-type="float">
            <text:p>11.3703181744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558358384296" calcext:value-type="float">
            <text:p>-0.000558358384296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87828569021" calcext:value-type="float">
            <text:p>0.000487828569021</text:p>
          </table:table-cell>
          <table:table-cell office:value-type="float" office:value="-83.21" calcext:value-type="float">
            <text:p>-83.21</text:p>
          </table:table-cell>
          <table:table-cell office:value-type="float" office:value="0.00252636615187" calcext:value-type="float">
            <text:p>0.0025263661518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27" calcext:value-type="float">
            <text:p>-2.7E-05</text:p>
          </table:table-cell>
          <table:table-cell table:number-columns-repeated="2"/>
          <table:table-cell office:value-type="float" office:value="0.934157" calcext:value-type="float">
            <text:p>0.934157</text:p>
          </table:table-cell>
          <table:table-cell office:value-type="float" office:value="-0.00000029" calcext:value-type="float">
            <text:p>-2.9E-07</text:p>
          </table:table-cell>
          <table:table-cell office:value-type="float" office:value="-0.00037" calcext:value-type="float">
            <text:p>-0.00037</text:p>
          </table:table-cell>
        </table:table-row>
        <table:table-row table:style-name="ro1">
          <table:table-cell office:value-type="float" office:value="11.4013941288" calcext:value-type="float">
            <text:p>11.4013941288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517661799677" calcext:value-type="float">
            <text:p>-0.000517661799677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8832903849" calcext:value-type="float">
            <text:p>0.00048832903849</text:p>
          </table:table-cell>
          <table:table-cell office:value-type="float" office:value="-82.24" calcext:value-type="float">
            <text:p>-82.24</text:p>
          </table:table-cell>
          <table:table-cell office:value-type="float" office:value="0.00254892674275" calcext:value-type="float">
            <text:p>0.00254892674275</text:p>
          </table:table-cell>
          <table:table-cell/>
          <table:table-cell office:value-type="float" office:value="3.137065" calcext:value-type="float">
            <text:p>3.137065</text:p>
          </table:table-cell>
          <table:table-cell office:value-type="float" office:value="0" calcext:value-type="float">
            <text:p>0</text:p>
          </table:table-cell>
          <table:table-cell office:value-type="float" office:value="-0.000041" calcext:value-type="float">
            <text:p>-4.1E-05</text:p>
          </table:table-cell>
          <table:table-cell table:number-columns-repeated="2"/>
          <table:table-cell office:value-type="float" office:value="0.934156" calcext:value-type="float">
            <text:p>0.934156</text:p>
          </table:table-cell>
          <table:table-cell office:value-type="float" office:value="-0.00000014" calcext:value-type="float">
            <text:p>-1.4E-07</text:p>
          </table:table-cell>
          <table:table-cell office:value-type="float" office:value="-0.000373" calcext:value-type="float">
            <text:p>-0.000373</text:p>
          </table:table-cell>
        </table:table-row>
        <table:table-row table:style-name="ro1">
          <table:table-cell office:value-type="float" office:value="11.4324851036" calcext:value-type="float">
            <text:p>11.4324851036</text:p>
          </table:table-cell>
          <table:table-cell office:value-type="float" office:value="0.22" calcext:value-type="float">
            <text:p>0.22</text:p>
          </table:table-cell>
          <table:table-cell office:value-type="float" office:value="-0.000487181037897" calcext:value-type="float">
            <text:p>-0.000487181037897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8864723593" calcext:value-type="float">
            <text:p>0.000488864723593</text:p>
          </table:table-cell>
          <table:table-cell office:value-type="float" office:value="-81.19" calcext:value-type="float">
            <text:p>-81.19</text:p>
          </table:table-cell>
          <table:table-cell office:value-type="float" office:value="0.00203024642542" calcext:value-type="float">
            <text:p>0.00203024642542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34157" calcext:value-type="float">
            <text:p>0.934157</text:p>
          </table:table-cell>
          <table:table-cell office:value-type="float" office:value="-0.00000011" calcext:value-type="float">
            <text:p>-1.1E-07</text:p>
          </table:table-cell>
          <table:table-cell office:value-type="float" office:value="-0.000371" calcext:value-type="float">
            <text:p>-0.000371</text:p>
          </table:table-cell>
        </table:table-row>
        <table:table-row table:style-name="ro1">
          <table:table-cell office:value-type="float" office:value="11.4633271694" calcext:value-type="float">
            <text:p>11.4633271694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457140733488" calcext:value-type="float">
            <text:p>-0.000457140733488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89425437991" calcext:value-type="float">
            <text:p>0.000489425437991</text:p>
          </table:table-cell>
          <table:table-cell office:value-type="float" office:value="-80.04" calcext:value-type="float">
            <text:p>-80.04</text:p>
          </table:table-cell>
          <table:table-cell office:value-type="float" office:value="0.00205304753035" calcext:value-type="float">
            <text:p>0.00205304753035</text:p>
          </table:table-cell>
          <table:table-cell/>
          <table:table-cell office:value-type="float" office:value="3.137079" calcext:value-type="float">
            <text:p>3.137079</text:p>
          </table:table-cell>
          <table:table-cell office:value-type="float" office:value="0" calcext:value-type="float">
            <text:p>0</text:p>
          </table:table-cell>
          <table:table-cell office:value-type="float" office:value="-0.000027" calcext:value-type="float">
            <text:p>-2.7E-05</text:p>
          </table:table-cell>
          <table:table-cell table:number-columns-repeated="2"/>
          <table:table-cell office:value-type="float" office:value="0.934156" calcext:value-type="float">
            <text:p>0.934156</text:p>
          </table:table-cell>
          <table:table-cell office:value-type="float" office:value="-0.0000003" calcext:value-type="float">
            <text:p>-3E-07</text:p>
          </table:table-cell>
          <table:table-cell office:value-type="float" office:value="-0.000378" calcext:value-type="float">
            <text:p>-0.000378</text:p>
          </table:table-cell>
        </table:table-row>
        <table:table-row table:style-name="ro1">
          <table:table-cell office:value-type="float" office:value="11.4942910671" calcext:value-type="float">
            <text:p>11.4942910671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427868508268" calcext:value-type="float">
            <text:p>-0.000427868508268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9995349199" calcext:value-type="float">
            <text:p>0.000489995349199</text:p>
          </table:table-cell>
          <table:table-cell office:value-type="float" office:value="-78.9" calcext:value-type="float">
            <text:p>-78.9</text:p>
          </table:table-cell>
          <table:table-cell office:value-type="float" office:value="0.00153406523168" calcext:value-type="float">
            <text:p>0.00153406523168</text:p>
          </table:table-cell>
          <table:table-cell/>
          <table:table-cell office:value-type="float" office:value="3.137065" calcext:value-type="float">
            <text:p>3.13706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-0.000041" calcext:value-type="float">
            <text:p>-4.1E-05</text:p>
          </table:table-cell>
          <table:table-cell table:number-columns-repeated="2"/>
          <table:table-cell office:value-type="float" office:value="0.934158" calcext:value-type="float">
            <text:p>0.934158</text:p>
          </table:table-cell>
          <table:table-cell office:value-type="float" office:value="-0.00000017" calcext:value-type="float">
            <text:p>-1.7E-07</text:p>
          </table:table-cell>
          <table:table-cell office:value-type="float" office:value="-0.000372" calcext:value-type="float">
            <text:p>-0.000372</text:p>
          </table:table-cell>
        </table:table-row>
        <table:table-row table:style-name="ro1">
          <table:table-cell office:value-type="float" office:value="11.5252292156" calcext:value-type="float">
            <text:p>11.5252292156</text:p>
          </table:table-cell>
          <table:table-cell office:value-type="float" office:value="0.22" calcext:value-type="float">
            <text:p>0.22</text:p>
          </table:table-cell>
          <table:table-cell office:value-type="float" office:value="-0.000399982440285" calcext:value-type="float">
            <text:p>-0.000399982440285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0564154461" calcext:value-type="float">
            <text:p>0.000490564154461</text:p>
          </table:table-cell>
          <table:table-cell office:value-type="float" office:value="-77.85" calcext:value-type="float">
            <text:p>-77.85</text:p>
          </table:table-cell>
          <table:table-cell office:value-type="float" office:value="0.0015557971783" calcext:value-type="float">
            <text:p>0.0015557971783</text:p>
          </table:table-cell>
          <table:table-cell/>
          <table:table-cell office:value-type="float" office:value="3.137065" calcext:value-type="float">
            <text:p>3.137065</text:p>
          </table:table-cell>
          <table:table-cell office:value-type="float" office:value="0" calcext:value-type="float">
            <text:p>0</text:p>
          </table:table-cell>
          <table:table-cell office:value-type="float" office:value="-0.000027" calcext:value-type="float">
            <text:p>-2.7E-05</text:p>
          </table:table-cell>
          <table:table-cell table:number-columns-repeated="2"/>
          <table:table-cell office:value-type="float" office:value="0.934164" calcext:value-type="float">
            <text:p>0.934164</text:p>
          </table:table-cell>
          <table:table-cell office:value-type="float" office:value="-0.000000096" calcext:value-type="float">
            <text:p>-9.6E-08</text:p>
          </table:table-cell>
          <table:table-cell office:value-type="float" office:value="-0.000377" calcext:value-type="float">
            <text:p>-0.000377</text:p>
          </table:table-cell>
        </table:table-row>
        <table:table-row table:style-name="ro1">
          <table:table-cell office:value-type="float" office:value="11.556374073" calcext:value-type="float">
            <text:p>11.556374073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37380628055" calcext:value-type="float">
            <text:p>-0.00037380628055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1119804792" calcext:value-type="float">
            <text:p>0.000491119804792</text:p>
          </table:table-cell>
          <table:table-cell office:value-type="float" office:value="-76.7" calcext:value-type="float">
            <text:p>-76.7</text:p>
          </table:table-cell>
          <table:table-cell office:value-type="float" office:value="0.00157647719607" calcext:value-type="float">
            <text:p>0.00157647719607</text:p>
          </table:table-cell>
          <table:table-cell/>
          <table:table-cell office:value-type="float" office:value="3.137038" calcext:value-type="float">
            <text:p>3.137038</text:p>
          </table:table-cell>
          <table:table-cell table:number-columns-repeated="2" office:value-type="float" office:value="-0.000014" calcext:value-type="float">
            <text:p>-1.4E-05</text:p>
          </table:table-cell>
          <table:table-cell table:number-columns-repeated="2"/>
          <table:table-cell office:value-type="float" office:value="0.934158" calcext:value-type="float">
            <text:p>0.934158</text:p>
          </table:table-cell>
          <table:table-cell office:value-type="float" office:value="-0.0000002" calcext:value-type="float">
            <text:p>-2E-07</text:p>
          </table:table-cell>
          <table:table-cell office:value-type="float" office:value="-0.000374" calcext:value-type="float">
            <text:p>-0.000374</text:p>
          </table:table-cell>
        </table:table-row>
        <table:table-row table:style-name="ro1">
          <table:table-cell office:value-type="float" office:value="11.5881822109" calcext:value-type="float">
            <text:p>11.5881822109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349686888512" calcext:value-type="float">
            <text:p>-0.000349686888512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1651822813" calcext:value-type="float">
            <text:p>0.000491651822813</text:p>
          </table:table-cell>
          <table:table-cell office:value-type="float" office:value="-75.56" calcext:value-type="float">
            <text:p>-75.56</text:p>
          </table:table-cell>
          <table:table-cell office:value-type="float" office:value="0.00106038013473" calcext:value-type="float">
            <text:p>0.00106038013473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-0.000014" calcext:value-type="float">
            <text:p>-1.4E-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34158" calcext:value-type="float">
            <text:p>0.934158</text:p>
          </table:table-cell>
          <table:table-cell office:value-type="float" office:value="-0.00000018" calcext:value-type="float">
            <text:p>-1.8E-07</text:p>
          </table:table-cell>
          <table:table-cell office:value-type="float" office:value="-0.000372" calcext:value-type="float">
            <text:p>-0.000372</text:p>
          </table:table-cell>
        </table:table-row>
        <table:table-row table:style-name="ro1">
          <table:table-cell office:value-type="float" office:value="11.6203691959" calcext:value-type="float">
            <text:p>11.6203691959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328208028805" calcext:value-type="float">
            <text:p>-0.000328208028805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92298509926" calcext:value-type="float">
            <text:p>0.000492298509926</text:p>
          </table:table-cell>
          <table:table-cell office:value-type="float" office:value="-74.24" calcext:value-type="float">
            <text:p>-74.24</text:p>
          </table:table-cell>
          <table:table-cell office:value-type="float" office:value="0.00107723509427" calcext:value-type="float">
            <text:p>0.0010772350942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2"/>
          <table:table-cell office:value-type="float" office:value="0.934158" calcext:value-type="float">
            <text:p>0.934158</text:p>
          </table:table-cell>
          <table:table-cell office:value-type="float" office:value="-0.0000002" calcext:value-type="float">
            <text:p>-2E-07</text:p>
          </table:table-cell>
          <table:table-cell office:value-type="float" office:value="-0.000373" calcext:value-type="float">
            <text:p>-0.000373</text:p>
          </table:table-cell>
        </table:table-row>
        <table:table-row table:style-name="ro1">
          <table:table-cell office:value-type="float" office:value="11.6522672176" calcext:value-type="float">
            <text:p>11.6522672176</text:p>
          </table:table-cell>
          <table:table-cell office:value-type="float" office:value="0.22" calcext:value-type="float">
            <text:p>0.22</text:p>
          </table:table-cell>
          <table:table-cell office:value-type="float" office:value="-0.000304277229588" calcext:value-type="float">
            <text:p>-0.000304277229588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92722610943" calcext:value-type="float">
            <text:p>0.000492722610943</text:p>
          </table:table-cell>
          <table:table-cell office:value-type="float" office:value="-73.01" calcext:value-type="float">
            <text:p>-73.01</text:p>
          </table:table-cell>
          <table:table-cell office:value-type="float" office:value="0.00109192845412" calcext:value-type="float">
            <text:p>0.00109192845412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2"/>
          <table:table-cell office:value-type="float" office:value="0.934158" calcext:value-type="float">
            <text:p>0.934158</text:p>
          </table:table-cell>
          <table:table-cell office:value-type="float" office:value="-0.00000018" calcext:value-type="float">
            <text:p>-1.8E-07</text:p>
          </table:table-cell>
          <table:table-cell office:value-type="float" office:value="-0.000374" calcext:value-type="float">
            <text:p>-0.000374</text:p>
          </table:table-cell>
        </table:table-row>
        <table:table-row table:style-name="ro1">
          <table:table-cell office:value-type="float" office:value="11.733259201" calcext:value-type="float">
            <text:p>11.733259201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276297447272" calcext:value-type="float">
            <text:p>-0.000276297447272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3500556331" calcext:value-type="float">
            <text:p>0.000493500556331</text:p>
          </table:table-cell>
          <table:table-cell office:value-type="float" office:value="-69.93" calcext:value-type="float">
            <text:p>-69.93</text:p>
          </table:table-cell>
          <table:table-cell office:value-type="float" office:value="0.0000346791930497" calcext:value-type="float">
            <text:p>3.46791930497E-05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2"/>
          <table:table-cell office:value-type="float" office:value="0.934158" calcext:value-type="float">
            <text:p>0.934158</text:p>
          </table:table-cell>
          <table:table-cell office:value-type="float" office:value="-0.00000018" calcext:value-type="float">
            <text:p>-1.8E-07</text:p>
          </table:table-cell>
          <table:table-cell office:value-type="float" office:value="-0.000374" calcext:value-type="float">
            <text:p>-0.000374</text:p>
          </table:table-cell>
        </table:table-row>
        <table:table-row table:style-name="ro1">
          <table:table-cell office:value-type="float" office:value="11.7642831802" calcext:value-type="float">
            <text:p>11.7642831802</text:p>
          </table:table-cell>
          <table:table-cell office:value-type="float" office:value="0.22" calcext:value-type="float">
            <text:p>0.22</text:p>
          </table:table-cell>
          <table:table-cell office:value-type="float" office:value="-0.00027395831421" calcext:value-type="float">
            <text:p>-0.00027395831421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3624538649" calcext:value-type="float">
            <text:p>0.000493624538649</text:p>
          </table:table-cell>
          <table:table-cell office:value-type="float" office:value="-68.7" calcext:value-type="float">
            <text:p>-68.7</text:p>
          </table:table-cell>
          <table:table-cell office:value-type="float" office:value="-0.000503191608004" calcext:value-type="float">
            <text:p>-0.000503191608004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1.7963871956" calcext:value-type="float">
            <text:p>11.7963871956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276731676422" calcext:value-type="float">
            <text:p>-0.000276731676422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93638508487" calcext:value-type="float">
            <text:p>0.000493638508487</text:p>
          </table:table-cell>
          <table:table-cell office:value-type="float" office:value="-67.3" calcext:value-type="float">
            <text:p>-67.3</text:p>
          </table:table-cell>
          <table:table-cell office:value-type="float" office:value="-0.000503388815559" calcext:value-type="float">
            <text:p>-0.000503388815559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1.8273530006" calcext:value-type="float">
            <text:p>11.8273530006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285022775643" calcext:value-type="float">
            <text:p>-0.000285022775643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3464583997" calcext:value-type="float">
            <text:p>0.000493464583997</text:p>
          </table:table-cell>
          <table:table-cell office:value-type="float" office:value="-65.8" calcext:value-type="float">
            <text:p>-65.8</text:p>
          </table:table-cell>
          <table:table-cell office:value-type="float" office:value="-0.0010516907787" calcext:value-type="float">
            <text:p>-0.001051690778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1.8681020737" calcext:value-type="float">
            <text:p>11.8681020737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305392080918" calcext:value-type="float">
            <text:p>-0.000305392080918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3044906761" calcext:value-type="float">
            <text:p>0.000493044906761</text:p>
          </table:table-cell>
          <table:table-cell office:value-type="float" office:value="-64.4" calcext:value-type="float">
            <text:p>-64.4</text:p>
          </table:table-cell>
          <table:table-cell office:value-type="float" office:value="-0.00160821073223" calcext:value-type="float">
            <text:p>-0.00160821073223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1.9075541496" calcext:value-type="float">
            <text:p>11.9075541496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337419332936" calcext:value-type="float">
            <text:p>-0.000337419332936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2549675982" calcext:value-type="float">
            <text:p>0.000492549675982</text:p>
          </table:table-cell>
          <table:table-cell office:value-type="float" office:value="-63.25" calcext:value-type="float">
            <text:p>-63.25</text:p>
          </table:table-cell>
          <table:table-cell office:value-type="float" office:value="-0.00162542937323" calcext:value-type="float">
            <text:p>-0.00162542937323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1.9392549992" calcext:value-type="float">
            <text:p>11.9392549992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369584187865" calcext:value-type="float">
            <text:p>-0.000369584187865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1889310069" calcext:value-type="float">
            <text:p>0.000491889310069</text:p>
          </table:table-cell>
          <table:table-cell office:value-type="float" office:value="-62.11" calcext:value-type="float">
            <text:p>-62.11</text:p>
          </table:table-cell>
          <table:table-cell office:value-type="float" office:value="-0.0021983247716" calcext:value-type="float">
            <text:p>-0.0021983247716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1.9761002064" calcext:value-type="float">
            <text:p>11.9761002064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336320168572" calcext:value-type="float">
            <text:p>-0.000336320168572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2116727401" calcext:value-type="float">
            <text:p>0.000492116727401</text:p>
          </table:table-cell>
          <table:table-cell office:value-type="float" office:value="-60.53" calcext:value-type="float">
            <text:p>-60.53</text:p>
          </table:table-cell>
          <table:table-cell office:value-type="float" office:value="-0.000000581134656841" calcext:value-type="float">
            <text:p>-5.81134656841E-0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2.0072071552" calcext:value-type="float">
            <text:p>12.0072071552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336490717018" calcext:value-type="float">
            <text:p>-0.000336490717018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92382794619" calcext:value-type="float">
            <text:p>0.000492382794619</text:p>
          </table:table-cell>
          <table:table-cell office:value-type="float" office:value="-58.77" calcext:value-type="float">
            <text:p>-58.77</text:p>
          </table:table-cell>
          <table:table-cell office:value-type="float" office:value="-0.000000580817129503" calcext:value-type="float">
            <text:p>-5.80817129503E-0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2.0382390022" calcext:value-type="float">
            <text:p>12.0382390022</text:p>
          </table:table-cell>
          <table:table-cell office:value-type="float" office:value="0.22" calcext:value-type="float">
            <text:p>0.22</text:p>
          </table:table-cell>
          <table:table-cell office:value-type="float" office:value="-0.000336689670803" calcext:value-type="float">
            <text:p>-0.000336689670803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2627907079" calcext:value-type="float">
            <text:p>0.000492627907079</text:p>
          </table:table-cell>
          <table:table-cell office:value-type="float" office:value="-57.19" calcext:value-type="float">
            <text:p>-57.19</text:p>
          </table:table-cell>
          <table:table-cell office:value-type="float" office:value="-0.000000581833546676" calcext:value-type="float">
            <text:p>-5.81833546676E-0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2.0691730976" calcext:value-type="float">
            <text:p>12.0691730976</text:p>
          </table:table-cell>
          <table:table-cell office:value-type="float" office:value="0.22" calcext:value-type="float">
            <text:p>0.22</text:p>
          </table:table-cell>
          <table:table-cell office:value-type="float" office:value="-0.000336915662047" calcext:value-type="float">
            <text:p>-0.000336915662047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2854102049" calcext:value-type="float">
            <text:p>0.000492854102049</text:p>
          </table:table-cell>
          <table:table-cell office:value-type="float" office:value="-55.69" calcext:value-type="float">
            <text:p>-55.69</text:p>
          </table:table-cell>
          <table:table-cell office:value-type="float" office:value="-0.00000058509107248" calcext:value-type="float">
            <text:p>-5.8509107248E-0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2.1003181934" calcext:value-type="float">
            <text:p>12.1003181934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337256700732" calcext:value-type="float">
            <text:p>-0.000337256700732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3128492963" calcext:value-type="float">
            <text:p>0.000493128492963</text:p>
          </table:table-cell>
          <table:table-cell office:value-type="float" office:value="-54.11" calcext:value-type="float">
            <text:p>-54.11</text:p>
          </table:table-cell>
          <table:table-cell office:value-type="float" office:value="-0.000000588849957239" calcext:value-type="float">
            <text:p>-5.88849957239E-0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2.1389071941" calcext:value-type="float">
            <text:p>12.1389071941</text:p>
          </table:table-cell>
          <table:table-cell office:value-type="float" office:value="0.22" calcext:value-type="float">
            <text:p>0.22</text:p>
          </table:table-cell>
          <table:table-cell office:value-type="float" office:value="-0.000337538658641" calcext:value-type="float">
            <text:p>-0.000337538658641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33726741" calcext:value-type="float">
            <text:p>0.0004933726741</text:p>
          </table:table-cell>
          <table:table-cell office:value-type="float" office:value="-52.62" calcext:value-type="float">
            <text:p>-52.62</text:p>
          </table:table-cell>
          <table:table-cell office:value-type="float" office:value="-0.000000595398546466" calcext:value-type="float">
            <text:p>-5.95398546466E-0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2.1758739948" calcext:value-type="float">
            <text:p>12.1758739948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337946781656" calcext:value-type="float">
            <text:p>-0.000337946781656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93537692819" calcext:value-type="float">
            <text:p>0.000493537692819</text:p>
          </table:table-cell>
          <table:table-cell office:value-type="float" office:value="-51.3" calcext:value-type="float">
            <text:p>-51.3</text:p>
          </table:table-cell>
          <table:table-cell office:value-type="float" office:value="-0.000000601348119744" calcext:value-type="float">
            <text:p>-6.01348119744E-0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2.2093150616" calcext:value-type="float">
            <text:p>12.2093150616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338275742251" calcext:value-type="float">
            <text:p>-0.000338275742251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368897453" calcext:value-type="float">
            <text:p>0.00049368897453</text:p>
          </table:table-cell>
          <table:table-cell office:value-type="float" office:value="-50.15" calcext:value-type="float">
            <text:p>-50.15</text:p>
          </table:table-cell>
          <table:table-cell office:value-type="float" office:value="-0.000000610505367149" calcext:value-type="float">
            <text:p>-6.10505367149E-0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2.2403202057" calcext:value-type="float">
            <text:p>12.2403202057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338620273396" calcext:value-type="float">
            <text:p>-0.000338620273396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3826402817" calcext:value-type="float">
            <text:p>0.000493826402817</text:p>
          </table:table-cell>
          <table:table-cell office:value-type="float" office:value="-49.01" calcext:value-type="float">
            <text:p>-49.01</text:p>
          </table:table-cell>
          <table:table-cell office:value-type="float" office:value="-0.000000618132048658" calcext:value-type="float">
            <text:p>-6.18132048658E-0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2.2712562084" calcext:value-type="float">
            <text:p>12.2712562084</text:p>
          </table:table-cell>
          <table:table-cell office:value-type="float" office:value="0.22" calcext:value-type="float">
            <text:p>0.22</text:p>
          </table:table-cell>
          <table:table-cell office:value-type="float" office:value="-0.000338979589287" calcext:value-type="float">
            <text:p>-0.000338979589287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3990432005" calcext:value-type="float">
            <text:p>0.000493990432005</text:p>
          </table:table-cell>
          <table:table-cell office:value-type="float" office:value="-47.78" calcext:value-type="float">
            <text:p>-47.78</text:p>
          </table:table-cell>
          <table:table-cell office:value-type="float" office:value="-0.000000626315056707" calcext:value-type="float">
            <text:p>-6.26315056707E-0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2.3022470474" calcext:value-type="float">
            <text:p>12.3022470474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33947970951" calcext:value-type="float">
            <text:p>-0.00033947970951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4100910146" calcext:value-type="float">
            <text:p>0.000494100910146</text:p>
          </table:table-cell>
          <table:table-cell office:value-type="float" office:value="-46.46" calcext:value-type="float">
            <text:p>-46.46</text:p>
          </table:table-cell>
          <table:table-cell office:value-type="float" office:value="-0.000000634987372905" calcext:value-type="float">
            <text:p>-6.34987372905E-0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2.3334550858" calcext:value-type="float">
            <text:p>12.3334550858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339866353897" calcext:value-type="float">
            <text:p>-0.000339866353897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4201027323" calcext:value-type="float">
            <text:p>0.000494201027323</text:p>
          </table:table-cell>
          <table:table-cell office:value-type="float" office:value="-45.32" calcext:value-type="float">
            <text:p>-45.32</text:p>
          </table:table-cell>
          <table:table-cell office:value-type="float" office:value="-0.000000643994383154" calcext:value-type="float">
            <text:p>-6.43994383154E-0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2.3642001152" calcext:value-type="float">
            <text:p>12.3642001152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340261642123" calcext:value-type="float">
            <text:p>-0.000340261642123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4292064104" calcext:value-type="float">
            <text:p>0.000494292064104</text:p>
          </table:table-cell>
          <table:table-cell office:value-type="float" office:value="-44.18" calcext:value-type="float">
            <text:p>-44.18</text:p>
          </table:table-cell>
          <table:table-cell office:value-type="float" office:value="-0.00000065326753429" calcext:value-type="float">
            <text:p>-6.5326753429E-0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2.395275116" calcext:value-type="float">
            <text:p>12.395275116</text:p>
          </table:table-cell>
          <table:table-cell office:value-type="float" office:value="0.22" calcext:value-type="float">
            <text:p>0.22</text:p>
          </table:table-cell>
          <table:table-cell office:value-type="float" office:value="-0.00034066507942" calcext:value-type="float">
            <text:p>-0.00034066507942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4375359267" calcext:value-type="float">
            <text:p>0.000494375359267</text:p>
          </table:table-cell>
          <table:table-cell office:value-type="float" office:value="-43.12" calcext:value-type="float">
            <text:p>-43.12</text:p>
          </table:table-cell>
          <table:table-cell office:value-type="float" office:value="-0.000000662741854285" calcext:value-type="float">
            <text:p>-6.62741854285E-0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2.4262781143" calcext:value-type="float">
            <text:p>12.4262781143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341072154697" calcext:value-type="float">
            <text:p>-0.000341072154697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4451262057" calcext:value-type="float">
            <text:p>0.000494451262057</text:p>
          </table:table-cell>
          <table:table-cell office:value-type="float" office:value="-41.63" calcext:value-type="float">
            <text:p>-41.63</text:p>
          </table:table-cell>
          <table:table-cell office:value-type="float" office:value="-0.000000675428623254" calcext:value-type="float">
            <text:p>-6.75428623254E-0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2.4659020901" calcext:value-type="float">
            <text:p>12.4659020901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341619481333" calcext:value-type="float">
            <text:p>-0.000341619481333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4543288369" calcext:value-type="float">
            <text:p>0.000494543288369</text:p>
          </table:table-cell>
          <table:table-cell office:value-type="float" office:value="-40.22" calcext:value-type="float">
            <text:p>-40.22</text:p>
          </table:table-cell>
          <table:table-cell office:value-type="float" office:value="-0.000000688015234118" calcext:value-type="float">
            <text:p>-6.88015234118E-0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2.5013020039" calcext:value-type="float">
            <text:p>12.5013020039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342169398209" calcext:value-type="float">
            <text:p>-0.000342169398209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46271074" calcext:value-type="float">
            <text:p>0.0004946271074</text:p>
          </table:table-cell>
          <table:table-cell office:value-type="float" office:value="-38.9" calcext:value-type="float">
            <text:p>-38.9</text:p>
          </table:table-cell>
          <table:table-cell office:value-type="float" office:value="-0.000000697281961948" calcext:value-type="float">
            <text:p>-6.97281961948E-0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2.5331761837" calcext:value-type="float">
            <text:p>12.5331761837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342578947311" calcext:value-type="float">
            <text:p>-0.000342578947311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4685722515" calcext:value-type="float">
            <text:p>0.000494685722515</text:p>
          </table:table-cell>
          <table:table-cell office:value-type="float" office:value="-37.85" calcext:value-type="float">
            <text:p>-37.85</text:p>
          </table:table-cell>
          <table:table-cell office:value-type="float" office:value="-0.000000706235198322" calcext:value-type="float">
            <text:p>-7.06235198322E-0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2.5644381046" calcext:value-type="float">
            <text:p>12.5644381046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342984916642" calcext:value-type="float">
            <text:p>-0.000342984916642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4741892908" calcext:value-type="float">
            <text:p>0.000494741892908</text:p>
          </table:table-cell>
          <table:table-cell office:value-type="float" office:value="-36.7" calcext:value-type="float">
            <text:p>-36.7</text:p>
          </table:table-cell>
          <table:table-cell office:value-type="float" office:value="-0.000000714809630153" calcext:value-type="float">
            <text:p>-7.14809630153E-0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2.5954251289" calcext:value-type="float">
            <text:p>12.5954251289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343386724126" calcext:value-type="float">
            <text:p>-0.000343386724126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479684094" calcext:value-type="float">
            <text:p>0.00049479684094</text:p>
          </table:table-cell>
          <table:table-cell office:value-type="float" office:value="-35.47" calcext:value-type="float">
            <text:p>-35.47</text:p>
          </table:table-cell>
          <table:table-cell office:value-type="float" office:value="-0.000000722934487385" calcext:value-type="float">
            <text:p>-7.22934487385E-0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2.6263971329" calcext:value-type="float">
            <text:p>12.6263971329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343779887771" calcext:value-type="float">
            <text:p>-0.000343779887771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4851206895" calcext:value-type="float">
            <text:p>0.000494851206895</text:p>
          </table:table-cell>
          <table:table-cell office:value-type="float" office:value="-34.33" calcext:value-type="float">
            <text:p>-34.33</text:p>
          </table:table-cell>
          <table:table-cell office:value-type="float" office:value="-0.000000730458964426" calcext:value-type="float">
            <text:p>-7.30458964426E-0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2.6571421623" calcext:value-type="float">
            <text:p>12.6571421623</text:p>
          </table:table-cell>
          <table:table-cell office:value-type="float" office:value="0.04" calcext:value-type="float">
            <text:p>0.04</text:p>
          </table:table-cell>
          <table:table-cell office:value-type="float" office:value="-0.000344163941918" calcext:value-type="float">
            <text:p>-0.000344163941918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4906213135" calcext:value-type="float">
            <text:p>0.000494906213135</text:p>
          </table:table-cell>
          <table:table-cell office:value-type="float" office:value="-33.01" calcext:value-type="float">
            <text:p>-33.01</text:p>
          </table:table-cell>
          <table:table-cell office:value-type="float" office:value="-0.000000737314280741" calcext:value-type="float">
            <text:p>-7.37314280741E-0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2.6882781982" calcext:value-type="float">
            <text:p>12.6882781982</text:p>
          </table:table-cell>
          <table:table-cell office:value-type="float" office:value="0.04" calcext:value-type="float">
            <text:p>0.04</text:p>
          </table:table-cell>
          <table:table-cell office:value-type="float" office:value="-0.000344538275385" calcext:value-type="float">
            <text:p>-0.000344538275385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4962616358" calcext:value-type="float">
            <text:p>0.000494962616358</text:p>
          </table:table-cell>
          <table:table-cell office:value-type="float" office:value="-31.96" calcext:value-type="float">
            <text:p>-31.96</text:p>
          </table:table-cell>
          <table:table-cell office:value-type="float" office:value="-0.000000743403802517" calcext:value-type="float">
            <text:p>-7.43403802517E-0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2.719381094" calcext:value-type="float">
            <text:p>12.719381094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00344898522599" calcext:value-type="float">
            <text:p>-0.000344898522599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95021929964" calcext:value-type="float">
            <text:p>0.000495021929964</text:p>
          </table:table-cell>
          <table:table-cell office:value-type="float" office:value="-30.81" calcext:value-type="float">
            <text:p>-30.81</text:p>
          </table:table-cell>
          <table:table-cell office:value-type="float" office:value="-0.000000748646527882" calcext:value-type="float">
            <text:p>-7.48646527882E-0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2.8025660515" calcext:value-type="float">
            <text:p>12.8025660515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00345885084243" calcext:value-type="float">
            <text:p>-0.000345885084243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5224725455" calcext:value-type="float">
            <text:p>0.000495224725455</text:p>
          </table:table-cell>
          <table:table-cell office:value-type="float" office:value="-27.56" calcext:value-type="float">
            <text:p>-27.56</text:p>
          </table:table-cell>
          <table:table-cell office:value-type="float" office:value="-0.000000758179112381" calcext:value-type="float">
            <text:p>-7.58179112381E-0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2.8342370987" calcext:value-type="float">
            <text:p>12.8342370987</text:p>
          </table:table-cell>
          <table:table-cell office:value-type="float" office:value="-0.22" calcext:value-type="float">
            <text:p>-0.22</text:p>
          </table:table-cell>
          <table:table-cell office:value-type="float" office:value="-0.000346175656887" calcext:value-type="float">
            <text:p>-0.000346175656887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5304062497" calcext:value-type="float">
            <text:p>0.000495304062497</text:p>
          </table:table-cell>
          <table:table-cell office:value-type="float" office:value="-26.33" calcext:value-type="float">
            <text:p>-26.33</text:p>
          </table:table-cell>
          <table:table-cell office:value-type="float" office:value="-0.0000007589804909" calcext:value-type="float">
            <text:p>-7.589804909E-0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2.865363121" calcext:value-type="float">
            <text:p>12.865363121</text:p>
          </table:table-cell>
          <table:table-cell office:value-type="float" office:value="-0.22" calcext:value-type="float">
            <text:p>-0.22</text:p>
          </table:table-cell>
          <table:table-cell office:value-type="float" office:value="-0.000346444256138" calcext:value-type="float">
            <text:p>-0.000346444256138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495390850119" calcext:value-type="float">
            <text:p>0.000495390850119</text:p>
          </table:table-cell>
          <table:table-cell office:value-type="float" office:value="-25.1" calcext:value-type="float">
            <text:p>-25.1</text:p>
          </table:table-cell>
          <table:table-cell office:value-type="float" office:value="-0.000000758435589887" calcext:value-type="float">
            <text:p>-7.58435589887E-0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2.8983201981" calcext:value-type="float">
            <text:p>12.8983201981</text:p>
          </table:table-cell>
          <table:table-cell office:value-type="float" office:value="-0.22" calcext:value-type="float">
            <text:p>-0.22</text:p>
          </table:table-cell>
          <table:table-cell office:value-type="float" office:value="-0.000346689805156" calcext:value-type="float">
            <text:p>-0.000346689805156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5486543514" calcext:value-type="float">
            <text:p>0.000495486543514</text:p>
          </table:table-cell>
          <table:table-cell office:value-type="float" office:value="-24.04" calcext:value-type="float">
            <text:p>-24.04</text:p>
          </table:table-cell>
          <table:table-cell office:value-type="float" office:value="-0.000000756438168992" calcext:value-type="float">
            <text:p>-7.56438168992E-0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2.9302501678" calcext:value-type="float">
            <text:p>12.9302501678</text:p>
          </table:table-cell>
          <table:table-cell office:value-type="float" office:value="-0.22" calcext:value-type="float">
            <text:p>-0.22</text:p>
          </table:table-cell>
          <table:table-cell office:value-type="float" office:value="-0.00034690881148" calcext:value-type="float">
            <text:p>-0.00034690881148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5591433719" calcext:value-type="float">
            <text:p>0.000495591433719</text:p>
          </table:table-cell>
          <table:table-cell office:value-type="float" office:value="-22.9" calcext:value-type="float">
            <text:p>-22.9</text:p>
          </table:table-cell>
          <table:table-cell office:value-type="float" office:value="-0.000000751368190777" calcext:value-type="float">
            <text:p>-7.51368190777E-0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2.9611852169" calcext:value-type="float">
            <text:p>12.9611852169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0194394902792" calcext:value-type="float">
            <text:p>0.000194394902792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570685951" calcext:value-type="float">
            <text:p>0.00049570685951</text:p>
          </table:table-cell>
          <table:table-cell office:value-type="float" office:value="-21.67" calcext:value-type="float">
            <text:p>-21.67</text:p>
          </table:table-cell>
          <table:table-cell office:value-type="float" office:value="0.0541151352227" calcext:value-type="float">
            <text:p>0.054115135222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2.9921350479" calcext:value-type="float">
            <text:p>12.9921350479</text:p>
          </table:table-cell>
          <table:table-cell office:value-type="float" office:value="-0.31" calcext:value-type="float">
            <text:p>-0.31</text:p>
          </table:table-cell>
          <table:table-cell office:value-type="float" office:value="0.00154707883485" calcext:value-type="float">
            <text:p>0.00154707883485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511206744704" calcext:value-type="float">
            <text:p>0.000511206744704</text:p>
          </table:table-cell>
          <table:table-cell office:value-type="float" office:value="-19.91" calcext:value-type="float">
            <text:p>-19.91</text:p>
          </table:table-cell>
          <table:table-cell office:value-type="float" office:value="-0.00379367987625" calcext:value-type="float">
            <text:p>-0.00379367987625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3.0233640671" calcext:value-type="float">
            <text:p>13.0233640671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1909048995" calcext:value-type="float">
            <text:p>0.001909048995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8121487908" calcext:value-type="float">
            <text:p>0.000498121487908</text:p>
          </table:table-cell>
          <table:table-cell office:value-type="float" office:value="-17.98" calcext:value-type="float">
            <text:p>-17.98</text:p>
          </table:table-cell>
          <table:table-cell office:value-type="float" office:value="-0.00322167435661" calcext:value-type="float">
            <text:p>-0.00322167435661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3.054074049" calcext:value-type="float">
            <text:p>13.054074049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142265693285" calcext:value-type="float">
            <text:p>0.00142265693285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8159217639" calcext:value-type="float">
            <text:p>0.000488159217639</text:p>
          </table:table-cell>
          <table:table-cell office:value-type="float" office:value="-16.31" calcext:value-type="float">
            <text:p>-16.31</text:p>
          </table:table-cell>
          <table:table-cell office:value-type="float" office:value="-0.00373328803107" calcext:value-type="float">
            <text:p>-0.0037332880310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3.086299181" calcext:value-type="float">
            <text:p>13.086299181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133269082289" calcext:value-type="float">
            <text:p>0.00133269082289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1084862258" calcext:value-type="float">
            <text:p>0.000481084862258</text:p>
          </table:table-cell>
          <table:table-cell office:value-type="float" office:value="-14.81" calcext:value-type="float">
            <text:p>-14.81</text:p>
          </table:table-cell>
          <table:table-cell office:value-type="float" office:value="-0.00316266762093" calcext:value-type="float">
            <text:p>-0.00316266762093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3.1183371544" calcext:value-type="float">
            <text:p>13.1183371544</text:p>
          </table:table-cell>
          <table:table-cell office:value-type="float" office:value="-0.31" calcext:value-type="float">
            <text:p>-0.31</text:p>
          </table:table-cell>
          <table:table-cell office:value-type="float" office:value="0.00113241304643" calcext:value-type="float">
            <text:p>0.00113241304643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76652989164" calcext:value-type="float">
            <text:p>0.000476652989164</text:p>
          </table:table-cell>
          <table:table-cell office:value-type="float" office:value="-13.32" calcext:value-type="float">
            <text:p>-13.32</text:p>
          </table:table-cell>
          <table:table-cell office:value-type="float" office:value="-0.00312491483055" calcext:value-type="float">
            <text:p>-0.00312491483055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3.1511061192" calcext:value-type="float">
            <text:p>13.1511061192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0317319238093" calcext:value-type="float">
            <text:p>0.000317319238093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74657455925" calcext:value-type="float">
            <text:p>0.000474657455925</text:p>
          </table:table-cell>
          <table:table-cell office:value-type="float" office:value="-12.18" calcext:value-type="float">
            <text:p>-12.18</text:p>
          </table:table-cell>
          <table:table-cell office:value-type="float" office:value="-0.0036391322501" calcext:value-type="float">
            <text:p>-0.0036391322501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3.1822440624" calcext:value-type="float">
            <text:p>13.1822440624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000546046067029" calcext:value-type="float">
            <text:p>5.46046067029E-06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75350883789" calcext:value-type="float">
            <text:p>0.000475350883789</text:p>
          </table:table-cell>
          <table:table-cell office:value-type="float" office:value="-11.12" calcext:value-type="float">
            <text:p>-11.12</text:p>
          </table:table-cell>
          <table:table-cell office:value-type="float" office:value="-0.00307121453807" calcext:value-type="float">
            <text:p>-0.0030712145380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3.2151670456" calcext:value-type="float">
            <text:p>13.2151670456</text:p>
          </table:table-cell>
          <table:table-cell office:value-type="float" office:value="-0.22" calcext:value-type="float">
            <text:p>-0.22</text:p>
          </table:table-cell>
          <table:table-cell office:value-type="float" office:value="-0.000409371219575" calcext:value-type="float">
            <text:p>-0.000409371219575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78093948914" calcext:value-type="float">
            <text:p>0.000478093948914</text:p>
          </table:table-cell>
          <table:table-cell office:value-type="float" office:value="-9.89" calcext:value-type="float">
            <text:p>-9.89</text:p>
          </table:table-cell>
          <table:table-cell office:value-type="float" office:value="-0.00357888266444" calcext:value-type="float">
            <text:p>-0.00357888266444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3.2527341843" calcext:value-type="float">
            <text:p>13.2527341843</text:p>
          </table:table-cell>
          <table:table-cell office:value-type="float" office:value="-0.22" calcext:value-type="float">
            <text:p>-0.22</text:p>
          </table:table-cell>
          <table:table-cell office:value-type="float" office:value="-0.000743426266126" calcext:value-type="float">
            <text:p>-0.000743426266126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4243413666" calcext:value-type="float">
            <text:p>0.000484243413666</text:p>
          </table:table-cell>
          <table:table-cell office:value-type="float" office:value="-8.66" calcext:value-type="float">
            <text:p>-8.66</text:p>
          </table:table-cell>
          <table:table-cell office:value-type="float" office:value="-0.00301325344481" calcext:value-type="float">
            <text:p>-0.00301325344481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3.2907211781" calcext:value-type="float">
            <text:p>13.2907211781</text:p>
          </table:table-cell>
          <table:table-cell office:value-type="float" office:value="-0.22" calcext:value-type="float">
            <text:p>-0.22</text:p>
          </table:table-cell>
          <table:table-cell office:value-type="float" office:value="-0.00143244164065" calcext:value-type="float">
            <text:p>-0.00143244164065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90426027682" calcext:value-type="float">
            <text:p>0.000490426027682</text:p>
          </table:table-cell>
          <table:table-cell office:value-type="float" office:value="-7.69" calcext:value-type="float">
            <text:p>-7.69</text:p>
          </table:table-cell>
          <table:table-cell office:value-type="float" office:value="-0.00298259453848" calcext:value-type="float">
            <text:p>-0.00298259453848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3.3221991062" calcext:value-type="float">
            <text:p>13.3221991062</text:p>
          </table:table-cell>
          <table:table-cell office:value-type="float" office:value="-0.22" calcext:value-type="float">
            <text:p>-0.22</text:p>
          </table:table-cell>
          <table:table-cell office:value-type="float" office:value="-0.00145195703954" calcext:value-type="float">
            <text:p>-0.00145195703954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500343623571" calcext:value-type="float">
            <text:p>0.000500343623571</text:p>
          </table:table-cell>
          <table:table-cell office:value-type="float" office:value="-6.81" calcext:value-type="float">
            <text:p>-6.81</text:p>
          </table:table-cell>
          <table:table-cell office:value-type="float" office:value="-0.00296095386147" calcext:value-type="float">
            <text:p>-0.0029609538614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3.3536000252" calcext:value-type="float">
            <text:p>13.3536000252</text:p>
          </table:table-cell>
          <table:table-cell office:value-type="float" office:value="-0.22" calcext:value-type="float">
            <text:p>-0.22</text:p>
          </table:table-cell>
          <table:table-cell office:value-type="float" office:value="-0.00121709983796" calcext:value-type="float">
            <text:p>-0.00121709983796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508695025928" calcext:value-type="float">
            <text:p>0.000508695025928</text:p>
          </table:table-cell>
          <table:table-cell office:value-type="float" office:value="-6.02" calcext:value-type="float">
            <text:p>-6.02</text:p>
          </table:table-cell>
          <table:table-cell office:value-type="float" office:value="-0.00348196690902" calcext:value-type="float">
            <text:p>-0.00348196690902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3.3851470947" calcext:value-type="float">
            <text:p>13.3851470947</text:p>
          </table:table-cell>
          <table:table-cell office:value-type="float" office:value="-0.22" calcext:value-type="float">
            <text:p>-0.22</text:p>
          </table:table-cell>
          <table:table-cell office:value-type="float" office:value="-0.000799497589469" calcext:value-type="float">
            <text:p>-0.000799497589469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517582520843" calcext:value-type="float">
            <text:p>0.000517582520843</text:p>
          </table:table-cell>
          <table:table-cell office:value-type="float" office:value="-5.32" calcext:value-type="float">
            <text:p>-5.32</text:p>
          </table:table-cell>
          <table:table-cell office:value-type="float" office:value="-0.00346268876456" calcext:value-type="float">
            <text:p>-0.00346268876456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3.4162650108" calcext:value-type="float">
            <text:p>13.4162650108</text:p>
          </table:table-cell>
          <table:table-cell office:value-type="float" office:value="-0.22" calcext:value-type="float">
            <text:p>-0.22</text:p>
          </table:table-cell>
          <table:table-cell office:value-type="float" office:value="-0.000674249895383" calcext:value-type="float">
            <text:p>-0.000674249895383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526802032255" calcext:value-type="float">
            <text:p>0.000526802032255</text:p>
          </table:table-cell>
          <table:table-cell office:value-type="float" office:value="-4.62" calcext:value-type="float">
            <text:p>-4.62</text:p>
          </table:table-cell>
          <table:table-cell office:value-type="float" office:value="-0.00343883153982" calcext:value-type="float">
            <text:p>-0.00343883153982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3.4537410736" calcext:value-type="float">
            <text:p>13.4537410736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0657431781292" calcext:value-type="float">
            <text:p>0.000657431781292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539115688298" calcext:value-type="float">
            <text:p>0.000539115688298</text:p>
          </table:table-cell>
          <table:table-cell office:value-type="float" office:value="-3.82" calcext:value-type="float">
            <text:p>-3.82</text:p>
          </table:table-cell>
          <table:table-cell office:value-type="float" office:value="-0.00287599884905" calcext:value-type="float">
            <text:p>-0.00287599884905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3.4912412167" calcext:value-type="float">
            <text:p>13.4912412167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149459193926" calcext:value-type="float">
            <text:p>0.00149459193926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548092357349" calcext:value-type="float">
            <text:p>0.000548092357349</text:p>
          </table:table-cell>
          <table:table-cell office:value-type="float" office:value="-3.38" calcext:value-type="float">
            <text:p>-3.38</text:p>
          </table:table-cell>
          <table:table-cell office:value-type="float" office:value="-0.00286152889021" calcext:value-type="float">
            <text:p>-0.00286152889021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3.5231630802" calcext:value-type="float">
            <text:p>13.5231630802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324484705925" calcext:value-type="float">
            <text:p>0.00324484705925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559296109714" calcext:value-type="float">
            <text:p>0.000559296109714</text:p>
          </table:table-cell>
          <table:table-cell office:value-type="float" office:value="-2.86" calcext:value-type="float">
            <text:p>-2.86</text:p>
          </table:table-cell>
          <table:table-cell office:value-type="float" office:value="-0.0028485218063" calcext:value-type="float">
            <text:p>-0.0028485218063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3.5541040897" calcext:value-type="float">
            <text:p>13.5541040897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620126351714" calcext:value-type="float">
            <text:p>0.00620126351714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566777656786" calcext:value-type="float">
            <text:p>0.000566777656786</text:p>
          </table:table-cell>
          <table:table-cell office:value-type="float" office:value="-2.42" calcext:value-type="float">
            <text:p>-2.42</text:p>
          </table:table-cell>
          <table:table-cell office:value-type="float" office:value="-0.00283700809814" calcext:value-type="float">
            <text:p>-0.00283700809814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3.5851960182" calcext:value-type="float">
            <text:p>13.5851960182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839541293681" calcext:value-type="float">
            <text:p>0.00839541293681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573247205466" calcext:value-type="float">
            <text:p>0.000573247205466</text:p>
          </table:table-cell>
          <table:table-cell office:value-type="float" office:value="-1.89" calcext:value-type="float">
            <text:p>-1.89</text:p>
          </table:table-cell>
          <table:table-cell office:value-type="float" office:value="-0.00336849200539" calcext:value-type="float">
            <text:p>-0.00336849200539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3.616189003" calcext:value-type="float">
            <text:p>13.616189003</text:p>
          </table:table-cell>
          <table:table-cell office:value-type="float" office:value="-0.22" calcext:value-type="float">
            <text:p>-0.22</text:p>
          </table:table-cell>
          <table:table-cell office:value-type="float" office:value="0.0116264307871" calcext:value-type="float">
            <text:p>0.0116264307871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578425941058" calcext:value-type="float">
            <text:p>0.000578425941058</text:p>
          </table:table-cell>
          <table:table-cell office:value-type="float" office:value="-1.54" calcext:value-type="float">
            <text:p>-1.54</text:p>
          </table:table-cell>
          <table:table-cell office:value-type="float" office:value="-0.00336009543389" calcext:value-type="float">
            <text:p>-0.00336009543389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3.6483612061" calcext:value-type="float">
            <text:p>13.6483612061</text:p>
          </table:table-cell>
          <table:table-cell office:value-type="float" office:value="-0.22" calcext:value-type="float">
            <text:p>-0.22</text:p>
          </table:table-cell>
          <table:table-cell office:value-type="float" office:value="0.0153670292348" calcext:value-type="float">
            <text:p>0.0153670292348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58210210409" calcext:value-type="float">
            <text:p>0.00058210210409</text:p>
          </table:table-cell>
          <table:table-cell office:value-type="float" office:value="-1.19" calcext:value-type="float">
            <text:p>-1.19</text:p>
          </table:table-cell>
          <table:table-cell office:value-type="float" office:value="-0.00335332844406" calcext:value-type="float">
            <text:p>-0.00335332844406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3.6802520752" calcext:value-type="float">
            <text:p>13.6802520752</text:p>
          </table:table-cell>
          <table:table-cell office:value-type="float" office:value="-0.22" calcext:value-type="float">
            <text:p>-0.22</text:p>
          </table:table-cell>
          <table:table-cell office:value-type="float" office:value="0.0191211830825" calcext:value-type="float">
            <text:p>0.0191211830825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584040943068" calcext:value-type="float">
            <text:p>0.000584040943068</text:p>
          </table:table-cell>
          <table:table-cell office:value-type="float" office:value="-0.92" calcext:value-type="float">
            <text:p>-0.92</text:p>
          </table:table-cell>
          <table:table-cell office:value-type="float" office:value="-0.00334692187607" calcext:value-type="float">
            <text:p>-0.0033469218760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3.7123792171" calcext:value-type="float">
            <text:p>13.7123792171</text:p>
          </table:table-cell>
          <table:table-cell office:value-type="float" office:value="-0.22" calcext:value-type="float">
            <text:p>-0.22</text:p>
          </table:table-cell>
          <table:table-cell office:value-type="float" office:value="0.0257915984839" calcext:value-type="float">
            <text:p>0.0257915984839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583511427976" calcext:value-type="float">
            <text:p>0.000583511427976</text:p>
          </table:table-cell>
          <table:table-cell office:value-type="float" office:value="-0.75" calcext:value-type="float">
            <text:p>-0.75</text:p>
          </table:table-cell>
          <table:table-cell office:value-type="float" office:value="-0.00334414001554" calcext:value-type="float">
            <text:p>-0.00334414001554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3.7508339882" calcext:value-type="float">
            <text:p>13.7508339882</text:p>
          </table:table-cell>
          <table:table-cell office:value-type="float" office:value="-0.31" calcext:value-type="float">
            <text:p>-0.31</text:p>
          </table:table-cell>
          <table:table-cell office:value-type="float" office:value="0.031522847712" calcext:value-type="float">
            <text:p>0.031522847712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578913721256" calcext:value-type="float">
            <text:p>0.000578913721256</text:p>
          </table:table-cell>
          <table:table-cell office:value-type="float" office:value="-0.66" calcext:value-type="float">
            <text:p>-0.66</text:p>
          </table:table-cell>
          <table:table-cell office:value-type="float" office:value="-0.00280203856528" calcext:value-type="float">
            <text:p>-0.00280203856528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3.7957680225" calcext:value-type="float">
            <text:p>13.7957680225</text:p>
          </table:table-cell>
          <table:table-cell office:value-type="float" office:value="-0.48" calcext:value-type="float">
            <text:p>-0.48</text:p>
          </table:table-cell>
          <table:table-cell office:value-type="float" office:value="0.0420722104609" calcext:value-type="float">
            <text:p>0.0420722104609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569665338844" calcext:value-type="float">
            <text:p>0.000569665338844</text:p>
          </table:table-cell>
          <table:table-cell office:value-type="float" office:value="-0.66" calcext:value-type="float">
            <text:p>-0.66</text:p>
          </table:table-cell>
          <table:table-cell office:value-type="float" office:value="-0.00280416733585" calcext:value-type="float">
            <text:p>-0.00280416733585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3.8884711266" calcext:value-type="float">
            <text:p>13.8884711266</text:p>
          </table:table-cell>
          <table:table-cell office:value-type="float" office:value="-1.1" calcext:value-type="float">
            <text:p>-1.1</text:p>
          </table:table-cell>
          <table:table-cell office:value-type="float" office:value="0.0672416985035" calcext:value-type="float">
            <text:p>0.0672416985035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529107637703" calcext:value-type="float">
            <text:p>0.000529107637703</text:p>
          </table:table-cell>
          <table:table-cell office:value-type="float" office:value="-0.66" calcext:value-type="float">
            <text:p>-0.66</text:p>
          </table:table-cell>
          <table:table-cell office:value-type="float" office:value="-0.00336376717314" calcext:value-type="float">
            <text:p>-0.00336376717314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3.9212641716" calcext:value-type="float">
            <text:p>13.9212641716</text:p>
          </table:table-cell>
          <table:table-cell office:value-type="float" office:value="-1.36" calcext:value-type="float">
            <text:p>-1.36</text:p>
          </table:table-cell>
          <table:table-cell office:value-type="float" office:value="0.0767570585012" calcext:value-type="float">
            <text:p>0.0767570585012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508590135723" calcext:value-type="float">
            <text:p>0.000508590135723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0337775237858" calcext:value-type="float">
            <text:p>-0.00337775237858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3.9522390366" calcext:value-type="float">
            <text:p>13.9522390366</text:p>
          </table:table-cell>
          <table:table-cell office:value-type="float" office:value="-1.71" calcext:value-type="float">
            <text:p>-1.71</text:p>
          </table:table-cell>
          <table:table-cell office:value-type="float" office:value="0.0876573771238" calcext:value-type="float">
            <text:p>0.0876573771238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48428052105" calcext:value-type="float">
            <text:p>0.00048428052105</text:p>
          </table:table-cell>
          <table:table-cell office:value-type="float" office:value="-0.66" calcext:value-type="float">
            <text:p>-0.66</text:p>
          </table:table-cell>
          <table:table-cell office:value-type="float" office:value="-0.00284921075217" calcext:value-type="float">
            <text:p>-0.00284921075217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3.9831252098" calcext:value-type="float">
            <text:p>13.9831252098</text:p>
          </table:table-cell>
          <table:table-cell office:value-type="float" office:value="-1.98" calcext:value-type="float">
            <text:p>-1.98</text:p>
          </table:table-cell>
          <table:table-cell office:value-type="float" office:value="0.123429976404" calcext:value-type="float">
            <text:p>0.123429976404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393396359868" calcext:value-type="float">
            <text:p>0.000393396359868</text:p>
          </table:table-cell>
          <table:table-cell office:value-type="float" office:value="-0.66" calcext:value-type="float">
            <text:p>-0.66</text:p>
          </table:table-cell>
          <table:table-cell office:value-type="float" office:value="0.000392886839109" calcext:value-type="float">
            <text:p>0.000392886839109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4.0143630505" calcext:value-type="float">
            <text:p>14.0143630505</text:p>
          </table:table-cell>
          <table:table-cell office:value-type="float" office:value="-2.77" calcext:value-type="float">
            <text:p>-2.77</text:p>
          </table:table-cell>
          <table:table-cell office:value-type="float" office:value="0.14066439867" calcext:value-type="float">
            <text:p>0.14066439867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344982574461" calcext:value-type="float">
            <text:p>0.000344982574461</text:p>
          </table:table-cell>
          <table:table-cell office:value-type="float" office:value="-0.57" calcext:value-type="float">
            <text:p>-0.57</text:p>
          </table:table-cell>
          <table:table-cell office:value-type="float" office:value="0.000321219180478" calcext:value-type="float">
            <text:p>0.000321219180478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4.0500900745" calcext:value-type="float">
            <text:p>14.0500900745</text:p>
          </table:table-cell>
          <table:table-cell office:value-type="float" office:value="-4.09" calcext:value-type="float">
            <text:p>-4.09</text:p>
          </table:table-cell>
          <table:table-cell office:value-type="float" office:value="0.154639199376" calcext:value-type="float">
            <text:p>0.154639199376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300070765661" calcext:value-type="float">
            <text:p>0.000300070765661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00283765577478" calcext:value-type="float">
            <text:p>-0.000283765577478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4.0811591148" calcext:value-type="float">
            <text:p>14.0811591148</text:p>
          </table:table-cell>
          <table:table-cell office:value-type="float" office:value="-5.23" calcext:value-type="float">
            <text:p>-5.23</text:p>
          </table:table-cell>
          <table:table-cell office:value-type="float" office:value="0.168498829007" calcext:value-type="float">
            <text:p>0.168498829007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258496642346" calcext:value-type="float">
            <text:p>0.000258496642346</text:p>
          </table:table-cell>
          <table:table-cell office:value-type="float" office:value="-0.57" calcext:value-type="float">
            <text:p>-0.57</text:p>
          </table:table-cell>
          <table:table-cell office:value-type="float" office:value="0.000184690492461" calcext:value-type="float">
            <text:p>0.000184690492461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4.1121490002" calcext:value-type="float">
            <text:p>14.1121490002</text:p>
          </table:table-cell>
          <table:table-cell office:value-type="float" office:value="-6.55" calcext:value-type="float">
            <text:p>-6.55</text:p>
          </table:table-cell>
          <table:table-cell office:value-type="float" office:value="0.182800933719" calcext:value-type="float">
            <text:p>0.182800933719</text:p>
          </table:table-cell>
          <table:table-cell office:value-type="float" office:value="89.45" calcext:value-type="float">
            <text:p>89.45</text:p>
          </table:table-cell>
          <table:table-cell office:value-type="float" office:value="0.000219972906052" calcext:value-type="float">
            <text:p>0.000219972906052</text:p>
          </table:table-cell>
          <table:table-cell office:value-type="float" office:value="-0.57" calcext:value-type="float">
            <text:p>-0.57</text:p>
          </table:table-cell>
          <table:table-cell office:value-type="float" office:value="0.000137939845445" calcext:value-type="float">
            <text:p>0.000137939845445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4.1435310841" calcext:value-type="float">
            <text:p>14.1435310841</text:p>
          </table:table-cell>
          <table:table-cell office:value-type="float" office:value="-7.6" calcext:value-type="float">
            <text:p>-7.6</text:p>
          </table:table-cell>
          <table:table-cell office:value-type="float" office:value="0.202365770936" calcext:value-type="float">
            <text:p>0.202365770936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173436666955" calcext:value-type="float">
            <text:p>0.000173436666955</text:p>
          </table:table-cell>
          <table:table-cell office:value-type="float" office:value="-0.66" calcext:value-type="float">
            <text:p>-0.66</text:p>
          </table:table-cell>
          <table:table-cell office:value-type="float" office:value="0.000097899363027" calcext:value-type="float">
            <text:p>9.7899363027E-05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4.1760571003" calcext:value-type="float">
            <text:p>14.1760571003</text:p>
          </table:table-cell>
          <table:table-cell office:value-type="float" office:value="-8.57" calcext:value-type="float">
            <text:p>-8.57</text:p>
          </table:table-cell>
          <table:table-cell office:value-type="float" office:value="0.217416316271" calcext:value-type="float">
            <text:p>0.217416316271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14180978178" calcext:value-type="float">
            <text:p>0.00014180978178</text:p>
          </table:table-cell>
          <table:table-cell office:value-type="float" office:value="-0.57" calcext:value-type="float">
            <text:p>-0.57</text:p>
          </table:table-cell>
          <table:table-cell office:value-type="float" office:value="0.0000639878635411" calcext:value-type="float">
            <text:p>6.39878635411E-05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4.2071120739" calcext:value-type="float">
            <text:p>14.2071120739</text:p>
          </table:table-cell>
          <table:table-cell office:value-type="float" office:value="-9.27" calcext:value-type="float">
            <text:p>-9.27</text:p>
          </table:table-cell>
          <table:table-cell office:value-type="float" office:value="0.233347386122" calcext:value-type="float">
            <text:p>0.233347386122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112715133582" calcext:value-type="float">
            <text:p>0.000112715133582</text:p>
          </table:table-cell>
          <table:table-cell office:value-type="float" office:value="-0.57" calcext:value-type="float">
            <text:p>-0.57</text:p>
          </table:table-cell>
          <table:table-cell office:value-type="float" office:value="0.0000357059616363" calcext:value-type="float">
            <text:p>3.57059616363E-05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4.2388401031" calcext:value-type="float">
            <text:p>14.2388401031</text:p>
          </table:table-cell>
          <table:table-cell office:value-type="float" office:value="-10.24" calcext:value-type="float">
            <text:p>-10.24</text:p>
          </table:table-cell>
          <table:table-cell office:value-type="float" office:value="0.24894168973" calcext:value-type="float">
            <text:p>0.24894168973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0861812150106" calcext:value-type="float">
            <text:p>8.61812150106E-05</text:p>
          </table:table-cell>
          <table:table-cell office:value-type="float" office:value="-0.57" calcext:value-type="float">
            <text:p>-0.57</text:p>
          </table:table-cell>
          <table:table-cell office:value-type="float" office:value="0.00000630523936707" calcext:value-type="float">
            <text:p>6.30523936707E-06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4.2801680565" calcext:value-type="float">
            <text:p>14.2801680565</text:p>
          </table:table-cell>
          <table:table-cell office:value-type="float" office:value="-11.3" calcext:value-type="float">
            <text:p>-11.3</text:p>
          </table:table-cell>
          <table:table-cell office:value-type="float" office:value="0.270075976849" calcext:value-type="float">
            <text:p>0.270075976849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0469052138214" calcext:value-type="float">
            <text:p>4.69052138214E-05</text:p>
          </table:table-cell>
          <table:table-cell office:value-type="float" office:value="-0.66" calcext:value-type="float">
            <text:p>-0.66</text:p>
          </table:table-cell>
          <table:table-cell office:value-type="float" office:value="-0.000014700635802" calcext:value-type="float">
            <text:p>-1.4700635802E-05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4.3186190128" calcext:value-type="float">
            <text:p>14.3186190128</text:p>
          </table:table-cell>
          <table:table-cell office:value-type="float" office:value="-12.44" calcext:value-type="float">
            <text:p>-12.44</text:p>
          </table:table-cell>
          <table:table-cell office:value-type="float" office:value="0.291043877602" calcext:value-type="float">
            <text:p>0.291043877602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0261335735559" calcext:value-type="float">
            <text:p>2.61335735559E-05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000254637634498" calcext:value-type="float">
            <text:p>-2.54637634498E-05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4.3511350155" calcext:value-type="float">
            <text:p>14.3511350155</text:p>
          </table:table-cell>
          <table:table-cell office:value-type="float" office:value="-13.49" calcext:value-type="float">
            <text:p>-13.49</text:p>
          </table:table-cell>
          <table:table-cell office:value-type="float" office:value="0.307842463255" calcext:value-type="float">
            <text:p>0.307842463255</text:p>
          </table:table-cell>
          <table:table-cell office:value-type="float" office:value="89.54" calcext:value-type="float">
            <text:p>89.54</text:p>
          </table:table-cell>
          <table:table-cell office:value-type="float" office:value="0.00000721837204765" calcext:value-type="float">
            <text:p>7.21837204765E-06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000340097467415" calcext:value-type="float">
            <text:p>-3.40097467415E-05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4.3820331097" calcext:value-type="float">
            <text:p>14.3820331097</text:p>
          </table:table-cell>
          <table:table-cell office:value-type="float" office:value="-14.55" calcext:value-type="float">
            <text:p>-14.55</text:p>
          </table:table-cell>
          <table:table-cell office:value-type="float" office:value="0.32420539856" calcext:value-type="float">
            <text:p>0.32420539856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0100047982414" calcext:value-type="float">
            <text:p>-1.00047982414E-05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000366067833966" calcext:value-type="float">
            <text:p>-3.66067833966E-05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4.4131259918" calcext:value-type="float">
            <text:p>14.4131259918</text:p>
          </table:table-cell>
          <table:table-cell office:value-type="float" office:value="-15.43" calcext:value-type="float">
            <text:p>-15.43</text:p>
          </table:table-cell>
          <table:table-cell office:value-type="float" office:value="0.34618678689" calcext:value-type="float">
            <text:p>0.34618678689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0306694128085" calcext:value-type="float">
            <text:p>-3.06694128085E-05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000363808212569" calcext:value-type="float">
            <text:p>-3.63808212569E-05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4.4519441128" calcext:value-type="float">
            <text:p>14.4519441128</text:p>
          </table:table-cell>
          <table:table-cell office:value-type="float" office:value="-16.66" calcext:value-type="float">
            <text:p>-16.66</text:p>
          </table:table-cell>
          <table:table-cell office:value-type="float" office:value="0.362672179937" calcext:value-type="float">
            <text:p>0.362672179937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0489540689159" calcext:value-type="float">
            <text:p>-4.89540689159E-05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000324261782225" calcext:value-type="float">
            <text:p>-3.24261782225E-05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4.4865100384" calcext:value-type="float">
            <text:p>14.4865100384</text:p>
          </table:table-cell>
          <table:table-cell office:value-type="float" office:value="-17.63" calcext:value-type="float">
            <text:p>-17.63</text:p>
          </table:table-cell>
          <table:table-cell office:value-type="float" office:value="0.385187059641" calcext:value-type="float">
            <text:p>0.385187059641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0614157761447" calcext:value-type="float">
            <text:p>-6.14157761447E-05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000272573088296" calcext:value-type="float">
            <text:p>-2.72573088296E-05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4.5211191177" calcext:value-type="float">
            <text:p>14.5211191177</text:p>
          </table:table-cell>
          <table:table-cell office:value-type="float" office:value="-18.68" calcext:value-type="float">
            <text:p>-18.68</text:p>
          </table:table-cell>
          <table:table-cell office:value-type="float" office:value="0.401674985886" calcext:value-type="float">
            <text:p>0.401674985886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0729105522623" calcext:value-type="float">
            <text:p>-7.29105522623E-05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000181914656423" calcext:value-type="float">
            <text:p>-1.81914656423E-05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4.5535140038" calcext:value-type="float">
            <text:p>14.5535140038</text:p>
          </table:table-cell>
          <table:table-cell office:value-type="float" office:value="-19.65" calcext:value-type="float">
            <text:p>-19.65</text:p>
          </table:table-cell>
          <table:table-cell office:value-type="float" office:value="0.423462182283" calcext:value-type="float">
            <text:p>0.423462182283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0870840012794" calcext:value-type="float">
            <text:p>-8.70840012794E-05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000103339552879" calcext:value-type="float">
            <text:p>-1.03339552879E-05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4.586014986" calcext:value-type="float">
            <text:p>14.586014986</text:p>
          </table:table-cell>
          <table:table-cell office:value-type="float" office:value="-20.79" calcext:value-type="float">
            <text:p>-20.79</text:p>
          </table:table-cell>
          <table:table-cell office:value-type="float" office:value="0.439126998186" calcext:value-type="float">
            <text:p>0.439126998186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0970949768089" calcext:value-type="float">
            <text:p>-9.70949768089E-05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0000201724469662" calcext:value-type="float">
            <text:p>-2.01724469662E-06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4.6170511246" calcext:value-type="float">
            <text:p>14.6170511246</text:p>
          </table:table-cell>
          <table:table-cell office:value-type="float" office:value="-21.76" calcext:value-type="float">
            <text:p>-21.76</text:p>
          </table:table-cell>
          <table:table-cell office:value-type="float" office:value="0.455777496099" calcext:value-type="float">
            <text:p>0.455777496099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106696650619" calcext:value-type="float">
            <text:p>-0.000106696650619</text:p>
          </table:table-cell>
          <table:table-cell office:value-type="float" office:value="-0.57" calcext:value-type="float">
            <text:p>-0.57</text:p>
          </table:table-cell>
          <table:table-cell office:value-type="float" office:value="0.00000637170160189" calcext:value-type="float">
            <text:p>6.37170160189E-06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4.6493182182" calcext:value-type="float">
            <text:p>14.6493182182</text:p>
          </table:table-cell>
          <table:table-cell office:value-type="float" office:value="-22.73" calcext:value-type="float">
            <text:p>-22.73</text:p>
          </table:table-cell>
          <table:table-cell office:value-type="float" office:value="0.471650063992" calcext:value-type="float">
            <text:p>0.471650063992</text:p>
          </table:table-cell>
          <table:table-cell office:value-type="float" office:value="89.45" calcext:value-type="float">
            <text:p>89.45</text:p>
          </table:table-cell>
          <table:table-cell office:value-type="float" office:value="-0.000116087438073" calcext:value-type="float">
            <text:p>-0.000116087438073</text:p>
          </table:table-cell>
          <table:table-cell office:value-type="float" office:value="-0.57" calcext:value-type="float">
            <text:p>-0.57</text:p>
          </table:table-cell>
          <table:table-cell office:value-type="float" office:value="0.0000143612851389" calcext:value-type="float">
            <text:p>1.43612851389E-05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4.6813020706" calcext:value-type="float">
            <text:p>14.6813020706</text:p>
          </table:table-cell>
          <table:table-cell office:value-type="float" office:value="-23.69" calcext:value-type="float">
            <text:p>-23.69</text:p>
          </table:table-cell>
          <table:table-cell office:value-type="float" office:value="0.487307906151" calcext:value-type="float">
            <text:p>0.487307906151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125431717606" calcext:value-type="float">
            <text:p>-0.000125431717606</text:p>
          </table:table-cell>
          <table:table-cell office:value-type="float" office:value="-0.57" calcext:value-type="float">
            <text:p>-0.57</text:p>
          </table:table-cell>
          <table:table-cell office:value-type="float" office:value="0.0000215655309148" calcext:value-type="float">
            <text:p>2.15655309148E-05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4.7121751308" calcext:value-type="float">
            <text:p>14.7121751308</text:p>
          </table:table-cell>
          <table:table-cell office:value-type="float" office:value="-24.57" calcext:value-type="float">
            <text:p>-24.57</text:p>
          </table:table-cell>
          <table:table-cell office:value-type="float" office:value="0.503311514854" calcext:value-type="float">
            <text:p>0.503311514854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134925707243" calcext:value-type="float">
            <text:p>-0.000134925707243</text:p>
          </table:table-cell>
          <table:table-cell office:value-type="float" office:value="-0.57" calcext:value-type="float">
            <text:p>-0.57</text:p>
          </table:table-cell>
          <table:table-cell office:value-type="float" office:value="0.0000292484182864" calcext:value-type="float">
            <text:p>2.92484182864E-05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4.7431750298" calcext:value-type="float">
            <text:p>14.7431750298</text:p>
          </table:table-cell>
          <table:table-cell office:value-type="float" office:value="-25.54" calcext:value-type="float">
            <text:p>-25.54</text:p>
          </table:table-cell>
          <table:table-cell office:value-type="float" office:value="0.523419320583" calcext:value-type="float">
            <text:p>0.523419320583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148011051351" calcext:value-type="float">
            <text:p>-0.000148011051351</text:p>
          </table:table-cell>
          <table:table-cell office:value-type="float" office:value="-0.57" calcext:value-type="float">
            <text:p>-0.57</text:p>
          </table:table-cell>
          <table:table-cell office:value-type="float" office:value="0.000574496516492" calcext:value-type="float">
            <text:p>0.000574496516492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4.7817652225" calcext:value-type="float">
            <text:p>14.7817652225</text:p>
          </table:table-cell>
          <table:table-cell office:value-type="float" office:value="-26.86" calcext:value-type="float">
            <text:p>-26.86</text:p>
          </table:table-cell>
          <table:table-cell office:value-type="float" office:value="0.537587583065" calcext:value-type="float">
            <text:p>0.537587583065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162025273312" calcext:value-type="float">
            <text:p>-0.000162025273312</text:p>
          </table:table-cell>
          <table:table-cell office:value-type="float" office:value="-0.57" calcext:value-type="float">
            <text:p>-0.57</text:p>
          </table:table-cell>
          <table:table-cell office:value-type="float" office:value="0.0000342273851857" calcext:value-type="float">
            <text:p>3.42273851857E-05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4.8240070343" calcext:value-type="float">
            <text:p>14.8240070343</text:p>
          </table:table-cell>
          <table:table-cell office:value-type="float" office:value="-28.18" calcext:value-type="float">
            <text:p>-28.18</text:p>
          </table:table-cell>
          <table:table-cell office:value-type="float" office:value="0.557233572006" calcext:value-type="float">
            <text:p>0.557233572006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17728889361" calcext:value-type="float">
            <text:p>-0.00017728889361</text:p>
          </table:table-cell>
          <table:table-cell office:value-type="float" office:value="-0.57" calcext:value-type="float">
            <text:p>-0.57</text:p>
          </table:table-cell>
          <table:table-cell office:value-type="float" office:value="0.000031266361475" calcext:value-type="float">
            <text:p>3.1266361475E-05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4.855271101" calcext:value-type="float">
            <text:p>14.855271101</text:p>
          </table:table-cell>
          <table:table-cell office:value-type="float" office:value="-29.14" calcext:value-type="float">
            <text:p>-29.14</text:p>
          </table:table-cell>
          <table:table-cell office:value-type="float" office:value="0.57612657547" calcext:value-type="float">
            <text:p>0.57612657547</text:p>
          </table:table-cell>
          <table:table-cell office:value-type="float" office:value="89.45" calcext:value-type="float">
            <text:p>89.45</text:p>
          </table:table-cell>
          <table:table-cell office:value-type="float" office:value="-0.000189813086763" calcext:value-type="float">
            <text:p>-0.000189813086763</text:p>
          </table:table-cell>
          <table:table-cell office:value-type="float" office:value="-0.57" calcext:value-type="float">
            <text:p>-0.57</text:p>
          </table:table-cell>
          <table:table-cell office:value-type="float" office:value="0.000566525268368" calcext:value-type="float">
            <text:p>0.000566525268368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4.9386820793" calcext:value-type="float">
            <text:p>14.9386820793</text:p>
          </table:table-cell>
          <table:table-cell office:value-type="float" office:value="-31.6" calcext:value-type="float">
            <text:p>-31.6</text:p>
          </table:table-cell>
          <table:table-cell office:value-type="float" office:value="0.610452651978" calcext:value-type="float">
            <text:p>0.610452651978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229116471019" calcext:value-type="float">
            <text:p>-0.000229116471019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000108280219138" calcext:value-type="float">
            <text:p>-1.08280219138E-05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4.9700450897" calcext:value-type="float">
            <text:p>14.9700450897</text:p>
          </table:table-cell>
          <table:table-cell office:value-type="float" office:value="-32.48" calcext:value-type="float">
            <text:p>-32.48</text:p>
          </table:table-cell>
          <table:table-cell office:value-type="float" office:value="0.639140069485" calcext:value-type="float">
            <text:p>0.639140069485</text:p>
          </table:table-cell>
          <table:table-cell office:value-type="float" office:value="89.45" calcext:value-type="float">
            <text:p>89.45</text:p>
          </table:table-cell>
          <table:table-cell office:value-type="float" office:value="-0.000237095315242" calcext:value-type="float">
            <text:p>-0.000237095315242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0428081303835" calcext:value-type="float">
            <text:p>-0.00428081303835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5.0011091232" calcext:value-type="float">
            <text:p>15.0011091232</text:p>
          </table:table-cell>
          <table:table-cell office:value-type="float" office:value="-33.89" calcext:value-type="float">
            <text:p>-33.89</text:p>
          </table:table-cell>
          <table:table-cell office:value-type="float" office:value="0.660338580608" calcext:value-type="float">
            <text:p>0.660338580608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247958785621" calcext:value-type="float">
            <text:p>-0.000247958785621</text:p>
          </table:table-cell>
          <table:table-cell office:value-type="float" office:value="-0.57" calcext:value-type="float">
            <text:p>-0.57</text:p>
          </table:table-cell>
          <table:table-cell office:value-type="float" office:value="0.0000264318223344" calcext:value-type="float">
            <text:p>2.64318223344E-05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5.0321781635" calcext:value-type="float">
            <text:p>15.0321781635</text:p>
          </table:table-cell>
          <table:table-cell office:value-type="float" office:value="-35.3" calcext:value-type="float">
            <text:p>-35.3</text:p>
          </table:table-cell>
          <table:table-cell office:value-type="float" office:value="0.671300411224" calcext:value-type="float">
            <text:p>0.671300411224</text:p>
          </table:table-cell>
          <table:table-cell office:value-type="float" office:value="89.45" calcext:value-type="float">
            <text:p>89.45</text:p>
          </table:table-cell>
          <table:table-cell office:value-type="float" office:value="-0.000257852574578" calcext:value-type="float">
            <text:p>-0.000257852574578</text:p>
          </table:table-cell>
          <table:table-cell office:value-type="float" office:value="-0.57" calcext:value-type="float">
            <text:p>-0.57</text:p>
          </table:table-cell>
          <table:table-cell office:value-type="float" office:value="0.00000165077335623" calcext:value-type="float">
            <text:p>1.65077335623E-06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5.0632181168" calcext:value-type="float">
            <text:p>15.0632181168</text:p>
          </table:table-cell>
          <table:table-cell office:value-type="float" office:value="-36.79" calcext:value-type="float">
            <text:p>-36.79</text:p>
          </table:table-cell>
          <table:table-cell office:value-type="float" office:value="0.68336892128" calcext:value-type="float">
            <text:p>0.68336892128</text:p>
          </table:table-cell>
          <table:table-cell office:value-type="float" office:value="89.45" calcext:value-type="float">
            <text:p>89.45</text:p>
          </table:table-cell>
          <table:table-cell office:value-type="float" office:value="-0.000266839721007" calcext:value-type="float">
            <text:p>-0.000266839721007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000113861588034" calcext:value-type="float">
            <text:p>-1.13861588034E-05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5.0940620899" calcext:value-type="float">
            <text:p>15.0940620899</text:p>
          </table:table-cell>
          <table:table-cell office:value-type="float" office:value="-38.11" calcext:value-type="float">
            <text:p>-38.11</text:p>
          </table:table-cell>
          <table:table-cell office:value-type="float" office:value="0.694891035557" calcext:value-type="float">
            <text:p>0.694891035557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27754632174" calcext:value-type="float">
            <text:p>-0.00027754632174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000201887978619" calcext:value-type="float">
            <text:p>-2.01887978619E-05</text:p>
          </table:table-cell>
          <table:table-cell/>
          <table:table-cell office:value-type="float" office:value="3.137038" calcext:value-type="float">
            <text:p>3.137038</text:p>
          </table:table-cell>
          <table:table-cell office:value-type="float" office:value="0" calcext:value-type="float">
            <text:p>0</text:p>
          </table:table-cell>
          <table:table-cell office:value-type="float" office:value="-0.000014" calcext:value-type="float">
            <text:p>-1.4E-05</text:p>
          </table:table-cell>
          <table:table-cell table:number-columns-repeated="5"/>
        </table:table-row>
        <table:table-row table:style-name="ro1">
          <table:table-cell office:value-type="float" office:value="15.1250760555" calcext:value-type="float">
            <text:p>15.1250760555</text:p>
          </table:table-cell>
          <table:table-cell office:value-type="float" office:value="-39.16" calcext:value-type="float">
            <text:p>-39.16</text:p>
          </table:table-cell>
          <table:table-cell office:value-type="float" office:value="0.710235774517" calcext:value-type="float">
            <text:p>0.710235774517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284661044134" calcext:value-type="float">
            <text:p>-0.000284661044134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000251491674135" calcext:value-type="float">
            <text:p>-2.51491674135E-05</text:p>
          </table:table-cell>
          <table:table-cell table:number-columns-repeated="9"/>
        </table:table-row>
        <table:table-row table:style-name="ro1">
          <table:table-cell office:value-type="float" office:value="15.1560490131" calcext:value-type="float">
            <text:p>15.1560490131</text:p>
          </table:table-cell>
          <table:table-cell office:value-type="float" office:value="-40.31" calcext:value-type="float">
            <text:p>-40.31</text:p>
          </table:table-cell>
          <table:table-cell office:value-type="float" office:value="0.721636474133" calcext:value-type="float">
            <text:p>0.721636474133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291079719318" calcext:value-type="float">
            <text:p>-0.000291079719318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000267526829703" calcext:value-type="float">
            <text:p>-2.67526829703E-05</text:p>
          </table:table-cell>
          <table:table-cell table:number-columns-repeated="9"/>
        </table:table-row>
        <table:table-row table:style-name="ro1">
          <table:table-cell office:value-type="float" office:value="15.187005043" calcext:value-type="float">
            <text:p>15.187005043</text:p>
          </table:table-cell>
          <table:table-cell office:value-type="float" office:value="-41.27" calcext:value-type="float">
            <text:p>-41.27</text:p>
          </table:table-cell>
          <table:table-cell office:value-type="float" office:value="0.732938170433" calcext:value-type="float">
            <text:p>0.732938170433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296865444398" calcext:value-type="float">
            <text:p>-0.000296865444398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000254485548794" calcext:value-type="float">
            <text:p>-2.54485548794E-05</text:p>
          </table:table-cell>
          <table:table-cell table:number-columns-repeated="9"/>
        </table:table-row>
        <table:table-row table:style-name="ro1">
          <table:table-cell office:value-type="float" office:value="15.2180571556" calcext:value-type="float">
            <text:p>15.2180571556</text:p>
          </table:table-cell>
          <table:table-cell office:value-type="float" office:value="-42.24" calcext:value-type="float">
            <text:p>-42.24</text:p>
          </table:table-cell>
          <table:table-cell office:value-type="float" office:value="0.744149267673" calcext:value-type="float">
            <text:p>0.744149267673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302097847452" calcext:value-type="float">
            <text:p>-0.000302097847452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000216699991142" calcext:value-type="float">
            <text:p>-2.16699991142E-05</text:p>
          </table:table-cell>
          <table:table-cell table:number-columns-repeated="9"/>
        </table:table-row>
        <table:table-row table:style-name="ro1">
          <table:table-cell office:value-type="float" office:value="15.2490890026" calcext:value-type="float">
            <text:p>15.2490890026</text:p>
          </table:table-cell>
          <table:table-cell office:value-type="float" office:value="-43.21" calcext:value-type="float">
            <text:p>-43.21</text:p>
          </table:table-cell>
          <table:table-cell office:value-type="float" office:value="0.755167126656" calcext:value-type="float">
            <text:p>0.755167126656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306805421133" calcext:value-type="float">
            <text:p>-0.000306805421133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000158925504365" calcext:value-type="float">
            <text:p>-1.58925504365E-05</text:p>
          </table:table-cell>
          <table:table-cell table:number-columns-repeated="9"/>
        </table:table-row>
        <table:table-row table:style-name="ro1">
          <table:table-cell office:value-type="float" office:value="15.2812001705" calcext:value-type="float">
            <text:p>15.2812001705</text:p>
          </table:table-cell>
          <table:table-cell office:value-type="float" office:value="-44.18" calcext:value-type="float">
            <text:p>-44.18</text:p>
          </table:table-cell>
          <table:table-cell office:value-type="float" office:value="0.765459239483" calcext:value-type="float">
            <text:p>0.765459239483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311069568852" calcext:value-type="float">
            <text:p>-0.000311069568852</text:p>
          </table:table-cell>
          <table:table-cell office:value-type="float" office:value="-0.57" calcext:value-type="float">
            <text:p>-0.57</text:p>
          </table:table-cell>
          <table:table-cell office:value-type="float" office:value="-0.00000855690450408" calcext:value-type="float">
            <text:p>-8.55690450408E-06</text:p>
          </table:table-cell>
          <table:table-cell table:number-columns-repeated="9"/>
        </table:table-row>
        <table:table-row table:style-name="ro1">
          <table:table-cell office:value-type="float" office:value="15.3121891022" calcext:value-type="float">
            <text:p>15.3121891022</text:p>
          </table:table-cell>
          <table:table-cell office:value-type="float" office:value="-45.14" calcext:value-type="float">
            <text:p>-45.14</text:p>
          </table:table-cell>
          <table:table-cell office:value-type="float" office:value="0.776657044888" calcext:value-type="float">
            <text:p>0.776657044888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314965815051" calcext:value-type="float">
            <text:p>-0.000314965815051</text:p>
          </table:table-cell>
          <table:table-cell office:value-type="float" office:value="-0.57" calcext:value-type="float">
            <text:p>-0.57</text:p>
          </table:table-cell>
          <table:table-cell office:value-type="float" office:value="0.00000290157913696" calcext:value-type="float">
            <text:p>2.90157913696E-06</text:p>
          </table:table-cell>
          <table:table-cell table:number-columns-repeated="9"/>
        </table:table-row>
        <table:table-row table:style-name="ro1">
          <table:table-cell office:value-type="float" office:value="15.3441541195" calcext:value-type="float">
            <text:p>15.3441541195</text:p>
          </table:table-cell>
          <table:table-cell office:value-type="float" office:value="-46.2" calcext:value-type="float">
            <text:p>-46.2</text:p>
          </table:table-cell>
          <table:table-cell office:value-type="float" office:value="0.787036776543" calcext:value-type="float">
            <text:p>0.787036776543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31853155815" calcext:value-type="float">
            <text:p>-0.00031853155815</text:p>
          </table:table-cell>
          <table:table-cell office:value-type="float" office:value="-0.57" calcext:value-type="float">
            <text:p>-0.57</text:p>
          </table:table-cell>
          <table:table-cell office:value-type="float" office:value="0.0000121268676594" calcext:value-type="float">
            <text:p>1.21268676594E-05</text:p>
          </table:table-cell>
          <table:table-cell table:number-columns-repeated="9"/>
        </table:table-row>
        <table:table-row table:style-name="ro1">
          <table:table-cell office:value-type="float" office:value="15.3750600815" calcext:value-type="float">
            <text:p>15.3750600815</text:p>
          </table:table-cell>
          <table:table-cell office:value-type="float" office:value="-47.34" calcext:value-type="float">
            <text:p>-47.34</text:p>
          </table:table-cell>
          <table:table-cell office:value-type="float" office:value="0.799911379814" calcext:value-type="float">
            <text:p>0.799911379814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322901789332" calcext:value-type="float">
            <text:p>-0.000322901789332</text:p>
          </table:table-cell>
          <table:table-cell office:value-type="float" office:value="-0.57" calcext:value-type="float">
            <text:p>-0.57</text:p>
          </table:table-cell>
          <table:table-cell office:value-type="float" office:value="0.0000214113388211" calcext:value-type="float">
            <text:p>2.14113388211E-05</text:p>
          </table:table-cell>
          <table:table-cell table:number-columns-repeated="9"/>
        </table:table-row>
        <table:table-row table:style-name="ro1">
          <table:table-cell office:value-type="float" office:value="15.4061322212" calcext:value-type="float">
            <text:p>15.4061322212</text:p>
          </table:table-cell>
          <table:table-cell office:value-type="float" office:value="-48.4" calcext:value-type="float">
            <text:p>-48.4</text:p>
          </table:table-cell>
          <table:table-cell office:value-type="float" office:value="0.810192525387" calcext:value-type="float">
            <text:p>0.810192525387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325983361108" calcext:value-type="float">
            <text:p>-0.000325983361108</text:p>
          </table:table-cell>
          <table:table-cell office:value-type="float" office:value="-0.57" calcext:value-type="float">
            <text:p>-0.57</text:p>
          </table:table-cell>
          <table:table-cell office:value-type="float" office:value="0.0000303341803374" calcext:value-type="float">
            <text:p>3.03341803374E-05</text:p>
          </table:table-cell>
          <table:table-cell table:number-columns-repeated="9"/>
        </table:table-row>
        <table:table-row table:style-name="ro1">
          <table:table-cell office:value-type="float" office:value="15.437027216" calcext:value-type="float">
            <text:p>15.437027216</text:p>
          </table:table-cell>
          <table:table-cell office:value-type="float" office:value="-49.45" calcext:value-type="float">
            <text:p>-49.45</text:p>
          </table:table-cell>
          <table:table-cell office:value-type="float" office:value="0.819563984871" calcext:value-type="float">
            <text:p>0.819563984871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32894796459" calcext:value-type="float">
            <text:p>-0.00032894796459</text:p>
          </table:table-cell>
          <table:table-cell office:value-type="float" office:value="-0.57" calcext:value-type="float">
            <text:p>-0.57</text:p>
          </table:table-cell>
          <table:table-cell office:value-type="float" office:value="0.000038385624066" calcext:value-type="float">
            <text:p>3.8385624066E-05</text:p>
          </table:table-cell>
          <table:table-cell table:number-columns-repeated="9"/>
        </table:table-row>
        <table:table-row table:style-name="ro1">
          <table:table-cell office:value-type="float" office:value="15.4681620598" calcext:value-type="float">
            <text:p>15.4681620598</text:p>
          </table:table-cell>
          <table:table-cell office:value-type="float" office:value="-50.42" calcext:value-type="float">
            <text:p>-50.42</text:p>
          </table:table-cell>
          <table:table-cell office:value-type="float" office:value="0.828030526638" calcext:value-type="float">
            <text:p>0.828030526638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331869261572" calcext:value-type="float">
            <text:p>-0.000331869261572</text:p>
          </table:table-cell>
          <table:table-cell office:value-type="float" office:value="-0.48" calcext:value-type="float">
            <text:p>-0.48</text:p>
          </table:table-cell>
          <table:table-cell office:value-type="float" office:value="0.0000451467058156" calcext:value-type="float">
            <text:p>4.51467058156E-05</text:p>
          </table:table-cell>
          <table:table-cell table:number-columns-repeated="9"/>
        </table:table-row>
        <table:table-row table:style-name="ro1">
          <table:table-cell office:value-type="float" office:value="15.5010662079" calcext:value-type="float">
            <text:p>15.5010662079</text:p>
          </table:table-cell>
          <table:table-cell office:value-type="float" office:value="-51.47" calcext:value-type="float">
            <text:p>-51.47</text:p>
          </table:table-cell>
          <table:table-cell office:value-type="float" office:value="0.837216258049" calcext:value-type="float">
            <text:p>0.837216258049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334820244461" calcext:value-type="float">
            <text:p>-0.000334820244461</text:p>
          </table:table-cell>
          <table:table-cell office:value-type="float" office:value="-0.57" calcext:value-type="float">
            <text:p>-0.57</text:p>
          </table:table-cell>
          <table:table-cell office:value-type="float" office:value="0.0000501817557961" calcext:value-type="float">
            <text:p>5.01817557961E-05</text:p>
          </table:table-cell>
          <table:table-cell table:number-columns-repeated="9"/>
        </table:table-row>
        <table:table-row table:style-name="ro1">
          <table:table-cell office:value-type="float" office:value="15.5321230888" calcext:value-type="float">
            <text:p>15.5321230888</text:p>
          </table:table-cell>
          <table:table-cell office:value-type="float" office:value="-52.53" calcext:value-type="float">
            <text:p>-52.53</text:p>
          </table:table-cell>
          <table:table-cell office:value-type="float" office:value="0.845410883427" calcext:value-type="float">
            <text:p>0.845410883427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337844598107" calcext:value-type="float">
            <text:p>-0.000337844598107</text:p>
          </table:table-cell>
          <table:table-cell office:value-type="float" office:value="-0.48" calcext:value-type="float">
            <text:p>-0.48</text:p>
          </table:table-cell>
          <table:table-cell office:value-type="float" office:value="0.0000530066899955" calcext:value-type="float">
            <text:p>5.30066899955E-05</text:p>
          </table:table-cell>
          <table:table-cell table:number-columns-repeated="9"/>
        </table:table-row>
        <table:table-row table:style-name="ro1">
          <table:table-cell office:value-type="float" office:value="15.5631291866" calcext:value-type="float">
            <text:p>15.5631291866</text:p>
          </table:table-cell>
          <table:table-cell office:value-type="float" office:value="-53.67" calcext:value-type="float">
            <text:p>-53.67</text:p>
          </table:table-cell>
          <table:table-cell office:value-type="float" office:value="0.853157162666" calcext:value-type="float">
            <text:p>0.853157162666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341015198501" calcext:value-type="float">
            <text:p>-0.000341015198501</text:p>
          </table:table-cell>
          <table:table-cell office:value-type="float" office:value="-0.57" calcext:value-type="float">
            <text:p>-0.57</text:p>
          </table:table-cell>
          <table:table-cell office:value-type="float" office:value="0.0000525895738974" calcext:value-type="float">
            <text:p>5.25895738974E-05</text:p>
          </table:table-cell>
          <table:table-cell table:number-columns-repeated="9"/>
        </table:table-row>
        <table:table-row table:style-name="ro1">
          <table:table-cell office:value-type="float" office:value="15.5941560268" calcext:value-type="float">
            <text:p>15.5941560268</text:p>
          </table:table-cell>
          <table:table-cell office:value-type="float" office:value="-54.73" calcext:value-type="float">
            <text:p>-54.73</text:p>
          </table:table-cell>
          <table:table-cell office:value-type="float" office:value="0.860426604748" calcext:value-type="float">
            <text:p>0.860426604748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344395142747" calcext:value-type="float">
            <text:p>-0.000344395142747</text:p>
          </table:table-cell>
          <table:table-cell office:value-type="float" office:value="-0.48" calcext:value-type="float">
            <text:p>-0.48</text:p>
          </table:table-cell>
          <table:table-cell office:value-type="float" office:value="0.0000485372147523" calcext:value-type="float">
            <text:p>4.85372147523E-05</text:p>
          </table:table-cell>
          <table:table-cell table:number-columns-repeated="9"/>
        </table:table-row>
        <table:table-row table:style-name="ro1">
          <table:table-cell office:value-type="float" office:value="15.6250100136" calcext:value-type="float">
            <text:p>15.6250100136</text:p>
          </table:table-cell>
          <table:table-cell office:value-type="float" office:value="-55.78" calcext:value-type="float">
            <text:p>-55.78</text:p>
          </table:table-cell>
          <table:table-cell office:value-type="float" office:value="0.869891226292" calcext:value-type="float">
            <text:p>0.869891226292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349349458702" calcext:value-type="float">
            <text:p>-0.000349349458702</text:p>
          </table:table-cell>
          <table:table-cell office:value-type="float" office:value="-0.57" calcext:value-type="float">
            <text:p>-0.57</text:p>
          </table:table-cell>
          <table:table-cell office:value-type="float" office:value="0.0000408033956774" calcext:value-type="float">
            <text:p>4.08033956774E-05</text:p>
          </table:table-cell>
          <table:table-cell table:number-columns-repeated="9"/>
        </table:table-row>
        <table:table-row table:style-name="ro1">
          <table:table-cell office:value-type="float" office:value="15.6601061821" calcext:value-type="float">
            <text:p>15.6601061821</text:p>
          </table:table-cell>
          <table:table-cell office:value-type="float" office:value="-57.01" calcext:value-type="float">
            <text:p>-57.01</text:p>
          </table:table-cell>
          <table:table-cell office:value-type="float" office:value="0.875394880772" calcext:value-type="float">
            <text:p>0.875394880772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353464507498" calcext:value-type="float">
            <text:p>-0.000353464507498</text:p>
          </table:table-cell>
          <table:table-cell office:value-type="float" office:value="-0.57" calcext:value-type="float">
            <text:p>-0.57</text:p>
          </table:table-cell>
          <table:table-cell office:value-type="float" office:value="0.0000289308372885" calcext:value-type="float">
            <text:p>2.89308372885E-05</text:p>
          </table:table-cell>
          <table:table-cell table:number-columns-repeated="9"/>
        </table:table-row>
        <table:table-row table:style-name="ro1">
          <table:table-cell office:value-type="float" office:value="15.6911520958" calcext:value-type="float">
            <text:p>15.6911520958</text:p>
          </table:table-cell>
          <table:table-cell office:value-type="float" office:value="-58.07" calcext:value-type="float">
            <text:p>-58.07</text:p>
          </table:table-cell>
          <table:table-cell office:value-type="float" office:value="0.880868732929" calcext:value-type="float">
            <text:p>0.880868732929</text:p>
          </table:table-cell>
          <table:table-cell office:value-type="float" office:value="89.45" calcext:value-type="float">
            <text:p>89.45</text:p>
          </table:table-cell>
          <table:table-cell office:value-type="float" office:value="-0.000357999408152" calcext:value-type="float">
            <text:p>-0.000357999408152</text:p>
          </table:table-cell>
          <table:table-cell office:value-type="float" office:value="-0.48" calcext:value-type="float">
            <text:p>-0.48</text:p>
          </table:table-cell>
          <table:table-cell office:value-type="float" office:value="0.0000124705256894" calcext:value-type="float">
            <text:p>1.24705256894E-05</text:p>
          </table:table-cell>
          <table:table-cell table:number-columns-repeated="9"/>
        </table:table-row>
        <table:table-row table:style-name="ro1">
          <table:table-cell office:value-type="float" office:value="15.7220950127" calcext:value-type="float">
            <text:p>15.7220950127</text:p>
          </table:table-cell>
          <table:table-cell office:value-type="float" office:value="-59.12" calcext:value-type="float">
            <text:p>-59.12</text:p>
          </table:table-cell>
          <table:table-cell office:value-type="float" office:value="0.886299967766" calcext:value-type="float">
            <text:p>0.886299967766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363034952898" calcext:value-type="float">
            <text:p>-0.000363034952898</text:p>
          </table:table-cell>
          <table:table-cell office:value-type="float" office:value="-0.48" calcext:value-type="float">
            <text:p>-0.48</text:p>
          </table:table-cell>
          <table:table-cell office:value-type="float" office:value="-0.0000174769666046" calcext:value-type="float">
            <text:p>-1.74769666046E-05</text:p>
          </table:table-cell>
          <table:table-cell table:number-columns-repeated="9"/>
        </table:table-row>
        <table:table-row table:style-name="ro1">
          <table:table-cell office:value-type="float" office:value="15.7549421787" calcext:value-type="float">
            <text:p>15.7549421787</text:p>
          </table:table-cell>
          <table:table-cell office:value-type="float" office:value="-60.26" calcext:value-type="float">
            <text:p>-60.26</text:p>
          </table:table-cell>
          <table:table-cell office:value-type="float" office:value="0.890003025532" calcext:value-type="float">
            <text:p>0.890003025532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370588502847" calcext:value-type="float">
            <text:p>-0.000370588502847</text:p>
          </table:table-cell>
          <table:table-cell office:value-type="float" office:value="-0.48" calcext:value-type="float">
            <text:p>-0.48</text:p>
          </table:table-cell>
          <table:table-cell office:value-type="float" office:value="-0.000587904534768" calcext:value-type="float">
            <text:p>-0.000587904534768</text:p>
          </table:table-cell>
          <table:table-cell table:number-columns-repeated="9"/>
        </table:table-row>
        <table:table-row table:style-name="ro1">
          <table:table-cell office:value-type="float" office:value="15.7860510349" calcext:value-type="float">
            <text:p>15.7860510349</text:p>
          </table:table-cell>
          <table:table-cell office:value-type="float" office:value="-61.23" calcext:value-type="float">
            <text:p>-61.23</text:p>
          </table:table-cell>
          <table:table-cell office:value-type="float" office:value="0.89464700222" calcext:value-type="float">
            <text:p>0.89464700222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377003452741" calcext:value-type="float">
            <text:p>-0.000377003452741</text:p>
          </table:table-cell>
          <table:table-cell office:value-type="float" office:value="-0.48" calcext:value-type="float">
            <text:p>-0.48</text:p>
          </table:table-cell>
          <table:table-cell office:value-type="float" office:value="-0.0000815560342744" calcext:value-type="float">
            <text:p>-8.15560342744E-05</text:p>
          </table:table-cell>
          <table:table-cell table:number-columns-repeated="9"/>
        </table:table-row>
        <table:table-row table:style-name="ro1">
          <table:table-cell office:value-type="float" office:value="15.818073988" calcext:value-type="float">
            <text:p>15.818073988</text:p>
          </table:table-cell>
          <table:table-cell office:value-type="float" office:value="-62.29" calcext:value-type="float">
            <text:p>-62.29</text:p>
          </table:table-cell>
          <table:table-cell office:value-type="float" office:value="0.897855877876" calcext:value-type="float">
            <text:p>0.897855877876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384091923479" calcext:value-type="float">
            <text:p>-0.000384091923479</text:p>
          </table:table-cell>
          <table:table-cell office:value-type="float" office:value="-0.48" calcext:value-type="float">
            <text:p>-0.48</text:p>
          </table:table-cell>
          <table:table-cell office:value-type="float" office:value="-0.000123134464957" calcext:value-type="float">
            <text:p>-0.000123134464957</text:p>
          </table:table-cell>
          <table:table-cell table:number-columns-repeated="9"/>
        </table:table-row>
        <table:table-row table:style-name="ro1">
          <table:table-cell office:value-type="float" office:value="15.8491101265" calcext:value-type="float">
            <text:p>15.8491101265</text:p>
          </table:table-cell>
          <table:table-cell office:value-type="float" office:value="-63.43" calcext:value-type="float">
            <text:p>-63.43</text:p>
          </table:table-cell>
          <table:table-cell office:value-type="float" office:value="0.899259269238" calcext:value-type="float">
            <text:p>0.899259269238</text:p>
          </table:table-cell>
          <table:table-cell office:value-type="float" office:value="89.54" calcext:value-type="float">
            <text:p>89.54</text:p>
          </table:table-cell>
          <table:table-cell office:value-type="float" office:value="-0.000391937355744" calcext:value-type="float">
            <text:p>-0.000391937355744</text:p>
          </table:table-cell>
          <table:table-cell office:value-type="float" office:value="-0.48" calcext:value-type="float">
            <text:p>-0.48</text:p>
          </table:table-cell>
          <table:table-cell office:value-type="float" office:value="-0.00017170002684" calcext:value-type="float">
            <text:p>-0.00017170002684</text:p>
          </table:table-cell>
          <table:table-cell table:number-columns-repeated="9"/>
        </table:table-row>
        <table:table-row table:style-name="ro1">
          <table:table-cell office:value-type="float" office:value="15.8811740875" calcext:value-type="float">
            <text:p>15.8811740875</text:p>
          </table:table-cell>
          <table:table-cell office:value-type="float" office:value="-64.57" calcext:value-type="float">
            <text:p>-64.57</text:p>
          </table:table-cell>
          <table:table-cell office:value-type="float" office:value="0.900453746319" calcext:value-type="float">
            <text:p>0.900453746319</text:p>
          </table:table-cell>
          <table:table-cell office:value-type="float" office:value="89.45" calcext:value-type="float">
            <text:p>89.45</text:p>
          </table:table-cell>
          <table:table-cell office:value-type="float" office:value="-0.000400602672016" calcext:value-type="float">
            <text:p>-0.000400602672016</text:p>
          </table:table-cell>
          <table:table-cell office:value-type="float" office:value="-0.48" calcext:value-type="float">
            <text:p>-0.48</text:p>
          </table:table-cell>
          <table:table-cell office:value-type="float" office:value="-0.000227701617405" calcext:value-type="float">
            <text:p>-0.000227701617405</text:p>
          </table:table-cell>
          <table:table-cell table:number-columns-repeated="9"/>
        </table:table-row>
        <table:table-row table:style-name="ro1">
          <table:table-cell office:value-type="float" office:value="15.9129331112" calcext:value-type="float">
            <text:p>15.9129331112</text:p>
          </table:table-cell>
          <table:table-cell office:value-type="float" office:value="-65.71" calcext:value-type="float">
            <text:p>-65.71</text:p>
          </table:table-cell>
          <table:table-cell office:value-type="float" office:value="0.900869488716" calcext:value-type="float">
            <text:p>0.900869488716</text:p>
          </table:table-cell>
          <table:table-cell office:value-type="float" office:value="89.45" calcext:value-type="float">
            <text:p>89.45</text:p>
          </table:table-cell>
          <table:table-cell office:value-type="float" office:value="-0.000410184526118" calcext:value-type="float">
            <text:p>-0.000410184526118</text:p>
          </table:table-cell>
          <table:table-cell office:value-type="float" office:value="-0.48" calcext:value-type="float">
            <text:p>-0.48</text:p>
          </table:table-cell>
          <table:table-cell office:value-type="float" office:value="-0.000314951175824" calcext:value-type="float">
            <text:p>-0.000314951175824</text:p>
          </table:table-cell>
          <table:table-cell table:number-columns-repeated="9"/>
        </table:table-row>
        <table:table-row table:style-name="ro1">
          <table:table-cell office:value-type="float" office:value="15.9960651398" calcext:value-type="float">
            <text:p>15.9960651398</text:p>
          </table:table-cell>
          <table:table-cell office:value-type="float" office:value="-67.82" calcext:value-type="float">
            <text:p>-67.82</text:p>
          </table:table-cell>
          <table:table-cell office:value-type="float" office:value="0.336716175079" calcext:value-type="float">
            <text:p>0.336716175079</text:p>
          </table:table-cell>
          <table:table-cell office:value-type="float" office:value="89.27" calcext:value-type="float">
            <text:p>89.27</text:p>
          </table:table-cell>
          <table:table-cell office:value-type="float" office:value="0.163331374526" calcext:value-type="float">
            <text:p>0.163331374526</text:p>
          </table:table-cell>
          <table:table-cell office:value-type="float" office:value="-0.66" calcext:value-type="float">
            <text:p>-0.66</text:p>
          </table:table-cell>
          <table:table-cell office:value-type="float" office:value="0.0216323658824" calcext:value-type="float">
            <text:p>0.0216323658824</text:p>
          </table:table-cell>
          <table:table-cell table:number-columns-repeated="9"/>
        </table:table-row>
        <table:table-row table:style-name="ro1">
          <table:table-cell office:value-type="float" office:value="16.027130127" calcext:value-type="float">
            <text:p>16.027130127</text:p>
          </table:table-cell>
          <table:table-cell office:value-type="float" office:value="-67.65" calcext:value-type="float">
            <text:p>-67.65</text:p>
          </table:table-cell>
          <table:table-cell office:value-type="float" office:value="0.152678757906" calcext:value-type="float">
            <text:p>0.152678757906</text:p>
          </table:table-cell>
          <table:table-cell office:value-type="float" office:value="89.36" calcext:value-type="float">
            <text:p>89.36</text:p>
          </table:table-cell>
          <table:table-cell office:value-type="float" office:value="0.152423530817" calcext:value-type="float">
            <text:p>0.152423530817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.0579731464" calcext:value-type="float">
            <text:p>16.0579731464</text:p>
          </table:table-cell>
          <table:table-cell office:value-type="float" office:value="-67.3" calcext:value-type="float">
            <text:p>-67.3</text:p>
          </table:table-cell>
          <table:table-cell office:value-type="float" office:value="-0.209031999111" calcext:value-type="float">
            <text:p>-0.209031999111</text:p>
          </table:table-cell>
          <table:table-cell office:value-type="float" office:value="89.45" calcext:value-type="float">
            <text:p>89.45</text:p>
          </table:table-cell>
          <table:table-cell office:value-type="float" office:value="0.010907846503" calcext:value-type="float">
            <text:p>0.010907846503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.0889492035" calcext:value-type="float">
            <text:p>16.0889492035</text:p>
          </table:table-cell>
          <table:table-cell office:value-type="float" office:value="-67.03" calcext:value-type="float">
            <text:p>-67.03</text:p>
          </table:table-cell>
          <table:table-cell office:value-type="float" office:value="-0.282964974642" calcext:value-type="float">
            <text:p>-0.282964974642</text:p>
          </table:table-cell>
          <table:table-cell office:value-type="float" office:value="89.27" calcext:value-type="float">
            <text:p>89.27</text:p>
          </table:table-cell>
          <table:table-cell office:value-type="float" office:value="0.0327235348523" calcext:value-type="float">
            <text:p>0.0327235348523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.1200501919" calcext:value-type="float">
            <text:p>16.1200501919</text:p>
          </table:table-cell>
          <table:table-cell office:value-type="float" office:value="-66.77" calcext:value-type="float">
            <text:p>-66.77</text:p>
          </table:table-cell>
          <table:table-cell office:value-type="float" office:value="-0.301769852638" calcext:value-type="float">
            <text:p>-0.301769852638</text:p>
          </table:table-cell>
          <table:table-cell office:value-type="float" office:value="89.19" calcext:value-type="float">
            <text:p>89.19</text:p>
          </table:table-cell>
          <table:table-cell office:value-type="float" office:value="0.174239218235" calcext:value-type="float">
            <text:p>0.174239218235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.1520180702" calcext:value-type="float">
            <text:p>16.1520180702</text:p>
          </table:table-cell>
          <table:table-cell office:value-type="float" office:value="-66.59" calcext:value-type="float">
            <text:p>-66.59</text:p>
          </table:table-cell>
          <table:table-cell office:value-type="float" office:value="-0.297028064728" calcext:value-type="float">
            <text:p>-0.297028064728</text:p>
          </table:table-cell>
          <table:table-cell office:value-type="float" office:value="89.19" calcext:value-type="float">
            <text:p>89.19</text:p>
          </table:table-cell>
          <table:table-cell office:value-type="float" office:value="0.174239218235" calcext:value-type="float">
            <text:p>0.174239218235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.1832311153" calcext:value-type="float">
            <text:p>16.1832311153</text:p>
          </table:table-cell>
          <table:table-cell office:value-type="float" office:value="-66.59" calcext:value-type="float">
            <text:p>-66.59</text:p>
          </table:table-cell>
          <table:table-cell office:value-type="float" office:value="-0.262601941824" calcext:value-type="float">
            <text:p>-0.262601941824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.2142291069" calcext:value-type="float">
            <text:p>16.2142291069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.2449769974" calcext:value-type="float">
            <text:p>16.2449769974</text:p>
          </table:table-cell>
          <table:table-cell office:value-type="float" office:value="-66.59" calcext:value-type="float">
            <text:p>-66.59</text:p>
          </table:table-cell>
          <table:table-cell office:value-type="float" office:value="-0.131994098425" calcext:value-type="float">
            <text:p>-0.131994098425</text:p>
          </table:table-cell>
          <table:table-cell office:value-type="float" office:value="89.19" calcext:value-type="float">
            <text:p>89.19</text:p>
          </table:table-cell>
          <table:table-cell office:value-type="float" office:value="0.0545392297208" calcext:value-type="float">
            <text:p>0.054539229720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.2780292034" calcext:value-type="float">
            <text:p>16.2780292034</text:p>
          </table:table-cell>
          <table:table-cell office:value-type="float" office:value="-66.59" calcext:value-type="float">
            <text:p>-66.59</text:p>
          </table:table-cell>
          <table:table-cell office:value-type="float" office:value="-0.131994098425" calcext:value-type="float">
            <text:p>-0.131994098425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.3100171089" calcext:value-type="float">
            <text:p>16.3100171089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.3409900665" calcext:value-type="float">
            <text:p>16.3409900665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545392297208" calcext:value-type="float">
            <text:p>0.054539229720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.3795571327" calcext:value-type="float">
            <text:p>16.3795571327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.4192950726" calcext:value-type="float">
            <text:p>16.4192950726</text:p>
          </table:table-cell>
          <table:table-cell office:value-type="float" office:value="-66.59" calcext:value-type="float">
            <text:p>-66.59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" calcext:value-type="float">
            <text:p>89.1</text:p>
          </table:table-cell>
          <table:table-cell office:value-type="float" office:value="0.0545392297208" calcext:value-type="float">
            <text:p>0.054539229720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.4510071278" calcext:value-type="float">
            <text:p>16.4510071278</text:p>
          </table:table-cell>
          <table:table-cell office:value-type="float" office:value="-66.59" calcext:value-type="float">
            <text:p>-66.59</text:p>
          </table:table-cell>
          <table:table-cell office:value-type="float" office:value="-0.131994098425" calcext:value-type="float">
            <text:p>-0.131994098425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.4844100475" calcext:value-type="float">
            <text:p>16.4844100475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.5168762207" calcext:value-type="float">
            <text:p>16.5168762207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.5500581264" calcext:value-type="float">
            <text:p>16.5500581264</text:p>
          </table:table-cell>
          <table:table-cell office:value-type="float" office:value="-66.59" calcext:value-type="float">
            <text:p>-66.59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" calcext:value-type="float">
            <text:p>89.1</text:p>
          </table:table-cell>
          <table:table-cell office:value-type="float" office:value="0.0545392297208" calcext:value-type="float">
            <text:p>0.054539229720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.5949790478" calcext:value-type="float">
            <text:p>16.5949790478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545392297208" calcext:value-type="float">
            <text:p>0.054539229720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.6281821728" calcext:value-type="float">
            <text:p>16.6281821728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31994098425" calcext:value-type="float">
            <text:p>-0.131994098425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.6589820385" calcext:value-type="float">
            <text:p>16.6589820385</text:p>
          </table:table-cell>
          <table:table-cell office:value-type="float" office:value="-66.59" calcext:value-type="float">
            <text:p>-66.59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.691920042" calcext:value-type="float">
            <text:p>16.691920042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.7229511738" calcext:value-type="float">
            <text:p>16.7229511738</text:p>
          </table:table-cell>
          <table:table-cell office:value-type="float" office:value="-66.59" calcext:value-type="float">
            <text:p>-66.59</text:p>
          </table:table-cell>
          <table:table-cell office:value-type="float" office:value="-0.131994098425" calcext:value-type="float">
            <text:p>-0.131994098425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.7538940907" calcext:value-type="float">
            <text:p>16.7538940907</text:p>
          </table:table-cell>
          <table:table-cell office:value-type="float" office:value="-66.59" calcext:value-type="float">
            <text:p>-66.59</text:p>
          </table:table-cell>
          <table:table-cell office:value-type="float" office:value="-0.131994098425" calcext:value-type="float">
            <text:p>-0.131994098425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.7852580547" calcext:value-type="float">
            <text:p>16.7852580547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.8179850578" calcext:value-type="float">
            <text:p>16.8179850578</text:p>
          </table:table-cell>
          <table:table-cell office:value-type="float" office:value="-66.59" calcext:value-type="float">
            <text:p>-66.59</text:p>
          </table:table-cell>
          <table:table-cell office:value-type="float" office:value="-0.131994098425" calcext:value-type="float">
            <text:p>-0.131994098425</text:p>
          </table:table-cell>
          <table:table-cell office:value-type="float" office:value="89.1" calcext:value-type="float">
            <text:p>89.1</text:p>
          </table:table-cell>
          <table:table-cell office:value-type="float" office:value="0.0545392297208" calcext:value-type="float">
            <text:p>0.054539229720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.8499281406" calcext:value-type="float">
            <text:p>16.8499281406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.8820421696" calcext:value-type="float">
            <text:p>16.8820421696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.913118124" calcext:value-type="float">
            <text:p>16.913118124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.9444720745" calcext:value-type="float">
            <text:p>16.9444720745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.9769949913" calcext:value-type="float">
            <text:p>16.9769949913</text:p>
          </table:table-cell>
          <table:table-cell office:value-type="float" office:value="-66.59" calcext:value-type="float">
            <text:p>-66.59</text:p>
          </table:table-cell>
          <table:table-cell office:value-type="float" office:value="-0.131994098425" calcext:value-type="float">
            <text:p>-0.131994098425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.0593349934" calcext:value-type="float">
            <text:p>17.0593349934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31994098425" calcext:value-type="float">
            <text:p>-0.131994098425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.0909910202" calcext:value-type="float">
            <text:p>17.0909910202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545392297208" calcext:value-type="float">
            <text:p>0.054539229720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.1401641369" calcext:value-type="float">
            <text:p>17.1401641369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31994098425" calcext:value-type="float">
            <text:p>-0.131994098425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.1721010208" calcext:value-type="float">
            <text:p>17.1721010208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.2029352188" calcext:value-type="float">
            <text:p>17.2029352188</text:p>
          </table:table-cell>
          <table:table-cell office:value-type="float" office:value="-66.59" calcext:value-type="float">
            <text:p>-66.59</text:p>
          </table:table-cell>
          <table:table-cell office:value-type="float" office:value="-0.131994098425" calcext:value-type="float">
            <text:p>-0.131994098425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.2340011597" calcext:value-type="float">
            <text:p>17.2340011597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.2651011944" calcext:value-type="float">
            <text:p>17.2651011944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.2960290909" calcext:value-type="float">
            <text:p>17.2960290909</text:p>
          </table:table-cell>
          <table:table-cell office:value-type="float" office:value="-66.59" calcext:value-type="float">
            <text:p>-66.59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.3371469975" calcext:value-type="float">
            <text:p>17.3371469975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.3681089878" calcext:value-type="float">
            <text:p>17.3681089878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.3992791176" calcext:value-type="float">
            <text:p>17.3992791176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.4342041016" calcext:value-type="float">
            <text:p>17.4342041016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" calcext:value-type="float">
            <text:p>89.1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.4690051079" calcext:value-type="float">
            <text:p>17.4690051079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31994098425" calcext:value-type="float">
            <text:p>-0.131994098425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.5009601116" calcext:value-type="float">
            <text:p>17.5009601116</text:p>
          </table:table-cell>
          <table:table-cell office:value-type="float" office:value="-66.59" calcext:value-type="float">
            <text:p>-66.59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.5319681168" calcext:value-type="float">
            <text:p>17.5319681168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31994098425" calcext:value-type="float">
            <text:p>-0.131994098425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.5630881786" calcext:value-type="float">
            <text:p>17.5630881786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.5939400196" calcext:value-type="float">
            <text:p>17.5939400196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.6250281334" calcext:value-type="float">
            <text:p>17.6250281334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" calcext:value-type="float">
            <text:p>89.1</text:p>
          </table:table-cell>
          <table:table-cell office:value-type="float" office:value="0.0545392297208" calcext:value-type="float">
            <text:p>0.054539229720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.6559460163" calcext:value-type="float">
            <text:p>17.6559460163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" calcext:value-type="float">
            <text:p>89.1</text:p>
          </table:table-cell>
          <table:table-cell office:value-type="float" office:value="0.0545392297208" calcext:value-type="float">
            <text:p>0.054539229720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.6869220734" calcext:value-type="float">
            <text:p>17.6869220734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.7189121246" calcext:value-type="float">
            <text:p>17.7189121246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.7508611679" calcext:value-type="float">
            <text:p>17.7508611679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.7830960751" calcext:value-type="float">
            <text:p>17.7830960751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" calcext:value-type="float">
            <text:p>89.1</text:p>
          </table:table-cell>
          <table:table-cell office:value-type="float" office:value="0.0545392297208" calcext:value-type="float">
            <text:p>0.054539229720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.8161001205" calcext:value-type="float">
            <text:p>17.8161001205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.8480319977" calcext:value-type="float">
            <text:p>17.8480319977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.8791151047" calcext:value-type="float">
            <text:p>17.8791151047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.9119851589" calcext:value-type="float">
            <text:p>17.9119851589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.9431130886" calcext:value-type="float">
            <text:p>17.9431130886</text:p>
          </table:table-cell>
          <table:table-cell office:value-type="float" office:value="-66.59" calcext:value-type="float">
            <text:p>-66.59</text:p>
          </table:table-cell>
          <table:table-cell office:value-type="float" office:value="-0.131994098425" calcext:value-type="float">
            <text:p>-0.131994098425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.9739379883" calcext:value-type="float">
            <text:p>17.9739379883</text:p>
          </table:table-cell>
          <table:table-cell office:value-type="float" office:value="-66.59" calcext:value-type="float">
            <text:p>-66.59</text:p>
          </table:table-cell>
          <table:table-cell office:value-type="float" office:value="-0.131994098425" calcext:value-type="float">
            <text:p>-0.131994098425</text:p>
          </table:table-cell>
          <table:table-cell office:value-type="float" office:value="89.1" calcext:value-type="float">
            <text:p>89.1</text:p>
          </table:table-cell>
          <table:table-cell office:value-type="float" office:value="0.0545392297208" calcext:value-type="float">
            <text:p>0.054539229720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.0049300194" calcext:value-type="float">
            <text:p>18.0049300194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.0359480381" calcext:value-type="float">
            <text:p>18.0359480381</text:p>
          </table:table-cell>
          <table:table-cell office:value-type="float" office:value="-66.51" calcext:value-type="float">
            <text:p>-66.51</text:p>
          </table:table-cell>
          <table:table-cell office:value-type="float" office:value="-0.142993614078" calcext:value-type="float">
            <text:p>-0.142993614078</text:p>
          </table:table-cell>
          <table:table-cell office:value-type="float" office:value="89.19" calcext:value-type="float">
            <text:p>89.19</text:p>
          </table:table-cell>
          <table:table-cell office:value-type="float" office:value="0.0436313860118" calcext:value-type="float">
            <text:p>0.0436313860118</text:p>
          </table:table-cell>
          <table:table-cell office:value-type="float" office:value="-0.48" calcext:value-type="float">
            <text:p>-0.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16T20:47:37.649194287</dc:date>
    <meta:editing-duration>PT12M36S</meta:editing-duration>
    <meta:editing-cycles>2</meta:editing-cycles>
    <meta:generator>LibreOffice/6.0.7.3$Linux_X86_64 LibreOffice_project/00m0$Build-3</meta:generator>
    <meta:document-statistic meta:table-count="1" meta:cell-count="6136" meta:object-count="0"/>
  </office:meta>
</office:document-meta>
</file>